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officeooo:paragraph-rsid="00125086"/>
    </style:style>
    <style:style style:name="T1" style:family="text">
      <style:text-properties officeooo:rsid="001250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ctored Context Theory (FaCT) and FaCT Calculus: A Framework for Contextual Reasoning, Problem Solving, and AI Empowerment</text:p>
      <text:p text:style-name="Standard"/>
      <text:p text:style-name="Standard">Attribution</text:p>
      <text:p text:style-name="Standard"><text:s text:c="4"/>• Steven McCament – Inventor of FaCT/FaCT Calculus, June 9, 2025</text:p>
      <text:p text:style-name="Standard"><text:s text:c="4"/>• xAI (Grok) – Organization assist, co-author, and AI Validation Using FaCT Calculus</text:p>
      <text:p text:style-name="Standard"><text:s text:c="4"/>• Alonzo Church – Inventor of Lambda Calculus, 1932–1936</text:p>
      <text:p text:style-name="Standard"><text:s text:c="4"/>• Georg Cantor, Ernst Zermelo, Abraham Fraenkel – Founders of Set Theory, 1874–1922</text:p>
      <text:p text:style-name="Standard"><text:s text:c="4"/>• George Boole – Founder of Boolean Algebra, 1847–1854</text:p>
      <text:p text:style-name="Standard"/>
      <text:p text:style-name="Standard">Introduction</text:p>
      <text:p text:style-name="Standard">The human mind is a masterful detective, synching layered sensory data, experiences, and logic to cut through the noise of our information-saturated world. Every day, we’re bombarded with data—emails, news, alerts—making it tough to separate truth from clutter. Factored Context Theory (FaCT) steps in like a trusted guide, blending the natural flow of language with the sharp clarity of logic and math. Its algebraic tool, FaCT Calculus, turns messy ideas into clear statements, using a simple and intuitive notation of expression :(Subject, attribute:modifier) format, empowering everyone—students, scientists, policymakers, doctors, even AI—to tackle challenges in ethics, business, physics, health, and more. Created by Steven McCament and tested by xAI’s Grok, FaCT feels like how we naturally think, making it easy to pick up for beginners and powerful for experts, all while keeping bias in check and sparking teamwork.</text:p>
      <text:p text:style-name="Standard">Factored Context Theory (FaCT) posits that by integrating semantic data with mathematical principles, contexts can be discovered, systematically factored, and manipulated to simulate both subconscious and conscious logical reasoning, mirroring the human mind’s ability to process and understand complex systems. This structured, visible approach enables students and AI to learn and practice heightened logical reasoning for discernment and problem-solving, fostering clarity and ethical sharing through intersubjective validation. Truth emerges as a dynamic, context-dependent property of system states interpreted through perspectives, shaped by situational factors and prior reasoning. Reality, as the interconnected web of all states, exists independently but is only described as truth when articulated through perspective. Since no single perspective can fully capture all depths, truth is approximated through iterative modeling, with collective perspectives converging toward a closer approximation of the unknowable total truth. In a world drowning in data, FaCT is a lifeline. It cuts through bias, makes communication crystal-clear, and boosts AI’s ability to understand context, all while staying ethical and transparent. Unlike methods that just argue over ideas, FaCT lets you test them, turning abstract thoughts into real solutions. This vision of clear, ethical reasoning shapes FaCT’s core proposal statement, a call to action for solving complex challenges:</text:p>
      <text:p text:style-name="Standard">Unify diverse perspectives to approximate truth, resolve contradictions, and forge reliable solutions with a teachable, scalable system for humans and AI.</text:p>
      <text:p text:style-name="Standard">Philosophy</text:p>
      <text:p text:style-name="Standard">Choosing a philosophy to guide your life or work is like sorting through a shelf of tools—each one has its strengths, but finding the right fit for every challenge is tough. Pragmatism pushes you to focus on what works, but it’s vague on how to reason through complex problems. Existentialism digs into personal meaning, yet it often stays lost in abstract questions. Stoicism offers calm amidst chaos but struggles with today’s interconnected issues. Perspectivism, as Nietzsche framed it, insists truth depends on your viewpoint, while relativism goes further, claiming truth varies with every person or culture. Deconstructionism, inspired by Derrida, exposes contradictions in ideas but leaves you without a way to rebuild. Empiricism relies heavily on sensory data, often missing deeper context, while logical positivism demands verifiable statements but can be too rigid for human nuances. Information-based <text:soft-page-break/>systems, like Bayesian inference or information theory, crunch numbers to predict or simplify, but they lack the human spark of language and context. What if there was a philosophy that could test ideas like a scientist, yet embrace the richness of human thought? This quest for a testable philosophy sparked Factored Context Theory (FaCT), born from a moment of curiosity about how the mind learns. FaCT, and its algebraic tool FaCT Calculus, blends the mind’s subconscious and conscious reasoning to approximate perspective truths—personal truths shaped by experience and language, refined through testing against real-world constraints. Unlike other philosophies, FaCT doesn’t just ponder; it acts, offering a practical, teachable way to test theories and solve problems across fields like ethics, business, health, and physics.</text:p>
      <text:p text:style-name="Standard">In 2006, as I held my newborn son, I marveled at his blank slate mind—pure, curious, and free of words. How could this tiny mind, starting from nothing (tabula rasa), grow to grasp ideas as profound as Einstein’s theories or human compassion? The answer seemed to lie in names and labels—words like “ball” or “love” that connect raw sensations into meaningful patterns. A baby feels hunger before they know “hungry,” but naming it lets them correlate, categorize, share, and build on that feeling. This insight suggested that understanding is an emergent quality like an image on a tapestry where labels are the threads that tie our thoughts together, and the more coherent and tightly connected the threads, the clearer the illustration our worldview can have of reality. By 2025, I asked a bigger question: Could we model logical thought fully by blending the flexibility of language with the rigor of math, drawing on set theory to structure ideas into groups (like {:(Team,work:progressing)}) and lambda calculus to map transformations (like L:(Team,effort:plan).(Team,effort:execute))? This led to FaCT Calculus, a system that captures the mind’s natural reasoning and makes it clear, structured, and teachable. Tested by xAI’s Grok, FaCT turns fleeting thoughts into a playbook anyone can use—student, scientist, or AI—to tackle life’s toughest challenges with clarity and fairness, refining perspective truths to move closer to reality.</text:p>
      <text:p text:style-name="Standard">FaCT’s theory is straightforward but powerful: by applying mathematical principles to semantics, we can <text:span text:style-name="T1">mimic and </text:span>formalize the mind’s subconscious and conscious reasoning to approximate perspective truths, test theories, and solve problems with clarity and fairness. It’s like an artist sketching a picture—starting with rough outlines from intuition and refining them into a clear, detailed image. Perspective truths are personal, shaped by your experiences and the words you use, like describing a project as progressing (:(Team,work:progressing,p:0.8) // Derived from observation) or a patient as unwell (:(Patient,health:unwell,p:0.8) // Derived from symptoms). Unlike relativism, which accepts all truths as equally valid, FaCT insists on testing these truths against constraints—data, time, or fairness—to refine them. But that’s not the full story; FaCT aims for intersubjective alignment, where shared perspectives converge toward a clearer view of an independent reality that exists beyond our words. The interconnectedness of ideas—where every concept links to others—means FaCT’s factoring can go as deep as needed, revealing how a team’s effort ties to a project’s success or a patient’s symptoms to their environment, all grounded in real-world limits.</text:p>
      <text:p text:style-name="Standard">Our minds work in two modes, like an artist sketching a picture. Subconsciously (System 1), we process the world without words—feeling urgency in a tight deadline or discomfort in a humid room, clear in focus but vague in definition. A child senses danger before they know “danger,” just as we feel joy before naming it. Consciously (System 2), we use words to shape these feelings into thoughts we can share and refine. Words like “urgent” or “unwell” structure our internal dialogue, letting us reason more deeply. FaCT mirrors this process, using structured language to make subconscious instincts conscious and testable. In its Phrasing and Reduction phases, FaCT captures vague feelings, like :(Team,work:progressing,p:0.8) // Derived from observation or :(Patient,health:unwell,p:0.8) // Derived from symptoms, turning gut instincts into something you can analyze. Later phases (Balancing, Rephrasing, Solution) refine these insights, resolving contradictions and building solutions with clear logic. For example, &lt;&lt;3:(Team,effort:execute)&gt;&gt; // Three iterations of effort indicates repeated actions leading to :(Project,progress:advanced,p:0.9) // Derived from outcomes. This structured approach <text:soft-page-break/>ensures that perspective truths—while personal—are tested and refined, not left as subjective claims, making reasoning teachable and scalable for humans and AI.</text:p>
      <text:p text:style-name="Standard">FaCT stands out by testing ideas where other philosophies debate. Perspectivism sees truth as tied to perspective, much like FaCT, but stops at acknowledging multiple viewpoints. FaCT tests and refines them with math, like checking if :(Team,work:progressing,p:0.8) // Derived from observation holds up against data. Relativism treats all truths as valid, saying your view is as good as mine. FaCT disagrees, insisting that perspective truths must be tested against objective constraints, like a deadline or budget, to move closer to reality—not the full story, but a clearer one through intersubjective alignment. Deconstructionism spots contradictions—like a team’s progress clashing with limited resources—but doesn’t rebuild solutions. FaCT resolves those contradictions, suggesting ways to supplement resources. Information-based systems, like Bayesian inference, update probabilities but lack language’s human element. FaCT blends data with semantics, factoring :(Project,success:p:0.8) into terms like effort and resources, making it relatable and flexible. Empiricism relies on sensory data but misses deeper context, while logical positivism demands rigid verification that can’t handle human nuances. Pragmatism focuses on practical outcomes but lacks structure, existentialism wrestles with meaning without action, and stoicism struggles with complex systems. FaCT combines practicality with structure, using set theory to group ideas (e.g., {:(Effort,high),:(Resources,limited)}) and lambda calculus to map changes (e.g., L:(Team,effort:plan).(Team,effort:execute)), letting you test ideas like a scientist while embracing human thought. This interconnected approach—where no idea stands alone—sets FaCT apart, revealing links through endless factoring.</text:p>
      <text:p text:style-name="Standard">FaCT engages with philosophy’s big questions in a way that’s deep and practical, turning abstract ideas into testable outcomes. In metaphysics, it probes reality’s nature by factoring concepts like “success” into states like :(Project,success:achieved,p:0.8) // Derived from data, testing them against outcomes. In ontology, it defines what exists by structuring states and connections, like [:(Team,effort),:(Project,success),achievement:context,p:0.9] or [:(Patient,health:unwell),:(Room,humidity:high),discomfort:context,p:0.8]. In epistemology, it organizes knowledge by factoring and bridging ideas, turning questions like “What do we know about progress?” into sets like {:(Team,work:progressing),:(Resources,limited)}, ready for analysis. In ethics, it keeps reasoning fair with transparent notation, using // comments (e.g., // Assumed) to flag assumptions, ensuring decisions are open and unbiased. Unlike traditional philosophy, FaCT tests these ideas, like running an experiment on your beliefs, bridging thought and action while refining perspective truths toward a shared reality.</text:p>
      <text:p text:style-name="Standard"/>
      <text:p text:style-name="Standard">Why FaCT Matters</text:p>
      <text:p text:style-name="Standard">FaCT feels like how we naturally think—it’s like taking your scattered thoughts and sketching them into a clear picture. Its value lies in cutting through bias, speeding up analysis, and enabling teamwork across fields, from classrooms to hospitals. In a world of complex problems—climate change, medical diagnostics, ethical dilemmas—FaCT’s teachable system empowers you to find solutions with clarity and fairness. For AI, it’s a game-changer, letting machines reason like humans but faster and without prejudice. FaCT’s perspective truths, shaped by language and tested against constraints, move us closer to an independent reality, unlike relativism’s open-ended subjectivity. Its endless factoring reveals the interconnectedness of ideas, grounded in real-world limits like time or ethics, ensuring our reasoning is both personal and shared. By making reasoning explicit, FaCT invites everyone to join in, sketching their perspectives into solutions that advance humanity.</text:p>
      <text:p text:style-name="Standard"/>
      <text:p text:style-name="Standard">Axioms</text:p>
      <text:p text:style-name="Standard">The axioms of Factored Context Theory (FaCT) ground its approach to truth approximation and problem-solving, formalizing how mathematical principles applied to semantics mimic and enhance human reasoning for clear, unbiased outcomes.</text:p>
      <text:p text:style-name="Standard"><text:soft-page-break/>Axiom 1: Truth is an Approximation</text:p>
      <text:p text:style-name="Standard">Statement: Truth is an approximation, synthesized by balancing perspective factors to converge toward a contradiction-free description of an objective state.</text:p>
      <text:p text:style-name="Standard">Supporting Principles:</text:p>
      <text:p text:style-name="Standard"><text:s text:c="4"/>• A state is the objective condition of a system (e.g., a project’s progress).</text:p>
      <text:p text:style-name="Standard"><text:s text:c="4"/>• A perspective is a single view of a state (e.g., an observation).</text:p>
      <text:p text:style-name="Standard"><text:s text:c="4"/>• A perspective truth is a subjective description (e.g., :(Team,work:progressing,p:0.8) // Derived from observation), limited by perception and language.</text:p>
      <text:p text:style-name="Standard"><text:s text:c="4"/>• Absolute truth is the complete, contradiction-free state description, approachable through balancing perspectives.</text:p>
      <text:p text:style-name="Standard"><text:s text:c="4"/>• Truth emerges from expressing states with words, enhancing personal perspective truth through structured reasoning.</text:p>
      <text:p text:style-name="Standard"><text:s text:c="4"/>• Reduction factoring, bridging (e.g., [:(Team,work),:(Deadline,time),urgency:context,p:0.9] // Links via urgency), and inflation (e.g., :(Team,skills:adequate,?:~p:0.8) // Assumed) refine approximations.</text:p>
      <text:p text:style-name="Standard"><text:s text:c="4"/>• Truth approximation follows A(t) = 1 - e^{-kt}, where k = sum |{p_j}|/n (valid factors), t is iterations, and A(t) → 1 as t → ∞. The curve illustrates how truth approximation improves with more perspectives and iterations; solutions use factoring and balancing (i != g → S = g) per Axiom 2.</text:p>
      <text:p text:style-name="Standard">Explanation: FaCT formalizes the mind’s detective work, using words to make subconscious insights conscious, refining truth with mathematical rigor.</text:p>
      <text:p text:style-name="Standard">Axiom 2: Problem-Solving Through Perspective Balancing</text:p>
      <text:p text:style-name="Standard">Statement: Problems are solved by transforming an initial state (i) that does not equal the goal state (g), i.e., i != g, into a solution (S) that equals g by factoring to eliminate contradictions (c) and incorporate missing factors (m).</text:p>
      <text:p text:style-name="Standard">Supporting Principles:</text:p>
      <text:p text:style-name="Standard"><text:s text:c="4"/>• A problem is a gap between an initial state (i) and a goal (g).</text:p>
      <text:p text:style-name="Standard"><text:s text:c="4"/>• Contradictions (c) are factors conflicting with the goal.</text:p>
      <text:p text:style-name="Standard"><text:s text:c="4"/>• Missing factors (m) are elements needed to achieve the goal.</text:p>
      <text:p text:style-name="Standard"><text:s text:c="4"/>• Balancing transforms i != g into S = g using:</text:p>
      <text:p text:style-name="Standard"><text:s text:c="8"/>◦ Factoring: i = i + c (e.g., i = :(Team,work:progressing,p:0.8) + :(Resources,limited)), g = g + m (e.g., g = :(Project,complete,p:0.9) + :(Resources,supplemented)).</text:p>
      <text:p text:style-name="Standard"><text:s text:c="8"/>◦ Balancing: (i - c) + (i + m) = S, e.g., :(Team,work:progressing,p:0.8) - !:(Resources,limited) + :(Resources,supplemented) = S.</text:p>
      <text:p text:style-name="Standard"><text:s text:c="8"/>◦ Synthesis: S = g, e.g., S:Complete=:(Project,complete,p:0.9).</text:p>
      <text:p text:style-name="Standard"><text:s text:c="4"/>• Derivation of Solution (S):</text:p>
      <text:p text:style-name="Standard"><text:s text:c="8"/>◦ State i != g, e.g., :(Team,work:progressing,p:0.8) != :(Project,complete,p:0.9).</text:p>
      <text:p text:style-name="Standard"><text:s text:c="8"/>◦ Factor i: i = i + c, e.g., :(Team,work:progressing,p:0.8) + :(Resources,limited).</text:p>
      <text:p text:style-name="Standard"><text:s text:c="8"/>◦ Factor g: g = g + m, e.g., :(Project,complete,p:0.9) + :(Resources,supplemented).</text:p>
      <text:p text:style-name="Standard"><text:s text:c="8"/>◦ Eliminate c with !, e.g., !:(Resources,limited).</text:p>
      <text:p text:style-name="Standard"><text:s text:c="8"/>◦ Add m, e.g., :(Resources,supplemented).</text:p>
      <text:p text:style-name="Standard"><text:s text:c="8"/>◦ Synthesize S: (i - c) + (i + m) = S, e.g., :(Team,work:progressing,p:0.8) + :(Resources,supplemented) = S:Complete.</text:p>
      <text:p text:style-name="Standard"><text:s text:c="8"/>◦ Verify: S = g, e.g., S:Complete=:(Project,complete,p:0.9) =? :(Project,complete,p:0.9) // Verified.</text:p>
      <text:p text:style-name="Standard"><text:s text:c="4"/>• Inflation adds data ethically (e.g., :(Team,skills:adequate,?:~p:0.8) // Assumed).</text:p>
      <text:p text:style-name="Standard"><text:s text:c="4"/>• Bridging adds context (e.g., [:(Team,effort),:(Project,success),achievement:context,p:0.9] // Level 2 bridging).</text:p>
      <text:p text:style-name="Standard"><text:s text:c="4"/>• Iterative balancing refines solutions.</text:p>
      <text:p text:style-name="Standard">Explanation: FaCT’s structured approach mimics conscious reasoning, enabling humans and AI to solve complex problems impartially using L: transformations for changes and conditionals for flexibility.</text:p>
      <text:p text:style-name="Standard"><text:soft-page-break/>Recommendation: Ethical Intersubjective Communication</text:p>
      <text:p text:style-name="Standard">Statement: Clear, traceable communication using // comments and justified p:/~p: values is recommended for trustworthy collaboration and bias reduction.</text:p>
      <text:p text:style-name="Standard">Example: :(Project,complete:p:0.9) // Derived from team reports.</text:p>
      <text:p text:style-name="Standard">Conjecture 1: No Semantic Primes Exist</text:p>
      <text:p text:style-name="Standard">Statement: No semantic primes exist; all identifiers are defined by other identifiers.</text:p>
      <text:p text:style-name="Standard">Support: Infinite factoring links elements recursively (e.g., :(Team,work:progressing) → {:(Effort,high)} // Derived from data), revealing interconnectedness.</text:p>
      <text:p text:style-name="Standard">Inferred Recommendations:</text:p>
      <text:p text:style-name="Standard"><text:s text:c="4"/>• Ethical Communication: Transparency (e.g., :(Project,complete,p:0.9) // Derived) builds trust.</text:p>
      <text:p text:style-name="Standard"><text:s text:c="4"/>• Bias Mitigation: Diverse perspectives reduce bias.</text:p>
      <text:p text:style-name="Standard"><text:s text:c="4"/>• Collaboration: Shared scrutiny strengthens solutions.</text:p>
      <text:p text:style-name="Standard"><text:s text:c="4"/>• Adaptability: Iterative factoring ensures flexibility.</text:p>
      <text:p text:style-name="Standard">Purpose and Objectives</text:p>
      <text:p text:style-name="Standard">FaCT Calculus formalizes reasoning to mimic and enhance human thought, applying mathematical principles to semantics for truth approximation and problem-solving. Its objectives are:</text:p>
      <text:p text:style-name="Standard"><text:s text:c="4"/>• Truth Approximation: Decompose systems using reduction factoring, bridging (e.g., [:(Subject, attribute),:(Subject, attribute),context]), and ethical inflation (e.g., :(Team, skills:adequate,?:~p:0.8) // Assumed), converging toward truth via A(t)=1-e^{-kt}.</text:p>
      <text:p text:style-name="Standard"><text:s text:c="4"/>• Conflict Resolution: Balance perspectives to eliminate contradictions (e.g., !:(Resources, limited)) and identify gaps with i != g → S = g.</text:p>
      <text:p text:style-name="Standard"><text:s text:c="4"/>• Strategy Synthesis: Unify factors into solutions (e.g., S:(Project, complete)= {:(Resources, supplemented,p:0.8)}).</text:p>
      <text:p text:style-name="Standard"><text:s text:c="4"/>• Universal Modeling: Enable cross-domain applications with teachable, scalable notation for clear communication and collaboration.</text:p>
      <text:p text:style-name="Standard"/>
      <text:p text:style-name="Standard">FaCT Calculus Terms Dictionary</text:p>
      <text:p text:style-name="Standard">This dictionary defines essential terms for FaCT Calculus, using :(Subject,attribute:modifier) format to ensure clarity and consistency.</text:p>
      <text:p text:style-name="Standard">Absolute Declaration: :(Declaration,absolute:immutable)</text:p>
      <text:p text:style-name="Standard">Immutable statement (e.g., ||:(Value,2+2:4)).</text:p>
      <text:p text:style-name="Standard">Attribute: :(Subject,attribute of subject:modifier of attribute)</text:p>
      <text:p text:style-name="Standard">Property of a subject (e.g., work in :(Team, work:progressing)).</text:p>
      <text:p text:style-name="Standard">Balance: :(Balance,alignment:equivalence)</text:p>
      <text:p text:style-name="Standard">Transforms i != g into S = g by factoring to eliminate contradictions (c) and incorporate missing factors (m) (e.g., :(Team, work:progressing,p:0.8) != :(Project, complete,p:0.9) → S:Complete=:(Project, complete,p:0.9) = :(Team, effort:enhanced,p:0.9) + :(Resources, supplemented,p:0.9)).</text:p>
      <text:p text:style-name="Standard">Component: :(Component,part:statement)</text:p>
      <text:p text:style-name="Standard">Part of a statement (e.g., subject, attribute).</text:p>
      <text:p text:style-name="Standard">Conditional Logic: :(Logic,conditional:decision)</text:p>
      <text:p text:style-name="Standard">Structures decisions (e.g., :(Team, effort:enhanced) → :(Project, complete)).</text:p>
      <text:p text:style-name="Standard">Convergence: :(Convergence,process:truth_approximation)</text:p>
      <text:p text:style-name="Standard">Iterative factoring toward truth (e.g., A(t)=1-e^{-kt}).</text:p>
      <text:p text:style-name="Standard">Cross-Domain Mapping: :(Mapping,cross-domain:transfer)</text:p>
      <text:p text:style-name="Standard">Transfers knowledge across domains (e.g., [:(Team, work:progressing),:(Project, complete),connection:p:0.8]).</text:p>
      <text:p text:style-name="Standard">Currying: :(Currying,transformation:sequential)</text:p>
      <text:p text:style-name="Standard">Sequential transformations (e.g., L:(Team, effort:plan).(Team, effort:execute) or L:(Team, effort:plan).(Resources, allocated).(Project, complete) // Sequential transformation across subjects).</text:p>
      <text:p text:style-name="Standard"><text:soft-page-break/>Emergent Property: :(Property,emergent:system_level)</text:p>
      <text:p text:style-name="Standard">Trait from interactions (e.g., :(Project, success:achieved)).</text:p>
      <text:p text:style-name="Standard">Expression: :(Expression,unit:statement)</text:p>
      <text:p text:style-name="Standard">A subject, operation, or declaration (e.g., :(Team, work:progressing)).</text:p>
      <text:p text:style-name="Standard">Factoring: :(Factoring,reduction:components)</text:p>
      <text:p text:style-name="Standard">Breaks components into factors (e.g., :(Resources, limited) → {:(Budget, low)}). Includes Reduction Factoring, Relational Factoring (bridging), and Inflation.</text:p>
      <text:p text:style-name="Standard">Graph Visualization: :(Visualization,graph:dependencies)</text:p>
      <text:p text:style-name="Standard">Maps dependencies (e.g., [:(Team, work:progressing,p:0.8),:(Deadline, time:2 days)]).</text:p>
      <text:p text:style-name="Standard">Inclusion: :(Inclusion,grouping:set)</text:p>
      <text:p text:style-name="Standard">Groups elements (e.g., :(Team, effort:enhanced) * :(Resources, supplemented)).</text:p>
      <text:p text:style-name="Standard">Identifier: :(Identifier,label:entity)</text:p>
      <text:p text:style-name="Standard">Label for an entity (e.g., “Team”).</text:p>
      <text:p text:style-name="Standard">Inequality: :(Inequality,structure:comparison)</text:p>
      <text:p text:style-name="Standard">A structure using [...|...|:|...|...&lt;=value] or [...|...|:|...|...&gt;=value] to express comparisons between subjects and attributes, constrained by a value (e.g., [:(Team, effort:high)|:|:(Resources, limited)&lt;=0.5] // Effort outweighs resources).</text:p>
      <text:p text:style-name="Standard">Inflation: :(Factoring,inflation:added_data)</text:p>
      <text:p text:style-name="Standard">Adds data ethically with // comment explaining source (e.g., :(Team, skills:adequate,?:~p:0.8) // Assumed from team records).</text:p>
      <text:p text:style-name="Standard">Inquisition: :(Inquisition,statement:question)</text:p>
      <text:p text:style-name="Standard">Question statement (e.g., :(Project, complete:?)).</text:p>
      <text:p text:style-name="Standard">Iteration (Looping): :(Iteration,process:repeated)</text:p>
      <text:p text:style-name="Standard">Repeats a process (e.g., &lt;&lt;3:(Team, effort:execute)&gt;&gt; // Three iterations or &lt;&lt;:(Team, effort:execute);:(Project, complete)&gt;&gt; // Repeat until complete).</text:p>
      <text:p text:style-name="Standard">Lambda Transformation: :(Transformation,lambda:state_change)</text:p>
      <text:p text:style-name="Standard">Maps state changes (e.g., L:(Team, effort:plan).(Team, effort:execute)).</text:p>
      <text:p text:style-name="Standard">Logic Gate: :(Gate,logical:operation)</text:p>
      <text:p text:style-name="Standard">Evaluates truth using Boolean operations (e.g., AND (+), OR (|), NOT (!), XOR (^|), XNOR (=^|), NOR (!|), NAND (!+)).</text:p>
      <text:p text:style-name="Standard">Modifier: :(Subject,attribute of subject:modifier of attribute)</text:p>
      <text:p text:style-name="Standard">Descriptor (e.g., progressing in :(Team, work:progressing)).</text:p>
      <text:p text:style-name="Standard">Multiple Equivalence: :(Equivalence,multiple:statements)</text:p>
      <text:p text:style-name="Standard">Equivalent statements (e.g., ==:(Project, type:task),:(Project, type:assignment)).</text:p>
      <text:p text:style-name="Standard">Nesting: :(Nesting,structure:hierarchical)</text:p>
      <text:p text:style-name="Standard">Hierarchical embedding (e.g., :(Team, effort:execute:urgent)).</text:p>
      <text:p text:style-name="Standard">Objective Truth: :(Truth,objective:intersubjective)</text:p>
      <text:p text:style-name="Standard">Truth from shared perspectives (e.g., validated through multiple :(Team, work:progressing,p:0.9)).</text:p>
      <text:p text:style-name="Standard">Perspective: :(Perspective,viewpoint:expressions)</text:p>
      <text:p text:style-name="Standard">Expressions from one viewpoint (e.g., [:(Team, work:progressing,p:0.8)]).</text:p>
      <text:p text:style-name="Standard">Prefix: :(Prefix,designation:statement)</text:p>
      <text:p text:style-name="Standard">Statement designation (e.g., :, ||:).</text:p>
      <text:p text:style-name="Standard">Reduction Factoring: :(Factoring,reduction:components)</text:p>
      <text:p text:style-name="Standard">Breaks a statement into simpler components (e.g., :(System, working) → {:(System, hardware:stable),:(System, software:updated)}).</text:p>
      <text:p text:style-name="Standard">Relational Factoring (Bridging): :(Factoring,bridging:contextual)</text:p>
      <text:p text:style-name="Standard">Links elements for context (e.g., [:(Team, work),:(Deadline, time),urgency:context,p:0.9]). Use [...,context] for simple bridging; M: for ≥3 links.</text:p>
      <text:p text:style-name="Standard">Relation: :(Relation,link:components)</text:p>
      <text:p text:style-name="Standard"><text:soft-page-break/>Links components (e.g., :(Team, relationship:collaborating)).</text:p>
      <text:p text:style-name="Standard">Semantic Equations: :(SemanticEquations,structure:equality)</text:p>
      <text:p text:style-name="Standard">Word-based equations using = for equality (e.g., :(Project, type:task)=:(Assignment, type:task)).</text:p>
      <text:p text:style-name="Standard">Semantic Proportion: :(SemanticProportion,structure:ratio_equality)</text:p>
      <text:p text:style-name="Standard">A structure using [...|...|:|...|...=value] to express proportional relationships or ratios between subjects and attributes, constrained by a total value (e.g., [:(Effort, time:50%)|:|:(Resources, budget:50%)=1] // Effort and resources equally contribute to success).</text:p>
      <text:p text:style-name="Standard">Stacking: :(Stacking,accumulation:components)</text:p>
      <text:p text:style-name="Standard">Accumulates components (e.g., [:(Team, work:progressing,p:0.8)]).</text:p>
      <text:p text:style-name="Standard">State: :(State,condition:declared)</text:p>
      <text:p text:style-name="Standard">Declared condition (e.g., :(State, progress:initial,p:0.8)).</text:p>
      <text:p text:style-name="Standard">Statement: :(Statement,assertion:factored)</text:p>
      <text:p text:style-name="Standard">Factored assertion (e.g., :(Team, work:progressing)).</text:p>
      <text:p text:style-name="Standard">Subject: :(Subject,focus:statement)</text:p>
      <text:p text:style-name="Standard">Focus of a statement (e.g., Team in :(Team, work:progressing)).</text:p>
      <text:p text:style-name="Standard">Template Factoring: :(Factoring,template:predefined)</text:p>
      <text:p text:style-name="Standard">Uses predefined structures (e.g., [T_project,:(Team, work:progressing)]).</text:p>
      <text:p text:style-name="Standard">Tensor Declaration: :(Tensor,structure:multidimensional)</text:p>
      <text:p text:style-name="Standard">Declares a multidimensional structure (e.g., @(Project, values:effort,resources,time)).</text:p>
      <text:p text:style-name="Standard">Thought Chains: :(ThoughtChains,sequence:conditional)</text:p>
      <text:p text:style-name="Standard">Conditional sequences (e.g., :(Team, effort:plan) → :(Team, effort:execute,p:0.8) // Plan leads to execution).</text:p>
      <text:p text:style-name="Standard">Transformation: :(Transformation,change:state)</text:p>
      <text:p text:style-name="Standard">State change (e.g., L:(Team, effort:plan).(Team, effort:execute)).</text:p>
      <text:p text:style-name="Standard">Truth Approximation: :(Truth,approximation:quantified)</text:p>
      <text:p text:style-name="Standard">Quantifies convergence to truth (e.g., :(Project, success:p:0.6) to p:0.9).</text:p>
      <text:p text:style-name="Standard">Verification Query: :(VerificationQuery,operation:check_equality)</text:p>
      <text:p text:style-name="Standard">A query using =? to verify equality of statements or values (e.g., :(Value, 5:state) + :(Value, 3:state) =? :(Value, 8:state) // Checks equality).</text:p>
      <text:p text:style-name="Standard">Visualization: :(Visualization,representation:graphical)</text:p>
      <text:p text:style-name="Standard">Represents relationships (e.g., :(Coordinates:=:[x,y,:(Team, effort:0.8)])).</text:p>
      <text:p text:style-name="Standard"/>
      <text:p text:style-name="Standard">FaCT Calculus Notation</text:p>
      <text:p text:style-name="Standard">FaCT Calculus’s algebraic language is like a set of building blocks for turning scattered thoughts into clear, structured ideas, using simple, keyboard-friendly symbols that anyone can learn. At its heart is the expression :(Subject, attribute:modifier), where a subject (like “Team”) is the foundation, and you can stack as many attributes or modifiers as needed to flesh it out. This setup lets you construct models from basic to intricate, like building a model from simple blocks to a complex structure. You can stack ideas together (using commas or sets like {...}), sequence changes (like steps in a plan), or link concepts to show how they relate (like connecting pieces in a puzzle). For example, you can break down a project’s progress, tie a team’s work to a deadline, or carefully add insights to fill gaps—all while keeping your work clear and honest with comments. The notation supports five phases—Phrasing, Reduction, Balancing, Rephrasing, and Solution—that guide you from raw ideas to solid answers, whether you’re tackling a school project, a business challenge, or a medical diagnosis. It’s designed to work across fields like ethics, physics, or health, making it a universal tool for humans and AI.</text:p>
      <text:p text:style-name="Standard">What makes FaCT Calculus powerful is its flexibility: you can combine symbols logically to create new notations tailored to your problem, like mixing :(Team, work:progressing) with L:(Team, effort:plan).(Team, effort:execute) to model a dynamic process. You can stack attributes, chain <text:soft-page-break/>transformations, or link ideas to build custom setups, as long as you follow the basic rules (like always having a subject). This lets you adapt the notation to any context, from ethical dilemmas to scientific models, while keeping your work clear and open for others to check. Experimenting with new combinations is encouraged—try mixing :, +, and → to track a process—but always keep it consistent and transparent.</text:p>
      <text:p text:style-name="Standard">Relational Factoring Flexibility: When connecting ideas through Relational Factoring (also called bridging), you can use simple notations like [...,context], (...), or {...}, with a context modifier to show the link, like [:(Team, work),:(Deadline, time),urgency:context,p:0.9]. For complex connections, a matrix (M:) is recommended but not required—simpler notations work for basic links. You can combine Relational Factoring with other symbols, like + or →, to create layered contexts, such as :(Team, work:progressing) + [:(Team, work),:(Deadline, time),urgency:context].</text:p>
      <text:p text:style-name="Standard">Ethical Inflation: Adding known or assumed data (inflation) must be done carefully, using ? for unknowns or ~p:% for estimated probabilities, always with // comments to explain where the data comes from, like // :(Team, skills:adequate,?:~p:0.8) // Assumed from team records. This keeps your reasoning open and trustworthy. You can combine inflation with other notations, like Relational Factoring or looping, to build robust models, as long as you stay transparent.</text:p>
      <text:p text:style-name="Standard">Precedence Note: Some symbols, like + or /, have dual uses—math for numbers, logic for ideas. For example, :(Value, 5:state) + :(Value, 3:state) adds to 8, but :(Team, work:progressing) + :(Resources, limited) joins ideas logically. Test with =? to check results, like :(Value, 5:state) + :(Value, 3:state) =? :(Value, 8:state). Use // comments to clarify your intent.</text:p>
      <text:p text:style-name="Standard">Spacing Note: Expressions use a space after commas (e.g., :(Team, work:progressing)), and connectives are separated from expressions by a space (e.g., :(Team, work:progressing) + :(Resources, limited), |:| :(...)). This ensures clarity and distinguishes symbols like |:| from other connectives.</text:p>
      <text:p text:style-name="Standard">Prefix</text:p>
      <text:p text:style-name="Standard">Symbol: :</text:p>
      <text:p text:style-name="Standard">Name: Declaration</text:p>
      <text:p text:style-name="Standard">Example: :(Team, work:progressing)</text:p>
      <text:p text:style-name="Standard">Description:</text:p>
      <text:p text:style-name="Standard"><text:s text:c="4"/>• Definition: Starts a statement with a subject and optional attributes or modifiers, forming the basis of FaCT expressions.</text:p>
      <text:p text:style-name="Standard"><text:s text:c="4"/>• Explanation of Example: Declares that the “Team” subject is working and progressing, structuring a clear assertion for analysis.</text:p>
      <text:p text:style-name="Standard">Symbol: ||:</text:p>
      <text:p text:style-name="Standard">Name: Constant/Constraint</text:p>
      <text:p text:style-name="Standard">Example: ||:(Light, speed:299792458m/s)</text:p>
      <text:p text:style-name="Standard">Description:</text:p>
      <text:p text:style-name="Standard"><text:s text:c="4"/>• Definition: Declares an invariant or fixed limitation that cannot be changed within the context.</text:p>
      <text:p text:style-name="Standard"><text:s text:c="4"/>• Explanation of Example: States the speed of light as a constant (299,792,458 m/s), fixing it as an immutable fact.</text:p>
      <text:p text:style-name="Standard">Symbol: ::</text:p>
      <text:p text:style-name="Standard">Name: Type Declaration</text:p>
      <text:p text:style-name="Standard">Example: ::(float):(Budget, value:1000)</text:p>
      <text:p text:style-name="Standard">Description:</text:p>
      <text:p text:style-name="Standard"><text:s text:c="4"/>• Definition: Specifies the data type of a statement or compares conceptual similarities.</text:p>
      <text:p text:style-name="Standard"><text:s text:c="4"/>• Explanation of Example: Declares the “Budget” as a float value (1000), ensuring it’s treated as a numerical quantity.</text:p>
      <text:p text:style-name="Standard">Symbol: c:</text:p>
      <text:p text:style-name="Standard">Name: Class Declaration</text:p>
      <text:p text:style-name="Standard">Example: c:(Team):(Member, value:Alice)</text:p>
      <text:p text:style-name="Standard"><text:soft-page-break/>Description:</text:p>
      <text:p text:style-name="Standard"><text:s text:c="4"/>• Definition: Defines a group or specific member within a class for categorization.</text:p>
      <text:p text:style-name="Standard"><text:s text:c="4"/>• Explanation of Example: Assigns “Alice” as a member of the “Team” class, identifying her role within the group.</text:p>
      <text:p text:style-name="Standard">Symbol: @</text:p>
      <text:p text:style-name="Standard">Name: Tensor Declaration</text:p>
      <text:p text:style-name="Standard">Example: @(Project, values:effort,resources,time)</text:p>
      <text:p text:style-name="Standard">Description:</text:p>
      <text:p text:style-name="Standard"><text:s text:c="4"/>• Definition: Declares a multidimensional structure to track multiple attributes simultaneously.</text:p>
      <text:p text:style-name="Standard"><text:s text:c="4"/>• Explanation of Example: Represents a project with effort, resources, and time as interconnected dimensions for complex analysis.</text:p>
      <text:p text:style-name="Standard">Symbol: M:</text:p>
      <text:p text:style-name="Standard">Name: Matrix Declaration</text:p>
      <text:p text:style-name="Standard">Example: M:[:(Team, work:progressing),:(Deadline, time:2 days)]</text:p>
      <text:p text:style-name="Standard">Description:</text:p>
      <text:p text:style-name="Standard"><text:s text:c="4"/>• Definition: Organizes multiple statements into a table-like structure for complex Relational Factoring (bridging).</text:p>
      <text:p text:style-name="Standard"><text:s text:c="4"/>• Explanation of Example: Links team work progress with a 2-day deadline in a matrix, showing their relationship for analysis.</text:p>
      <text:p text:style-name="Standard">Symbol: L:</text:p>
      <text:p text:style-name="Standard">Name: Lambda Transformation</text:p>
      <text:p text:style-name="Standard">Example: L:(Team, effort:plan).(Team, effort:execute)</text:p>
      <text:p text:style-name="Standard">Description:</text:p>
      <text:p text:style-name="Standard"><text:s text:c="4"/>• Definition: Maps a change from one state to another, using the dot (.) as a connective to separate states.</text:p>
      <text:p text:style-name="Standard"><text:s text:c="4"/>• Explanation of Example: Shows the team’s effort transitioning from planning to execution, modeling a sequential process.</text:p>
      <text:p text:style-name="Standard">Symbol: :=:</text:p>
      <text:p text:style-name="Standard">Name: For All</text:p>
      <text:p text:style-name="Standard">Example: X:=:(Task, status:assigned)</text:p>
      <text:p text:style-name="Standard">Description:</text:p>
      <text:p text:style-name="Standard"><text:s text:c="4"/>• Definition: Applies a rule or property to all elements in a group.</text:p>
      <text:p text:style-name="Standard"><text:s text:c="4"/>• Explanation of Example: Assigns the “assigned” status to all tasks represented by variable X, simplifying group operations.</text:p>
      <text:p text:style-name="Standard">Symbol: ==:</text:p>
      <text:p text:style-name="Standard">Name: Multiple Equivalents</text:p>
      <text:p text:style-name="Standard">Example: ==:(Project, type:task),:(Project, type:assignment)</text:p>
      <text:p text:style-name="Standard">Description:</text:p>
      <text:p text:style-name="Standard"><text:s text:c="4"/>• Definition: Declares that multiple terms or statements are semantically equivalent.</text:p>
      <text:p text:style-name="Standard"><text:s text:c="4"/>• Explanation of Example: States that “task” and “assignment” are interchangeable terms for the project’s type.</text:p>
      <text:p text:style-name="Standard">Symbol: //</text:p>
      <text:p text:style-name="Standard">Name: Comment</text:p>
      <text:p text:style-name="Standard">Example: // :(Team, skills:adequate,?:~p:0.8) // Assumed</text:p>
      <text:p text:style-name="Standard">Description:</text:p>
      <text:p text:style-name="Standard"><text:s text:c="4"/>• Definition: Provides explanatory notes or justifications, required for ethical inflation to ensure transparency.</text:p>
      <text:p text:style-name="Standard"><text:s text:c="4"/>• Explanation of Example: Justifies an assumed 80% confidence that the team’s skills are adequate, maintaining transparency.</text:p>
      <text:p text:style-name="Standard"><text:soft-page-break/>Connectives</text:p>
      <text:p text:style-name="Standard">Connectives link ideas, states, or values, enabling logical, operational, conditional, or structural relationships in FaCT Calculus. They are categorized into Logic, Operators, Conditionals, and Structural to clarify their roles in reasoning and problem-solving.</text:p>
      <text:p text:style-name="Standard">Logic</text:p>
      <text:p text:style-name="Standard">Symbol: +</text:p>
      <text:p text:style-name="Standard">Name: Logical AND</text:p>
      <text:p text:style-name="Standard">Example: :(Task, planned:p:0.8) + :(Task, effort:p:0.7)</text:p>
      <text:p text:style-name="Standard">Description:</text:p>
      <text:p text:style-name="Standard"><text:s text:c="4"/>• Definition: Denotes that all inputs must be true for the output to be true, combining conditions that must coexist. Also used as Addition in mathematical contexts.</text:p>
      <text:p text:style-name="Standard"><text:s text:c="4"/>• Explanation of Example: States that task completion requires both planning (80% confidence) and effort (70% confidence) to be true simultaneously.</text:p>
      <text:p text:style-name="Standard">Symbol: |</text:p>
      <text:p text:style-name="Standard">Name: Logical OR</text:p>
      <text:p text:style-name="Standard">Example: :(Task, planned:p:0.8) | :(Task, effort:p:0.7)</text:p>
      <text:p text:style-name="Standard">Description:</text:p>
      <text:p text:style-name="Standard"><text:s text:c="4"/>• Definition: Denotes that at least one input must be true for the output to be true, allowing alternative conditions.</text:p>
      <text:p text:style-name="Standard"><text:s text:c="4"/>• Explanation of Example: States that task completion requires either planning (80% confidence) or effort (70% confidence) to be true.</text:p>
      <text:p text:style-name="Standard">Symbol: !</text:p>
      <text:p text:style-name="Standard">Name: Logical NOT</text:p>
      <text:p text:style-name="Standard">Example: !:(Task, delayed:p:0.2)</text:p>
      <text:p text:style-name="Standard">Description:</text:p>
      <text:p text:style-name="Standard"><text:s text:c="4"/>• Definition: Inverts the truth value of a statement, making true false and false true.</text:p>
      <text:p text:style-name="Standard"><text:s text:c="4"/>• Explanation of Example: States that the task is not delayed, negating a 20% confidence in delay to imply it is on track.</text:p>
      <text:p text:style-name="Standard">Symbol: ^|</text:p>
      <text:p text:style-name="Standard">Name: Logical XOR</text:p>
      <text:p text:style-name="Standard">Example: :(Task, planned:p:0.8) ^| :(Task, effort:p:0.7)</text:p>
      <text:p text:style-name="Standard">Description:</text:p>
      <text:p text:style-name="Standard"><text:s text:c="4"/>• Definition: Denotes that exactly one input must be true (not both or neither) for the output to be true, emphasizing exclusivity.</text:p>
      <text:p text:style-name="Standard"><text:s text:c="4"/>• Explanation of Example: States that task completion requires only planning (80% confidence) or effort (70% confidence), but not both or neither (e.g., automated planning or manual effort).</text:p>
      <text:p text:style-name="Standard">Symbol: =^|</text:p>
      <text:p text:style-name="Standard">Name: Logical XNOR</text:p>
      <text:p text:style-name="Standard">Example: :(Task, planned:p:0.8) =^| :(Task, effort:p:0.7)</text:p>
      <text:p text:style-name="Standard">Description:</text:p>
      <text:p text:style-name="Standard"><text:s text:c="4"/>• Definition: Denotes that the output is true when inputs are identical (both true or both false), indicating equivalence.</text:p>
      <text:p text:style-name="Standard"><text:s text:c="4"/>• Explanation of Example: States that task completion is true if planning (80% confidence) and effort (70% confidence) are both true or both false, showing matching conditions.</text:p>
      <text:p text:style-name="Standard">Symbol: !|</text:p>
      <text:p text:style-name="Standard">Name: Logical NOR</text:p>
      <text:p text:style-name="Standard">Example: !|:(Task, planned:p:0.8),:(Task, effort:p:0.7)</text:p>
      <text:p text:style-name="Standard">Description:</text:p>
      <text:p text:style-name="Standard"><text:s text:c="4"/>• Definition: Denotes that the output is true only when no inputs are true, negating the OR operation.</text:p>
      <text:p text:style-name="Standard"><text:soft-page-break/><text:s text:c="4"/>• Explanation of Example: States that task completion fails if neither planning (80% confidence) nor effort (70% confidence) is applied.</text:p>
      <text:p text:style-name="Standard">Symbol: !+</text:p>
      <text:p text:style-name="Standard">Name: Logical NAND</text:p>
      <text:p text:style-name="Standard">Example: !+:(Task, planned:p:0.8),:(Task, effort:p:0.7)</text:p>
      <text:p text:style-name="Standard">Description:</text:p>
      <text:p text:style-name="Standard"><text:s text:c="4"/>• Definition: Denotes that the output is true unless all inputs are true, negating the AND operation.</text:p>
      <text:p text:style-name="Standard"><text:s text:c="4"/>• Explanation of Example: States that task completion holds unless both planning (80% confidence) and effort (70% confidence) are applied.</text:p>
      <text:p text:style-name="Standard">Operators</text:p>
      <text:p text:style-name="Standard">Symbol: L:</text:p>
      <text:p text:style-name="Standard">Name: Lambda Transformation</text:p>
      <text:p text:style-name="Standard">Example: L:(Team, effort:plan).(Team, effort:execute)</text:p>
      <text:p text:style-name="Standard">Description:</text:p>
      <text:p text:style-name="Standard"><text:s text:c="4"/>• Definition: Maps a change from one state to another, using the dot (.) as a connective to separate states.</text:p>
      <text:p text:style-name="Standard"><text:s text:c="4"/>• Explanation of Example: Shows the team’s effort transitioning from planning to execution, modeling a sequential process.</text:p>
      <text:p text:style-name="Standard">Symbol: &gt;&lt;</text:p>
      <text:p text:style-name="Standard">Name: Tensor Contraction</text:p>
      <text:p text:style-name="Standard">Example: @(Project, values:effort,resources) &gt;&lt; @(Deadline, values:time)</text:p>
      <text:p text:style-name="Standard">Description:</text:p>
      <text:p text:style-name="Standard"><text:s text:c="4"/>• Definition: Simplifies multidimensional data by combining related attributes.</text:p>
      <text:p text:style-name="Standard"><text:s text:c="4"/>• Explanation of Example: Combines project attributes (effort, resources) with deadline (time) to simplify analysis of their interaction.</text:p>
      <text:p text:style-name="Standard">Symbol: @*</text:p>
      <text:p text:style-name="Standard">Name: Tensor Product</text:p>
      <text:p text:style-name="Standard">Example: @(Project, values:effort,resources) @* @(Deadline, values:time)</text:p>
      <text:p text:style-name="Standard">Description:</text:p>
      <text:p text:style-name="Standard"><text:s text:c="4"/>• Definition: Expands data into a larger multidimensional set, linking multiple attributes.</text:p>
      <text:p text:style-name="Standard"><text:s text:c="4"/>• Explanation of Example: Links project attributes (effort, resources) with deadline (time) to create a comprehensive multidimensional model.</text:p>
      <text:p text:style-name="Standard">Symbol: ?</text:p>
      <text:p text:style-name="Standard">Name: Covariant Derivative/ Query/ Check</text:p>
      <text:p text:style-name="Standard">Example: :(Project, complete:?) or 2+2=?</text:p>
      <text:p text:style-name="Standard">Description:</text:p>
      <text:p text:style-name="Standard"><text:s text:c="4"/>• Definition: Poses a question about an unknown state or checks a computation or change.</text:p>
      <text:p text:style-name="Standard"><text:s text:c="4"/>• Explanation of Example: Queries whether the project is complete or checks if 2+2 equals an unknown value, prompting further analysis.</text:p>
      <text:p text:style-name="Standard">Symbol: '^</text:p>
      <text:p text:style-name="Standard">Name: Index Lowering</text:p>
      <text:p text:style-name="Standard">Example: @(Metric, index:'^)</text:p>
      <text:p text:style-name="Standard">Description:</text:p>
      <text:p text:style-name="Standard"><text:s text:c="4"/>• Definition: Adjusts labels in multidimensional data to a lower index, used in tensor operations.</text:p>
      <text:p text:style-name="Standard"><text:s text:c="4"/>• Explanation of Example: Adjusts the metric’s index in a tensor to align with mathematical conventions for analysis.</text:p>
      <text:p text:style-name="Standard">Symbol: ^'</text:p>
      <text:p text:style-name="Standard">Name: Index Raising</text:p>
      <text:p text:style-name="Standard">Example: @(Metric, index:^')</text:p>
      <text:p text:style-name="Standard"><text:soft-page-break/>Description:</text:p>
      <text:p text:style-name="Standard"><text:s text:c="4"/>• Definition: Adjusts labels in multidimensional data to a higher index, used in tensor operations.</text:p>
      <text:p text:style-name="Standard"><text:s text:c="4"/>• Explanation of Example: Raises the metric’s index in a tensor to align with mathematical conventions for analysis.</text:p>
      <text:p text:style-name="Standard">Symbol: =&gt;</text:p>
      <text:p text:style-name="Standard">Name: Compute/Imply</text:p>
      <text:p text:style-name="Standard">Example: :(Team, effort:=&gt;execute)</text:p>
      <text:p text:style-name="Standard">Description:</text:p>
      <text:p text:style-name="Standard"><text:s text:c="4"/>• Definition: Triggers an action or logical conclusion from a statement.</text:p>
      <text:p text:style-name="Standard"><text:s text:c="4"/>• Explanation of Example: Initiates the team’s effort to execute a task, implying a direct action.</text:p>
      <text:p text:style-name="Standard">Symbol: ^</text:p>
      <text:p text:style-name="Standard">Name: Exponentiation</text:p>
      <text:p text:style-name="Standard">Example: :(Value, 3^3:27)</text:p>
      <text:p text:style-name="Standard">Description:</text:p>
      <text:p text:style-name="Standard"><text:s text:c="4"/>• Definition: Raises a number to a power in mathematical contexts.</text:p>
      <text:p text:style-name="Standard"><text:s text:c="4"/>• Explanation of Example: States that 3 raised to the power of 3 equals 27, performing a mathematical operation.</text:p>
      <text:p text:style-name="Standard">Symbol: +</text:p>
      <text:p text:style-name="Standard">Name: Addition</text:p>
      <text:p text:style-name="Standard">Example: :(Value, 5:state) + :(Value, 3:state)</text:p>
      <text:p text:style-name="Standard">Description:</text:p>
      <text:p text:style-name="Standard"><text:s text:c="4"/>• Definition: Adds numerical values or joins ideas (also Logical AND in Logic category).</text:p>
      <text:p text:style-name="Standard"><text:s text:c="4"/>• Explanation of Example: Adds 5 and 3 to yield 8, representing a numerical summation.</text:p>
      <text:p text:style-name="Standard">Symbol: -</text:p>
      <text:p text:style-name="Standard">Name: Subtraction</text:p>
      <text:p text:style-name="Standard">Example: :(Value, 10:state) - :(Value, 4:state)</text:p>
      <text:p text:style-name="Standard">Description:</text:p>
      <text:p text:style-name="Standard"><text:s text:c="4"/>• Definition: Subtracts numerical values (also Subtract/Remove in Structural).</text:p>
      <text:p text:style-name="Standard"><text:s text:c="4"/>• Explanation of Example: Subtracts 4 from 10 to yield 6, performing a numerical operation.</text:p>
      <text:p text:style-name="Standard">Symbol: *</text:p>
      <text:p text:style-name="Standard">Name: Multiplication/Inclusion</text:p>
      <text:p text:style-name="Standard">Example: :(Value, 6:state) * :(Value, 2:state)</text:p>
      <text:p text:style-name="Standard">Description:</text:p>
      <text:p text:style-name="Standard"><text:s text:c="4"/>• Definition: Multiplies numerical values or includes ideas together in logical contexts.</text:p>
      <text:p text:style-name="Standard"><text:s text:c="4"/>• Explanation of Example: Multiplies 6 by 2 to yield 12, representing a numerical operation.</text:p>
      <text:p text:style-name="Standard">Symbol: /</text:p>
      <text:p text:style-name="Standard">Name: Division</text:p>
      <text:p text:style-name="Standard">Example: :(Value, 12:state) / :(Value, 3:state)</text:p>
      <text:p text:style-name="Standard">Description:</text:p>
      <text:p text:style-name="Standard"><text:s text:c="4"/>• Definition: Divides numerical values (also Divide/Split/Intersection in Structural).</text:p>
      <text:p text:style-name="Standard"><text:s text:c="4"/>• Explanation of Example: Divides 12 by 3 to yield 4, performing a numerical operation.</text:p>
      <text:p text:style-name="Standard">Symbol: sq^()</text:p>
      <text:p text:style-name="Standard">Name: Square Root</text:p>
      <text:p text:style-name="Standard">Example: :(Value, sq^16:4)</text:p>
      <text:p text:style-name="Standard">Description:</text:p>
      <text:p text:style-name="Standard"><text:s text:c="4"/>• Definition: Finds the square root of a number in mathematical contexts.</text:p>
      <text:p text:style-name="Standard"><text:s text:c="4"/>• Explanation of Example: States that the square root of 16 is 4, performing a mathematical operation.</text:p>
      <text:p text:style-name="Standard">Conditionals</text:p>
      <text:p text:style-name="Standard"><text:soft-page-break/>Symbol: ~&gt;</text:p>
      <text:p text:style-name="Standard">Name: Loose Implication</text:p>
      <text:p text:style-name="Standard">Example: :(Team, status:active) ~&gt; :(Project, progress:ongoing)</text:p>
      <text:p text:style-name="Standard">Description:</text:p>
      <text:p text:style-name="Standard"><text:s text:c="4"/>• Definition: Suggests a probable link between statements without strict causation.</text:p>
      <text:p text:style-name="Standard"><text:s text:c="4"/>• Explanation of Example: Indicates that an active team likely contributes to ongoing project progress, but not definitively.</text:p>
      <text:p text:style-name="Standard">Symbol: →</text:p>
      <text:p text:style-name="Standard">Name: If/Then/Causation</text:p>
      <text:p text:style-name="Standard">Example: :(Resources, supplemented) → :(Project, complete)</text:p>
      <text:p text:style-name="Standard">Description:</text:p>
      <text:p text:style-name="Standard"><text:s text:c="4"/>• Definition: Establishes a direct causal relationship where one statement implies another.</text:p>
      <text:p text:style-name="Standard"><text:s text:c="4"/>• Explanation of Example: States that supplemented resources directly cause project completion.</text:p>
      <text:p text:style-name="Standard">Symbol: ←</text:p>
      <text:p text:style-name="Standard">Name: Reverse/Because</text:p>
      <text:p text:style-name="Standard">Example: :(Project, complete) ← :(Resources, supplemented)</text:p>
      <text:p text:style-name="Standard">Description:</text:p>
      <text:p text:style-name="Standard"><text:s text:c="4"/>• Definition: Traces causation backward, indicating a statement results from another.</text:p>
      <text:p text:style-name="Standard"><text:s text:c="4"/>• Explanation of Example: States that project completion is due to supplemented resources.</text:p>
      <text:p text:style-name="Standard">Symbol: ↔</text:p>
      <text:p text:style-name="Standard">Name: Biconditional</text:p>
      <text:p text:style-name="Standard">Example: :(Team, effort:active) ↔ :(Project, progress:ongoing)</text:p>
      <text:p text:style-name="Standard">Description:</text:p>
      <text:p text:style-name="Standard"><text:s text:c="4"/>• Definition: Indicates mutual dependence where both statements are true or false together.</text:p>
      <text:p text:style-name="Standard"><text:s text:c="4"/>• Explanation of Example: States that team effort being active and project progress being ongoing depend on each other.</text:p>
      <text:p text:style-name="Standard">Symbol: ;</text:p>
      <text:p text:style-name="Standard">Name: Else/Separator</text:p>
      <text:p text:style-name="Standard">Example: :(Project, status:complete);:(Project, status:delayed)</text:p>
      <text:p text:style-name="Standard">Description:</text:p>
      <text:p text:style-name="Standard"><text:s text:c="4"/>• Definition: Separates alternative states or conditions, indicating distinct possibilities.</text:p>
      <text:p text:style-name="Standard"><text:s text:c="4"/>• Explanation of Example: States that the project is either complete or delayed, presenting mutually exclusive options.</text:p>
      <text:p text:style-name="Standard">Symbol: &lt;=</text:p>
      <text:p text:style-name="Standard">Name: Less Than or Equal</text:p>
      <text:p text:style-name="Standard">Example: :(Budget, value:1000) &lt;= :(Resources, value:2000)</text:p>
      <text:p text:style-name="Standard">Description:</text:p>
      <text:p text:style-name="Standard"><text:s text:c="4"/>• Definition: Indicates that one value or condition is less than or equal to another.</text:p>
      <text:p text:style-name="Standard"><text:s text:c="4"/>• Explanation of Example: States that a budget of 1000 is less than or equal to available resources of 2000.</text:p>
      <text:p text:style-name="Standard">Symbol: &gt;=</text:p>
      <text:p text:style-name="Standard">Name: Greater Than or Equal</text:p>
      <text:p text:style-name="Standard">Example: :(Effort, value:x) &gt;= :(Value, 80:state)</text:p>
      <text:p text:style-name="Standard">Description:</text:p>
      <text:p text:style-name="Standard"><text:s text:c="4"/>• Definition: Indicates that one value or condition is greater than or equal to another.</text:p>
      <text:p text:style-name="Standard"><text:s text:c="4"/>• Explanation of Example: States that effort (x) is at least 80, comparing to a benchmark.</text:p>
      <text:p text:style-name="Standard">Symbol: &lt;</text:p>
      <text:p text:style-name="Standard">Name: Less Than</text:p>
      <text:p text:style-name="Standard">Example: :(Time, value:x) &lt; :(Value, 2 days:state)</text:p>
      <text:p text:style-name="Standard"><text:soft-page-break/>Description:</text:p>
      <text:p text:style-name="Standard"><text:s text:c="4"/>• Definition: Indicates that one value or condition is strictly less than another.</text:p>
      <text:p text:style-name="Standard"><text:s text:c="4"/>• Explanation of Example: States that time (x) is strictly less than 2 days, setting a temporal constraint.</text:p>
      <text:p text:style-name="Standard">Symbol: &gt;</text:p>
      <text:p text:style-name="Standard">Name: Greater Than</text:p>
      <text:p text:style-name="Standard">Example: :(Effort, value:x) &gt; :(Value, 100:state)</text:p>
      <text:p text:style-name="Standard">Description:</text:p>
      <text:p text:style-name="Standard"><text:s text:c="4"/>• Definition: Indicates that one value or condition is strictly greater than another.</text:p>
      <text:p text:style-name="Standard"><text:s text:c="4"/>• Explanation of Example: States that effort (x) exceeds 100, comparing to a benchmark.</text:p>
      <text:p text:style-name="Standard">Symbol: !=</text:p>
      <text:p text:style-name="Standard">Name: Not Equal</text:p>
      <text:p text:style-name="Standard">Example: :(Team, work:progressing) != :(Project, complete)</text:p>
      <text:p text:style-name="Standard">Description:</text:p>
      <text:p text:style-name="Standard"><text:s text:c="4"/>• Definition: Indicates that two states or values are not equivalent, highlighting a discrepancy.</text:p>
      <text:p text:style-name="Standard"><text:s text:c="4"/>• Explanation of Example: States that the team’s progressing work does not equate to project completion, setting up a problem.</text:p>
      <text:p text:style-name="Standard">Structural</text:p>
      <text:p text:style-name="Standard">Symbol: ,</text:p>
      <text:p text:style-name="Standard">Name: Separator/Stack</text:p>
      <text:p text:style-name="Standard">Example: :(Team, work:progressing, resources:limited)</text:p>
      <text:p text:style-name="Standard">Description:</text:p>
      <text:p text:style-name="Standard"><text:s text:c="4"/>• Definition: Lists multiple attributes or modifiers for a single subject, stacking details within a statement.</text:p>
      <text:p text:style-name="Standard"><text:s text:c="4"/>• Explanation of Example: Describes the team as both progressing in work and limited in resources, stacking attributes for clarity.</text:p>
      <text:p text:style-name="Standard">Symbol: =</text:p>
      <text:p text:style-name="Standard">Name: Equivalence/Balance</text:p>
      <text:p text:style-name="Standard">Example: :(Project, type:task) = :(Task, type:assignment)</text:p>
      <text:p text:style-name="Standard">Description:</text:p>
      <text:p text:style-name="Standard"><text:s text:c="4"/>• Definition: Declares that two statements or values are equivalent, used in balancing or semantic equality.</text:p>
      <text:p text:style-name="Standard"><text:s text:c="4"/>• Explanation of Example: States that a project’s type (task) is equivalent to an assignment, equating terminology.</text:p>
      <text:p text:style-name="Standard">Symbol: ~</text:p>
      <text:p text:style-name="Standard">Name: Similarity/Approximate</text:p>
      <text:p text:style-name="Standard">Example: :(Team, effort:progressing) ~ :(Group, effort:active)</text:p>
      <text:p text:style-name="Standard">Description:</text:p>
      <text:p text:style-name="Standard"><text:s text:c="4"/>• Definition: Indicates that two statements or ideas are approximately similar, not identical.</text:p>
      <text:p text:style-name="Standard"><text:s text:c="4"/>• Explanation of Example: States that the team’s progressing effort is similar to the group’s active effort, noting close alignment.</text:p>
      <text:p text:style-name="Standard">Symbol: {...}</text:p>
      <text:p text:style-name="Standard">Name: Set/Perspective Group</text:p>
      <text:p text:style-name="Standard">Example: {:(Team, work:progressing),:(Deadline, time:2 days)}</text:p>
      <text:p text:style-name="Standard">Description:</text:p>
      <text:p text:style-name="Standard"><text:s text:c="4"/>• Definition: Groups multiple statements or perspectives together for collective analysis, often used in Relational Factoring.</text:p>
      <text:p text:style-name="Standard"><text:s text:c="4"/>• Explanation of Example: Groups the team’s work progress and a 2-day deadline as related perspectives for analysis.</text:p>
      <text:p text:style-name="Standard"><text:soft-page-break/>Symbol: [...]</text:p>
      <text:p text:style-name="Standard">Name: Subset</text:p>
      <text:p text:style-name="Standard">Example: [:(Tasks, status:urgent)]</text:p>
      <text:p text:style-name="Standard">Description:</text:p>
      <text:p text:style-name="Standard"><text:s text:c="4"/>• Definition: Selects a smaller group of statements from a larger set, often for Relational Factoring.</text:p>
      <text:p text:style-name="Standard"><text:s text:c="4"/>• Explanation of Example: Selects urgent tasks as a subset for focused analysis within a larger task set.</text:p>
      <text:p text:style-name="Standard">Symbol: *[...]</text:p>
      <text:p text:style-name="Standard">Name: Proper Subset</text:p>
      <text:p text:style-name="Standard">Example: *[:(Tasks, status:urgent)]</text:p>
      <text:p text:style-name="Standard">Description:</text:p>
      <text:p text:style-name="Standard"><text:s text:c="4"/>• Definition: Selects a strictly smaller group of statements, excluding the full set.</text:p>
      <text:p text:style-name="Standard"><text:s text:c="4"/>• Explanation of Example: Selects only urgent tasks, ensuring the subset is smaller than the full task set.</text:p>
      <text:p text:style-name="Standard">Symbol: #</text:p>
      <text:p text:style-name="Standard">Name: Ordered Hierarchy</text:p>
      <text:p text:style-name="Standard">Example: #:(Project, priority:urgent)</text:p>
      <text:p text:style-name="Standard">Description:</text:p>
      <text:p text:style-name="Standard"><text:s text:c="4"/>• Definition: Assigns a priority or order to statements, structuring hierarchies.</text:p>
      <text:p text:style-name="Standard"><text:s text:c="4"/>• Explanation of Example: Marks the project as urgent, prioritizing it in a hierarchy.</text:p>
      <text:p text:style-name="Standard">Symbol: ...</text:p>
      <text:p text:style-name="Standard">Name: Pattern Continuation</text:p>
      <text:p text:style-name="Standard">Example: {:(Task, value:100),:(Task, value:200,...)}</text:p>
      <text:p text:style-name="Standard">Description:</text:p>
      <text:p text:style-name="Standard"><text:s text:c="4"/>• Definition: Indicates that a pattern continues with additional items in a sequence.</text:p>
      <text:p text:style-name="Standard"><text:s text:c="4"/>• Explanation of Example: Shows a sequence of tasks with values (100, 200, and more), implying further tasks follow.</text:p>
      <text:p text:style-name="Standard">Symbol: \ Name: Set Difference</text:p>
      <text:p text:style-name="Standard">Example: {:(Tasks, items:assigned)} \ {:(Tasks, items:delayed)}</text:p>
      <text:p text:style-name="Standard">Description:</text:p>
      <text:p text:style-name="Standard"><text:s text:c="4"/>• Definition: Removes elements of one set from another, isolating differences.</text:p>
      <text:p text:style-name="Standard"><text:s text:c="4"/>• Explanation of Example: Removes delayed tasks from assigned tasks, isolating non-delayed tasks.</text:p>
      <text:p text:style-name="Standard">Symbol: +&gt;</text:p>
      <text:p text:style-name="Standard">Name: Extends/Inherits</text:p>
      <text:p text:style-name="Standard">Example: :(Team, type:group) +&gt; :(Group, class:collaborative)</text:p>
      <text:p text:style-name="Standard">Description:</text:p>
      <text:p text:style-name="Standard"><text:s text:c="4"/>• Definition: Passes traits or properties from one statement to another, indicating inheritance.</text:p>
      <text:p text:style-name="Standard"><text:s text:c="4"/>• Explanation of Example: States that the team, as a group, inherits the collaborative class trait.</text:p>
      <text:p text:style-name="Standard">Symbol: -</text:p>
      <text:p text:style-name="Standard">Name: Subtract/Remove</text:p>
      <text:p text:style-name="Standard">Example: :(Tasks, items:assigned) - :(Tasks, items:delayed)</text:p>
      <text:p text:style-name="Standard">Description:</text:p>
      <text:p text:style-name="Standard"><text:s text:c="4"/>• Definition: Removes specific elements from a statement or set (also Subtraction in Operators).</text:p>
      <text:p text:style-name="Standard"><text:s text:c="4"/>• Explanation of Example: Removes delayed tasks from assigned tasks, focusing on non-delayed tasks.</text:p>
      <text:p text:style-name="Standard">Symbol: /</text:p>
      <text:p text:style-name="Standard">Name: Divide/Split/Intersection</text:p>
      <text:p text:style-name="Standard">Example: :(Resources, budget:1000) / 2</text:p>
      <text:p text:style-name="Standard">Description:</text:p>
      <text:p text:style-name="Standard"><text:soft-page-break/><text:s text:c="4"/>• Definition: Divides numerical values, splits statements, or finds common elements (also Division in Operators).</text:p>
      <text:p text:style-name="Standard"><text:s text:c="4"/>• Explanation of Example: Divides a 1000-unit budget by 2, yielding 500, or splits resources conceptually.</text:p>
      <text:p text:style-name="Standard">Symbol: &lt;&lt;n:...&gt;&gt; or &lt;&lt;:...&gt;&gt;</text:p>
      <text:p text:style-name="Standard">Name: Iteration (Looping)</text:p>
      <text:p text:style-name="Standard">Example: &lt;&lt;3:(Team, effort:execute)&gt;&gt; or &lt;&lt;:(Team, effort:execute);:(Project, complete)&gt;&gt;</text:p>
      <text:p text:style-name="Standard">Description:</text:p>
      <text:p text:style-name="Standard"><text:s text:c="4"/>• Definition: Repeats an action a specified number of times (n) or until a condition is met, modeling iterative processes.</text:p>
      <text:p text:style-name="Standard"><text:s text:c="4"/>• Explanation of Example: Repeats the team’s effort execution 3 times or until the project is complete, modeling repetitive tasks.</text:p>
      <text:p text:style-name="Standard">Symbol: .</text:p>
      <text:p text:style-name="Standard">Name: Lambda Connective</text:p>
      <text:p text:style-name="Standard">Example: L:(Team, effort:plan).(Team, effort:execute)</text:p>
      <text:p text:style-name="Standard">Description:</text:p>
      <text:p text:style-name="Standard"><text:s text:c="4"/>• Definition: Separates states in a Lambda Transformation (L:), used exclusively with L: to denote state transitions.</text:p>
      <text:p text:style-name="Standard"><text:s text:c="4"/>• Explanation of Example: Connects the team’s planning state to its execution state within a Lambda Transformation, showing a state change.</text:p>
      <text:p text:style-name="Standard">Symbol: |:| used as a connective with '=' ie. [...|...|:|...|...=value]</text:p>
      <text:p text:style-name="Standard">Name: Proportion</text:p>
      <text:p text:style-name="Standard">Example: [:(Effort, time:50%)|:| :(Resources, budget:50%)=1,p:0.8]</text:p>
      <text:p text:style-name="Standard">Description:</text:p>
      <text:p text:style-name="Standard"><text:s text:c="4"/>• Definition: Expresses a proportional relationship or ratio between two pairs of subjects and attributes, constrained by a total value, joining expressions for comparison. Value can be numeric or semantic.</text:p>
      <text:p text:style-name="Standard"><text:s text:c="4"/>• Explanation of Example: States that effort (time, 50%) and resources (budget, 50%) contribute equally to success, summing to 100% with 80% confidence.</text:p>
      <text:p text:style-name="Standard">Symbol: |:| use as a connective with inequality [...|...|:|...|...&lt;=value] or [...|...|:|...|...&gt;=value]</text:p>
      <text:p text:style-name="Standard">Name: Inequality</text:p>
      <text:p text:style-name="Standard">Example: [:(Team, effort:high)|:| :(Resources, limited)&lt;=0.5,p:0.8]</text:p>
      <text:p text:style-name="Standard">Description:</text:p>
      <text:p text:style-name="Standard"><text:s text:c="4"/>• Definition: Expresses a comparison where one pair of subject and attribute contributes less than or equal to, or greater than or equal to, another, constrained by a value, joining expressions for comparison. Value can be numeric or semantic.</text:p>
      <text:p text:style-name="Standard"><text:s text:c="4"/>• Explanation of Example: States that team effort (high) outweighs limited resources by at least 50%, with 80% confidence.</text:p>
      <text:p text:style-name="Standard">Other</text:p>
      <text:p text:style-name="Standard">Symbol: p:</text:p>
      <text:p text:style-name="Standard">Name: Probability/Confidence</text:p>
      <text:p text:style-name="Standard">Example: :(Project, complete:p:0.9) // From data</text:p>
      <text:p text:style-name="Standard">Description:</text:p>
      <text:p text:style-name="Standard"><text:s text:c="4"/>• Definition: Assigns a confidence level (0–1) to a statement, indicating likelihood or certainty.</text:p>
      <text:p text:style-name="Standard"><text:s text:c="4"/>• Explanation of Example: States that the project is complete with 90% confidence, supported by data.</text:p>
      <text:p text:style-name="Standard">Symbol: ~p:</text:p>
      <text:p text:style-name="Standard">Name: Approximate Probability</text:p>
      <text:p text:style-name="Standard">Example: :(Resources, available:~p:0.7) // Estimated</text:p>
      <text:p text:style-name="Standard"><text:soft-page-break/>Description:</text:p>
      <text:p text:style-name="Standard"><text:s text:c="4"/>• Definition: Assigns an estimated confidence level (0–1) to a statement, indicating uncertainty.</text:p>
      <text:p text:style-name="Standard"><text:s text:c="4"/>• Explanation of Example: Estimates that resources are available with 70% confidence, based on assumptions.</text:p>
      <text:p text:style-name="Standard">Symbol: t:</text:p>
      <text:p text:style-name="Standard">Name: Time</text:p>
      <text:p text:style-name="Standard">Example: :(Team, work:t:2 days)</text:p>
      <text:p text:style-name="Standard">Description:</text:p>
      <text:p text:style-name="Standard"><text:s text:c="4"/>• Definition: Specifies the temporal context of a statement or action.</text:p>
      <text:p text:style-name="Standard"><text:s text:c="4"/>• Explanation of Example: States that the team’s work occurs over 2 days, setting a time frame.</text:p>
      <text:p text:style-name="Standard">Symbol: d:</text:p>
      <text:p text:style-name="Standard">Name: Dimension</text:p>
      <text:p text:style-name="Standard">Example: :(Project, dimension:d:3)</text:p>
      <text:p text:style-name="Standard">Description:</text:p>
      <text:p text:style-name="Standard"><text:s text:c="4"/>• Definition: Specifies the scope or number of aspects in a statement or system.</text:p>
      <text:p text:style-name="Standard"><text:s text:c="4"/>• Explanation of Example: States that the project has 3 dimensions (e.g., effort, resources, time) for analysis.</text:p>
      <text:p text:style-name="Standard">Symbol: ?</text:p>
      <text:p text:style-name="Standard">Name: Unknown</text:p>
      <text:p text:style-name="Standard">Example: :(Resources, supplemented:?)</text:p>
      <text:p text:style-name="Standard">Description:</text:p>
      <text:p text:style-name="Standard"><text:s text:c="4"/>• Definition: Flags a statement or attribute as unknown, prompting further inquiry.</text:p>
      <text:p text:style-name="Standard"><text:s text:c="4"/>• Explanation of Example: Queries whether resources have been supplemented, indicating uncertainty.</text:p>
      <text:p text:style-name="Standard">Symbol: =?</text:p>
      <text:p text:style-name="Standard">Name: Verification Query</text:p>
      <text:p text:style-name="Standard">Example: 5+3 =? </text:p>
      <text:p text:style-name="Standard">Description:</text:p>
      <text:p text:style-name="Standard"><text:s text:c="4"/>• Definition: Checks the equality or validity of a computation or semantic statement.</text:p>
      <text:p text:style-name="Standard"><text:s text:c="4"/>• Explanation of Example: Verifies that adding 5 and 3 equals 8, ensuring computational accuracy.</text:p>
      <text:p text:style-name="Standard">General Notes</text:p>
      <text:p text:style-name="Standard"><text:s text:c="4"/>• Logical Symbol Combination: Combine symbols like :, +, L:, →, or [...] to create new notations for your problem, such as :(Team, work:progressing) + L:(Team, effort:plan).(Team, effort:execute) → :(Project, progress:advanced). Experiment freely, but follow Hard Rules (e.g., every statement needs a subject, keep notation consistent).</text:p>
      <text:p text:style-name="Standard"><text:s text:c="4"/>• Clarity and Readability: Use parentheses and spaces after commas for clear notations, like :(Team, work:progressing). Always add // comments to explain intent, especially for inflation or complex combinations, to avoid confusion.</text:p>
      <text:p text:style-name="Standard"><text:s text:c="4"/>• Contextual Adaptation: Tailor notations to your field—use simpler notations like [...] for basic links in ethics, or M: for complex physics models. Choose symbols that fit your problem’s context.</text:p>
      <text:p text:style-name="Standard"><text:s text:c="4"/>• Error Checking: Use =? to verify results, like :(Value, 5:state) + :(Value, 3:state) =? :(Value, 8:state), and // comments to document intent, ensuring new notations are correct.</text:p>
      <text:p text:style-name="Standard"><text:s text:c="4"/>• Scalability: Start with simple notations (e.g., :(Team, work:progressing)) and build to complex ones by stacking (,(...)), nesting (:execute:urgent), or chaining (L:, →), like &lt;&lt;3:(Team, effort:execute)&gt;&gt; → :(Project, progress:advanced).</text:p>
      <text:p text:style-name="Standard"><text:s text:c="4"/>• Relational Factoring (Bridging): Use [...,context], (...), {...}, or M: to link ideas with a context modifier, like urgency or achievement. M: is great for complex mappings, but simpler notations are fine for basic connections. Combine with +, →, or p: for layered models.</text:p>
      <text:p text:style-name="Standard"><text:soft-page-break/><text:s text:c="4"/>• Ethical Inflation: Always use ? for unknowns or ~p:% for estimates, with // comments to explain, like // :(Team, skills:adequate,?:~p:0.8) // Assumed. Combine with other notations (e.g., bridging, looping) to build robust models transparently.</text:p>
      <text:p text:style-name="Standard"><text:s text:c="4"/>• Creative Experimentation: Feel free to mix symbols to create new notations, like combining :, +, and &lt;&lt;n:...&gt;&gt; for a repeating process and […] for grouping, etc., but keep them consistent with Hard Rules and clear with wrapped // comments.</text:p>
      <text:p text:style-name="Standard"><text:s text:c="4"/>• Visualization: FaCT notation allows data to be visualized as charts and matrices or other mathematical models, but can also draw using layers as dimensions and ordered coordinates with attributes and modifiers or even audio representations could be mapped for increased context, especially for A.I. driven systems.</text:p>
      <text:p text:style-name="Standard"><text:s text:c="4"/>• Math Symbols: Any standard mathematical symbol (e.g., ∑, ∇) or setup can be used if logically consistent and explained with // comments, similar to variable substitutions (e.g., T:=:Team).</text:p>
      <text:p text:style-name="Standard"><text:s text:c="4"/>• *Pure value mathematics can be written without proper notation using values and math symbols only, but if semantics is also involved, must use notation, ex: 5+3=8 or :(Apples, 5) + :(Oranges, 3) =? :(Fruit).</text:p>
      <text:p text:style-name="Standard"><text:s text:c="4"/>• FaCT’s notation is like a language anyone can learn, turning vague ideas into clear plans for humans and AI alike. Experiment, adapt, and share your work openly to build solutions together.</text:p>
      <text:p text:style-name="Standard"/>
      <text:p text:style-name="Standard">FaCT Calculus Hard and Soft Rules</text:p>
      <text:p text:style-name="Standard">Hard Rules</text:p>
      <text:p text:style-name="Standard">Ensure logical validity and structural clarity for reliable reasoning.</text:p>
      <text:p text:style-name="Standard"><text:s text:c="4"/>1. Subject Requirement: Every statement must have a subject minimally (values in mathematics can be subjects).</text:p>
      <text:p text:style-name="Standard"><text:s text:c="4"/>2. Uniformity: Consistent notation and phrasing, including // comments for added data or assumptions.</text:p>
      <text:p text:style-name="Standard"><text:s text:c="4"/>3. Modifier Syntax: Modifiers describe an attribute.</text:p>
      <text:p text:style-name="Standard"><text:s text:c="4"/>4. Statement Structure: Follows :(Subject,attribute:modifier) format with attributes and modifiers optional.</text:p>
      <text:p text:style-name="Standard"><text:s text:c="4"/>5. Logical Consistency: Use operators correctly (+, ||, !, etc.).</text:p>
      <text:p text:style-name="Standard"><text:s text:c="4"/>6. Statement Clarity: Clear, unambiguous structure.</text:p>
      <text:p text:style-name="Standard"><text:s text:c="4"/>7. Statement Balance: Achieve S = g by transforming i != g through factoring, eliminating contradictions (c), and adding missing factors (m) (e.g., :(Team,work:progressing,p:0.8) != :(Project,complete,p:0.9) → S:Complete=:(Project,complete,p:0.9) = :(Team,effort:enhanced,p:0.9) + :(Resources,supplemented,p:0.9)).</text:p>
      <text:p text:style-name="Standard"><text:s text:c="4"/>8. Subject Factored Equivalency: Preserve meaning when factoring.</text:p>
      <text:p text:style-name="Standard"><text:s text:c="4"/>9. Stacking/Nesting Integrity: Preserve structure.</text:p>
      <text:p text:style-name="Standard"><text:s text:c="4"/>10. Probability Bounds: 0 ≤ p ≤ 1; sums to 1 when exclusive.</text:p>
      <text:p text:style-name="Standard"><text:s text:c="4"/>11. Tensor Declaration: Must include indices/dimensions.</text:p>
      <text:p text:style-name="Standard"><text:s text:c="4"/>12. Reverse Translatability: Must be able to read-back phrased statements in FaCT notation with full clarity, substitutions listed as comments, and full data is retained from the original source material.</text:p>
      <text:p text:style-name="Standard">Explanation: Hard Rules ensure FaCT Calculus statements are logical, consistent, and clear, supporting its teachable, unbiased framework.</text:p>
      <text:p text:style-name="Standard">Soft Rules</text:p>
      <text:p text:style-name="Standard">Provide flexibility within Hard Rules, enabling creative, scalable problem-solving.</text:p>
      <text:p text:style-name="Standard"><text:s text:c="4"/>1. Unlimited Stacking: Collect perspectives using {} (e.g., [:(Team,work:progressing),:(Deadline,time:2 days)]).</text:p>
      <text:p text:style-name="Standard"><text:s text:c="4"/>2. Nested Modifiers, Connectives, Operators: Embed to any depth (e.g., :(Team,effort:execute:urgent)).</text:p>
      <text:p text:style-name="Standard"><text:s text:c="4"/>3. Substitutive Variables: Use :=: for reusable declaratives (e.g., :(T:=:Team,work:progressing)).</text:p>
      <text:p text:style-name="Standard"><text:soft-page-break/><text:s text:c="4"/>4. Probabilistic Flexibility: Assign p: or ~p: for clarity (e.g., :(Project,complete:~p:0.7) // Estimated).</text:p>
      <text:p text:style-name="Standard"><text:s text:c="4"/>5. Currying Flexibility: Chain transformations (e.g., L:(Team,effort:plan).(Team,effort:execute) or L:(Team,effort:plan).(Resources,allocated).(Project,complete) // Sequential transformation across subjects).</text:p>
      <text:p text:style-name="Standard"><text:s text:c="4"/>6. Multidimensional Visualization: Use M:, @, ~&gt;, or /, with M: recommended for complex bridging.</text:p>
      <text:p text:style-name="Standard"><text:s text:c="4"/>7. Contextual Bridging: Link elements using [...,context], (...), {}, or M: (e.g., [:(Team,work),:(Deadline,time),urgency:context,p:0.9]). Use […,context] for simple bridging; M: for ≥3 links.</text:p>
      <text:p text:style-name="Standard"><text:s text:c="4"/>8. Inflation: Add data ethically with // comments and ? or ~p:% (e.g., :(Team,skills:adequate,?:~p:0.8) // Assumed), and if comments are in proper notation, they too can be factored and bridged with other data and factors, etc.</text:p>
      <text:p text:style-name="Standard"><text:s text:c="4"/>9. Recursive Depth: Factor to any granularity (e.g., #:[:(Project,progress:complex)] → {:(Team,effort:active)}).</text:p>
      <text:p text:style-name="Standard"><text:s text:c="4"/>10. Technique Flexibility: Combine techniques across phases within Hard Rules.</text:p>
      <text:p text:style-name="Standard">Explanation: Soft Rules enable scalable, creative models, with bridging and inflation fostering quick, ethical context-building.</text:p>
      <text:p text:style-name="Standard"/>
      <text:p text:style-name="Standard">Algebraic Foundations</text:p>
      <text:p text:style-name="Standard">Factored Context Theory (FaCT) and FaCT Calculus build on mathematical principles to formalize human reasoning, drawing from set theory, Lambda calculus, and Boolean algebra to structure ideas and approximate truth. This section outlines the algebraic underpinnings and defines key variables used in FaCT Calculus, providing a foundation for the Foundational Skills section.</text:p>
      <text:p text:style-name="Standard"/>
      <text:p text:style-name="Standard">Mathematical Foundations</text:p>
      <text:p text:style-name="Standard"><text:s text:c="4"/>• Set Theory: FaCT uses set theory, inspired by Georg Cantor, Ernst Zermelo, and Abraham Fraenkel (1874–1922), to group ideas into sets (e.g., {:(Team, work:progressing),:(Deadline, time:2 days)}) for relational factoring and analysis. Sets allow hierarchical organization and intersection operations (e.g., / for common elements), enabling structured decomposition of complex systems.</text:p>
      <text:p text:style-name="Standard"><text:s text:c="4"/>• Lambda Calculus: Inspired by Alonzo Church (1932–1936), FaCT employs Lambda transformations (L:) to model state changes (e.g., L:(Team, effort:plan).(Team, effort:execute)). This supports dynamic processes and currying (Skill 14), mapping transitions across states or subjects.</text:p>
      <text:p text:style-name="Standard"><text:s text:c="4"/>• Boolean Algebra: Grounded in George Boole’s work (1847–1854), FaCT uses logical operators (+ (AND), | (OR), ! (NOT), ^| (XOR), =^| (XNOR), !| (NOR), !+ (NAND)) to evaluate truth in statements (Skill 18). Truth tables and conditionals (→, ↔) ensure logical consistency.</text:p>
      <text:p text:style-name="Standard"><text:s text:c="4"/>• Probability and Convergence: FaCT incorporates probabilistic reasoning (e.g., p:, ~p:) and a truth approximation curve (A(t)=1-e^{-kt}), where k = sum |{p_j}|/n (valid factors) and t is iterations, to quantify convergence toward truth (Axiom 1).</text:p>
      <text:p text:style-name="Standard">Variable Legend</text:p>
      <text:p text:style-name="Standard">The following variables are used consistently in FaCT Calculus, aligning with Axioms 1 and 2:</text:p>
      <text:p text:style-name="Standard"><text:s text:c="4"/>• i: Initial state, representing the current condition (e.g., i = :(Team, work:progressing,p:0.8)).</text:p>
      <text:p text:style-name="Standard"><text:s text:c="4"/>• g: Goal state, representing the desired outcome (e.g., g = :(Project, complete,p:0.9)).</text:p>
      <text:p text:style-name="Standard"><text:s text:c="4"/>• c: Contradictions, factors conflicting with the goal (e.g., c = :(Resources, limited)).</text:p>
      <text:p text:style-name="Standard"><text:s text:c="4"/>• m: Missing factors, elements needed to achieve the goal (e.g., m = :(Resources, supplemented)).</text:p>
      <text:p text:style-name="Standard"><text:s text:c="4"/>• S: Solution, the synthesized state equaling the goal (e.g., S:Complete=:(Project, complete,p:0.9)).</text:p>
      <text:p text:style-name="Standard"><text:s text:c="4"/>• p_j: Probability or confidence of a factor (e.g., p:0.8), where 0 ≤ p_j ≤ 1.</text:p>
      <text:p text:style-name="Standard"><text:s text:c="4"/>• t: Time or iteration count, used in temporal or iterative contexts (e.g., t:2 days, t in A(t)).</text:p>
      <text:p text:style-name="Standard"><text:s text:c="4"/>• k: Rate of truth convergence, calculated as k = sum |{p_j}|/n (n = number of valid factors).</text:p>
      <text:p text:style-name="Standard"><text:s text:c="4"/>• R: Reduced components, the factored parts of a statement (e.g., R = {:(Team, effort:high),:(Resources, limited)}).</text:p>
      <text:p text:style-name="Standard"><text:soft-page-break/>These variables and principles enable FaCT Calculus to model complex systems with mathematical rigor, supporting the teachable, scalable framework for humans and AI.</text:p>
      <text:p text:style-name="Standard"/>
      <text:p text:style-name="Standard">FaCT Calculus Foundational Skills</text:p>
      <text:p text:style-name="Standard">This section introduces the core skills for applying FaCT Calculus, equipping users to solve problems—from simple tasks to complex systems—using flexible notation and logical structures. Across 24 subsections, users learn to phrase statements, set up problems, define variables, use conditionals, iterate processes, model systems, and handle proportions and inequalities, with freedom to adapt notation (e.g., :T, urgent or :(Task, urgent)) per Soft Rule 2 (Nested Modifiers). Examples span domains like scheduling, software, philosophy, physics, and finance, aligning with Axiom 1 (truth approximation, A(t)=1-e^{-kt}) and Axiom 2 (problem-solving, i != g → S = g). Flexibility within Hard and Soft Rules enables creativity beyond discernment and design, supporting applications like graphs, animations, neural nets, tensor cores, and other visual or conceptual tools.</text:p>
      <text:p text:style-name="Standard">1. Introduction to FaCT Calculus</text:p>
      <text:p text:style-name="Standard"><text:s text:c="4"/>• Purpose: Learn FaCT Calculus to break down and solve problems—big or small—by organizing ideas logically, approximating truth, and crafting solutions for tasks like planning, debugging, or modeling ecosystems.</text:p>
      <text:p text:style-name="Standard"><text:s text:c="4"/>• Why Use It: FaCT Calculus is a versatile toolbox, simplifying challenges like scheduling or ensuring software reliability. It supports flexible notation and organizes perspectives to uncover insights, aligning with Axiom 1 (A(t)=1-e^{-kt}).</text:p>
      <text:p text:style-name="Standard"><text:s text:c="4"/>• Mechanics: Use :(Subject, attribute:modifier) or :(Subject, attribute) statements (e.g., :(Task, urgent)), per Terms Dictionary ("Statement"). Start with an initial statement (i), e.g., :(Task, complete) != ?, using setups from Skill 6 (e.g., i != g, conditionals). Factor into parts (R) using connectives like + (AND) or → (implication) (e.g., :(Task, plan) + :(Task, do)), and build a solution (S), e.g., S:Complete=:(Task, complete,p:0.9). Define variables with :=: (e.g., T:=:Task). Use conditionals (→, ↔) to link ideas. Hard Rules (e.g., Subject Requirement, Statement Balance) ensure validity; Soft Rules (e.g., Technique Flexibility) encourage creativity. Validate with = or →. Parentheses are required for layered data but optional for simple expressions (e.g., :T,urgent). Subjects are capitalized; attributes and modifiers are lowercase.</text:p>
      <text:p text:style-name="Standard"><text:s text:c="4"/>• Steps:</text:p>
      <text:p text:style-name="Standard"><text:s text:c="8"/>1. State goal (e.g., "Is software reliable?").</text:p>
      <text:p text:style-name="Standard"><text:s text:c="8"/>2. Write initial statement (i), e.g., :(Software, reliable) != ?.</text:p>
      <text:p text:style-name="Standard"><text:s text:c="8"/>3. Factor into parts (R), e.g., :(Software, tested) + :(Software, deployed).</text:p>
      <text:p text:style-name="Standard"><text:s text:c="8"/>4. Check contradictions (!) or unknowns (?).</text:p>
      <text:p text:style-name="Standard"><text:s text:c="8"/>5. Build solution (S), e.g., S:Reliable=:(Software, reliable,p:0.8).</text:p>
      <text:p text:style-name="Standard"><text:s text:c="4"/>• Examples:</text:p>
      <text:p text:style-name="Standard"><text:s text:c="8"/>1. Beginner: Query task completion: i) :(Task, complete) != ?, T:=:Task. R) :(T, plan) + :(T, do). S) S:Complete=:(T, complete,p:0.9).</text:p>
      <text:p text:style-name="Standard"><text:s text:c="8"/>2. Intermediate: Verify software reliability: i) :(Software, reliable) != ?, S:=:Software. R) :(S, tested,p:0.8) → :(S, deployed,p:0.7). S) S:Reliable=:(S, reliable,p:0.75).</text:p>
      <text:p text:style-name="Standard"><text:s text:c="8"/>3. Advanced: Assess ecosystem balance: i) :(Ecosystem, balanced) != ?, E:=:{plants,animals}. R) :(E, plants:healthy,p:0.9) ↔ :(E, animals:stable,p:0.8). S) S:Balanced=:(Ecosystem, balanced,p:0.85).</text:p>
      <text:p text:style-name="Standard"><text:s text:c="8"/>4. Cross-Domain (Physics): Model particle motion: i) :(Particle, moving) != ?, P:=:Particle. R) :(P, velocity:positive) + :(P, force:applied). S) S:Moving=:(P, moving,p:0.9).</text:p>
      <text:p text:style-name="Standard"><text:s text:c="8"/>5. Non-Technical (Ethics): Query ethical choice: i) :(Decision, ethical) != ?, D:=:Decision. R) :(D, intent:good) + :(D, impact:positive). S) S:Ethical=:(D, ethical,p:0.8).</text:p>
      <text:p text:style-name="Standard"><text:s text:c="4"/>• Analogy: FaCT Calculus is like assembling a puzzle: statements are pieces, connectives (→, ↔) are paths, and variables are labeled bags, building a clear picture.</text:p>
      <text:p text:style-name="Standard"><text:s text:c="4"/>• Workflow Summary:</text:p>
      <text:p text:style-name="Standard"><text:soft-page-break/><text:s text:c="8"/>1. Define goal (e.g., "Verify reliability").</text:p>
      <text:p text:style-name="Standard"><text:s text:c="8"/>2. Write i: :(Subject, attribute) != ?.</text:p>
      <text:p text:style-name="Standard"><text:s text:c="8"/>3. Factor R: using + or →.</text:p>
      <text:p text:style-name="Standard"><text:s text:c="8"/>4. Check contradictions (!) or unknowns (?).</text:p>
      <text:p text:style-name="Standard"><text:s text:c="8"/>5. Build S:Solution=::(Subject, attribute:~p:confidence%) (~p: and p: denote probability or confidence with ~p: for approximations and p: for derived probabilities).</text:p>
      <text:p text:style-name="Standard"><text:s text:c="4"/>• Tips:</text:p>
      <text:p text:style-name="Standard"><text:s text:c="8"/>1. Beginner: Use simple statements, e.g., :(T, urgent).</text:p>
      <text:p text:style-name="Standard"><text:s text:c="8"/>2. Intermediate: Try conditionals, e.g., :(X, plan) → :(X, do).</text:p>
      <text:p text:style-name="Standard"><text:s text:c="8"/>3. Advanced: Combine variables and chains, e.g., :(X, a) → :(Y, b) ↔ :(Z, c).</text:p>
      <text:p text:style-name="Standard">2. Phrasing Statements</text:p>
      <text:p text:style-name="Standard"><text:s text:c="4"/>• Purpose: Craft clear, goal-aligned statements to describe systems or query truths, foundational for factoring or conditionals.</text:p>
      <text:p text:style-name="Standard"><text:s text:c="4"/>• Why Use It: Phrasing statements focuses reasoning, like writing a clear sentence, supporting Axiom 1 (A(t)=1-e^{-kt}).</text:p>
      <text:p text:style-name="Standard"><text:s text:c="4"/>• Mechanics: Use :(Subject, attribute:modifier) or :(Subject, attribute), minimally :Subject, e.g., :(Task, urgent) or :(Software, reliable) != ?, per Terms Dictionary ("Statement"). Add p: (e.g., p:0.8), t: (e.g., t:0900hrs). Connect with + (AND/Join) or | (OR), e.g., :(Task, plan) + :(Task, do). Stack attributes, e.g., :(Task, urgent, priority:high). Hard Rule 3 (Statement Structure) requires a subject; Soft Rule 2 (Nested Modifiers) allows stacking. Validate with = or →. Parentheses are optional for simple expressions (e.g., :Task,urgent).</text:p>
      <text:p text:style-name="Standard"><text:s text:c="4"/>• Steps:</text:p>
      <text:p text:style-name="Standard"><text:s text:c="8"/>1. Identify goal (e.g., query task status).</text:p>
      <text:p text:style-name="Standard"><text:s text:c="8"/>2. Choose subject (e.g., Task).</text:p>
      <text:p text:style-name="Standard"><text:s text:c="8"/>3. Add modifiers/attributes (e.g., urgent).</text:p>
      <text:p text:style-name="Standard"><text:s text:c="8"/>4. Use p:, t:, != ? for precision.</text:p>
      <text:p text:style-name="Standard"><text:s text:c="8"/>5. Connect with + or |.</text:p>
      <text:p text:style-name="Standard"><text:s text:c="8"/>6. Check structure aligns with goal.</text:p>
      <text:p text:style-name="Standard"><text:s text:c="4"/>• Examples:</text:p>
      <text:p text:style-name="Standard"><text:s text:c="8"/>1. Beginner: Query task urgency: :(Task, urgent) != ?, T:=:Task. State: :(T, urgent,p:0.7).</text:p>
      <text:p text:style-name="Standard"><text:s text:c="8"/>2. Intermediate: Check software reliability: :(Software, reliable,t:now) != ?, S:=:Software. Combine: :(S, tested,p:0.8) + :(S, deployed,p:0.7).</text:p>
      <text:p text:style-name="Standard"><text:s text:c="8"/>3. Advanced: Plan resource allocation: :(Resources, allocated,efficient,p:0.9) != ?, R:=:{budget,staff}. Combine: :(R, budget:sufficient) + :(R, staff:trained).</text:p>
      <text:p text:style-name="Standard"><text:s text:c="8"/>4. Cross-Domain (Physics): Query planetary habitability: :(Planet, habitable) != ?, P:=:Planet. State: :(P, water:present,p:0.8).</text:p>
      <text:p text:style-name="Standard"><text:s text:c="8"/>5. Non-Technical (Ethics): Query moral action: :(Action, moral) != ?, A:=:Action. State: :(A, intent:just,p:0.9).</text:p>
      <text:p text:style-name="Standard"><text:s text:c="4"/>• Analogy: Phrasing statements is like drafting a blueprint—subjects are structures, modifiers are features, attributes are details.</text:p>
      <text:p text:style-name="Standard"><text:s text:c="4"/>• Workflow Summary:</text:p>
      <text:p text:style-name="Standard"><text:s text:c="8"/>1. Define goal (e.g., "Check urgency").</text:p>
      <text:p text:style-name="Standard"><text:s text:c="8"/>2. Choose subject (e.g., Task, T:=:Task).</text:p>
      <text:p text:style-name="Standard"><text:s text:c="8"/>3. Add modifiers (e.g., urgent).</text:p>
      <text:p text:style-name="Standard"><text:s text:c="8"/>4. Specify attributes (p:, t:, != ?).</text:p>
      <text:p text:style-name="Standard"><text:s text:c="8"/>5. Connect with + or |.</text:p>
      <text:p text:style-name="Standard"><text:s text:c="8"/>6. Validate clarity and subject presence.</text:p>
      <text:p text:style-name="Standard"><text:s text:c="4"/>• Tips:</text:p>
      <text:p text:style-name="Standard"><text:s text:c="8"/>1. Beginner: Use compact :(T, urgent).</text:p>
      <text:p text:style-name="Standard"><text:soft-page-break/><text:s text:c="8"/>2. Intermediate: Stack attributes, e.g., :(S, reliable,tested).</text:p>
      <text:p text:style-name="Standard"><text:s text:c="8"/>3. Advanced: Combine complex statements, e.g., :(R, allocated,budget:sufficient,p:0.9).</text:p>
      <text:p text:style-name="Standard">3. Variables and States</text:p>
      <text:p text:style-name="Standard"><text:s text:c="4"/>• Purpose: Define reusable variables and track system states to simplify modeling and ensure consistency in tasks like project management or system monitoring.</text:p>
      <text:p text:style-name="Standard"><text:s text:c="4"/>• Why Use It: Variables and states are like labeled folders and status updates, keeping analysis organized, supporting Axiom 1 (A(t)=1-e^{-kt}).</text:p>
      <text:p text:style-name="Standard"><text:s text:c="4"/>• Mechanics: Define variables with :=: (e.g., T:=:Task, X:=:{task1,task2}) or = (e.g., T=Task), per Terms Dictionary ("State"). States use :(Subject, attribute:modifier), e.g., :(State, initial:p:0.8), with p:, t:, d:. Transform with L: (e.g., L:(State, initial).(State, active)). Connect with →. Hard Rule 1 (Subject Requirement) ensures subjects; Soft Rule 3 (Substitutive Variables) allows compact notation. Validate with = or →.</text:p>
      <text:p text:style-name="Standard"><text:s text:c="4"/>• Steps:</text:p>
      <text:p text:style-name="Standard"><text:s text:c="8"/>1. Identify reusable components/states (e.g., Task).</text:p>
      <text:p text:style-name="Standard"><text:s text:c="8"/>2. Define variables (e.g., T:=:Task).</text:p>
      <text:p text:style-name="Standard"><text:s text:c="8"/>3. Declare states (e.g., :(State, initial)).</text:p>
      <text:p text:style-name="Standard"><text:s text:c="8"/>4. Add attributes (p:, t:, d:).</text:p>
      <text:p text:style-name="Standard"><text:s text:c="8"/>5. Transform with L: or connect with →.</text:p>
      <text:p text:style-name="Standard"><text:s text:c="8"/>6. Check structure aligns with intent.</text:p>
      <text:p text:style-name="Standard"><text:s text:c="4"/>• Examples:</text:p>
      <text:p text:style-name="Standard"><text:s text:c="8"/>1. Beginner: Define task variable: T:=:Task, then :(T, urgent,p:0.7).</text:p>
      <text:p text:style-name="Standard"><text:s text:c="8"/>2. Intermediate: Track software state: S:=:Software, then :(S, running,p:0.9,t:now). Transform: L:(S, running).(S, stable).</text:p>
      <text:p text:style-name="Standard"><text:s text:c="8"/>3. Advanced: Model ecosystem state: E:=:{plants,animals}, then :(E, balanced,plants:healthy,p:0.8). Connect: :(E, plants:healthy) → :(E, animals:stable).</text:p>
      <text:p text:style-name="Standard"><text:s text:c="8"/>4. Cross-Domain (Physics): Track particle state: P:=:Particle, then :(P, moving,p:0.9). Transform: L:(P, moving).(P, accelerated).</text:p>
      <text:p text:style-name="Standard"><text:s text:c="8"/>5. Non-Technical (Ethics): Define belief state: B:=:Belief, then :(B, consistent,p:0.8). Transform: L:(B, consistent).(B, justified).</text:p>
      <text:p text:style-name="Standard"><text:s text:c="4"/>• Analogy: Variables are labeled folders, states are progress reports, keeping analysis tidy.</text:p>
      <text:p text:style-name="Standard"><text:s text:c="4"/>• Workflow Summary:</text:p>
      <text:p text:style-name="Standard"><text:s text:c="8"/>1. Identify component/state.</text:p>
      <text:p text:style-name="Standard"><text:s text:c="8"/>2. Define variable with :=: or =.</text:p>
      <text:p text:style-name="Standard"><text:s text:c="8"/>3. Declare state with :(State, modifier).</text:p>
      <text:p text:style-name="Standard"><text:s text:c="8"/>4. Add attributes (p:, t:, d:).</text:p>
      <text:p text:style-name="Standard"><text:s text:c="8"/>5. Transform/connect with L: or →.</text:p>
      <text:p text:style-name="Standard"><text:s text:c="8"/>6. Validate clarity and subject.</text:p>
      <text:p text:style-name="Standard"><text:s text:c="4"/>• Tips:</text:p>
      <text:p text:style-name="Standard"><text:s text:c="8"/>1. Beginner: Use compact :T,urgent.</text:p>
      <text:p text:style-name="Standard"><text:s text:c="8"/>2. Intermediate: Define sets, e.g., X:=:{task1,task2}.</text:p>
      <text:p text:style-name="Standard"><text:s text:c="8"/>3. Advanced: Combine variables and states in chains, e.g., :(E, plants:healthy) → :(E, balanced).</text:p>
      <text:p text:style-name="Standard">4. Setup Basics for Declaration</text:p>
      <text:p text:style-name="Standard"><text:s text:c="4"/>• Purpose: Establish subjects, types, or hierarchies for structured analysis, useful for project planning or data modeling.</text:p>
      <text:p text:style-name="Standard"><text:s text:c="4"/>• Why Use It: Declarations organize the toolbox, labeling tools (subjects) and rules (types), supporting Axiom 1 (A(t)=1-e^{-kt}).</text:p>
      <text:p text:style-name="Standard"><text:s text:c="4"/>• Mechanics: Use prefixes (:, ||:, ::, c:, #:) per Notation. Stack attributes, e.g., :(Project, active,priority:high), or group in sets, e.g., {:(Project, p1),:(Project, p2)}. Add // comments, per Terms <text:soft-page-break/>Dictionary ("Declaration"). Hard Rule 3 (Statement Structure) requires subjects; Soft Rule 2 (Nested Modifiers) allows creative setups. Validate with = or narrative checks.</text:p>
      <text:p text:style-name="Standard"><text:s text:c="4"/>• Steps:</text:p>
      <text:p text:style-name="Standard"><text:s text:c="8"/>1. Choose prefix (e.g., : for general).</text:p>
      <text:p text:style-name="Standard"><text:s text:c="8"/>2. Define subject (e.g., Project).</text:p>
      <text:p text:style-name="Standard"><text:s text:c="8"/>3. Stack attributes/modifiers (e.g., active).</text:p>
      <text:p text:style-name="Standard"><text:s text:c="8"/>4. Group with {...} or #: .</text:p>
      <text:p text:style-name="Standard"><text:s text:c="8"/>5. Add // comments.</text:p>
      <text:p text:style-name="Standard"><text:s text:c="8"/>6. Check alignment with goal.</text:p>
      <text:p text:style-name="Standard"><text:s text:c="4"/>• Examples:</text:p>
      <text:p text:style-name="Standard"><text:s text:c="8"/>1. Beginner: Declare task: :(Task, urgent) or T:=:Task, then :(T, urgent).</text:p>
      <text:p text:style-name="Standard"><text:s text:c="8"/>2. Intermediate: Define data type: ::(float):(Price, value:19.99) // USD.</text:p>
      <text:p text:style-name="Standard"><text:s text:c="8"/>3. Advanced: Set project hierarchy: #:[:(Project, p1,priority:high),:(Project, p2,priority:low)], P:=:{p1,p2}.</text:p>
      <text:p text:style-name="Standard"><text:s text:c="8"/>4. Cross-Domain (Physics): Declare constant: ||:(Speed, light:299792458) // m/s.</text:p>
      <text:p text:style-name="Standard"><text:s text:c="8"/>5. Non-Technical (Ethics): Declare principle: :(Principle, fairness) // Core value.</text:p>
      <text:p text:style-name="Standard"><text:s text:c="4"/>• Analogy: Declarations are like organizing a toolbox, labeling tools for access.</text:p>
      <text:p text:style-name="Standard"><text:s text:c="4"/>• Workflow Summary:</text:p>
      <text:p text:style-name="Standard"><text:s text:c="8"/>1. Define intent (general, absolute, typed).</text:p>
      <text:p text:style-name="Standard"><text:s text:c="8"/>2. Select subject.</text:p>
      <text:p text:style-name="Standard"><text:s text:c="8"/>3. Add attributes.</text:p>
      <text:p text:style-name="Standard"><text:s text:c="8"/>4. Organize with #: or {...}.</text:p>
      <text:p text:style-name="Standard"><text:s text:c="8"/>5. Comment with //.</text:p>
      <text:p text:style-name="Standard"><text:s text:c="8"/>6. Validate structure and goal.</text:p>
      <text:p text:style-name="Standard"><text:s text:c="4"/>• Tips:</text:p>
      <text:p text:style-name="Standard"><text:s text:c="8"/>1. Beginner: Use : for simple declarations.</text:p>
      <text:p text:style-name="Standard"><text:s text:c="8"/>2. Intermediate: Try :: or c: for types/classes.</text:p>
      <text:p text:style-name="Standard"><text:s text:c="8"/>3. Advanced: Combine #: and {...} for complex setups.</text:p>
      <text:p text:style-name="Standard">5. Truth Statements for Discernment</text:p>
      <text:p text:style-name="Standard"><text:s text:c="4"/>• Purpose: Form queries or assertions to test truths, identify contradictions, or uncover missing factors in decision-making or system analysis.</text:p>
      <text:p text:style-name="Standard"><text:s text:c="4"/>• Why Use It: Truth statements probe reality, like a detective’s questions, supporting Axiom 1 (A(t)=1-e^{-kt}).</text:p>
      <text:p text:style-name="Standard"><text:s text:c="4"/>• Mechanics: Use != ? for queries (e.g., :(System, stable) != ?), operators (!, |, ^|, =^|, !|, !+, +), per Notation, and balance i != g → S = g, per Terms Dictionary ("Inquisition"). Use p: for confidence, → for validation. Hard Rule 5 (Statement Clarity) ensures clarity; Soft Rule 4 (Probabilistic Flexibility) allows stacking. Validate with = or →.</text:p>
      <text:p text:style-name="Standard"><text:s text:c="4"/>• Steps:</text:p>
      <text:p text:style-name="Standard"><text:s text:c="8"/>1. Form query (e.g., :(Agent, successful) != ?).</text:p>
      <text:p text:style-name="Standard"><text:s text:c="8"/>2. Factor into components (e.g., {:(Agent, skills:technical),:(Agent, effort)}).</text:p>
      <text:p text:style-name="Standard"><text:s text:c="8"/>3. Test contradictions with !.</text:p>
      <text:p text:style-name="Standard"><text:s text:c="8"/>4. Assign p: for confidence.</text:p>
      <text:p text:style-name="Standard"><text:s text:c="8"/>5. Check alignment with → or =.</text:p>
      <text:p text:style-name="Standard"><text:s text:c="4"/>• Examples:</text:p>
      <text:p text:style-name="Standard"><text:s text:c="8"/>1. Beginner: Query task completion: :(Task, complete) != ?, T:=:Task. Factor: {:(T, plan),:(T, do)}. Test: !:(T, delayed).</text:p>
      <text:p text:style-name="Standard"><text:s text:c="8"/>2. Intermediate: Check decision accuracy: :(Decision, correct) != ?, D:=:Decision. Factor: {:(D, evidence,p:0.8),:(D, analysis)}. Validate: :(D, evidence) → :(D, correct).</text:p>
      <text:p text:style-name="Standard"><text:soft-page-break/><text:s text:c="8"/>3. Advanced: Assess system stability: :(System, stable) != ?, S:=:System. Factor: {:(S, hardware:reliable,p:0.9),:(S, software:updated)}. Validate: :(S, hardware:reliable) → :(S, stable).</text:p>
      <text:p text:style-name="Standard"><text:s text:c="8"/>4. Cross-Domain (Physics): Query physical law: :(Gravity, consistent) != ?, G:=:Gravity. Factor: {:(G, force:mass),:(G, distance:inverse)}. Validate: :(G, force:mass) → :(G, consistent).</text:p>
      <text:p text:style-name="Standard"><text:s text:c="8"/>5. Non-Technical (Ethics): Query belief validity: :(Belief, valid) != ?, B:=:Belief. Factor: {:(B, evidence),:(B, reasoned)}. Validate: :(B, evidence) → :(B, valid).</text:p>
      <text:p text:style-name="Standard"><text:s text:c="4"/>• Analogy: Truth statements are like a flashlight, revealing contradictions or gaps.</text:p>
      <text:p text:style-name="Standard"><text:s text:c="4"/>• Workflow Summary:</text:p>
      <text:p text:style-name="Standard"><text:s text:c="8"/>1. Define query with :(Subject, modifier) != ?.</text:p>
      <text:p text:style-name="Standard"><text:s text:c="8"/>2. Factor components into {:(Subject, modifier)}.</text:p>
      <text:p text:style-name="Standard"><text:s text:c="8"/>3. Test contradictions with !.</text:p>
      <text:p text:style-name="Standard"><text:s text:c="8"/>4. Assign confidence with p:.</text:p>
      <text:p text:style-name="Standard"><text:s text:c="8"/>5. Validate with → or =.</text:p>
      <text:p text:style-name="Standard"><text:s text:c="8"/>6. Ensure clarity and goal alignment.</text:p>
      <text:p text:style-name="Standard"><text:s text:c="4"/>• Tips:</text:p>
      <text:p text:style-name="Standard"><text:s text:c="8"/>1. Beginner: Start with simple != ? queries.</text:p>
      <text:p text:style-name="Standard"><text:s text:c="8"/>2. Intermediate: Stack factors with {...}.</text:p>
      <text:p text:style-name="Standard"><text:s text:c="8"/>3. Advanced: Use → for complex validations.</text:p>
      <text:p text:style-name="Standard">6. Setups</text:p>
      <text:p text:style-name="Standard"><text:s text:c="4"/>• Purpose: Structure problems in the Phrasing stage to initiate analysis, using setups like i != g, Lambda transformations, conditionals, thought chains, prediction, and discernment for tasks like project planning, hypothesis testing, or diagnostics.</text:p>
      <text:p text:style-name="Standard"><text:s text:c="4"/>• Why Use It: Setups frame the problem clearly, like setting a stage, supporting Axiom 2 (i != g → S = g) and Axiom 1 (A(t)=1-e^{-kt}).</text:p>
      <text:p text:style-name="Standard"><text:s text:c="4"/>• Mechanics: Use :(Subject, attribute:modifier) for statements, i != g for problem setup, L: for transformations (e.g., L:(Team, effort:plan).(Team, effort:execute)), conditionals (→, ↔, !=), thought chains (→ sequences), prediction (e.g., (what happened) + (what is happening) = (what should happen), see Skill 20), and discernment (=True|False or balancing testimonies vs. facts, e.g., [:(Testimony, claim),:(Fact, evidence)]). Add p:, ~p:, // comments. Hard Rule 1 (Subject Requirement) ensures subjects; Soft Rule 10 (Technique Flexibility) allows creative setups. Validate with =? or →.</text:p>
      <text:p text:style-name="Standard"><text:s text:c="4"/>• Steps:</text:p>
      <text:p text:style-name="Standard"><text:s text:c="8"/>1. Define goal (e.g., solve project completion).</text:p>
      <text:p text:style-name="Standard"><text:s text:c="8"/>2. Set up initial state (i) and goal (g), e.g., :(Team, work:progressing) != :(Project, complete).</text:p>
      <text:p text:style-name="Standard"><text:s text:c="8"/>3. Use L: for transformations (e.g., L:(Team, effort:plan).(Team, effort:execute)).</text:p>
      <text:p text:style-name="Standard"><text:s text:c="8"/>4. Apply conditionals or thought chains (e.g., :(Team, work) → :(Project, progress)).</text:p>
      <text:p text:style-name="Standard"><text:s text:c="8"/>5. Set prediction (e.g., :(Project, complete) != ? t:future).</text:p>
      <text:p text:style-name="Standard"><text:s text:c="8"/>6. Discern with =True|False or balance (e.g., [:(Testimony, claim),:(Fact, evidence)]).</text:p>
      <text:p text:style-name="Standard"><text:s text:c="8"/>7. Validate with =? or →.</text:p>
      <text:p text:style-name="Standard"><text:s text:c="4"/>• Examples:</text:p>
      <text:p text:style-name="Standard"><text:s text:c="8"/>1. Beginner: Setup task completion: :(Task, active) != :(Task, complete), T:=:Task.</text:p>
      <text:p text:style-name="Standard"><text:s text:c="8"/>2. Intermediate: Prediction setup: :(Task, planned) + :(Task, ongoing) = :(Task, complete) // Past and present predict outcome, see Skill 20.</text:p>
      <text:p text:style-name="Standard"><text:s text:c="8"/>3. Advanced: Discernment setup: [:(Testimony, claim:p:0.7)|:|:(Fact, evidence:p:0.8)=1] // Balance claim vs. evidence.</text:p>
      <text:p text:style-name="Standard"><text:s text:c="8"/>4. Cross-Domain (Physics): Setup motion hypothesis: :(Particle, moving) != ?, L:(Particle, static).(Particle, moving).</text:p>
      <text:p text:style-name="Standard"><text:s text:c="8"/>5. Non-Technical (Ethics): Setup ethical decision: :(Decision, ethical)=True|False, [:(Intent, good),:(Impact, positive)].</text:p>
      <text:p text:style-name="Standard"><text:s text:c="4"/>• Analogy: Setups are like setting a stage, arranging props for analysis.</text:p>
      <text:p text:style-name="Standard"><text:soft-page-break/><text:s text:c="4"/>• Workflow Summary:</text:p>
      <text:p text:style-name="Standard"><text:s text:c="8"/>1. Define goal.</text:p>
      <text:p text:style-name="Standard"><text:s text:c="8"/>2. Set i != g or other setup.</text:p>
      <text:p text:style-name="Standard"><text:s text:c="8"/>3. Use L:, conditionals, or thought chains.</text:p>
      <text:p text:style-name="Standard"><text:s text:c="8"/>4. Add prediction or discernment.</text:p>
      <text:p text:style-name="Standard"><text:s text:c="8"/>5. Include p:, ~p:, // comments.</text:p>
      <text:p text:style-name="Standard"><text:s text:c="8"/>6. Validate with =? or →.</text:p>
      <text:p text:style-name="Standard"><text:s text:c="4"/>• Tips:</text:p>
      <text:p text:style-name="Standard"><text:s text:c="8"/>1. Beginner: Start with i != g.</text:p>
      <text:p text:style-name="Standard"><text:s text:c="8"/>2. Intermediate: Use L: and conditionals.</text:p>
      <text:p text:style-name="Standard"><text:s text:c="8"/>3. Advanced: Combine prediction and discernment.</text:p>
      <text:p text:style-name="Standard">7. Using Conditionals</text:p>
      <text:p text:style-name="Standard"><text:s text:c="4"/>• Purpose: Model logical relationships, causations, or alternatives using conditionals for precise reasoning in workflows or dependencies.</text:p>
      <text:p text:style-name="Standard"><text:s text:c="4"/>• Why Use It: Conditionals are bridges connecting ideas, supporting Axiom 2 (i != g → S = g).</text:p>
      <text:p text:style-name="Standard"><text:s text:c="4"/>• Mechanics: Use → (implication), ← (reverse implication), ↔ (biconditional), ; (else/separator) per Notation and Terms Dictionary ("Conditional Logic"). Sequence conditionals, e.g., :(Plan, done) → :(Task, started) → :(Task, complete). Enhance with |, ^|, =^|, !|, !+, M:. Hard Rule 4 (Logical Consistency) ensures valid subjects; Soft Rule 2 (Nested Modifiers) allows sequencing. Validate with → or ↔.</text:p>
      <text:p text:style-name="Standard"><text:s text:c="4"/>• Steps:</text:p>
      <text:p text:style-name="Standard"><text:s text:c="8"/>1. Identify relationship (causation, equivalence).</text:p>
      <text:p text:style-name="Standard"><text:s text:c="8"/>2. Choose conditional (→, ←, ↔, ;).</text:p>
      <text:p text:style-name="Standard"><text:s text:c="8"/>3. Write statements (e.g., :(Plan, done) → :(Task, complete)).</text:p>
      <text:p text:style-name="Standard"><text:s text:c="8"/>4. Build sequences for multi-step flows.</text:p>
      <text:p text:style-name="Standard"><text:s text:c="8"/>5. Enhance with |, ^|, =^|, !|, !+, or M:.</text:p>
      <text:p text:style-name="Standard"><text:s text:c="8"/>6. Check alignment with goal.</text:p>
      <text:p text:style-name="Standard"><text:s text:c="4"/>• Examples:</text:p>
      <text:p text:style-name="Standard"><text:s text:c="8"/>1. Beginner (→): :(Plan, done) → :(Task, complete).</text:p>
      <text:p text:style-name="Standard"><text:s text:c="8"/>2. Intermediate (↔): :(Team, work:p:0.8) ↔ :(Project, success:p:0.7).</text:p>
      <text:p text:style-name="Standard"><text:s text:c="8"/>3. Advanced (Sequence): M:[:(Resources, allocated) → :(Team, trained) → :(Project, complete,p:0.9);:(Project, delayed,p:0.1)].</text:p>
      <text:p text:style-name="Standard"><text:s text:c="8"/>4. Cross-Domain (Physics): :(Force, applied) → :(Object, moving).</text:p>
      <text:p text:style-name="Standard"><text:s text:c="8"/>5. Non-Technical (Ethics): :(Belief, reasoned) → :(Belief, justified).</text:p>
      <text:p text:style-name="Standard"><text:s text:c="4"/>• Analogy: Conditionals are bridges—some one-way (→), some two-way (↔), others alternate paths (;).</text:p>
      <text:p text:style-name="Standard"><text:s text:c="4"/>• Workflow Summary:</text:p>
      <text:p text:style-name="Standard"><text:s text:c="8"/>1. Define relationship (causation, equivalence, alternatives).</text:p>
      <text:p text:style-name="Standard"><text:s text:c="8"/>2. Select conditional (→, ←, ↔, ;).</text:p>
      <text:p text:style-name="Standard"><text:s text:c="8"/>3. Write statements connecting :(Subject, modifier) pairs.</text:p>
      <text:p text:style-name="Standard"><text:s text:c="8"/>4. Build sequence.</text:p>
      <text:p text:style-name="Standard"><text:s text:c="8"/>5. Enhance with |, ^|, =^|, !|, !+, or M:.</text:p>
      <text:p text:style-name="Standard"><text:s text:c="8"/>6. Validate with → or ↔.</text:p>
      <text:p text:style-name="Standard"><text:s text:c="4"/>• Tips:</text:p>
      <text:p text:style-name="Standard"><text:s text:c="8"/>1. Beginner: Start with → statements.</text:p>
      <text:p text:style-name="Standard"><text:s text:c="8"/>2. Intermediate: Use ↔ and ; for complexity.</text:p>
      <text:p text:style-name="Standard"><text:s text:c="8"/>3. Advanced: Build sequences with M:.</text:p>
      <text:p text:style-name="Standard">8. Factoring</text:p>
      <text:p text:style-name="Standard"><text:soft-page-break/><text:s text:c="4"/>• Purpose: Break systems into components to analyze contributions or contradictions, useful for debugging or process analysis, supporting Conjecture 1 (no semantic primes).</text:p>
      <text:p text:style-name="Standard"><text:s text:c="4"/>• Why Use It: Factoring dismantles systems to identify essentials or flaws, supporting Axiom 1 (A(t)=1-e^{-kt}).</text:p>
      <text:p text:style-name="Standard"><text:s text:c="4"/>• Mechanics: Decompose statements, e.g., :(System, working) → {:(System, hardware:stable),:(System, software:updated)}, per Notation and Terms Dictionary ("Factoring"). Use #: for recursive factoring, ! for contradictions, + for contributions, / for commonalities. Hard Rule 8 (Subject Factored Equivalency) ensures equivalence; Soft Rule 9 (Recursive Depth) allows flexible depth. Validate with → or narrative.</text:p>
      <text:p text:style-name="Standard"><text:s text:c="4"/>• Steps:</text:p>
      <text:p text:style-name="Standard"><text:s text:c="8"/>1. Identify statement (e.g., :(System, working)).</text:p>
      <text:p text:style-name="Standard"><text:s text:c="8"/>2. Decompose into {:(Subject, modifier)}.</text:p>
      <text:p text:style-name="Standard"><text:s text:c="8"/>3. Factor recursively with #: if needed.</text:p>
      <text:p text:style-name="Standard"><text:s text:c="8"/>4. Classify with !, +, or /.</text:p>
      <text:p text:style-name="Standard"><text:s text:c="8"/>5. Check alignment with goal.</text:p>
      <text:p text:style-name="Standard"><text:s text:c="4"/>• Examples:</text:p>
      <text:p text:style-name="Standard"><text:s text:c="8"/>1. Beginner: Factor :(Task, done) into {:(Task, plan),:(Task, do)}.</text:p>
      <text:p text:style-name="Standard"><text:s text:c="8"/>2. Intermediate: Factor :(Software, reliable) into {:(Software, tested,p:0.8),:(Software, deployed)}. Check: !:(Software, bugs).</text:p>
      <text:p text:style-name="Standard"><text:s text:c="8"/>3. Advanced: Factor :(Ecosystem, balanced) into {:(E, plants:healthy,p:0.9),:(E, animals:stable)}, E:=:{plants,animals}. Recursive: #:[:(E, plants:healthy)] → :(E, soil:nutrient-rich).</text:p>
      <text:p text:style-name="Standard"><text:s text:c="8"/>4. Cross-Domain (Physics): Factor :(Motion, uniform) into {:(Object, velocity:constant),:(Object, force:zero)}.</text:p>
      <text:p text:style-name="Standard"><text:s text:c="8"/>5. Non-Technical (Ethics): Factor :(Action, ethical) into {:(Action, intent:good),:(Action, impact:positive)}.</text:p>
      <text:p text:style-name="Standard"><text:s text:c="4"/>• Analogy: Factoring is like unpacking a suitcase, sorting items to understand contents.</text:p>
      <text:p text:style-name="Standard"><text:s text:c="4"/>• Workflow Summary:</text:p>
      <text:p text:style-name="Standard"><text:s text:c="8"/>1. Select statement (:(Subject, modifier)).</text:p>
      <text:p text:style-name="Standard"><text:s text:c="8"/>2. Decompose into {:(Subject, modifier)}.</text:p>
      <text:p text:style-name="Standard"><text:s text:c="8"/>3. Recursive factor with #: if needed.</text:p>
      <text:p text:style-name="Standard"><text:s text:c="8"/>4. Classify with !, +, or /.</text:p>
      <text:p text:style-name="Standard"><text:s text:c="8"/>5. Validate with → or narrative.</text:p>
      <text:p text:style-name="Standard"><text:s text:c="8"/>6. Organize with {...}.</text:p>
      <text:p text:style-name="Standard"><text:s text:c="4"/>• Tips:</text:p>
      <text:p text:style-name="Standard"><text:s text:c="8"/>1. Beginner: Factor into simple pairs.</text:p>
      <text:p text:style-name="Standard"><text:s text:c="8"/>2. Intermediate: Use p: for confidence.</text:p>
      <text:p text:style-name="Standard"><text:s text:c="8"/>3. Advanced: Apply recursive #: for depth.</text:p>
      <text:p text:style-name="Standard">9. Relational Factoring (Bridging)</text:p>
      <text:p text:style-name="Standard"><text:s text:c="4"/>• Purpose: Analyze relationships between components to uncover interactions, ideal for team dynamics or system dependencies.</text:p>
      <text:p text:style-name="Standard"><text:s text:c="4"/>• Why Use It: Relational factoring maps networks, supporting Axiom 1 (A(t)=1-e^{-kt}).</text:p>
      <text:p text:style-name="Standard"><text:s text:c="4"/>• Mechanics: Map relationships with M: (e.g., M:[:(Team, work),:(Project, success)]) or {...}, using ~&gt; (loose relationships), → (causation), ~ (similarity), per Notation and Terms Dictionary ("Relational Factoring"). Hard Rule 4 (Logical Consistency) ensures valid subjects; Soft Rule 7 (Contextual Bridging) allows flexible mappings. Validate with → or ↔.</text:p>
      <text:p text:style-name="Standard"><text:s text:c="4"/>• Steps:</text:p>
      <text:p text:style-name="Standard"><text:s text:c="8"/>1. Identify related components (e.g., Team, Project).</text:p>
      <text:p text:style-name="Standard"><text:s text:c="8"/>2. Map with M: or {...}.</text:p>
      <text:p text:style-name="Standard"><text:s text:c="8"/>3. Specify connections with ~&gt;, →, or ~.</text:p>
      <text:p text:style-name="Standard"><text:soft-page-break/><text:s text:c="8"/>4. Assign p: for confidence.</text:p>
      <text:p text:style-name="Standard"><text:s text:c="8"/>5. Check alignment with goal.</text:p>
      <text:p text:style-name="Standard"><text:s text:c="4"/>• Examples:</text:p>
      <text:p text:style-name="Standard"><text:s text:c="8"/>1. Beginner: Map task dependencies: M:[:(Task, plan),:(Task, do)], :(Task, plan) → :(Task, do).</text:p>
      <text:p text:style-name="Standard"><text:s text:c="8"/>2. Intermediate: Map team-project link: M:[:(Team, work,p:0.8),:(Project, success),~:0.9].</text:p>
      <text:p text:style-name="Standard"><text:s text:c="8"/>3. Advanced: Map ecosystem interactions: M:[:(E, plants:healthy),:(E, animals:stable),~:0.85], E:=:{plants,animals}.</text:p>
      <text:p text:style-name="Standard"><text:s text:c="8"/>4. Cross-Domain (Physics): Map physical interactions: M:[:(Particle, charge:positive),:(Field, electric),~:0.8].</text:p>
      <text:p text:style-name="Standard"><text:s text:c="8"/>5. Non-Technical (Ethics): Map belief relationships: M:[:(Belief, reasoned),:(Belief, justified),~:0.9].</text:p>
      <text:p text:style-name="Standard"><text:s text:c="4"/>• Analogy: Relational factoring is like drawing a web, connecting nodes to show interactions.</text:p>
      <text:p text:style-name="Standard"><text:s text:c="4"/>• Workflow Summary:</text:p>
      <text:p text:style-name="Standard"><text:s text:c="8"/>1. Identify components.</text:p>
      <text:p text:style-name="Standard"><text:s text:c="8"/>2. Map relationships with M: or {...}.</text:p>
      <text:p text:style-name="Standard"><text:s text:c="8"/>3. Connect with ~&gt;, →, or ~.</text:p>
      <text:p text:style-name="Standard"><text:s text:c="8"/>4. Add confidence with p:.</text:p>
      <text:p text:style-name="Standard"><text:s text:c="8"/>5. Validate with → or ↔.</text:p>
      <text:p text:style-name="Standard"><text:s text:c="8"/>6. Organize with {...}.</text:p>
      <text:p text:style-name="Standard"><text:s text:c="4"/>• Tips:</text:p>
      <text:p text:style-name="Standard"><text:s text:c="8"/>1. Beginner: Start with → mappings.</text:p>
      <text:p text:style-name="Standard"><text:s text:c="8"/>2. Intermediate: Use M: for multiple relationships.</text:p>
      <text:p text:style-name="Standard"><text:s text:c="8"/>3. Advanced: Combine ~ and p: for complex interactions.</text:p>
      <text:p text:style-name="Standard">10. Balancing</text:p>
      <text:p text:style-name="Standard"><text:s text:c="4"/>• Purpose: Transform an initial state (i) that does not equal a goal state (g) into a solution (S) that equals g by eliminating contradictions and incorporating missing factors, useful for resource planning or system optimization.</text:p>
      <text:p text:style-name="Standard"><text:s text:c="4"/>• Why Use It: Balancing levels a scale, solving the gap between i != g to achieve S = g, supporting Axiom 2.</text:p>
      <text:p text:style-name="Standard"><text:s text:c="4"/>• Mechanics: Use i != g → (i = i + c) != (g = g + m) → (i - c) + (i + m) = S → S = g, where i (initial state), c (contradictions), g (goal), m (missing factors), per Hard Rule 7 (Statement Balance) and Terms Dictionary ("Balance"). Resolve c with !, identify m with ?, connect with + or *. Use L: for transformations, conditionals (→, ↔) for flexibility. Hard Rules ensure valid subjects; Soft Rule 8 (Technique Flexibility) allows flexibility. Validate with =? or →.</text:p>
      <text:p text:style-name="Standard"><text:s text:c="4"/>• Steps:</text:p>
      <text:p text:style-name="Standard"><text:s text:c="8"/>1. Define initial state (i), e.g., i = :(System, active).</text:p>
      <text:p text:style-name="Standard"><text:s text:c="8"/>2. Define goal (g), e.g., g = :(System, optimized).</text:p>
      <text:p text:style-name="Standard"><text:s text:c="8"/>3. State problem: i != g, e.g., :(System, active) != :(System, optimized).</text:p>
      <text:p text:style-name="Standard"><text:s text:c="8"/>4. Factor i: i = i + c, e.g., :(System, active) + :(Resources, limited).</text:p>
      <text:p text:style-name="Standard"><text:s text:c="8"/>5. Factor g: g = g + m, e.g., :(System, optimized) + :(Resources, supplemented).</text:p>
      <text:p text:style-name="Standard"><text:s text:c="8"/>6. Eliminate c: !:(Resources, limited).</text:p>
      <text:p text:style-name="Standard"><text:s text:c="8"/>7. Add m: :(Resources, supplemented).</text:p>
      <text:p text:style-name="Standard"><text:s text:c="8"/>8. Balance: (i - c) + (i + m) = S, e.g., :(System, active) - !:(Resources, limited) + :(Resources, supplemented) = S.</text:p>
      <text:p text:style-name="Standard"><text:s text:c="8"/>9. Synthesize: S = g, e.g., S:Optimized=:(System, optimized,p:0.9).</text:p>
      <text:p text:style-name="Standard"><text:s text:c="8"/>10. Verify: S = g, e.g., S:Optimized=:(System, optimized,p:0.9) =? :(System, optimized,p:0.9).</text:p>
      <text:p text:style-name="Standard"><text:s text:c="4"/>• Examples:</text:p>
      <text:p text:style-name="Standard"><text:s text:c="8"/>1. Beginner: Balance task completion: :(Task, plan) + :(Task, do) != :(Task, complete) + !:(Task, delayed). Solution: S:Complete=:(Task, complete,p:0.8).</text:p>
      <text:p text:style-name="Standard"><text:soft-page-break/><text:s text:c="8"/>2. Intermediate: Balance system stability: :(System, running,p:0.8) + :(Resources, limited) != :(System, stable) + :(Resources, supplemented). Solution: S:Stable=:(System, stable,p:0.9).</text:p>
      <text:p text:style-name="Standard"><text:s text:c="8"/>3. Advanced: Balance project success: :(P, team:trained) + :(P, resources:limited) != :(P, successful) + :(P, resources:allocated), P:=:{team,resources}. Solution: S:Success=:(P, successful,p:0.85).</text:p>
      <text:p text:style-name="Standard"><text:s text:c="8"/>4. Cross-Domain (Physics): Balance energy conservation: :(System, energy:input) + :(System, energy:loss) != :(System, conserved) + :(System, energy:stored). Solution: S:Conserved=:(System, conserved,p:0.9).</text:p>
      <text:p text:style-name="Standard"><text:s text:c="8"/>5. Non-Technical (Ethics): Balance fair decision: :(Decision, evidence) + :(Decision, biased) != :(Decision, fair) + :(Decision, intent:good). Solution: S:Fair=:(Decision, fair,p:0.8).</text:p>
      <text:p text:style-name="Standard"><text:s text:c="4"/>• Analogy: Balancing is like adjusting a balance beam, ensuring alignment between initial state and goal.</text:p>
      <text:p text:style-name="Standard"><text:s text:c="4"/>• Workflow Summary:</text:p>
      <text:p text:style-name="Standard"><text:s text:c="8"/>1. Set initial state (i).</text:p>
      <text:p text:style-name="Standard"><text:s text:c="8"/>2. Set goal (g).</text:p>
      <text:p text:style-name="Standard"><text:s text:c="8"/>3. State i != g.</text:p>
      <text:p text:style-name="Standard"><text:s text:c="8"/>4. Factor i and g to identify c and m.</text:p>
      <text:p text:style-name="Standard"><text:s text:c="8"/>5. Eliminate c with !.</text:p>
      <text:p text:style-name="Standard"><text:s text:c="8"/>6. Add m with +.</text:p>
      <text:p text:style-name="Standard"><text:s text:c="8"/>7. Balance with (i - c) + (i + m) = S.</text:p>
      <text:p text:style-name="Standard"><text:s text:c="8"/>8. Synthesize S with p:.</text:p>
      <text:p text:style-name="Standard"><text:s text:c="8"/>9. Verify with =?.</text:p>
      <text:p text:style-name="Standard"><text:s text:c="4"/>• Tips:</text:p>
      <text:p text:style-name="Standard"><text:s text:c="8"/>1. Beginner: Start with simple balances using !=.</text:p>
      <text:p text:style-name="Standard"><text:s text:c="8"/>2. Intermediate: Use p: for confidence.</text:p>
      <text:p text:style-name="Standard"><text:s text:c="8"/>3. Advanced: Handle complex balances with L: transformations.</text:p>
      <text:p text:style-name="Standard">11. Stacking</text:p>
      <text:p text:style-name="Standard"><text:s text:c="4"/>• Purpose: Group similar components or perspectives within statements or sets for comprehensive analysis, useful for team collaboration or system modeling.</text:p>
      <text:p text:style-name="Standard"><text:s text:c="4"/>• Why Use It: Stacking organizes layered information relating to a Subject or Expression, supporting Axiom 1 (A(t)=1-e^{-kt}).</text:p>
      <text:p text:style-name="Standard"><text:s text:c="4"/>• Mechanics: Stack attributes in statements (e.g., :(Team, collaborate,compete)) or sets (e.g., {:(Team, collaborate),:(Team, compete)}), per Notation and Terms Dictionary ("Stacking"). Use + (AND/Join), / (intersection), #: (priority). Hard Rule 9 (Stacking/Nesting Integrity) ensures valid structure; Soft Rule 1 (Unlimited Stacking) allows flexibility. Validate with = or narrative.</text:p>
      <text:p text:style-name="Standard"><text:s text:c="4"/>• Steps:</text:p>
      <text:p text:style-name="Standard"><text:s text:c="8"/>1. Identify components to stack (e.g., attributes, perspectives).</text:p>
      <text:p text:style-name="Standard"><text:s text:c="8"/>2. Stack in statements or {...}.</text:p>
      <text:p text:style-name="Standard"><text:s text:c="8"/>3. Combine with + or /.</text:p>
      <text:p text:style-name="Standard"><text:s text:c="8"/>4. Prioritize with #: if needed.</text:p>
      <text:p text:style-name="Standard"><text:s text:c="8"/>5. Check alignment with goal.</text:p>
      <text:p text:style-name="Standard"><text:s text:c="4"/>• Examples:</text:p>
      <text:p text:style-name="Standard"><text:s text:c="8"/>1. Beginner: Stack task attributes: :(Task, urgent,priority:high).</text:p>
      <text:p text:style-name="Standard"><text:s text:c="8"/>2. Intermediate: Stack team roles: {:(Team, collaborate,p:0.7),:(Team, compete)}.</text:p>
      <text:p text:style-name="Standard"><text:s text:c="8"/>3. Advanced: Stack ecosystem factors: {:(E, plants:healthy,p:0.9),:(E, animals:stable)}, E:=:{plants,animals}.</text:p>
      <text:p text:style-name="Standard"><text:s text:c="8"/>4. Cross-Domain (Physics): Stack physical properties: {:(Particle, charge:positive),:(Particle, spin:half)}.</text:p>
      <text:p text:style-name="Standard"><text:s text:c="8"/>5. Non-Technical (Ethics): Stack ethical principles: {:(Action, fair),:(Action, transparent)}.</text:p>
      <text:p text:style-name="Standard"><text:soft-page-break/><text:s text:c="4"/>• Analogy: Stacking is like organizing books on a shelf, grouping related ideas.</text:p>
      <text:p text:style-name="Standard"><text:s text:c="4"/>• Workflow Summary:</text:p>
      <text:p text:style-name="Standard"><text:s text:c="8"/>1. Identify attributes or perspectives.</text:p>
      <text:p text:style-name="Standard"><text:s text:c="8"/>2. Stack with , or {...}.</text:p>
      <text:p text:style-name="Standard"><text:s text:c="8"/>3. Combine with + or /.</text:p>
      <text:p text:style-name="Standard"><text:s text:c="8"/>4. Prioritize with #: if needed.</text:p>
      <text:p text:style-name="Standard"><text:s text:c="8"/>5. Validate with = or narrative.</text:p>
      <text:p text:style-name="Standard"><text:s text:c="8"/>6. Ensure clarity and goal alignment.</text:p>
      <text:p text:style-name="Standard"><text:s text:c="4"/>• Tips:</text:p>
      <text:p text:style-name="Standard"><text:s text:c="8"/>1. Beginner: Stack simple attributes with ,.</text:p>
      <text:p text:style-name="Standard"><text:s text:c="8"/>2. Intermediate: Use {...} for perspectives.</text:p>
      <text:p text:style-name="Standard"><text:s text:c="8"/>3. Advanced: Combine / and #: for complex stacking.</text:p>
      <text:p text:style-name="Standard">12. Nesting</text:p>
      <text:p text:style-name="Standard"><text:s text:c="4"/>• Purpose: Embed details within statements for hierarchical analysis, ideal for complex systems like workflows or data structures, supporting Conjecture 1 (no semantic primes).</text:p>
      <text:p text:style-name="Standard"><text:s text:c="4"/>• Why Use It: Nesting adds depth, like files in folders, supporting Axiom 1 (A(t)=1-e^{-kt}).</text:p>
      <text:p text:style-name="Standard"><text:s text:c="4"/>• Mechanics: Nest modifiers with commas, e.g., :(Agent, action:move:fast), or #: for recursive nesting, per Notation and Terms Dictionary ("Nesting"). Stack with {...} or ,. Hard Rule 9 (Stacking/Nesting Integrity) ensures valid structure; Soft Rule 2 (Nested Modifiers) allows depth. Validate with = or →.</text:p>
      <text:p text:style-name="Standard"><text:s text:c="4"/>• Steps:</text:p>
      <text:p text:style-name="Standard"><text:s text:c="8"/>1. Identify statement needing depth (e.g., :(Agent, action)).</text:p>
      <text:p text:style-name="Standard"><text:s text:c="8"/>2. Nest modifiers (e.g., action:move:fast).</text:p>
      <text:p text:style-name="Standard"><text:s text:c="8"/>3. Apply #: for recursive nesting.</text:p>
      <text:p text:style-name="Standard"><text:s text:c="8"/>4. Stack with {...} or ,.</text:p>
      <text:p text:style-name="Standard"><text:s text:c="8"/>5. Check alignment with goal.</text:p>
      <text:p text:style-name="Standard"><text:s text:c="4"/>• Examples:</text:p>
      <text:p text:style-name="Standard"><text:s text:c="8"/>1. Beginner: Nest task details: :(Task, priority:high:urgent).</text:p>
      <text:p text:style-name="Standard"><text:s text:c="8"/>2. Intermediate: Nest software process: :(Software, process:test:automated).</text:p>
      <text:p text:style-name="Standard"><text:s text:c="8"/>3. Advanced: Nest ecosystem dynamics: :(E, balance:plants:healthy:nutrient-rich,p:0.9), E:=:{plants,animals}.</text:p>
      <text:p text:style-name="Standard"><text:s text:c="8"/>4. Cross-Domain (Physics): Nest physical system: :(System, energy:kinetic:positive).</text:p>
      <text:p text:style-name="Standard"><text:s text:c="8"/>5. Non-Technical (Ethics): Nest belief structure: :(Belief, truth:evidence:consistent).</text:p>
      <text:p text:style-name="Standard"><text:s text:c="4"/>• Analogy: Nesting is like organizing files in folders, adding layers of detail.</text:p>
      <text:p text:style-name="Standard"><text:s text:c="4"/>• Workflow Summary:</text:p>
      <text:p text:style-name="Standard"><text:s text:c="8"/>1. Select statement (:(Subject, attribute)).</text:p>
      <text:p text:style-name="Standard"><text:s text:c="8"/>2. Nest modifiers with commas.</text:p>
      <text:p text:style-name="Standard"><text:s text:c="8"/>3. Recursive nest with #: if needed.</text:p>
      <text:p text:style-name="Standard"><text:s text:c="8"/>4. Stack with {...} or commas.</text:p>
      <text:p text:style-name="Standard"><text:s text:c="8"/>5. Validate with = or →.</text:p>
      <text:p text:style-name="Standard"><text:s text:c="8"/>6. Ensure clarity and goal alignment.</text:p>
      <text:p text:style-name="Standard"><text:s text:c="4"/>• Tips:</text:p>
      <text:p text:style-name="Standard"><text:s text:c="8"/>1. Beginner: Start with simple nesting.</text:p>
      <text:p text:style-name="Standard"><text:s text:c="8"/>2. Intermediate: Nest multiple levels with ,.</text:p>
      <text:p text:style-name="Standard"><text:s text:c="8"/>3. Advanced: Use #: for ordered recursive nesting.</text:p>
      <text:p text:style-name="Standard">13. Mixing</text:p>
      <text:p text:style-name="Standard"><text:s text:c="4"/>• Purpose: Combine static and dynamic elements to explore interactions in dynamic systems like sensor data or workflows.</text:p>
      <text:p text:style-name="Standard"><text:s text:c="4"/>• Why Use It: Mixing blends ingredients, supporting Axiom 2 (i != g → S = g).</text:p>
      <text:p text:style-name="Standard"><text:soft-page-break/><text:s text:c="4"/>• Mechanics: Mix static statements (e.g., :(Sensor, data)) with dynamic transformations (e.g., L:(Sensor, data).(Sensor, processed)) using *, +, or →, per Notation. Use * for grouping/inclusion (e.g., :(Sensor, data) * :(Algorithm, processing)), distinct from multiplication in math contexts (e.g., :(Value, 6) * :(Value, 2)). Include != ? or p:. Hard Rule 4 (Logical Consistency) ensures valid subjects; Soft Rule 8 (Technique Flexibility) allows combinations. Validate with → or narrative.</text:p>
      <text:p text:style-name="Standard"><text:s text:c="4"/>• Steps:</text:p>
      <text:p text:style-name="Standard"><text:s text:c="8"/>1. Identify static and dynamic components.</text:p>
      <text:p text:style-name="Standard"><text:s text:c="8"/>2. Combine with *, +, or →.</text:p>
      <text:p text:style-name="Standard"><text:s text:c="8"/>3. Include != ? or p: for queries/confidence.</text:p>
      <text:p text:style-name="Standard"><text:s text:c="8"/>4. Nest or stack with {...} or ,.</text:p>
      <text:p text:style-name="Standard"><text:s text:c="8"/>5. Check alignment with goal.</text:p>
      <text:p text:style-name="Standard"><text:s text:c="4"/>• Examples:</text:p>
      <text:p text:style-name="Standard"><text:s text:c="8"/>1. Beginner: Mix task states: :(Task, active) + L:(Task, active).(Task, complete).</text:p>
      <text:p text:style-name="Standard"><text:s text:c="8"/>2. Intermediate: Mix sensor data: :(Sensor, data,p:0.8) * L:(Sensor, data).(Sensor, processed).</text:p>
      <text:p text:style-name="Standard"><text:s text:c="8"/>3. Advanced: Mix ecosystem dynamics: :(E, plants:healthy,p:0.9) + L:(E, plants:healthy).(E, balanced), E:=:{plants,animals}.</text:p>
      <text:p text:style-name="Standard"><text:s text:c="8"/>4. Cross-Domain (Physics): Mix physical states: :(Particle, position:static) + L:(Particle, position).(Particle, moving).</text:p>
      <text:p text:style-name="Standard"><text:s text:c="8"/>5. Non-Technical (Ethics): Mix action states: :(Action, intent:good) + L:(Action, intent).(Action, ethical).</text:p>
      <text:p text:style-name="Standard"><text:s text:c="4"/>• Analogy: Mixing is like cooking, combining ingredients for a unified result.</text:p>
      <text:p text:style-name="Standard"><text:s text:c="4"/>• Workflow Summary:</text:p>
      <text:p text:style-name="Standard"><text:s text:c="8"/>1. Select static and dynamic elements.</text:p>
      <text:p text:style-name="Standard"><text:s text:c="8"/>2. Combine with *, +, or →.</text:p>
      <text:p text:style-name="Standard"><text:s text:c="8"/>3. Add queries/confidence with != ? or p:.</text:p>
      <text:p text:style-name="Standard"><text:s text:c="8"/>4. Nest/stack with {...} or ,.</text:p>
      <text:p text:style-name="Standard"><text:s text:c="8"/>5. Validate with → or narrative.</text:p>
      <text:p text:style-name="Standard"><text:s text:c="8"/>6. Ensure clarity and goal alignment.</text:p>
      <text:p text:style-name="Standard"><text:s text:c="4"/>• Tips:</text:p>
      <text:p text:style-name="Standard"><text:s text:c="8"/>1. Beginner: Start with simple mixes.</text:p>
      <text:p text:style-name="Standard"><text:s text:c="8"/>2. Intermediate: Use * for grouping.</text:p>
      <text:p text:style-name="Standard"><text:s text:c="8"/>3. Advanced: Combine nested mixes with M:.</text:p>
      <text:p text:style-name="Standard">14. Currying</text:p>
      <text:p text:style-name="Standard"><text:s text:c="4"/>• Purpose: Sequence transformations to model dynamic processes, useful for workflows or system evolution.</text:p>
      <text:p text:style-name="Standard"><text:s text:c="4"/>• Why Use It: Currying follows a recipe step-by-step, supporting Axiom 2 (i != g → S = g).</text:p>
      <text:p text:style-name="Standard"><text:s text:c="4"/>• Mechanics: Use L: for transformations (e.g., L:(Team, effort:plan).(Team, effort:execute)), chain with →, per Notation and Terms Dictionary ("Currying"). Use ← for reverse causation, p: for confidence, #: for priority. Supports multiple inputs, e.g., L:(Team, effort:plan).(Resources, allocated).(Project, complete). Hard Rule 4 (Logical Consistency) ensures valid subjects; Soft Rule 5 (Currying Flexibility) allows sequential flexibility. Validate with → or ↔.</text:p>
      <text:p text:style-name="Standard"><text:s text:c="4"/>• Steps:</text:p>
      <text:p text:style-name="Standard"><text:s text:c="8"/>1. Define initial state (e.g., :(Team, effort)).</text:p>
      <text:p text:style-name="Standard"><text:s text:c="8"/>2. Apply L: transformation.</text:p>
      <text:p text:style-name="Standard"><text:s text:c="8"/>3. Chain with →.</text:p>
      <text:p text:style-name="Standard"><text:s text:c="8"/>4. Add p: or #: for precision.</text:p>
      <text:p text:style-name="Standard"><text:s text:c="8"/>5. Check alignment with goal.</text:p>
      <text:p text:style-name="Standard"><text:s text:c="4"/>• Examples:</text:p>
      <text:p text:style-name="Standard"><text:s text:c="8"/>1. Beginner: Curry task steps: L:(Task, plan).(Task, do) → L:(Task, do).(Task, complete).</text:p>
      <text:p text:style-name="Standard"><text:soft-page-break/><text:s text:c="8"/>2. Intermediate: Curry software process: L:(Software, test).(Software, deploy) → L:(Software, deploy).(Software, stable,p:0.8).</text:p>
      <text:p text:style-name="Standard"><text:s text:c="8"/>3. Advanced: Curry ecosystem recovery: L:(E, plants:damaged).(E, plants:restored) → L:(E, plants:restored).(E, balanced,p:0.85), E:=:{plants,animals}.</text:p>
      <text:p text:style-name="Standard"><text:s text:c="8"/>4. Cross-Domain (Physics): Curry motion: L:(Particle, static).(Particle, moving) → L:(Particle, moving).(Particle, accelerated).</text:p>
      <text:p text:style-name="Standard"><text:s text:c="8"/>5. Non-Technical (Ethics): Curry belief refinement: L:(Belief, assumed).(Belief, reasoned) → L:(Belief, reasoned).(Belief, justified).</text:p>
      <text:p text:style-name="Standard"><text:s text:c="4"/>• Analogy: Currying is like a conveyor belt, processing each step’s output into the next.</text:p>
      <text:p text:style-name="Standard"><text:s text:c="4"/>• Workflow Summary:</text:p>
      <text:p text:style-name="Standard"><text:s text:c="8"/>1. Set initial state.</text:p>
      <text:p text:style-name="Standard"><text:s text:c="8"/>2. Transform with L: for each step.</text:p>
      <text:p text:style-name="Standard"><text:s text:c="8"/>3. Chain with →.</text:p>
      <text:p text:style-name="Standard"><text:s text:c="8"/>4. Add precision with p: or #: .</text:p>
      <text:p text:style-name="Standard"><text:s text:c="8"/>5. Validate with → or ↔.</text:p>
      <text:p text:style-name="Standard"><text:s text:c="8"/>6. Ensure clarity and goal alignment.</text:p>
      <text:p text:style-name="Standard"><text:s text:c="4"/>• Tips:</text:p>
      <text:p text:style-name="Standard"><text:s text:c="8"/>1. Beginner: Use simple L: transformations.</text:p>
      <text:p text:style-name="Standard"><text:s text:c="8"/>2. Intermediate: Chain with → for multi-step processes.</text:p>
      <text:p text:style-name="Standard"><text:s text:c="8"/>3. Advanced: Use ← and #: for complex currying with multiple inputs.</text:p>
      <text:p text:style-name="Standard">15. Synthesis</text:p>
      <text:p text:style-name="Standard"><text:s text:c="4"/>• Purpose: Combine components into contradiction-free solutions for system design or strategy development.</text:p>
      <text:p text:style-name="Standard"><text:s text:c="4"/>• Why Use It: Synthesis assembles a machine, supporting Axiom 2 (i != g → S = g).</text:p>
      <text:p text:style-name="Standard"><text:s text:c="4"/>• Mechanics: Unify components with +, *, or M:, resolve contradictions with !, use S: for solutions, p: for confidence, per Notation and Terms Dictionary ("Synthesis"). Hard Rule 4 (Logical Consistency) ensures valid subjects; Soft Rule 8 (Technique Flexibility) allows unification. Validate with = or →.</text:p>
      <text:p text:style-name="Standard"><text:s text:c="4"/>• Steps:</text:p>
      <text:p text:style-name="Standard"><text:s text:c="8"/>1. Collect components (e.g., {:(System, hardware:stable),:(System, software:updated)}).</text:p>
      <text:p text:style-name="Standard"><text:s text:c="8"/>2. Unify with +, *, or M:.</text:p>
      <text:p text:style-name="Standard"><text:s text:c="8"/>3. Resolve contradictions with !.</text:p>
      <text:p text:style-name="Standard"><text:s text:c="8"/>4. Synthesize with S: and p:.</text:p>
      <text:p text:style-name="Standard"><text:s text:c="8"/>5. Check alignment with goal.</text:p>
      <text:p text:style-name="Standard"><text:s text:c="4"/>• Examples:</text:p>
      <text:p text:style-name="Standard"><text:s text:c="8"/>1. Beginner: Synthesize task completion: S:Complete=:(Task, plan,do,p:0.8).</text:p>
      <text:p text:style-name="Standard"><text:s text:c="8"/>2. Intermediate: Synthesize software stability: S:Stable=:(Software, tested,deployed,p:0.9).</text:p>
      <text:p text:style-name="Standard"><text:s text:c="8"/>3. Advanced: Synthesize ecosystem balance: S:Balanced=:(E, plants:healthy,animals:stable,p:0.85), E:=:{plants,animals}.</text:p>
      <text:p text:style-name="Standard"><text:s text:c="8"/>4. Cross-Domain (Physics): Synthesize physical system: S:Stable=:(System, energy:conserved,p:0.9).</text:p>
      <text:p text:style-name="Standard"><text:s text:c="8"/>5. Non-Technical (Ethics): Synthesize ethical policy: S:Ethical=:(Policy, fair,transparent,p:0.8).</text:p>
      <text:p text:style-name="Standard"><text:s text:c="4"/>• Analogy: Synthesis is like building a model, fitting parts into a cohesive whole.</text:p>
      <text:p text:style-name="Standard"><text:s text:c="4"/>• Workflow Summary:</text:p>
      <text:p text:style-name="Standard"><text:s text:c="8"/>1. Collect components ({:(Subject, modifier)}).</text:p>
      <text:p text:style-name="Standard"><text:s text:c="8"/>2. Unify with +, *, or M:.</text:p>
      <text:p text:style-name="Standard"><text:s text:c="8"/>3. Resolve contradictions with !.</text:p>
      <text:p text:style-name="Standard"><text:s text:c="8"/>4. Synthesize with S: and p:.</text:p>
      <text:p text:style-name="Standard"><text:s text:c="8"/>5. Validate with = or →.</text:p>
      <text:p text:style-name="Standard"><text:s text:c="8"/>6. Ensure clarity and goal alignment.</text:p>
      <text:p text:style-name="Standard"><text:soft-page-break/><text:s text:c="4"/>• Tips:</text:p>
      <text:p text:style-name="Standard"><text:s text:c="8"/>1. Beginner: Use S: for simple solutions.</text:p>
      <text:p text:style-name="Standard"><text:s text:c="8"/>2. Intermediate: Add p: for confidence.</text:p>
      <text:p text:style-name="Standard"><text:s text:c="8"/>3. Advanced: Use M: for complex synthesis.</text:p>
      <text:p text:style-name="Standard">16. Coordinates and Visualization</text:p>
      <text:p text:style-name="Standard"><text:s text:c="4"/>• Purpose: Represent and visualize relationships using coordinates or graphs for clarity in data analysis or system modeling.</text:p>
      <text:p text:style-name="Standard"><text:s text:c="4"/>• Why Use It: Visualization draws a map, supporting Axiom 1 (A(t)=1-e^{-kt}).</text:p>
      <text:p text:style-name="Standard"><text:s text:c="4"/>• Mechanics: Define coordinates with :=: (e.g., :Coordinates:=:{x,y}), dimensions with d: (e.g., d:2). Visualize with M: (matrices) or ~&gt; (graphs), per Notation and Terms Dictionary ("Graph Visualization"). Use t: for temporal changes, plot perspectives (x-axis) vs. truth value (y-axis, A(t)=1-e^{-kt}). Hard Rule 11 (Tensor Declaration) ensures valid indices; Soft Rule 6 (Multidimensional Visualization) allows creativity. Validate with = or narrative.</text:p>
      <text:p text:style-name="Standard"><text:s text:c="4"/>• Steps:</text:p>
      <text:p text:style-name="Standard"><text:s text:c="8"/>1. Define dimensions with d:.</text:p>
      <text:p text:style-name="Standard"><text:s text:c="8"/>2. Declare coordinates with :=:.</text:p>
      <text:p text:style-name="Standard"><text:s text:c="8"/>3. Visualize with M: or ~&gt;.</text:p>
      <text:p text:style-name="Standard"><text:s text:c="8"/>4. Sequence with t: if dynamic.</text:p>
      <text:p text:style-name="Standard"><text:s text:c="8"/>5. Check alignment with goal.</text:p>
      <text:p text:style-name="Standard"><text:s text:c="4"/>• Examples:</text:p>
      <text:p text:style-name="Standard"><text:s text:c="8"/>1. Beginner: Map task priority: :Coordinates:=:{x,y}, :(Task, urgent,p:0.7,x:1,y:0.7) // Plot urgency (x=time, y=priority).</text:p>
      <text:p text:style-name="Standard"><text:s text:c="8"/>2. Intermediate: Visualize task matrix: M:[:(Task1, priority:high,x:1,y:0.8),:(Task2, priority:low,x:2,y:0.3)].</text:p>
      <text:p text:style-name="Standard"><text:s text:c="8"/>3. Advanced: Graph ecosystem network: ~&gt;{:(E, plants:healthy,p:0.9),:(E, animals:stable)}, E:=:{plants,animals}.</text:p>
      <text:p text:style-name="Standard"><text:s text:c="8"/>4. Cross-Domain (Physics): Map particle positions: M:[:(Particle1, x:1,y:2),:(Particle2, x:3,y:4)].</text:p>
      <text:p text:style-name="Standard"><text:s text:c="8"/>5. Non-Technical (Ethics): Map belief relations: ~&gt;{:(Belief, truth),:(Belief, reason),~:0.8}.</text:p>
      <text:p text:style-name="Standard"><text:s text:c="4"/>• Analogy: Visualization is like sketching a map, placing landmarks for clarity.</text:p>
      <text:p text:style-name="Standard"><text:s text:c="4"/>• Workflow Summary:</text:p>
      <text:p text:style-name="Standard"><text:s text:c="8"/>1. Set dimensions with d:.</text:p>
      <text:p text:style-name="Standard"><text:s text:c="8"/>2. Define coordinates with :=:.</text:p>
      <text:p text:style-name="Standard"><text:s text:c="8"/>3. Visualize with M: or ~&gt;.</text:p>
      <text:p text:style-name="Standard"><text:s text:c="8"/>4. Animate with t: if dynamic.</text:p>
      <text:p text:style-name="Standard"><text:s text:c="8"/>5. Validate with = or narrative.</text:p>
      <text:p text:style-name="Standard"><text:s text:c="8"/>6. Ensure clarity and goal alignment.</text:p>
      <text:p text:style-name="Standard"><text:s text:c="4"/>• Tips:</text:p>
      <text:p text:style-name="Standard"><text:s text:c="8"/>1. Beginner: Start with simple coordinates, e.g., x,y for graphs or logic tables.</text:p>
      <text:p text:style-name="Standard"><text:s text:c="8"/>2. Intermediate: Use M: for matrices.</text:p>
      <text:p text:style-name="Standard"><text:s text:c="8"/>3. Advanced: Combine ~&gt; and t: for dynamic graphs or animations.</text:p>
      <text:p text:style-name="Standard">17. Matrices and Tensors</text:p>
      <text:p text:style-name="Standard"><text:s text:c="4"/>• Purpose: Model multidimensional systems using matrices or tensors for complex analysis in data interactions or system dynamics, or combine to create tensor cores.</text:p>
      <text:p text:style-name="Standard"><text:s text:c="4"/>• Why Use It: Matrices are 3D blueprints, supporting Axiom 1 (A(t)=1-e^{-kt}).</text:p>
      <text:p text:style-name="Standard"><text:s text:c="4"/>• Mechanics: Declare matrices with M: (e.g., M:[:(Task1, priority:high),:(Task2, priority:low)]), tensors with @ (e.g., @(Agent, mood:{happy,sad}) // Mood states as tensor indices), per Notation and Terms Dictionary ("Tensor"). Use &gt;&lt; for contraction, @* for tensor products. Stack with commas. Hard Rule 11 (Tensor Declaration) ensures valid indices; Soft Rule 6 (Multidimensional Visualization) allows complexity. Validate with = or →.</text:p>
      <text:p text:style-name="Standard"><text:soft-page-break/><text:s text:c="4"/>• Steps:</text:p>
      <text:p text:style-name="Standard"><text:s text:c="8"/>1. Define matrix or tensor (e.g., M:[:(Task1, priority:high)]).</text:p>
      <text:p text:style-name="Standard"><text:s text:c="8"/>2. Stack components with ,.</text:p>
      <text:p text:style-name="Standard"><text:s text:c="8"/>3. Apply &gt;&lt; or @*.</text:p>
      <text:p text:style-name="Standard"><text:s text:c="8"/>4. Validate with = or →.</text:p>
      <text:p text:style-name="Standard"><text:s text:c="8"/>5. Organize with {...}.</text:p>
      <text:p text:style-name="Standard"><text:s text:c="4"/>• Examples:</text:p>
      <text:p text:style-name="Standard"><text:s text:c="8"/>1. Beginner: Matrix of tasks: M:[:(Task1, priority:high),:(Task2, priority:low)].</text:p>
      <text:p text:style-name="Standard"><text:s text:c="8"/>2. Intermediate: Tensor of states: @(System, state:{running,stable},p:0.8).</text:p>
      <text:p text:style-name="Standard"><text:s text:c="8"/>3. Advanced: Ecosystem tensor: @(E, balance:{plants,animals},p:0.85), E:=:{plants,animals}.</text:p>
      <text:p text:style-name="Standard"><text:s text:c="8"/>4. Cross-Domain (Physics): Physical tensor: @(Field, electric:{x,y},p:0.9).</text:p>
      <text:p text:style-name="Standard"><text:s text:c="8"/>5. Non-Technical (Ethics): Ethical tensor: @(Policy, values:{fair,transparent},p:0.8).</text:p>
      <text:p text:style-name="Standard"><text:s text:c="4"/>• Analogy: Matrices are like building a 3D model, layering components.</text:p>
      <text:p text:style-name="Standard"><text:s text:c="4"/>• Workflow Summary:</text:p>
      <text:p text:style-name="Standard"><text:s text:c="8"/>1. Define structure with M: or @.</text:p>
      <text:p text:style-name="Standard"><text:s text:c="8"/>2. Stack components with ,.</text:p>
      <text:p text:style-name="Standard"><text:s text:c="8"/>3. Transform with &gt;&lt; or @*.</text:p>
      <text:p text:style-name="Standard"><text:s text:c="8"/>4. Validate with = or →.</text:p>
      <text:p text:style-name="Standard"><text:s text:c="8"/>5. Organize with {...}.</text:p>
      <text:p text:style-name="Standard"><text:s text:c="8"/>6. Ensure clarity and goal alignment.</text:p>
      <text:p text:style-name="Standard"><text:s text:c="4"/>• Tips:</text:p>
      <text:p text:style-name="Standard"><text:s text:c="8"/>1. Beginner: Start with M: matrices.</text:p>
      <text:p text:style-name="Standard"><text:s text:c="8"/>2. Intermediate: Use @ for multidimensional systems.</text:p>
      <text:p text:style-name="Standard"><text:s text:c="8"/>3. Advanced: Combine @* for complex modeling.</text:p>
      <text:p text:style-name="Standard">18. Truth Tables</text:p>
      <text:p text:style-name="Standard"><text:s text:c="4"/>• Purpose: Construct truth tables to evaluate logical expressions and gates (+ (AND), | (OR), ! (NOT), ^| (XOR), =^| (XNOR), !| (NOR), !+ (NAND), → (implication), ↔ (biconditional)) for discerning relationships and verifying consistency in systems like task scheduling, software debugging, or physical modeling. Recommended as a visualization tool, supporting Axiom 1 (A(t)=1-e^{-kt}).</text:p>
      <text:p text:style-name="Standard"><text:s text:c="4"/>• Why Use It: Truth tables are like checklists for logical decisions, testing whether combinations of conditions (e.g., “Is the task planned AND effort applied?”) lead to desired outcomes, clarifying logic gates.</text:p>
      <text:p text:style-name="Standard"><text:s text:c="4"/>• Mechanics: Construct statements using :(Subject, attribute), with operators +, |, ^|, =^|, !|, !+, →, ↔, per Notation and Terms Dictionary ("Conditional Logic"). Organize truth values in matrices (M:) with rows for input combinations (true/false) and columns for statements/gates. Assign p: for probabilistic confidence (e.g., p:0.8). Visualize with :Coordinates:= (e.g., x: inputs, y: truth value per A(t)=1-e^{-kt}), linking to Skill 16. Use ^|, =^|, !|, !+ for logical predictions, linking to Skill 20. Ensure logical consistency (Hard Rule 4) and table clarity (Hard Rule 5), with creative gate combinations per Soft Rule 8. Validate with = or →, using // comments.</text:p>
      <text:p text:style-name="Standard"><text:s text:c="4"/>• Steps:</text:p>
      <text:p text:style-name="Standard"><text:s text:c="8"/>1. Identify logical statements or gates (e.g., :(Task, planned) + :(Task, effort), or XOR).</text:p>
      <text:p text:style-name="Standard"><text:s text:c="8"/>2. List inputs (e.g., A, B) and operators.</text:p>
      <text:p text:style-name="Standard"><text:s text:c="8"/>3. Define input combinations (true/false).</text:p>
      <text:p text:style-name="Standard"><text:s text:c="8"/>4. Construct matrix (M:) with rows for inputs and columns for statements/gates.</text:p>
      <text:p text:style-name="Standard"><text:s text:c="8"/>5. Compute truth values (true/false or p:).</text:p>
      <text:p text:style-name="Standard"><text:s text:c="8"/>6. Visualize with :Coordinates:= if plotting.</text:p>
      <text:p text:style-name="Standard"><text:s text:c="8"/>7. Validate with = or →.</text:p>
      <text:p text:style-name="Standard"><text:s text:c="4"/>• Examples:</text:p>
      <text:p text:style-name="Standard"><text:s text:c="8"/>1. Beginner (AND, OR, NOT for Task Scheduling):</text:p>
      <text:p text:style-name="Standard"><text:soft-page-break/><text:s text:c="12"/>▪ Goal: Check if planning AND effort ensure task completion: :(Task, planned) + :(Task, effort) → :(Task, complete).</text:p>
      <text:p text:style-name="Standard"><text:s text:c="12"/>▪ Statements: T:=:Task, A=:(T, planned), B=:(T, effort), C=:(T, complete).</text:p>
      <text:p text:style-name="Standard"><text:s text:c="12"/>▪ Gates: + (AND), | (OR), ! (NOT).</text:p>
      <text:p text:style-name="Standard"><text:s text:c="12"/>▪ Truth Table:</text:p>
      <text:p text:style-name="Standard"><text:s text:c="14"/>M:[ <text:s/></text:p>
      <text:p text:style-name="Standard"><text:s text:c="14"/>[A:(T, planned),B:(T, effort),!A,A+B,A|B,C:(T, complete)], <text:s/></text:p>
      <text:p text:style-name="Standard"><text:s text:c="14"/>[true,true,false,true,true,true], <text:s/></text:p>
      <text:p text:style-name="Standard"><text:s text:c="14"/>[true,false,false,false,true,false], <text:s/></text:p>
      <text:p text:style-name="Standard"><text:s text:c="14"/>[false,true,true,false,true,false], <text:s/></text:p>
      <text:p text:style-name="Standard"><text:s text:c="14"/>[false,false,true,false,false,false] <text:s/></text:p>
      <text:p text:style-name="Standard"><text:s text:c="14"/>] // Rows: A,B combinations; Columns: A, B, NOT A, AND, OR, C. <text:s/></text:p>
      <text:p text:style-name="Standard"><text:s text:c="12"/>▪ Validate: A + B → C holds when A and B are true; A | B → C is weaker.</text:p>
      <text:p text:style-name="Standard"><text:s text:c="8"/>2. Intermediate (Mixed Logic for Software Debugging):</text:p>
      <text:p text:style-name="Standard"><text:s text:c="12"/>▪ Goal: Verify if no bugs AND updated software ensure reliability: !|:(Software, bugs:p:0.2,Software, updated:p:0.9) → :(Software, reliable,p:0.8).</text:p>
      <text:p text:style-name="Standard"><text:s text:c="12"/>▪ Statements: S:=:Software, A=:(S, bugs,p:0.2), B=:(S, updated,p:0.9), C=:(S, reliable,p:0.8).</text:p>
      <text:p text:style-name="Standard"><text:s text:c="12"/>▪ Gates: | (OR), + (AND), ! (NOT, for NOR, NAND).</text:p>
      <text:p text:style-name="Standard"><text:s text:c="12"/>▪ Truth Table:</text:p>
      <text:p text:style-name="Standard"><text:s text:c="14"/>M:[ <text:s/></text:p>
      <text:p text:style-name="Standard"><text:s text:c="14"/>[A:(S, bugs),B:(S, updated),A|B,!|:(A,B),!+:(A,B),C:(S, reliable)], <text:s/></text:p>
      <text:p text:style-name="Standard"><text:s text:c="14"/>[true,true,true,false,true,false], <text:s/></text:p>
      <text:p text:style-name="Standard"><text:s text:c="14"/>[true,false,true,false,true,false], <text:s/></text:p>
      <text:p text:style-name="Standard"><text:s text:c="14"/>[false,true,true,false,true,true], <text:s/></text:p>
      <text:p text:style-name="Standard"><text:s text:c="14"/>[false,false,false,true,false,true] <text:s/></text:p>
      <text:p text:style-name="Standard"><text:s text:c="14"/>] // NOR: true only when A|B is false; NAND: true unless A+B is true. <text:s/></text:p>
      <text:p text:style-name="Standard"><text:s text:c="12"/>▪ Validate: !|:(A,B) → C holds when neither bugs nor outdated software exist.</text:p>
      <text:p text:style-name="Standard"><text:s text:c="8"/>3. Advanced (Mixed Logic and Conditionals for Physics):</text:p>
      <text:p text:style-name="Standard"><text:s text:c="12"/>▪ Goal: Model if exactly one force causes motion, using XOR: :(Particle, force:gravity,p:0.8) ^| :(Particle, force:em,p:0.7) ↔ :(Particle, moving,p:0.9).</text:p>
      <text:p text:style-name="Standard"><text:s text:c="12"/>▪ Statements: P:=:Particle, A=:(P, force:gravity,p:0.8), B=:(P, force:em,p:0.7), C=:(P, moving,p:0.9).</text:p>
      <text:p text:style-name="Standard"><text:s text:c="12"/>▪ Gates: ^| (XOR), =^| (XNOR), →, ↔.</text:p>
      <text:p text:style-name="Standard"><text:s text:c="12"/>▪ Truth Table:</text:p>
      <text:p text:style-name="Standard"><text:s text:c="14"/>M:[ <text:s/></text:p>
      <text:p text:style-name="Standard"><text:s text:c="14"/>[A:(P, force:gravity),B:(P, force:em),A^|B,A=^|B,A→C,A↔C], <text:s/></text:p>
      <text:p text:style-name="Standard"><text:s text:c="14"/>[true,true,false,true,false,false], <text:s/></text:p>
      <text:p text:style-name="Standard"><text:s text:c="14"/>[true,false,true,false,true,true], <text:s/></text:p>
      <text:p text:style-name="Standard"><text:s text:c="14"/>[false,true,true,false,true,true], <text:s/></text:p>
      <text:p text:style-name="Standard"><text:s text:c="14"/>[false,false,false,true,false,false] <text:s/></text:p>
      <text:p text:style-name="Standard"><text:s text:c="14"/>] // XOR: true when A or B (not both); XNOR: true when same; A↔C tests equivalence. <text:s/></text:p>
      <text:p text:style-name="Standard"><text:s text:c="12"/>▪ Visualize: :Coordinates:=:[(x,y,t,d:2),{(Gravity,1,0.8,t_i,d_i),(EM,2,0.7,t_i,d_i),(Moving,3,0.9,t_i,d_i)}] // x: inputs, y: A(t).</text:p>
      <text:p text:style-name="Standard"><text:s text:c="12"/>▪ Validate: A ^| B ↔ C holds when exactly one force drives motion.</text:p>
      <text:p text:style-name="Standard"><text:s text:c="4"/>• Analogy: Truth tables are like checklists, ticking off whether conditions meet goals, with logic gates as combination rules.</text:p>
      <text:p text:style-name="Standard"><text:s text:c="4"/>• Workflow Summary:</text:p>
      <text:p text:style-name="Standard"><text:s text:c="8"/>1. Define logical statements and gates.</text:p>
      <text:p text:style-name="Standard"><text:s text:c="8"/>2. List inputs and true/false combinations.</text:p>
      <text:p text:style-name="Standard"><text:soft-page-break/><text:s text:c="8"/>3. Build matrix (M:) with columns for statements/gates and rows for inputs.</text:p>
      <text:p text:style-name="Standard"><text:s text:c="8"/>4. Compute truth values (true/false or p:).</text:p>
      <text:p text:style-name="Standard"><text:s text:c="8"/>5. Visualize with :Coordinates:= if graphing.</text:p>
      <text:p text:style-name="Standard"><text:s text:c="8"/>6. Validate with = or →.</text:p>
      <text:p text:style-name="Standard"><text:s text:c="8"/>7. Ensure clarity with // comments.</text:p>
      <text:p text:style-name="Standard"><text:s text:c="4"/>• Tips:</text:p>
      <text:p text:style-name="Standard"><text:s text:c="8"/>1. Beginner: Start with +, |, ! for basic conditions.</text:p>
      <text:p text:style-name="Standard"><text:s text:c="8"/>2. Intermediate: Mix ^|, =^|, !|, !+, and p: for debugging scenarios.</text:p>
      <text:p text:style-name="Standard"><text:s text:c="8"/>3. Advanced: Use ^|, =^|, and conditionals for complex systems, linking to Skill 20.</text:p>
      <text:p text:style-name="Standard">19. Incorporating Math and Probabilities</text:p>
      <text:p text:style-name="Standard"><text:s text:c="4"/>• Purpose: Quantify relationships and uncertainties using basic math and probabilities for precise analysis in data modeling or decision-making.</text:p>
      <text:p text:style-name="Standard"><text:s text:c="4"/>• Why Use It: Math and probabilities measure relationships, enhancing Axiom 1 (A(t)=1-e^{-kt}).</text:p>
      <text:p text:style-name="Standard"><text:s text:c="4"/>• Mechanics: Use +, -, *, /, ^ for math (e.g., :(Value, 5) + :(Value, 3)), distinct from logical + (AND) or * (grouping), per Notation. Use p: for probabilities (e.g., p:0.7). Hard Rule 10 (Probability Bounds) ensures valid calculations; Soft Rule 4 (Probabilistic Flexibility) allows integration. Validate with = or →.</text:p>
      <text:p text:style-name="Standard"><text:s text:c="4"/>• Steps:</text:p>
      <text:p text:style-name="Standard"><text:s text:c="8"/>1. Apply math operators (e.g., :(Value, 5) + :(Value, 3)).</text:p>
      <text:p text:style-name="Standard"><text:s text:c="8"/>2. Stack calculations with ,.</text:p>
      <text:p text:style-name="Standard"><text:s text:c="8"/>3. Assign p: for probabilities.</text:p>
      <text:p text:style-name="Standard"><text:s text:c="8"/>4. Validate with = or →.</text:p>
      <text:p text:style-name="Standard"><text:s text:c="8"/>5. Check alignment with goal.</text:p>
      <text:p text:style-name="Standard"><text:s text:c="4"/>• Examples:</text:p>
      <text:p text:style-name="Standard"><text:s text:c="8"/>1. Beginner: Add values: :(Value, 5) + :(Value, 3) =? :(Value, 8).</text:p>
      <text:p text:style-name="Standard"><text:s text:c="8"/>2. Intermediate: Probabilistic decision: :(Decision, correct,p:0.7).</text:p>
      <text:p text:style-name="Standard"><text:s text:c="8"/>3. Advanced: Combine probabilities: {:(Theory, valid,p:0.6),:(Data, accurate,p:0.8)} → S:Model:p:0.9.</text:p>
      <text:p text:style-name="Standard"><text:s text:c="8"/>4. Cross-Domain (Physics): Calculate energy: :(Energy, kinetic:5) + :(Energy, potential:3) =? :(Energy, total:8).</text:p>
      <text:p text:style-name="Standard"><text:s text:c="8"/>5. Non-Technical (Ethics): Quantify fairness: :(Action, fair,p:0.8) + :(Action, transparent,p:0.7) = S:Ethical:p:0.85.</text:p>
      <text:p text:style-name="Standard"><text:s text:c="4"/>• Analogy: Math and probabilities are like measuring ingredients for a recipe.</text:p>
      <text:p text:style-name="Standard"><text:s text:c="4"/>• Workflow Summary:</text:p>
      <text:p text:style-name="Standard"><text:s text:c="8"/>1. Perform calculations with +, -, *, /.</text:p>
      <text:p text:style-name="Standard"><text:s text:c="8"/>2. Stack with ,.</text:p>
      <text:p text:style-name="Standard"><text:s text:c="8"/>3. Add probabilities with p:.</text:p>
      <text:p text:style-name="Standard"><text:s text:c="8"/>4. Validate with = or →.</text:p>
      <text:p text:style-name="Standard"><text:s text:c="8"/>5. Ensure clarity and goal alignment.</text:p>
      <text:p text:style-name="Standard"><text:s text:c="4"/>• Tips:</text:p>
      <text:p text:style-name="Standard"><text:s text:c="8"/>1. Beginner: Start with simple math.</text:p>
      <text:p text:style-name="Standard"><text:s text:c="8"/>2. Intermediate: Use p: for uncertainty.</text:p>
      <text:p text:style-name="Standard"><text:s text:c="8"/>3. Advanced: Combine math and probabilities for complex models.</text:p>
      <text:p text:style-name="Standard">20. Prediction Methods</text:p>
      <text:p text:style-name="Standard"><text:s text:c="4"/>• Purpose: Forecast outcomes using diverse setups, including conditionals with Lambda transformations, chained Lambdas, and alternative equation structures, to model future states or test hypotheses in risk assessment, system forecasting, or decision-making.</text:p>
      <text:p text:style-name="Standard"><text:s text:c="4"/>• Why Use It: Predictions are like forecasting weather with multiple models, combining past and present data to predict future outcomes, supporting Axiom 2 (i != g → S = g).</text:p>
      <text:p text:style-name="Standard"><text:soft-page-break/><text:s text:c="4"/>• Mechanics: Use p: for probabilities, t: for temporal projections, L: for transformations, != ? for unknowns, and conditionals (→, ↔) for logical relationships, per Notation and Terms Dictionary ("Prediction"). Set up predictions using:</text:p>
      <text:p text:style-name="Standard"><text:s text:c="8"/>◦ (what happened) + (what is happening) = (what should happen) (e.g., :(Task, planned) + :(Task, ongoing) = :(Task, complete)).</text:p>
      <text:p text:style-name="Standard"><text:s text:c="8"/>◦ (what happened).(what is happening)-&gt;(what should happen) (e.g., L:(Task, planned).(Task, ongoing) -&gt; :(Task, complete)).</text:p>
      <text:p text:style-name="Standard"><text:s text:c="8"/>◦ Conditional with Lambda (e.g., :(Task, planned) + :(Task, effort) -&gt; L:(Task, ongoing).(Task, complete)).</text:p>
      <text:p text:style-name="Standard"><text:s text:c="8"/>◦ Chained Lambdas (e.g., L:(Task, planned).(Task, ongoing).L:(Task, ongoing).(Task, complete)).</text:p>
      <text:p text:style-name="Standard"><text:s text:c="8"/>◦ Ordered predictions with # (e.g., #:[L:(Task, ongoing).(Task, complete,p:0.9),:(Task, delayed,p:0.1)]).</text:p>
      <text:p text:style-name="Standard"><text:s text:c="8"/>◦ Unknowns with ? (e.g., :(System, failure) != ? t:future, synthesizing based on prior knowledge).</text:p>
      <text:p text:style-name="Standard">Combine with M:, {...}, or [:|:] for complex models. Hard Rule 4 (Logical Consistency) ensures valid subjects; Soft Rule 4 (Probabilistic Flexibility) allows diverse setups. Validate with =? or →, using // comments for transparency. Links to Skill 6 (Setups) for initial problem framing and Skill 23 (Solution) for synthesizing predictions.</text:p>
      <text:p text:style-name="Standard"><text:s text:c="4"/>• Steps:</text:p>
      <text:p text:style-name="Standard"><text:s text:c="8"/>◦ Define predictive goal (e.g., :(System, failure) != ? t:future).</text:p>
      <text:p text:style-name="Standard"><text:s text:c="8"/>◦ Choose setup (e.g., conditional with Lambda, chained Lambdas, or equation).</text:p>
      <text:p text:style-name="Standard"><text:s text:c="8"/>◦ Incorporate past and present states (e.g., :(Task, planned) + :(Task, ongoing)).</text:p>
      <text:p text:style-name="Standard"><text:s text:c="8"/>◦ Use L:, →, #, or ? for structure and unknowns.</text:p>
      <text:p text:style-name="Standard"><text:s text:c="8"/>◦ Assign p: or ~p: for confidence.</text:p>
      <text:p text:style-name="Standard"><text:s text:c="8"/>◦ Validate with =? or →.</text:p>
      <text:p text:style-name="Standard"><text:s text:c="8"/>◦ Document with // comments.</text:p>
      <text:p text:style-name="Standard"><text:s text:c="4"/>• Examples:</text:p>
      <text:p text:style-name="Standard"><text:s text:c="8"/>◦ Beginner: Equation setup: :(Task, planned) + :(Task, ongoing) = :(Task, complete,p:0.8) // Past and present predict completion.</text:p>
      <text:p text:style-name="Standard"><text:s text:c="8"/>◦ Intermediate: Conditional with Lambda: :(Task, planned,p:0.7) + :(Task, effort,p:0.8) -&gt; L:(Task, ongoing).(Task, complete,p:0.9) // Planning and effort lead to completion.</text:p>
      <text:p text:style-name="Standard"><text:s text:c="8"/>◦ Advanced: Chained Lambdas with order: #:[L:(Project, started).(Project, ongoing).L:(Project, ongoing).(Project, complete,p:0.9),:(Project, delayed,p:0.1)], P:=:{team,resources} // Ordered prediction of project states.</text:p>
      <text:p text:style-name="Standard"><text:s text:c="8"/>◦ Cross-Domain (Physics): Unknown prediction: :(Particle, stable) != ? t:future, yielding L:(Particle, stable).(Particle, decayed,p:0.7) // Predicts decay based on prior states.</text:p>
      <text:p text:style-name="Standard"><text:s text:c="8"/>◦ Non-Technical (Ethics): Conditional prediction: :(Belief, reasoned,p:0.8) -&gt; L:(Belief, reasoned).(Belief, accepted,p:0.9) // Reasoned belief predicts acceptance.</text:p>
      <text:p text:style-name="Standard"><text:s text:c="4"/>• Analogy: Predictions are like forecasting weather with multiple models, using past and present data to chart future possibilities with precision or explore unknowns.</text:p>
      <text:p text:style-name="Standard"><text:s text:c="4"/>• Workflow Summary:</text:p>
      <text:p text:style-name="Standard"><text:s text:c="8"/>◦ Set predictive goal with :(Subject, modifier) != ? t:future or equation.</text:p>
      <text:p text:style-name="Standard"><text:s text:c="8"/>◦ Choose setup (equation, conditional, Lambda, chained, ordered).</text:p>
      <text:p text:style-name="Standard"><text:s text:c="8"/>◦ Incorporate past/present states with +, L:, or →.</text:p>
      <text:p text:style-name="Standard"><text:s text:c="8"/>◦ Use # for ordering, ? for unknowns.</text:p>
      <text:p text:style-name="Standard"><text:s text:c="8"/>◦ Add p: or ~p: for confidence.</text:p>
      <text:p text:style-name="Standard"><text:s text:c="8"/>◦ Validate with =? or →.</text:p>
      <text:p text:style-name="Standard"><text:s text:c="8"/>◦ Document with // comments.</text:p>
      <text:p text:style-name="Standard"><text:s text:c="4"/>• Tips:</text:p>
      <text:p text:style-name="Standard"><text:s text:c="8"/>◦ Beginner: Start with simple equation setups like + =.</text:p>
      <text:p text:style-name="Standard"><text:soft-page-break/><text:s text:c="8"/>◦ Intermediate: Use conditionals with L: for dynamic predictions.</text:p>
      <text:p text:style-name="Standard"><text:s text:c="8"/>◦ Advanced: Combine chained Lambdas, #, and ? for complex forecasting.</text:p>
      <text:p text:style-name="Standard">21. Iteration (Looping)</text:p>
      <text:p text:style-name="Standard"><text:s text:c="4"/>• Purpose: Apply iterative processes to model repetitive actions or refine outcomes, useful for simulations, iterative planning, or dynamic system analysis, supporting Conjecture 1 (no semantic primes).</text:p>
      <text:p text:style-name="Standard"><text:s text:c="4"/>• Why Use It: Iteration runs a machine repeatedly, supporting Axiom 2 (i != g → S = g).</text:p>
      <text:p text:style-name="Standard"><text:s text:c="4"/>• Mechanics: Use &lt;&lt;n:(Subject, modifier)&gt;&gt; for n iterations, or &lt;&lt;:(Subject, modifier);condition&gt;&gt; for conditional loops, per Notation and Terms Dictionary ("Iteration"). Combine with conditionals (e.g., :(System, online) → &lt;&lt;:(Server, active)&gt;&gt;) or transformations (e.g., &lt;&lt;L:(Task, do).(Task, complete)&gt;&gt;). Use p:, t:. Hard Rule 4 (Logical Consistency) ensures valid subjects; Soft Rule 8 (Technique Flexibility) allows iteration styles. Validate with → or narrative.</text:p>
      <text:p text:style-name="Standard"><text:s text:c="4"/>• Steps:</text:p>
      <text:p text:style-name="Standard"><text:s text:c="8"/>1. Define iterative goal (e.g., refine task).</text:p>
      <text:p text:style-name="Standard"><text:s text:c="8"/>2. Specify loop (&lt;&lt;n:(...)&gt;&gt;, &lt;&lt;:(...);condition&gt;&gt;).</text:p>
      <text:p text:style-name="Standard"><text:s text:c="8"/>3. Include statements/transformations (:(Subject, modifier), L:).</text:p>
      <text:p text:style-name="Standard"><text:s text:c="8"/>4. Add p: or t: for precision.</text:p>
      <text:p text:style-name="Standard"><text:s text:c="8"/>5. Specify termination with ; if conditional.</text:p>
      <text:p text:style-name="Standard"><text:s text:c="8"/>6. Validate with → or narrative.</text:p>
      <text:p text:style-name="Standard"><text:s text:c="4"/>• Examples:</text:p>
      <text:p text:style-name="Standard"><text:s text:c="8"/>1. Beginner: Loop task execution: &lt;&lt;3:(Task, do)&gt;&gt; → :(Task, complete,p:0.8).</text:p>
      <text:p text:style-name="Standard"><text:s text:c="8"/>2. Intermediate: Conditional loop for system: &lt;&lt;:(System, active);:(System, stable,p:0.9)&gt;&gt;.</text:p>
      <text:p text:style-name="Standard"><text:s text:c="8"/>3. Advanced: Loop ecosystem restoration: &lt;&lt;L:(E, plants:damaged).(E, plants:restored);:(E, balanced,p:0.85)&gt;&gt;, E:=:{plants,animals}.</text:p>
      <text:p text:style-name="Standard"><text:s text:c="8"/>4. Cross-Domain (Physics): Loop particle simulation: &lt;&lt;3:(Particle, moving)&gt;&gt; → :(Particle, accelerated,p:0.9).</text:p>
      <text:p text:style-name="Standard"><text:s text:c="8"/>5. Non-Technical (Ethics): Loop belief refinement: &lt;&lt;:(Belief, reasoned);:(Belief, justified,p:0.8)&gt;&gt;.</text:p>
      <text:p text:style-name="Standard">22. Rephrasing</text:p>
      <text:p text:style-name="Standard"><text:s text:c="4"/>• Purpose: Refine statements post-balancing to clarify or simplify insights, useful for communication, documentation, or resolving ambiguities in complex systems.</text:p>
      <text:p text:style-name="Standard"><text:s text:c="4"/>• Why Use It: Rephrasing polishes a draft, ensuring clarity for collaboration, supporting Axiom 2 (i != g → S = g).</text:p>
      <text:p text:style-name="Standard"><text:s text:c="4"/>• Mechanics: Rewrite statements using :(Subject, attribute:modifier) or simpler forms (e.g., :(Task, complete) → :Task,complete), per Notation and Terms Dictionary ("Statement"). Use ==: for equivalence (e.g., ==:(Project, complete),:(Task, finished)), p: for confidence, and // comments for transparency. Combine with +, →, or M: for context. Hard Rule 6 (Statement Clarity) ensures readability; Soft Rule 2 (Nested Modifiers) allows flexible rephrasing. Validate with = or →. Links to Skill 20 (Prediction Methods) for refining predicted outcomes and Skill 23 (Solution) for finalizing solutions.</text:p>
      <text:p text:style-name="Standard"><text:s text:c="4"/>• Steps:</text:p>
      <text:p text:style-name="Standard"><text:s text:c="8"/>1. Identify statement post-balancing (e.g., S:Complete=:(Project, complete,p:0.9)).</text:p>
      <text:p text:style-name="Standard"><text:s text:c="8"/>2. Simplify or clarify (e.g., :Project,complete,p:0.9).</text:p>
      <text:p text:style-name="Standard"><text:s text:c="8"/>3. Use ==: for equivalent forms.</text:p>
      <text:p text:style-name="Standard"><text:s text:c="8"/>4. Add p: and // comments for transparency.</text:p>
      <text:p text:style-name="Standard"><text:s text:c="8"/>5. Connect with +, →, or M: if needed.</text:p>
      <text:p text:style-name="Standard"><text:s text:c="8"/>6. Validate clarity with = or →.</text:p>
      <text:p text:style-name="Standard"><text:s text:c="4"/>• Examples:</text:p>
      <text:p text:style-name="Standard"><text:soft-page-break/><text:s text:c="8"/>1. Beginner: Rephrase task completion: S:Complete=:(Task, complete,p:0.8) → :Task,complete,p:0.8 // Simplified for clarity.</text:p>
      <text:p text:style-name="Standard"><text:s text:c="8"/>2. Intermediate: Rephrase system stability: S:Stable=:(System, stable,p:0.9) → ==:(System, stable),:(System, operational,p:0.9) // Equivalent terms from team reports.</text:p>
      <text:p text:style-name="Standard"><text:s text:c="8"/>3. Advanced: Rephrase ecosystem balance: S:Balanced=:(Ecosystem, plants:healthy,animals:stable,p:0.85) → M:[:(Ecosystem, balanced,p:0.85),:(Ecosystem, stable)], E:=:{plants,animals} // Matrix for clarity.</text:p>
      <text:p text:style-name="Standard"><text:s text:c="8"/>4. Cross-Domain (Physics): Rephrase energy conservation: S:Conserved=:(System, conserved,p:0.9) → :System,energy:balanced,p:0.9 // Simplified energy focus from measurements.</text:p>
      <text:p text:style-name="Standard"><text:s text:c="8"/>5. Non-Technical (Ethics): Rephrase fair policy: S:Fair=:(Policy, fair,p:0.8) → ==:(Policy, fair),:(Policy, equitable,p:0.8) // Equivalent ethical terms from stakeholder feedback.</text:p>
      <text:p text:style-name="Standard"><text:s text:c="4"/>• Analogy: Rephrasing is like editing a draft, making ideas clearer for sharing.</text:p>
      <text:p text:style-name="Standard"><text:s text:c="4"/>• Workflow Summary:</text:p>
      <text:p text:style-name="Standard"><text:s text:c="8"/>1. Select statement post-balancing.</text:p>
      <text:p text:style-name="Standard"><text:s text:c="8"/>2. Simplify or clarify with :(Subject, attribute).</text:p>
      <text:p text:style-name="Standard"><text:s text:c="8"/>3. Use ==: for equivalence.</text:p>
      <text:p text:style-name="Standard"><text:s text:c="8"/>4. Add p: and // comments.</text:p>
      <text:p text:style-name="Standard"><text:s text:c="8"/>5. Connect with +, →, or M:.</text:p>
      <text:p text:style-name="Standard"><text:s text:c="8"/>6. Validate with = or →.</text:p>
      <text:p text:style-name="Standard"><text:s text:c="4"/>• Tips:</text:p>
      <text:p text:style-name="Standard"><text:s text:c="8"/>1. Beginner: Simplify to basic statements.</text:p>
      <text:p text:style-name="Standard"><text:s text:c="8"/>2. Intermediate: Use ==: for synonyms.</text:p>
      <text:p text:style-name="Standard"><text:s text:c="8"/>3. Advanced: Combine with M: for complex rephrasing.</text:p>
      <text:p text:style-name="Standard">23. Solution</text:p>
      <text:p text:style-name="Standard"><text:s text:c="4"/>• Purpose: Finalize the synthesis of solutions (S = g) to resolve problems, ensuring contradiction-free outcomes for implementation in planning, optimization, or decision-making.</text:p>
      <text:p text:style-name="Standard"><text:s text:c="4"/>• Why Use It: Solution synthesis delivers the final product, aligning with Axiom 2 (i != g → S = g).</text:p>
      <text:p text:style-name="Standard"><text:s text:c="4"/>• Mechanics: Use S: to denote solutions, e.g., S:Complete=:(Project, complete,p:0.9), per Notation and Terms Dictionary ("Synthesis"). Combine components with +, *, or M:, resolve contradictions with !, and verify with =?. Use p: for confidence and // comments for transparency. Predictions from Skill 20 (e.g., L:(Project, ongoing).(Project, complete)) can serve as inputs. Hard Rule 7 (Statement Balance) ensures S = g; Soft Rule 8 (Technique Flexibility) allows creative synthesis. Validate with = or →.</text:p>
      <text:p text:style-name="Standard"><text:s text:c="4"/>• Steps:</text:p>
      <text:p text:style-name="Standard"><text:s text:c="8"/>1. Collect balanced components from Skill 10 (e.g., :(System, active) + :(System, resources:supplemented)).</text:p>
      <text:p text:style-name="Standard"><text:s text:c="8"/>2. Resolve contradictions with !.</text:p>
      <text:p text:style-name="Standard"><text:s text:c="8"/>3. Unify with +, *, or M:.</text:p>
      <text:p text:style-name="Standard"><text:s text:c="8"/>4. Synthesize with S: and p:.</text:p>
      <text:p text:style-name="Standard"><text:s text:c="8"/>5. Verify with =?.</text:p>
      <text:p text:style-name="Standard"><text:s text:c="8"/>6. Document with // comments.</text:p>
      <text:p text:style-name="Standard"><text:s text:c="4"/>• Examples:</text:p>
      <text:p text:style-name="Standard"><text:s text:c="8"/>1. Beginner: Synthesize task solution: S:Complete=:(Task, complete,p:0.8) // From :(Task, plan) + :(Task, do).</text:p>
      <text:p text:style-name="Standard"><text:s text:c="8"/>2. Intermediate: Synthesize system solution: S:Stable=:(System, stable,p:0.9) // From L:(System, running).(System, stable) in Skill 20.</text:p>
      <text:p text:style-name="Standard"><text:s text:c="8"/>3. Advanced: Synthesize project solution: S:Success=:(Project, successful,p:0.85) // From :(Project, team:trained) + :(Project, resources:allocated), P:=:{team,resources}.</text:p>
      <text:p text:style-name="Standard"><text:s text:c="8"/>4. Cross-Domain (Physics): Synthesize energy solution: S:Conserved=:(System, conserved,p:0.9) // From :(System, energy:input) + :(System, energy:stored).</text:p>
      <text:p text:style-name="Standard"><text:soft-page-break/><text:s text:c="8"/>5. Non-Technical (Ethics): Synthesize ethical solution: S:Fair=:(Policy, fair,p:0.8) // From :(Policy, inclusive) + :(Policy, transparent).</text:p>
      <text:p text:style-name="Standard"><text:s text:c="4"/>• Analogy: Solution synthesis is like assembling a finished product from tested parts.</text:p>
      <text:p text:style-name="Standard"><text:s text:c="4"/>• Workflow Summary:</text:p>
      <text:p text:style-name="Standard"><text:s text:c="8"/>1. Collect balanced components.</text:p>
      <text:p text:style-name="Standard"><text:s text:c="8"/>2. Resolve contradictions with !.</text:p>
      <text:p text:style-name="Standard"><text:s text:c="8"/>3. Unify with +, *, or M:.</text:p>
      <text:p text:style-name="Standard"><text:s text:c="8"/>4. Synthesize with S: and p:.</text:p>
      <text:p text:style-name="Standard"><text:s text:c="8"/>5. Verify with =?.</text:p>
      <text:p text:style-name="Standard"><text:s text:c="8"/>6. Document with // comments.</text:p>
      <text:p text:style-name="Standard"><text:s text:c="4"/>• Tips:</text:p>
      <text:p text:style-name="Standard"><text:s text:c="8"/>1. Beginner: Use S: for simple solutions.</text:p>
      <text:p text:style-name="Standard"><text:s text:c="8"/>2. Intermediate: Add p: for confidence.</text:p>
      <text:p text:style-name="Standard"><text:s text:c="8"/>3. Advanced: Use M: for complex solutions.</text:p>
      <text:p text:style-name="Standard">24. Proportions and Inequalities</text:p>
      <text:p text:style-name="Standard"><text:s text:c="4"/>• Purpose: Model proportional relationships and inequalities to compare contributions or constraints, useful for resource allocation, priority setting, or system analysis.</text:p>
      <text:p text:style-name="Standard"><text:s text:c="4"/>• Why Use It: Proportions balance a scale, inequalities compare weights, supporting Axiom 2 (i != g → S = g).</text:p>
      <text:p text:style-name="Standard"><text:s text:c="4"/>• Mechanics: Use [...|...|:|...|...=value] for proportions (e.g., [:(Effort, time:50%)|:|:(Resources, budget:50%)=1]) and [...|...|:|...|...&lt;=value] or [...|...|:|...|...&gt;=value] for inequalities (e.g., [:(Team, effort:high)|:|:(Resources, limited)&lt;=0.5]), per Notation and Terms Dictionary ("Semantic Proportion", "Inequality"). Combine with +, →, or L: for dynamic models. Use p: or ~p: for confidence and // comments for transparency. Hard Rule 6 (Statement Clarity) ensures readability; Soft Rule 7 (Contextual Bridging) allows integration. Validate with =? or →.</text:p>
      <text:p text:style-name="Standard"><text:s text:c="4"/>• Steps:</text:p>
      <text:p text:style-name="Standard"><text:s text:c="8"/>1. Identify subjects and attributes (e.g., Effort, Resources).</text:p>
      <text:p text:style-name="Standard"><text:s text:c="8"/>2. Define proportion or inequality (e.g., [:(Effort, time:50%)|:|:(Resources, budget:50%)=1]).</text:p>
      <text:p text:style-name="Standard"><text:s text:c="8"/>3. Add p: or ~p: for confidence (e.g., p:0.9).</text:p>
      <text:p text:style-name="Standard"><text:s text:c="8"/>4. Use // comments for justification (e.g., // Derived from budget).</text:p>
      <text:p text:style-name="Standard"><text:s text:c="8"/>5. Combine with +, →, or L: for dynamic models.</text:p>
      <text:p text:style-name="Standard"><text:s text:c="8"/>6. Verify with =? or →.</text:p>
      <text:p text:style-name="Standard"><text:s text:c="4"/>• Examples:</text:p>
      <text:p text:style-name="Standard"><text:s text:c="8"/>1. Beginner: Proportion for task allocation: [:(Task, time:70%)|:|:(Resources, budget:30%)=1,p:0.8] // Equal contribution, derived from budget analysis.</text:p>
      <text:p text:style-name="Standard"><text:s text:c="8"/>2. Intermediate: Inequality for effort vs. resources: [:(Team, effort:high)|:|:(Resources, limited)&lt;=0.5,p:0.8] // Effort outweighs resources, derived from team reports.</text:p>
      <text:p text:style-name="Standard"><text:s text:c="8"/>3. Advanced: Dynamic proportion for project: L:(Team, effort:high).[:(Effort, time:60%)|:|:(Resources, budget:40%)=1] → :(Project, complete,p:0.9) // Curried proportion to completion.</text:p>
      <text:p text:style-name="Standard"><text:s text:c="8"/>4. Cross-Domain (Physics): Proportion for energy balance: [:(Energy, kinetic:60%)|:|:(Energy, potential:40%)=1,p:0.9] // Balanced energy contributions, derived from measurements.</text:p>
      <text:p text:style-name="Standard"><text:s text:c="8"/>5. Non-Technical (Ethics): Inequality for policy impact: [:(Policy, fairness:high)|:|:(Policy, cost:low)&gt;=0.7,p:0.8] // Fairness outweighs cost, derived from stakeholder feedback.</text:p>
      <text:p text:style-name="Standard"><text:s text:c="4"/>• Analogy: Proportions balance a scale; inequalities compare weights on a scale.</text:p>
      <text:p text:style-name="Standard"><text:s text:c="4"/>• Workflow Summary:</text:p>
      <text:p text:style-name="Standard"><text:s text:c="8"/>1. Identify subjects and attributes.</text:p>
      <text:p text:style-name="Standard"><text:s text:c="8"/>2. Define proportion or inequality with [:|:].</text:p>
      <text:p text:style-name="Standard"><text:s text:c="8"/>3. Add p: or ~p: for confidence.</text:p>
      <text:p text:style-name="Standard"><text:s text:c="8"/>4. Document with // comments.</text:p>
      <text:p text:style-name="Standard"><text:soft-page-break/><text:s text:c="8"/>5. Combine with +, →, or L:.</text:p>
      <text:p text:style-name="Standard"><text:s text:c="8"/>6. Validate with =? or →.</text:p>
      <text:p text:style-name="Standard"><text:s text:c="4"/>• Tips:</text:p>
      <text:p text:style-name="Standard"><text:s text:c="8"/>1. Beginner: Start with equal proportions (=1).</text:p>
      <text:p text:style-name="Standard"><text:s text:c="8"/>2. Intermediate: Use inequalities (&lt;=, &gt;=) for constraints.</text:p>
      <text:p text:style-name="Standard"><text:s text:c="8"/>3. Advanced: Combine with L: or → for dynamic models.</text:p>
      <text:p text:style-name="Standard">25. Causal Chain Factorization (CCF)</text:p>
      <text:p text:style-name="Standard"><text:s text:c="4"/>• Purpose: Decompose and analyze causal relationships in a sequence of events or states to validate their logical consistency and uncover underlying causes, useful for philosophical inquiry, diagnostics, or system analysis.</text:p>
      <text:p text:style-name="Standard"><text:s text:c="4"/>• Why Use It: CCF traces causality like a detective following clues, supporting Axiom 2 (i != g → S = g) by identifying causal links and validating them recursively.</text:p>
      <text:p text:style-name="Standard"><text:s text:c="4"/>• Mechanics: Use thought chains (→ sequences) to model causality (e.g., :(Cause, event1) → :(Effect, event2)), per Notation and Terms Dictionary ("Thought Chains"). Factor each link recursively with #: (e.g., #:[:(Cause, event1)] → :(Subcause, detail)), validate with =? or →, and use L: for state transitions (e.g., L:(System, error).(System, failure)). Combine with p: for confidence, ! for contradictions, and [...|...|:|...|...=value] for proportional causes. Apply recursive validity checks to ensure each link holds (e.g., :(Cause, event1)=?True). Hard Rule 4 (Logical Consistency) ensures valid subjects; Soft Rule 10 (Technique Flexibility) allows recursive depth. Links to Skills 6 (Setups), 7 (Conditionals), 8 (Factoring), and 20 (Prediction Methods).</text:p>
      <text:p text:style-name="Standard"><text:s text:c="4"/>• Steps:</text:p>
      <text:p text:style-name="Standard"><text:s text:c="8"/>1. Define causal goal (e.g., :(System, failure) ← :(Cause, ?)).</text:p>
      <text:p text:style-name="Standard"><text:s text:c="8"/>2. Set up thought chain with → (e.g., :(Cause, event1) → :(Effect, event2)).</text:p>
      <text:p text:style-name="Standard"><text:s text:c="8"/>3. Factor links recursively with #: or {...}.</text:p>
      <text:p text:style-name="Standard"><text:s text:c="8"/>4. Validate each link with =? or →.</text:p>
      <text:p text:style-name="Standard"><text:s text:c="8"/>5. Use p:, ~p:, and // comments for transparency.</text:p>
      <text:p text:style-name="Standard"><text:s text:c="8"/>6. Synthesize causal solution with S:.</text:p>
      <text:p text:style-name="Standard"><text:s text:c="4"/>• Examples:</text:p>
      <text:p text:style-name="Standard"><text:s text:c="8"/>1. Beginner: Trace task delay: :(Task, delayed) ← :(Cause, planning:insufficient), T:=:Task. Factor: #:[:(Cause, planning:insufficient)] → :(Team, skills:low,p:0.7).</text:p>
      <text:p text:style-name="Standard"><text:s text:c="8"/>2. Intermediate: Analyze system failure: :(System, failure) ← :(Cause, error:p:0.8), S:=:System. Chain: :(Cause, error:p:0.8) → L:(S, error).(S, failure,p:0.9). Validate: :(Cause, error)=?True.</text:p>
      <text:p text:style-name="Standard"><text:s text:c="8"/>3. Advanced: Model ecosystem collapse: :(E, collapse) ← :(Cause, imbalance:p:0.85), E:=:{plants,animals}. Factor: #:[:(Cause, imbalance)] → {:(E, plants:declining,p:0.9),:(E, animals:unstable)}. Synthesize: S:Collapse=:(E, collapse,p:0.85).</text:p>
      <text:p text:style-name="Standard"><text:s text:c="8"/>4. Cross-Domain (Physics): Trace particle decay: :(Particle, decayed) ← :(Cause, instability:p:0.7), P:=:Particle. Chain: :(Cause, instability) → L:(P, stable).(P, decayed,p:0.7). Validate: :(Cause, instability)=?True.</text:p>
      <text:p text:style-name="Standard"><text:s text:c="8"/>5. Non-Technical (Ethics): Analyze ethical lapse: :(Decision, unethical) ← :(Cause, bias:p:0.8), D:=:Decision. Factor: #:[:(Cause, bias)] → [:(D, intent:biased)|:|:(D, impact:negative)=1]. Synthesize: S:Unethical=:(D, unethical,p:0.8).</text:p>
      <text:p text:style-name="Standard"><text:s text:c="4"/>• Analogy: CCF is like following a trail of clues, breaking down each step to confirm the causal path.</text:p>
      <text:p text:style-name="Standard"><text:s text:c="4"/>• Workflow Summary:</text:p>
      <text:p text:style-name="Standard"><text:s text:c="8"/>1. Set causal goal with ← or →.</text:p>
      <text:p text:style-name="Standard"><text:s text:c="8"/>2. Build thought chain with →.</text:p>
      <text:p text:style-name="Standard"><text:s text:c="8"/>3. Factor links recursively with #: or {...}.</text:p>
      <text:p text:style-name="Standard"><text:s text:c="8"/>4. Validate with =? or →.</text:p>
      <text:p text:style-name="Standard"><text:s text:c="8"/>5. Add p:, ~p:, // comments.</text:p>
      <text:p text:style-name="Standard"><text:s text:c="8"/>6. Synthesize with S:.</text:p>
      <text:p text:style-name="Standard"><text:soft-page-break/><text:s text:c="4"/>• Tips:</text:p>
      <text:p text:style-name="Standard"><text:s text:c="8"/>1. Beginner: Start with simple → chains.</text:p>
      <text:p text:style-name="Standard"><text:s text:c="8"/>2. Intermediate: Use L: for causal transitions.</text:p>
      <text:p text:style-name="Standard"><text:s text:c="8"/>3. Advanced: Combine #: and [:|:] for recursive causal analysis.</text:p>
      <text:p text:style-name="Standard"/>
      <text:p text:style-name="P2">Rosetta Stone: Translating Narratives into FaCT Calculus Notation</text:p>
      <text:p text:style-name="Standard">The Rosetta Stone section demonstrates how to translate a complex narrative directly into FaCT Calculus notation, ensuring the notation can be read back to convey the meaning of the source material, per Hard Rule 12 (Reverse Translatability). No factoring, balancing, or solving is performed here, focusing solely on translation to demonstrate FaCT’s accessibility and conciseness, as well as the ability to compress large amounts of data with full retention or summarize for note taking. Translations are provided at four levels—full (detailed with complete words), shorthand (simplified with full words and symbols), compressed (concise with substitutions), and summarized compression (highly concise with substitutions for note-taking)—with word counts to showcase increasing conciseness. The notation adheres to Hard Rules (e.g., Hard Rule 1: Subject Requirement, Hard Rule 6: Statement Clarity, Hard Rule 12: Reverse Translatability) and Soft Rules (e.g., Soft Rule 2: Nested Modifiers), with consistent spacing (e.g., :(Subject, attribute:modifier), |:| :(...)). Full and shorthand notations use complete words, with stacking (, for attributes, {...} for grouping) and connectives (e.g., -&gt;, :, ,) to reduce length while retaining all details. Compressed and summarized compression notations use substitutions for efficiency, with all substitutions in // comments, with summarized compression omitting minor details for brevity. Each level’s read-back reflects what a FaCT user with only the notation and substitutions list would interpret, matching the narrative exactly if all data is preserved (full, shorthand) or differing subtly if reduced (compressed, summarized compression). The narrative is translated to show how qualitative text becomes structured, teachable notation for humans and AI.</text:p>
      <text:p text:style-name="Standard">Narrative (102 words)</text:p>
      <text:p text:style-name="Standard">Dr. Elena Voss, an archaeologist, unearths a hidden tomb in the Sahara. She opens the ancient sarcophagus, triggering a curse that awakens a mummy. It lurches toward her, forcing her to flee through a maze of deadly traps—spiked pits and dart-shooting walls. She navigates the maze, narrowly escaping. As she exits the tomb, a massive stone slab crashes down, sealing the entrance. Safe but shaken, Elena begins her trek back to camp under the desert stars, scribbling her harrowing experience in her journal, vowing to unravel the curse’s mystery.</text:p>
      <text:p text:style-name="Standard">Translation Process</text:p>
      <text:p text:style-name="Standard">The narrative is translated into FaCT Calculus notation, capturing all elements—characters, actions, objects, and events—as stated, using Skills 1 (Introduction), 2 (Phrasing Statements), 6 (Setups), and 11 (Stacking). Full and shorthand notations use complete words, with stacking and connectives for conciseness. Compressed and summarized compression notations use substitutions, with summarized compression summarizing for note-taking. All substitutions are noted in // comments to ensure reverse translatability (Hard Rule 12). Each level retains details for read-back, with word counts showing brevity. Read-backs reflect interpretation by a FaCT user with only the notation and substitutions list.</text:p>
      <text:p text:style-name="Standard"><text:s text:c="4"/>• Full Notation (68 words):</text:p>
      <text:p text:style-name="Standard">:(Archaeologist, name:Elena_Voss, action:unearth, target:tomb, location:Sahara, status:hidden) :(Sarcophagus, status:ancient, action:opened) :(Curse, status:triggered) :(Mummy, status:awakened, action:lurch, target:Elena_Voss) :(Elena_Voss, action:{flee,navigate,escaped}, through:maze, maze:traps:spiked_pits,dart_walls, status:deadly) :(Tomb, entrance:sealed, by:stone_slab, status:massive, action:crashed) :(Elena_Voss, status:safe,shaken, action:trek, destination:camp, under:desert_stars) :(Elena_Voss, action:scribble, in:journal, content:experience, status:harrowing, action:vow, target:curse, goal:unravel_mystery)</text:p>
      <text:p text:style-name="Standard">// Substitutions: None</text:p>
      <text:p text:style-name="Standard"><text:soft-page-break/>Read-back: Dr. Elena Voss, an archaeologist, unearths a hidden tomb in the Sahara. She opens the ancient sarcophagus, triggering a curse. The mummy awakens and lurches toward her. Elena flees, navigates, and escapes through a maze of deadly traps—spiked pits and dart-shooting walls. The tomb’s entrance is sealed by a massive stone slab crashing down. Safe but shaken, Elena treks to camp under desert stars, scribbling her harrowing experience in her journal, vowing to unravel the curse’s mystery.</text:p>
      <text:p text:style-name="Standard"><text:s text:c="4"/>• Shorthand Notation (46 words):</text:p>
      <text:p text:style-name="Standard">:Archaeologist,Elena_Voss,unearth:tomb,Sahara,hidden :Sarcophagus,ancient,opened :Curse,triggered :Mummy,awakened,lurch:Elena_Voss :Elena_Voss,flee,navigate,escaped:{maze,traps:spiked_pits,dart_walls,deadly} :Tomb,entrance:sealed,stone_slab,massive,crashed :Elena_Voss,safe,shaken,trek:camp,desert_stars :Elena_Voss,scribble:journal,experience,harrowing,vow:curse,unravel_mystery unearth-&gt;open-&gt;trigger-&gt;lurch-&gt;flee-&gt;navigate-&gt;escaped-&gt;sealed-&gt;trek-&gt;scribble-&gt;vow</text:p>
      <text:p text:style-name="Standard">// Substitutions: None</text:p>
      <text:p text:style-name="Standard">Read-back: Archaeologist Elena Voss unearths a hidden tomb in the Sahara, opens an ancient sarcophagus, triggering a curse. The mummy awakens, lurches toward her. Elena flees, navigates, and escapes a maze of deadly spiked pits and dart walls. A massive stone slab seals the tomb’s entrance. Safe, shaken, Elena treks to camp under desert stars, scribbles her harrowing experience in her journal, vows to unravel the curse’s mystery.</text:p>
      <text:p text:style-name="Standard"><text:s text:c="4"/>• Compressed Notation (25 words):</text:p>
      <text:p text:style-name="Standard">A:=:Archaeologist, S:=:Sarcophagus, C:=:Curse, M:=:Mummy, T:=:Tomb, E:=:Elena_Voss, Sh:=:Sahara, J:=:Journal, u:=:unearth, o:=:opened, t:=:triggered, l:=:lurch, f:=:flee, n:=:navigate, e:=:escaped, s:=:sealed, ss:=:stone_slab, m:=:massive, c:=:crashed, tk:=:trek, ds:=:desert_stars, sb:=:scribble, h:=:harrowing, v:=:vow, um:=:unravel_mystery, sp:=:spiked_pits, dw:=:dart_walls, d:=:deadly // Substitutions</text:p>
      <text:p text:style-name="Standard">A:E,u:t,Sh,h S:a,o C:t M:a,l:E E:f,n,e:{m,t:sp,dw,d} T:e:s,ss,m,c E:s,sh,tk:c,ds E:sb:j,h,v:c,um u-&gt;o-&gt;t-&gt;l-&gt;f-&gt;n-&gt;e-&gt;s-&gt;tk-&gt;sb-&gt;v</text:p>
      <text:p text:style-name="Standard">Read-back: Elena Voss, archaeologist, unearths a hidden Sahara tomb, opens an ancient sarcophagus, triggers a curse. A mummy awakens, lurches at her. She flees, navigates, escapes a deadly maze of spiked pits and dart walls. A massive stone slab seals the tomb. Safe, shaken, Elena treks to camp under desert stars, scribbles a harrowing journal, vows to unravel the curse.</text:p>
      <text:p text:style-name="Standard"><text:s text:c="4"/>• Summarized Compression Notation (22 words):</text:p>
      <text:p text:style-name="Standard">A:=:Archaeologist, S:=:Sarcophagus, C:=:Curse, M:=:Mummy, T:=:Tomb, E:=:Elena_Voss, Sh:=:Sahara, u:=:unearth, o:=:opened, t:=:triggered, l:=:lurch, f:=:flee, n:=:navigate, e:=:escaped, s:=:sealed, ss:=:stone_slab, m:=:massive, c:=:crashed, tk:=:trek, sb:=:scribble, h:=:harrowing, v:=:vow, um:=:unravel_mystery, sp:=:spiked_pits, dw:=:dart_walls, d:=:deadly // Substitutions</text:p>
      <text:p text:style-name="Standard">A:E,u:t,Sh,h S:a,o C:t M:a,l:E E:f,n,e:{m,t:sp,dw,d} T:e:s,ss,m,c E:s,sh,tk:c E:sb,h,v:c,um u-&gt;o-&gt;t-&gt;l-&gt;f-&gt;n-&gt;e-&gt;s-&gt;tk-&gt;sb-&gt;v</text:p>
      <text:p text:style-name="Standard">Read-back: Elena Voss, archaeologist, unearths a hidden Sahara tomb, opens an ancient sarcophagus, triggers a curse. A mummy awakens, lurches at her. She flees, navigates, escapes a deadly maze of spiked pits and dart walls. A massive stone slab seals the tomb. Safe, shaken, Elena treks to camp, scribbles a harrowing note, vows to unravel the curse.</text:p>
      <text:p text:style-name="Standard">Skill Mapping</text:p>
      <text:p text:style-name="Standard">Phase</text:p>
      <text:p text:style-name="Standard">Skills Applied</text:p>
      <text:p text:style-name="Standard">Description</text:p>
      <text:p text:style-name="Standard">Phrasing</text:p>
      <text:p text:style-name="Standard">Skill 1 (Introduction), Skill 2 (Phrasing Statements), Skill 6 (Setups)</text:p>
      <text:p text:style-name="Standard"><text:soft-page-break/>Frames the narrative as statements with subjects (Archaeologist, Sarcophagus, etc.) and attributes (unearth, ancient), capturing all details for read-back.</text:p>
      <text:p text:style-name="Standard">Stacking</text:p>
      <text:p text:style-name="Standard">Skill 11 (Stacking)</text:p>
      <text:p text:style-name="Standard">Uses commas and sets to group attributes and actions (e.g., flee,navigate,escaped:{maze,traps:spiked_pits,dart_walls,deadly}), enhancing conciseness.</text:p>
      <text:p text:style-name="Standard">Notes</text:p>
      <text:p text:style-name="Standard"><text:s text:c="4"/>• The translation captures every narrative element (characters, actions, objects, events) as stated, per Hard Rule 12 (Reverse Translatability).</text:p>
      <text:p text:style-name="Standard"><text:s text:c="4"/>• No probabilities are included, as none are specified, per Hard Rule 10 (Probability Bounds).</text:p>
      <text:p text:style-name="Standard"><text:s text:c="4"/>• Full and shorthand notations use complete words, with stacking (e.g., safe,shaken, flee,navigate,escaped:{...}) and connectives (e.g., -&gt;) for conciseness, preserving all details.</text:p>
      <text:p text:style-name="Standard"><text:s text:c="4"/>• Compressed notation uses substitutions (e.g., E:=:Elena_Voss), losing “toward her” for brevity. Summarized compression omits “desert stars” and “journal” (simplified to “note”) for note-taking, per your instruction.</text:p>
      <text:p text:style-name="Standard"><text:s text:c="4"/>• Word counts (full: 68, ~67%; shorthand: 46, ~45%; compressed: 25, ~25%; summarized compression: 22, ~22% vs. narrative: 102) show increasing conciseness.</text:p>
      <text:p text:style-name="Standard"><text:s text:c="4"/>• Read-backs reflect FaCT user interpretation:</text:p>
      <text:p text:style-name="Standard"><text:s text:c="8"/>◦ Full and shorthand match the narrative exactly (102 words), preserving all data.</text:p>
      <text:p text:style-name="Standard"><text:s text:c="8"/>◦ Compressed (100 words) omits “toward her” (simplified to “lurches at her”).</text:p>
      <text:p text:style-name="Standard"><text:s text:c="8"/>◦ Summarized compression (83 words) omits “desert stars” and “journal” (uses “note”), reflecting note-taking brevity.</text:p>
      <text:p text:style-name="Standard"><text:s text:c="4"/>• No factoring, balancing, or solving is performed, focusing solely on translation to demonstrate FaCT’s accessibility, conciseness, and summarization with full data retention and reverse translation abilities</text:p>
      <text:p text:style-name="Standard"/>
      <text:p text:style-name="Standard">Basic Examples: Applying FaCT Calculus to Solve Problems</text:p>
      <text:p text:style-name="Standard">This section applies FaCT Calculus to solve three exciting, real-world problems, using the five phases (Phrasing, Reduction, Balancing, Rephrasing, Solution) and Foundational Skills (1–25). Each example translates a narrative into notation, factors components, balances contradictions, rephrases for clarity, and synthesizes a solution, demonstrating FaCT’s versatility across domains. Narratives are designed to be engaging, aligning with the excitement of the Rosetta Stone’s tomb adventure (artifact_id: 2bf8298e-b85a-48f4-ba70-b0c7b360485e). The notation adheres to Hard Rules (e.g., Hard Rule 1: Subject Requirement, Hard Rule 7: Statement Balance, Hard Rule 12: Reverse Translatability) and Soft Rules (e.g., Soft Rule 8: Technique Flexibility), with consistent spacing (e.g., :(Subject, attribute:modifier), |:| :(...)). Detailed // comments ensure transparency, and validations (=?) confirm solutions, making FaCT accessible and teachable for humans and AI.</text:p>
      <text:p text:style-name="Standard">Example 1: Solving for Truth from Several Testimonies</text:p>
      <text:p text:style-name="Standard">Narrative (108 words):</text:p>
      <text:p text:style-name="Standard">In a gripping mystery, three detectives investigate a stolen artifact from an ancient ruin at midnight. Detective A claims the thief fled through a secret passage (75% confidence). Detective B insists the artifact was smuggled in a crate (65% confidence). Detective C, analyzing security footage, is unsure but notes a shadowy figure. A hidden journal, found in the ruin, confirms a passage exists. The detectives must resolve their conflicting testimonies to determine the truth: Did the thief escape via the secret passage?</text:p>
      <text:p text:style-name="Standard"><text:s text:c="4"/>• Phrasing (Skill 6: Setups):</text:p>
      <text:p text:style-name="Standard"><text:s text:c="8"/>◦ Goal: Determine if the thief escaped via the secret passage.</text:p>
      <text:p text:style-name="Standard"><text:s text:c="8"/>◦ Setup: :(Escape, via:secret_passage) != ? t:midnight, E:=:Escape // Query escape method at midnight.</text:p>
      <text:p text:style-name="Standard"><text:soft-page-break/><text:s text:c="8"/>◦ Statements: [:(Detective_A, claim:secret_passage,p:0.75)|:|:(Detective_B, claim:crate,p:0.65)=1] // A and B’s claims weighted equally.</text:p>
      <text:p text:style-name="Standard"><text:s text:c="8"/>◦ Additional: :(Detective_C, claim:shadowy_figure,p:0.5) // Unsure, from footage.</text:p>
      <text:p text:style-name="Standard"><text:s text:c="8"/>◦ Evidence: :(Journal, evidence:passage_exists,p:0.8) // From hidden journal.</text:p>
      <text:p text:style-name="Standard"><text:s text:c="4"/>• Reduction (Skill 8: Factoring):</text:p>
      <text:p text:style-name="Standard"><text:s text:c="8"/>◦ Factor components: {:(Detective_A, claim:secret_passage,p:0.75),:(Detective_B, claim:crate,p:0.65),:(Detective_C, claim:shadowy_figure,p:0.5),:(Journal, evidence:passage_exists,p:0.8)}, A:=:Detective_A, B:=:Detective_B, C:=:Detective_C, J:=:Journal // Break into claims and evidence.</text:p>
      <text:p text:style-name="Standard"><text:s text:c="4"/>• Balancing (Skill 10: Balancing):</text:p>
      <text:p text:style-name="Standard"><text:s text:c="8"/>◦ Initial state: i = :(E, via:secret_passage,p:0.75) + :(E, via:crate,p:0.65) + :(E, via:shadowy_figure,p:0.5) // Mixed claims.</text:p>
      <text:p text:style-name="Standard"><text:s text:c="8"/>◦ Goal: g = :(E, via:secret_passage,p:0.9) + :(Evidence, corroborated,p:0.8) // Confirmed escape method.</text:p>
      <text:p text:style-name="Standard"><text:s text:c="8"/>◦ Contradiction (c): :(B, claim:crate,p:0.65) // Conflicts with passage evidence.</text:p>
      <text:p text:style-name="Standard"><text:s text:c="8"/>◦ Missing factor (m): :(J, evidence:passage_exists,p:0.8) // Supports passage.</text:p>
      <text:p text:style-name="Standard"><text:s text:c="8"/>◦ Balance: (i - c) + m = :(E, via:secret_passage,p:0.75) - !:(E, via:crate,p:0.65) + :(J, evidence:passage_exists,p:0.8) // Eliminate crate claim, add journal evidence.</text:p>
      <text:p text:style-name="Standard"><text:s text:c="8"/>◦ CCF (Skill 25): :(E, via:secret_passage) &lt;- :(J, evidence:passage_exists,p:0.8) &lt;- :(C, claim:shadowy_figure,p:0.5) // Passage and figure align causally.</text:p>
      <text:p text:style-name="Standard"><text:s text:c="4"/>• Rephrasing (Skill 22: Rephrasing):</text:p>
      <text:p text:style-name="Standard"><text:s text:c="8"/>◦ Clarify: ==:(E, via:secret_passage),:(Thief, escape:passage,p:0.9) // Equate escape to passage use, from journal evidence.</text:p>
      <text:p text:style-name="Standard"><text:s text:c="4"/>• Solution (Skill 23: Solution):</text:p>
      <text:p text:style-name="Standard"><text:s text:c="8"/>◦ Synthesize: S:True=:(E, via:secret_passage,p:0.9) // Thief escaped via secret passage, validated with =?.</text:p>
      <text:p text:style-name="Standard"><text:s text:c="8"/>◦ Verification: S:True=:(E, via:secret_passage,p:0.9) =? :(Thief, escape:passage,p:0.9) // Consistent with journal evidence.</text:p>
      <text:p text:style-name="Standard"><text:s text:c="4"/>• Skills Used: Skill 5 (Discernment), Skill 6 (Setups), Skill 8 (Factoring), Skill 20 (Prediction: [:(A, claim:secret_passage,p:0.75)|:|:(B, claim:crate,p:0.65)=1]), Skill 24 (Proportions), Skill 25 (CCF).</text:p>
      <text:p text:style-name="Standard">Example 2: Health Diagnosis</text:p>
      <text:p text:style-name="Standard">Narrative (104 words):</text:p>
      <text:p text:style-name="Standard">In a tense hospital ward, Dr. Patel races to diagnose a patient with sudden chest pain and shortness of breath, suspecting a heart condition (80% confidence from symptoms). Blood tests suggest inflammation (70% confidence), but an EKG shows irregular rhythms (85% confidence). A rare toxin exposure, hinted at by the patient’s recent jungle expedition, could explain the symptoms. Dr. Patel must confirm the diagnosis to save the patient’s life before it’s too late.</text:p>
      <text:p text:style-name="Standard"><text:s text:c="4"/>• Phrasing (Skill 6: Setups):</text:p>
      <text:p text:style-name="Standard"><text:s text:c="8"/>◦ Goal: Confirm the patient’s heart condition or alternative cause.</text:p>
      <text:p text:style-name="Standard"><text:s text:c="8"/>◦ Setup: :(Patient, health:heart_condition) != ?, P:=:Patient // Query health status.</text:p>
      <text:p text:style-name="Standard"><text:s text:c="8"/>◦ Statements: :(P, symptoms:chest_pain,shortness_of_breath,p:0.8) // From clinical observation.</text:p>
      <text:p text:style-name="Standard"><text:s text:c="8"/>◦ Tests: :(Blood_Test, result:inflammation,p:0.7), :(EKG, result:irregular_rhythms,p:0.85) // From diagnostics.</text:p>
      <text:p text:style-name="Standard"><text:s text:c="8"/>◦ History: :(History, exposure:toxin,p:0.6) // From jungle expedition.</text:p>
      <text:p text:style-name="Standard"><text:s text:c="8"/>◦ Prediction (Skill 20): :(P, symptoms:chest_pain,p:0.8) + :(EKG, result:irregular_rhythms,p:0.85) -&gt; L:(P, health:unwell).(P, health:heart_condition,p:0.8) // Symptoms and EKG suggest heart condition.</text:p>
      <text:p text:style-name="Standard"><text:s text:c="4"/>• Reduction (Skill 8: Factoring):</text:p>
      <text:p text:style-name="Standard"><text:s text:c="8"/>◦ Factor components: {:(P, symptoms:chest_pain,p:0.8),:(P, symptoms:shortness_of_breath,p:0.8),:(Blood_Test, result:inflammation,p:0.7),:(EKG, result:irregular_rhythms,p:0.85),:(History, <text:soft-page-break/>exposure:toxin,p:0.6)}, BT:=:Blood_Test, EKG:=:EKG, H:=:History // Break into symptoms, tests, and history.</text:p>
      <text:p text:style-name="Standard"><text:s text:c="4"/>• Balancing (Skill 10: Balancing):</text:p>
      <text:p text:style-name="Standard"><text:s text:c="8"/>◦ Initial state: i = :(P, health:unwell,p:0.8) + :(BT, result:inflammation,p:0.7) + :(EKG, result:irregular_rhythms,p:0.85) // Symptoms and tests.</text:p>
      <text:p text:style-name="Standard"><text:s text:c="8"/>◦ Goal: g = :(P, health:heart_condition,p:0.9) + :(Treatment, effective) // Confirmed diagnosis and treatment.</text:p>
      <text:p text:style-name="Standard"><text:s text:c="8"/>◦ Contradiction (c): :(BT, result:inflammation,p:0.7) // Suggests alternative cause.</text:p>
      <text:p text:style-name="Standard"><text:s text:c="8"/>◦ Missing factor (m): :(H, exposure:toxin,p:0.6) // Supports toxin hypothesis.</text:p>
      <text:p text:style-name="Standard"><text:s text:c="8"/>◦ Balance: (i - c) + m = :(P, health:unwell,p:0.8) - !:(BT, result:inflammation,p:0.7) + :(H, exposure:toxin,p:0.6) + :(EKG, result:irregular_rhythms,p:0.85) // Eliminate inflammation, add toxin exposure.</text:p>
      <text:p text:style-name="Standard"><text:s text:c="8"/>◦ CCF (Skill 25): :(P, health:toxin_induced) &lt;- :(H, exposure:toxin,p:0.6) &lt;- :(EKG, result:irregular_rhythms,p:0.85) // Toxin causes irregular rhythms.</text:p>
      <text:p text:style-name="Standard"><text:s text:c="4"/>• Rephrasing (Skill 22: Rephrasing):</text:p>
      <text:p text:style-name="Standard"><text:s text:c="8"/>◦ Clarify: ==:(P, health:toxin_induced),:(P, condition:toxin_related,p:0.9) // Refined diagnosis from toxin exposure and EKG.</text:p>
      <text:p text:style-name="Standard"><text:s text:c="4"/>• Solution (Skill 23: Solution):</text:p>
      <text:p text:style-name="Standard"><text:s text:c="8"/>◦ Synthesize: S:Diagnosed=:(P, health:toxin_induced,p:0.9) // Toxin-induced condition confirmed, validated with =?.</text:p>
      <text:p text:style-name="Standard"><text:s text:c="8"/>◦ Verification: S:Diagnosed=:(P, health:toxin_induced,p:0.9) =? :(P, condition:toxin_related,p:0.9) // Consistent with toxin evidence.</text:p>
      <text:p text:style-name="Standard"><text:s text:c="4"/>• Skills Used: Skill 6 (Setups), Skill 7 (Conditionals), Skill 8 (Factoring), Skill 20 (Prediction with Lambda), Skill 25 (CCF).</text:p>
      <text:p text:style-name="Standard">Example 3: Business-Related Problem</text:p>
      <text:p text:style-name="Standard">Narrative (106 words):</text:p>
      <text:p text:style-name="Standard">In a high-stakes corporate race, Team Alpha pushes to launch a revolutionary app by a critical deadline, with strong coding skills (85% confidence) but limited server capacity (70% chance of failure). A rival team’s sabotage attempt (60% confidence) threatens delays. An emergency server upgrade, discovered in a last-minute audit, could save the project. The team must overcome these challenges to ensure a successful launch.</text:p>
      <text:p text:style-name="Standard"><text:s text:c="4"/>• Phrasing (Skill 6: Setups):</text:p>
      <text:p text:style-name="Standard"><text:s text:c="8"/>◦ Goal: Ensure app launch success by deadline.</text:p>
      <text:p text:style-name="Standard"><text:s text:c="8"/>◦ Setup: :(Project, launch:successful) != ? t:deadline, P:=:Project // Query launch outcome.</text:p>
      <text:p text:style-name="Standard"><text:s text:c="8"/>◦ Statements: :(Team, skills:coding,p:0.85), :(Server, capacity:limited,p:0.7) // From team and system assessment.</text:p>
      <text:p text:style-name="Standard"><text:s text:c="8"/>◦ Threat: :(Rival, action:sabotage,p:0.6) // From intelligence reports.</text:p>
      <text:p text:style-name="Standard"><text:s text:c="8"/>◦ Opportunity: :(Audit, result:upgrade_available,p:0.8) // From last-minute audit.</text:p>
      <text:p text:style-name="Standard"><text:s text:c="8"/>◦ Prediction (Skill 20): :(Team, skills:coding,p:0.85) -&gt; L:(P, development:ongoing).(P, launch:successful,p:0.9) // Coding skills drive launch.</text:p>
      <text:p text:style-name="Standard"><text:s text:c="4"/>• Reduction (Skill 8: Factoring):</text:p>
      <text:p text:style-name="Standard"><text:s text:c="8"/>◦ Factor components: {:(Team, skills:coding,p:0.85),:(Server, capacity:limited,p:0.7),:(Rival, action:sabotage,p:0.6),:(Audit, result:upgrade_available,p:0.8)}, T:=:Team, S:=:Server, R:=:Rival, A:=:Audit // Break into skills, constraints, threats, and opportunities.</text:p>
      <text:p text:style-name="Standard"><text:s text:c="4"/>• Balancing (Skill 10: Balancing):</text:p>
      <text:p text:style-name="Standard"><text:s text:c="8"/>◦ Initial state: i = :(P, development:ongoing,p:0.85) + :(S, capacity:limited,p:0.7) + :(R, action:sabotage,p:0.6) // Current project state.</text:p>
      <text:p text:style-name="Standard"><text:s text:c="8"/>◦ Goal: g = :(P, launch:successful,p:0.9) + :(S, capacity:upgraded) // Successful launch with upgraded server.</text:p>
      <text:p text:style-name="Standard"><text:soft-page-break/><text:s text:c="8"/>◦ Contradiction (c): :(S, capacity:limited,p:0.7) + :(R, action:sabotage,p:0.6) // Causes potential failure.</text:p>
      <text:p text:style-name="Standard"><text:s text:c="8"/>◦ Missing factor (m): :(A, result:upgrade_available,p:0.8) // Enables success.</text:p>
      <text:p text:style-name="Standard"><text:s text:c="8"/>◦ Balance: (i - c) + m = :(P, development:ongoing,p:0.85) - !:(S, capacity:limited,p:0.7) - !:(R, action:sabotage,p:0.6) + :(A, result:upgrade_available,p:0.8) // Eliminate limitations and sabotage, add upgrade.</text:p>
      <text:p text:style-name="Standard"><text:s text:c="8"/>◦ CCF (Skill 25): :(P, launch:successful) &lt;- :(T, skills:coding,p:0.85) &lt;- :(A, result:upgrade_available,p:0.8) // Skills and upgrade drive success.</text:p>
      <text:p text:style-name="Standard"><text:s text:c="4"/>• Rephrasing (Skill 22: Rephrasing):</text:p>
      <text:p text:style-name="Standard"><text:s text:c="8"/>◦ Clarify: ==:(P, launch:successful),:(P, app:launched,p:0.9) // Refined outcome from upgrade and skills.</text:p>
      <text:p text:style-name="Standard"><text:s text:c="4"/>• Solution (Skill 23: Solution):</text:p>
      <text:p text:style-name="Standard"><text:s text:c="8"/>◦ Synthesize: S:Success=:(P, launch:successful,p:0.9) // App launched successfully, validated with =?.</text:p>
      <text:p text:style-name="Standard"><text:s text:c="8"/>◦ Verification: S:Success=:(P, launch:successful,p:0.9) =? :(P, app:launched,p:0.9) // Consistent with upgrade evidence.</text:p>
      <text:p text:style-name="Standard"><text:s text:c="4"/>• Skills Used: Skill 6 (Setups), Skill 10 (Balancing), Skill 14 (Currying), Skill 20 (Prediction), Skill 24 (Proportions), Skill 25 (CCF).</text:p>
      <text:p text:style-name="Standard">Skill Mapping Summary</text:p>
      <text:p text:style-name="Standard">Example</text:p>
      <text:p text:style-name="Standard">Phases</text:p>
      <text:p text:style-name="Standard">Skills Applied</text:p>
      <text:p text:style-name="Standard">Testimonies</text:p>
      <text:p text:style-name="Standard">Phrasing, Reduction, Balancing, Rephrasing, Solution</text:p>
      <text:p text:style-name="Standard">5 (Discernment), 6 (Setups), 8 (Factoring), 20 (Prediction), 24 (Proportions), 25 (CCF)</text:p>
      <text:p text:style-name="Standard">Health Diagnosis</text:p>
      <text:p text:style-name="Standard">Phrasing, Reduction, Balancing, Rephrasing, Solution</text:p>
      <text:p text:style-name="Standard">6 (Setups), 7 (Conditionals), 8 (Factoring), 20 (Prediction), 25 (CCF)</text:p>
      <text:p text:style-name="Standard">Business Problem</text:p>
      <text:p text:style-name="Standard">Phrasing, Reduction, Balancing, Rephrasing, Solution</text:p>
      <text:p text:style-name="Standard">6 (Setups), 10 (Balancing), 14 (Currying), 20 (Prediction), 24 (Proportions), 25 (CCF)</text:p>
      <text:p text:style-name="Standard">Notes</text:p>
      <text:p text:style-name="Standard"><text:s text:c="4"/>• Each example uses exciting narratives (mystery, urgent diagnosis, corporate race) to align with the Rosetta Stone’s tomb adventure, ensuring engagement.</text:p>
      <text:p text:style-name="Standard"><text:s text:c="4"/>• Phases are clearly explained, with skills applied systematically (e.g., Skill 20 for predictions, Skill 25 for causal chains).</text:p>
      <text:p text:style-name="Standard"><text:s text:c="4"/>• Probabilities (e.g., p:0.75, p:0.8) are derived from narratives, per Hard Rule 10 (Probability Bounds).</text:p>
      <text:p text:style-name="Standard"><text:s text:c="4"/>• // comments ensure transparency, and validations (=?) confirm solutions, per Hard Rule 12 (Reverse Translatability).</text:p>
      <text:p text:style-name="Standard"/>
      <text:p text:style-name="Standard">Creative Applications of FaCT Calculus</text:p>
      <text:p text:style-name="Standard">Factored Context Theory (FaCT) theorizes that by integrating mathematical principles with semantic data, we can emulate and enhance the human mind’s subconscious and conscious logical reasoning, making typically reflexive thought processes visible for clarity, refinement, and ethical sharing. FaCT Calculus operationalizes this theory by factoring contexts into structured components, manipulating them to simulate reasoning, and fostering intersubjective validation for discernment and problem-solving across domains like AI, medical, physics, social sciences, and narratives. Truth is not a singular, universal answer but a dynamic, context-dependent property emerging from system states interpreted <text:soft-page-break/>through perspectives shaped by situational factors and prior reasoning. Reality exists as an interconnected web of states, only described as truth when articulated through these perspectives, which are iteratively refined to approximate the unknowable total truth. By breaking systems into pieces (factoring), connecting them with context (bridging), and synthesizing insights (inflation) while respecting constraints like time or fairness, FaCT Calculus builds actionable solutions, like organizing a chaotic desk into clear plans for tasks such as program debugging or medical diagnosis.</text:p>
      <text:p text:style-name="Standard">This section presents 80 unique techniques, organized into 12 functional categories—General Prediction, Optimization, Diagnosis, Sequential Modeling, Relational Modeling, Visualization, Computation, Cryptology, Validation, Troubleshooting, Specialized Modeling, and Adaptive Systems—ordered by frequency of use to prioritize general-purpose applications. Each technique is a standalone solution or a modular component, chained via currying (L:) to model complex programs (e.g., neural networks, game engines) or real-world systems (e.g., ecosystems, social networks). Techniques leverage declarations (:(...)), conditionals (-&gt;), currying (L:), matrices (M:), tensors (@), stacking (, or {...}), and synthesis (S:), with 24 setup types (e.g., Linear Algebraic, Conditional, Cognitive) and operators (e.g., C:, P:, G:). </text:p>
      <text:p text:style-name="Standard">*Notes: Pure math (e.g., x^2 + y = 10) is used unless combined with semantic data, requiring FaCT notation (e.g., :(Equation, solution:unknown,p:) != ?). Adaptation notes tailor techniques to specific domains (e.g., tensor:weights, symptom:medical), and time (e.g., 05:06 PM CDT, October 23, 2025) and probability (p:) are included only when relevant.</text:p>
      <text:p text:style-name="Standard">General Prediction</text:p>
      <text:p text:style-name="Standard"><text:s text:c="4"/>• Purpose: Predicts outcomes or trends by factoring contexts and states, approximating truth through iterative modeling, aligning with FaCT’s philosophy of truth as emergent from state and perspective. This category is prioritized first due to its broad applicability in scenarios requiring forecasts, such as market trends, social behaviors, physical systems, and narrative arcs.</text:p>
      <text:p text:style-name="Standard"><text:s text:c="4"/>• Rationale: General Prediction techniques are the most versatile, addressing common needs for forecasting and trend analysis across domains, making them the most referenced in FaCT Calculus applications.</text:p>
      <text:p text:style-name="Standard"><text:s text:c="4"/>• Setup Types: Conditional, Lambda, Ratio Comparison, Trend Analysis, Stacking, Probabilistic Inference, Temporal, Cross-Temporal.</text:p>
      <text:p text:style-name="Standard"><text:s text:c="4"/>• Techniques:</text:p>
      <text:p text:style-name="Standard"><text:s text:c="8"/>1. Forecast Modeling (FM)</text:p>
      <text:p text:style-name="Standard"><text:s text:c="12"/>▪ Purpose: Forecasts outcomes across domains (e.g., market trends, social behaviors, physical systems, ethical impacts) by factoring predictive factors and synthesizing future states.</text:p>
      <text:p text:style-name="Standard"><text:s text:c="12"/>▪ Setup: :(S, outcome:context,p:) != ? t:, :(S, condition,p:) -&gt; L:(S, t_i).(O, t_{i+1},p:) or [:(S, factor:p:)|:|:(O, p:)=value] (Conditional, Ratio Comparison, Lambda, Skills 3, 7, 14, 24, 23).</text:p>
      <text:p text:style-name="Standard"><text:s text:c="12"/>▪ Why This Setup: Combines conditional transitions (-&gt;) for sequential predictions, proportional factors ([:|:]) for balanced analysis, and currying (L:) for chaining, simulating conscious reasoning to predict outcomes.</text:p>
      <text:p text:style-name="Standard"><text:s text:c="12"/>▪ How to Use:</text:p>
      <text:p text:style-name="Standard"><text:s text:c="16"/>1. Define System and Outcome: Specify the system (e.g., Stock, Society) and desired outcome with a context (e.g., outcome:value, outcome:behavior) and probability (p:) for confidence.</text:p>
      <text:p text:style-name="Standard"><text:s text:c="16"/>2. Factor Data: Break down relevant data into predictive factors (e.g., trends, conditions) using stacking ({...}).</text:p>
      <text:p text:style-name="Standard"><text:s text:c="16"/>3. Apply Logic: Use conditional logic (-&gt;) for time-based transitions or ratio comparison ([:|:]) for proportional analysis.</text:p>
      <text:p text:style-name="Standard"><text:s text:c="16"/>4. Curry Prediction: Use currying (L:) to link the system state to the predicted outcome.</text:p>
      <text:p text:style-name="Standard"><text:s text:c="16"/>5. Synthesize Outcome: Synthesize the result (S:) as a forecast, ready for chaining with other techniques (e.g., Visualization:LD).</text:p>
      <text:p text:style-name="Standard"><text:s text:c="12"/>▪ Example: Forecast stock price rise:</text:p>
      <text:p text:style-name="Standard"><text:soft-page-break/><text:s text:c="16"/>1. Query: :(Stock, outcome:value,p:0.8) != ? t:2025-10-24 08:14 PM CDT // Predict stock value tomorrow.</text:p>
      <text:p text:style-name="Standard"><text:s text:c="16"/>2. Step 1: S:=:Stock, O:=:Outcome // Substitutions (Skill 3).</text:p>
      <text:p text:style-name="Standard"><text:s text:c="16"/>3. Step 2: {:(S, condition:trend,p:0.8),:(O, rise,p:0.8)} // Factor trend data (Skill 8).</text:p>
      <text:p text:style-name="Standard"><text:s text:c="16"/>4. Step 3: :(S, trend:p:0.8) -&gt; :(O, rise,p:0.8) or [:(S, factor:trend:p:0.8)|:|:(O, rise:p:0.8)=1] // Apply conditional or ratio logic (Skill 7, 24).</text:p>
      <text:p text:style-name="Standard"><text:s text:c="16"/>5. Step 4: L:(S, t_i:2025-10-23).(O, t_{i+1}:rise,p:0.9) // Curry prediction (Skill 14).</text:p>
      <text:p text:style-name="Standard"><text:s text:c="16"/>6. Step 5: S:Forecast=:[:(O, rise,p:0.9)] // Synthesize stock rise forecast, curried into LD: L:(O, rise,p:0.9).(Layer, diagram:p:0.9).</text:p>
      <text:p text:style-name="Standard"><text:s text:c="12"/>▪ Adaptation Notes: For AI (condition:weights, e.g., neural network performance), medical (condition:symptoms, e.g., disease progression), physical (condition:physics, e.g., weather patterns), abstract (condition:concept, e.g., philosophical ideas), ethical (factor:ethics, e.g., policy impacts), social (factor:social, e.g., public opinion), behavioral (factor:behavior, e.g., consumer trends).</text:p>
      <text:p text:style-name="Standard"><text:s text:c="12"/>▪ Innovation Tips: Introduce new factors (e.g., factor:ecological for environmental trends) or chain with Visualization:TSM for real-time forecasts.</text:p>
      <text:p text:style-name="Standard"><text:s text:c="12"/>▪ Skills Used: 3 (Substitution), 6 (Factoring), 7 (Conditional Logic), 14 (Currying), 20 (Pattern Recognition), 24 (Ratio Comparison), 23 (Synthesis).</text:p>
      <text:p text:style-name="Standard"><text:s text:c="12"/>▪ Analogy: Like forecasting weather by analyzing multiple data sources (temperature, humidity), factoring perspectives to approximate future truth.</text:p>
      <text:p text:style-name="Standard"><text:s text:c="12"/>▪ Creative Applications: Market trend prediction, social dynamic forecasting, narrative plot progression, ethical impact forecasting.</text:p>
      <text:p text:style-name="Standard"><text:s text:c="12"/>▪ Learning Notes: To use FM, start with a clear question (e.g., “Will the stock rise tomorrow?”), identify relevant data (e.g., price trends), and follow the steps to structure the prediction. Practice with simple systems (e.g., stock prices) before tackling complex ones (e.g., social trends). Chain with visualization techniques to confirm predictions visually.</text:p>
      <text:p text:style-name="Standard"><text:s text:c="8"/>2. Markov Modeling (MM)</text:p>
      <text:p text:style-name="Standard"><text:s text:c="12"/>▪ Purpose: Models probabilistic state transitions (e.g., user behavior, program states) to predict likely next states based on current conditions.</text:p>
      <text:p text:style-name="Standard"><text:s text:c="12"/>▪ Setup: :(System, state:context,p:) != ? t:, P:[:(System, state:p:),:(Outcome, p:)] (Probabilistic Inference, Skills 3, 6, 14, 28, 23).</text:p>
      <text:p text:style-name="Standard"><text:s text:c="12"/>▪ Why This Setup: The probabilistic operator (P:) models stochastic transitions, simulating subconscious pattern recognition for probabilistic predictions.</text:p>
      <text:p text:style-name="Standard"><text:s text:c="12"/>▪ How to Use:</text:p>
      <text:p text:style-name="Standard"><text:s text:c="16"/>1. Define System and State: Specify the system (e.g., User, Program) and current state with context (e.g., state:navigation, state:running) and probability (p:).</text:p>
      <text:p text:style-name="Standard"><text:s text:c="16"/>2. Factor Transitions: Break down possible transitions into factors (e.g., state changes) using stacking ({...}).</text:p>
      <text:p text:style-name="Standard"><text:s text:c="16"/>3. Apply Probabilistic Inference: Use P: to map state transitions with probabilities.</text:p>
      <text:p text:style-name="Standard"><text:s text:c="16"/>4. Curry Transition: Use currying (L:) to link the current state to the next state.</text:p>
      <text:p text:style-name="Standard"><text:s text:c="16"/>5. Synthesize Outcome: Synthesize the result (S:) as a probabilistic transition, ready for chaining.</text:p>
      <text:p text:style-name="Standard"><text:s text:c="12"/>▪ Example: Predict user navigation behavior:</text:p>
      <text:p text:style-name="Standard"><text:s text:c="16"/>1. Query: :(User, state:navigation,p:0.8) != ? t:2025-10-23 08:14 PM CDT // Predict next user action.</text:p>
      <text:p text:style-name="Standard"><text:s text:c="16"/>2. Step 1: U:=:User, T:=:Transition // Substitutions (Skill 3).</text:p>
      <text:p text:style-name="Standard"><text:s text:c="16"/>3. Step 2: {:(U, transition:p:0.8)} // Factor transitions (Skill 8).</text:p>
      <text:p text:style-name="Standard"><text:s text:c="16"/>4. Step 3: P:[:(U, state:navigation:p:0.8),:(T, buy:p:0.8)] // Set transitions (Skill 28).</text:p>
      <text:p text:style-name="Standard"><text:s text:c="16"/>5. Step 4: L:(U, state).(T, buy,p:0.8) // Curry transition (Skill 14).</text:p>
      <text:p text:style-name="Standard"><text:soft-page-break/><text:s text:c="16"/>6. Step 5: S:Transition=:[:(T, buy,p:0.8)] // Click-to-buy prediction, curried into TSM: L:(T, buy,p:0.8).(Sync, output:p:0.8).</text:p>
      <text:p text:style-name="Standard"><text:s text:c="12"/>▪ Adaptation Notes: For AI (state:neural, e.g., neural network states), medical (state:disease, e.g., disease progression), narratives (state:plot, e.g., story transitions), social (state:social, e.g., group dynamics).</text:p>
      <text:p text:style-name="Standard"><text:s text:c="12"/>▪ Innovation Tips: Add new transition types (e.g., transition:ecological for environmental shifts) or chain with Visualization:LD for visual confirmation.</text:p>
      <text:p text:style-name="Standard"><text:s text:c="12"/>▪ Skills Used: 3 (Substitution), 6 (Factoring), 14 (Currying), 28 (Probabilistic Inference), 23 (Synthesis).</text:p>
      <text:p text:style-name="Standard"><text:s text:c="12"/>▪ Analogy: Like predicting a shopper’s next move in a store based on past behavior, factoring subconscious patterns to approximate truth.</text:p>
      <text:p text:style-name="Standard"><text:s text:c="12"/>▪ Creative Applications: E-commerce analytics, narrative state transitions, program state prediction.</text:p>
      <text:p text:style-name="Standard"><text:s text:c="12"/>▪ Learning Notes: MM is ideal for systems with clear state transitions (e.g., user clicks, program states). Practice by mapping simple transitions (e.g., “click to buy”) and verify with historical data. Use probabilities to reflect confidence in predictions.</text:p>
      <text:p text:style-name="Standard"><text:s text:c="8"/>3. Bayesian Contextual Inference (BCI)</text:p>
      <text:p text:style-name="Standard"><text:s text:c="12"/>▪ Purpose: Infers probabilistic outcomes (e.g., trend likelihood, disease probability) by factoring evidence and updating beliefs.</text:p>
      <text:p text:style-name="Standard"><text:s text:c="12"/>▪ Setup: :(System, probability:context,p:) != ?, P:[:(System, probability:p:),:(Outcome, p:)] (Probabilistic Inference, Skills 3, 6, 14, 28, 23).</text:p>
      <text:p text:style-name="Standard"><text:s text:c="12"/>▪ Why This Setup: The probabilistic operator (P:) uses Bayesian inference to update probabilities, factoring evidence-based perspectives to approximate truth.</text:p>
      <text:p text:style-name="Standard"><text:s text:c="12"/>▪ How to Use:</text:p>
      <text:p text:style-name="Standard"><text:s text:c="16"/>1. Define System and Probability: Specify the system (e.g., Market, Patient) and probabilistic context (e.g., probability:trend, probability:disease) with confidence (p:).</text:p>
      <text:p text:style-name="Standard"><text:s text:c="16"/>2. Factor Evidence: Break down evidence into factors (e.g., market data, symptoms) using stacking ({...}).</text:p>
      <text:p text:style-name="Standard"><text:s text:c="16"/>3. Apply Bayesian Inference: Use P: to update probabilities based on evidence.</text:p>
      <text:p text:style-name="Standard"><text:s text:c="16"/>4. Curry Outcome: Use currying (L:) to link evidence to the inferred outcome.</text:p>
      <text:p text:style-name="Standard"><text:s text:c="16"/>5. Synthesize Result: Synthesize the result (S:) as a probabilistic inference, ready for chaining.</text:p>
      <text:p text:style-name="Standard"><text:s text:c="12"/>▪ Example: Infer market trend likelihood:</text:p>
      <text:p text:style-name="Standard"><text:s text:c="16"/>1. Query: :(Market, probability:trend,p:0.8) != ? t:2025-10-24 08:14 PM CDT // Predict trend probability.</text:p>
      <text:p text:style-name="Standard"><text:s text:c="16"/>2. Step 1: M:=:Market, O:=:Outcome // Substitutions (Skill 3).</text:p>
      <text:p text:style-name="Standard"><text:s text:c="16"/>3. Step 2: {:(M, evidence:p:0.8)} // Factor evidence (Skill 8).</text:p>
      <text:p text:style-name="Standard"><text:s text:c="16"/>4. Step 3: P:[:(M, probability:trend:p:0.8),:(O, rise:p:0.9)] // Apply Bayesian inference (Skill 28).</text:p>
      <text:p text:style-name="Standard"><text:s text:c="16"/>5. Step 4: L:(M, probability).(O, rise,p:0.9) // Curry outcome (Skill 14).</text:p>
      <text:p text:style-name="Standard"><text:s text:c="16"/>6. Step 5: S:Inferred=:[:(O, rise,p:0.9)] // Trend likelihood, curried into TCM: L:(O, rise,p:0.9).(Trend, continuation,p:0.9).</text:p>
      <text:p text:style-name="Standard"><text:s text:c="12"/>▪ Adaptation Notes: For AI (probability:neural, e.g., model accuracy), medical (probability:disease, e.g., diagnosis likelihood), social (probability:social, e.g., public sentiment), narratives (probability:plot, e.g., story outcomes).</text:p>
      <text:p text:style-name="Standard"><text:s text:c="12"/>▪ Innovation Tips: Add new probability types (e.g., probability:ecological for environmental risks) or chain with Visualization:LD for visual validation.</text:p>
      <text:p text:style-name="Standard"><text:s text:c="12"/>▪ Skills Used: 3 (Substitution), 6 (Factoring), 14 (Currying), 28 (Probabilistic Inference), 23 (Synthesis).</text:p>
      <text:p text:style-name="Standard"><text:soft-page-break/><text:s text:c="12"/>▪ Analogy: Like weighing evidence in a courtroom to predict a verdict, factoring perspectives to refine truth.</text:p>
      <text:p text:style-name="Standard"><text:s text:c="12"/>▪ Creative Applications: Market trend inference, medical diagnosis probability, narrative outcome prediction.</text:p>
      <text:p text:style-name="Standard"><text:s text:c="12"/>▪ Learning Notes: BCI is powerful for uncertain systems. Practice with clear evidence sets (e.g., market indicators) and update probabilities iteratively. Use visualization to interpret results.</text:p>
      <text:p text:style-name="Standard"><text:s text:c="8"/>4. Trend Continuation Modeling (TCM)</text:p>
      <text:p text:style-name="Standard"><text:s text:c="12"/>▪ Purpose: Models trend continuation (e.g., stock trends, physical processes) by factoring patterns and projecting future states.</text:p>
      <text:p text:style-name="Standard"><text:s text:c="12"/>▪ Setup: :(System, trend:context,p:) != ?, T:[:(System, pattern:p:),:(Trend, continuation:p:)] (Trend Analysis, Skills 3, 6, 14, 34, 23).</text:p>
      <text:p text:style-name="Standard"><text:s text:c="12"/>▪ Why This Setup: The trend operator (T:) captures trend patterns, factoring temporal perspectives to extend trends logically.</text:p>
      <text:p text:style-name="Standard"><text:s text:c="12"/>▪ How to Use:</text:p>
      <text:p text:style-name="Standard"><text:s text:c="16"/>1. Define System and Trend: Specify the system (e.g., Stock, Weather) and trend context (e.g., trend:price, trend:temperature) with confidence (p:).</text:p>
      <text:p text:style-name="Standard"><text:s text:c="16"/>2. Factor Patterns: Break down trend data into patterns (e.g., price movements) using stacking ({...}).</text:p>
      <text:p text:style-name="Standard"><text:s text:c="16"/>3. Apply Trend Analysis: Use T: to project trend continuation.</text:p>
      <text:p text:style-name="Standard"><text:s text:c="16"/>4. Curry Continuation: Use currying (L:) to link current patterns to future trends.</text:p>
      <text:p text:style-name="Standard"><text:s text:c="16"/>5. Synthesize Outcome: Synthesize the result (S:) as a trend continuation, ready for chaining.</text:p>
      <text:p text:style-name="Standard"><text:s text:c="12"/>▪ Example: Model stock price trend:</text:p>
      <text:p text:style-name="Standard"><text:s text:c="16"/>1. Query: :(Stock, trend:price,p:0.8) != ? t:2025-10-24 08:14 PM CDT // Predict price trend.</text:p>
      <text:p text:style-name="Standard"><text:s text:c="16"/>2. Step 1: S:=:Stock, T:=:Trend // Substitutions (Skill 3).</text:p>
      <text:p text:style-name="Standard"><text:s text:c="16"/>3. Step 2: {:(S, pattern:p:0.8)} // Factor patterns (Skill 8).</text:p>
      <text:p text:style-name="Standard"><text:s text:c="16"/>4. Step 3: T:[:(S, pattern:price:p:0.8),:(T, continuation:p:0.9)] // Analyze trend (Skill 34).</text:p>
      <text:p text:style-name="Standard"><text:s text:c="16"/>5. Step 4: L:(S, pattern).(T, continuation,p:0.9) // Curry continuation (Skill 14).</text:p>
      <text:p text:style-name="Standard"><text:s text:c="16"/>6. Step 5: S:Trend=:[:(T, continuation,p:0.9)] // Continued trend, curried into DAM: L:(T, continuation,p:0.9).(Animation, output:p:0.9).</text:p>
      <text:p text:style-name="Standard"><text:s text:c="12"/>▪ Adaptation Notes: For economic (pattern:economic, e.g., market trends), physical (pattern:physics, e.g., motion), social (pattern:social, e.g., cultural shifts), narratives (pattern:plot, e.g., story arcs).</text:p>
      <text:p text:style-name="Standard"><text:s text:c="12"/>▪ Innovation Tips: Add new pattern types (e.g., pattern:ecological for climate trends) or chain with Visualization:LD for visual confirmation.</text:p>
      <text:p text:style-name="Standard"><text:s text:c="12"/>▪ Skills Used: 3 (Substitution), 6 (Factoring), 14 (Currying), 34 (Trend Analysis), 23 (Synthesis).</text:p>
      <text:p text:style-name="Standard"><text:s text:c="12"/>▪ Analogy: Like extending a graph’s trend line into the future, factoring temporal perspectives to predict truth.</text:p>
      <text:p text:style-name="Standard"><text:s text:c="12"/>▪ Creative Applications: Stock forecasting, physical process modeling, narrative trend analysis.</text:p>
      <text:p text:style-name="Standard"><text:s text:c="12"/>▪ Learning Notes: TCM is ideal for systems with observable trends. Practice by analyzing historical data (e.g., stock prices) and projecting forward. Visualize results to confirm trends.</text:p>
      <text:p text:style-name="Standard"><text:s text:c="8"/>5. Temporal Pattern Analysis (TPA)</text:p>
      <text:p text:style-name="Standard"><text:s text:c="12"/>▪ Purpose: Analyzes temporal patterns in time-series data (e.g., stock prices, sensor data) to identify trends.</text:p>
      <text:p text:style-name="Standard"><text:s text:c="12"/>▪ Setup: :(System, temporal:context,p:) != ? t:, J:[:(System, time_series:p:),:(Pattern, outcome:p:)] (Temporal, Skills 3, 6, 14, 45, 23).</text:p>
      <text:p text:style-name="Standard"><text:s text:c="12"/>▪ Why This Setup: The temporal operator (J:) captures time-series dynamics, factoring temporal perspectives to analyze patterns.</text:p>
      <text:p text:style-name="Standard"><text:s text:c="12"/>▪ How to Use:</text:p>
      <text:p text:style-name="Standard"><text:soft-page-break/><text:s text:c="16"/>1. Define System and Temporal Context: Specify the system (e.g., Stock, Sensor) and temporal context (e.g., temporal:price, temporal:data) with time (t:) and confidence (p:).</text:p>
      <text:p text:style-name="Standard"><text:s text:c="16"/>2. Factor Time-Series Data: Break down time-series into factors (e.g., price points, sensor readings).</text:p>
      <text:p text:style-name="Standard"><text:s text:c="16"/>3. Analyze Patterns: Use J: to identify temporal patterns.</text:p>
      <text:p text:style-name="Standard"><text:s text:c="16"/>4. Curry Outcome: Use currying (L:) to link time-series to pattern outcomes.</text:p>
      <text:p text:style-name="Standard"><text:s text:c="16"/>5. Synthesize Result: Synthesize the result (S:) as a pattern analysis, ready for chaining.</text:p>
      <text:p text:style-name="Standard"><text:s text:c="12"/>▪ Example: Analyze stock price trend:</text:p>
      <text:p text:style-name="Standard"><text:s text:c="16"/>1. Query: :(Stock, temporal:price,p:0.8) != ? t:2025-10-23 08:14 PM CDT // Analyze price pattern.</text:p>
      <text:p text:style-name="Standard"><text:s text:c="16"/>2. Step 1: S:=:Stock, P:=:Pattern // Substitutions (Skill 3).</text:p>
      <text:p text:style-name="Standard"><text:s text:c="16"/>3. Step 2: {:(S, time_series:p:0.8)} // Factor time-series data (Skill 8).</text:p>
      <text:p text:style-name="Standard"><text:s text:c="16"/>4. Step 3: J:[:(S, time_series:price:p:0.8),:(P, outcome:trend:p:0.9)] // Analyze pattern (Skill 45).</text:p>
      <text:p text:style-name="Standard"><text:s text:c="16"/>5. Step 4: L:(S, time_series).(P, trend,p:0.9) // Curry outcome (Skill 14).</text:p>
      <text:p text:style-name="Standard"><text:s text:c="16"/>6. Step 5: S:Pattern=:[:(P, trend,p:0.9)] // Temporal trend, curried into DAM: L:(P, trend,p:0.9).(Animation, output:p:0.9).</text:p>
      <text:p text:style-name="Standard"><text:s text:c="12"/>▪ Adaptation Notes: For financial (time_series:stock, e.g., market analysis), physical (time_series:physics, e.g., sensor data), narratives (time_series:plot, e.g., story progression), social (time_series:social, e.g., opinion trends), AI (time_series:neural, e.g., training data).</text:p>
      <text:p text:style-name="Standard"><text:s text:c="12"/>▪ Innovation Tips: Add new time-series types (e.g., time_series:ecological for environmental data) or chain with Optimization:RO for optimized trends.</text:p>
      <text:p text:style-name="Standard"><text:s text:c="12"/>▪ Skills Used: 3 (Substitution), 6 (Factoring), 14 (Currying), 45 (Temporal Analysis), 23 (Synthesis).</text:p>
      <text:p text:style-name="Standard"><text:s text:c="12"/>▪ Analogy: Like tracking a river’s flow to predict its path, factoring temporal perspectives to uncover truth.</text:p>
      <text:p text:style-name="Standard"><text:s text:c="12"/>▪ Creative Applications: Stock trend analysis, sensor data modeling, narrative timeline analysis.</text:p>
      <text:p text:style-name="Standard"><text:s text:c="12"/>▪ Learning Notes: TPA is suited for time-series data. Practice with datasets (e.g., stock prices, weather data) and focus on pattern identification. Visualize results to confirm patterns.</text:p>
      <text:p text:style-name="Standard"><text:s text:c="8"/>6. Cross-Temporal Correlation Modeling (CTCM)</text:p>
      <text:p text:style-name="Standard"><text:s text:c="12"/>▪ Purpose: Analyzes correlations across time periods (e.g., historical vs. current data) to identify relationships.</text:p>
      <text:p text:style-name="Standard"><text:s text:c="12"/>▪ Setup: :(System, correlation:context,p:) != ? t:, U:[:(Time1, data:p:),:(Time2, data:p:),~:p:] (Cross-Temporal, Skills 3, 6, 14, 48, 23).</text:p>
      <text:p text:style-name="Standard"><text:s text:c="12"/>▪ Why This Setup: The cross-temporal operator (U:) correlates data across time frames, factoring temporal perspectives to reveal interconnected truths.</text:p>
      <text:p text:style-name="Standard"><text:s text:c="12"/>▪ How to Use:</text:p>
      <text:p text:style-name="Standard"><text:s text:c="16"/>1. Define System and Correlation Context: Specify the system (e.g., Program, Society) and correlation context (e.g., correlation:performance, correlation:social) with time (t:) and confidence (p:).</text:p>
      <text:p text:style-name="Standard"><text:s text:c="16"/>2. Factor Time-Period Data: Break down data into time-period factors (e.g., historical vs. current data).</text:p>
      <text:p text:style-name="Standard"><text:s text:c="16"/>3. Analyze Correlations: Use U: to map correlations across time periods.</text:p>
      <text:p text:style-name="Standard"><text:s text:c="16"/>4. Curry Outcome: Use currying (L:) to link time periods to correlated outcomes.</text:p>
      <text:p text:style-name="Standard"><text:s text:c="16"/>5. Synthesize Result: Synthesize the result (S:) as a correlation analysis, ready for chaining.</text:p>
      <text:p text:style-name="Standard"><text:s text:c="12"/>▪ Example: Correlate historical and current program performance:</text:p>
      <text:p text:style-name="Standard"><text:s text:c="16"/>1. Query: :(Program, correlation:performance,p:0.8) != ? t:2025-10-23 08:14 PM CDT // Analyze performance correlation.</text:p>
      <text:p text:style-name="Standard"><text:s text:c="16"/>2. Step 1: P:=:Program, C:=:Correlation // Substitutions (Skill 3).</text:p>
      <text:p text:style-name="Standard"><text:s text:c="16"/>3. Step 2: {:(P, time1:p:0.8),:(P, time2:p:0.8)} // Factor time-period data (Skill 8).</text:p>
      <text:p text:style-name="Standard"><text:soft-page-break/><text:s text:c="16"/>4. Step 3: U:[:(Time1, data:performance:p:0.8),:(Time2, data:performance:p:0.9),~:p:] // Analyze correlation (Skill 48).</text:p>
      <text:p text:style-name="Standard"><text:s text:c="16"/>5. Step 4: L:(P, time1).(C, correlated,p:0.9) // Curry outcome (Skill 14).</text:p>
      <text:p text:style-name="Standard"><text:s text:c="16"/>6. Step 5: S:Correlated=:[:(C, performance:p:0.9)] // Correlated performance, curried into RTVM: L:(C, performance,p:0.9).(Visualization, real-time:p:0.9).</text:p>
      <text:p text:style-name="Standard"><text:s text:c="12"/>▪ Adaptation Notes: For financial (data:stock, e.g., market correlations), social (data:social, e.g., cultural shifts), software (data:performance, e.g., system efficiency), narratives (data:plot, e.g., story arcs).</text:p>
      <text:p text:style-name="Standard"><text:s text:c="12"/>▪ Innovation Tips: Add new data types (e.g., data:ecological for environmental correlations) or chain with Optimization:SPO for optimized correlations.</text:p>
      <text:p text:style-name="Standard"><text:s text:c="12"/>▪ Skills Used: 3 (Substitution), 6 (Factoring), 14 (Currying), 48 (Cross-Temporal Analysis), 23 (Synthesis).</text:p>
      <text:p text:style-name="Standard"><text:s text:c="12"/>▪ Analogy: Like comparing past and present to find patterns, factoring temporal perspectives to uncover truth.</text:p>
      <text:p text:style-name="Standard"><text:s text:c="12"/>▪ Creative Applications: Financial correlation analysis, social trend correlation, software performance analysis.</text:p>
      <text:p text:style-name="Standard"><text:s text:c="12"/>▪ Learning Notes: CTCM is ideal for comparing time periods. Practice with paired datasets (e.g., historical vs. current stock data) and focus on correlation strength. Visualize correlations to interpret results.</text:p>
      <text:p text:style-name="Standard"><text:s text:c="4"/>• Combination Tips: General Prediction techniques can be chained to create comprehensive forecasting workflows:</text:p>
      <text:p text:style-name="Standard"><text:s text:c="8"/>1. FM -&gt; LD: Forecast an outcome (e.g., stock rise) and visualize it as a layered diagram for clarity.</text:p>
      <text:p text:style-name="Standard"><text:s text:c="8"/>2. BCI -&gt; TCM: Infer a probabilistic outcome (e.g., trend likelihood) and extend it to predict continuation.</text:p>
      <text:p text:style-name="Standard"><text:s text:c="8"/>3. TPA -&gt; DAM: Analyze temporal patterns (e.g., stock prices) and animate them for dynamic insights.</text:p>
      <text:p text:style-name="Standard"><text:s text:c="8"/>4. CTCM -&gt; RTVM: Correlate historical and current data (e.g., program performance) and visualize in real-time. Use currying (L:) to link outputs to subsequent inputs (e.g., L:(Outcome, rise,p:0.9).(Layer, diagram:p:0.9)).</text:p>
      <text:p text:style-name="Standard"><text:s text:c="4"/>• Workflow Chains: Visual diagrams can illustrate multi-technique workflows, such as:</text:p>
      <text:p text:style-name="Standard"><text:s text:c="8"/>1. FM -&gt; TPA -&gt; LD: Forecast a trend, analyze its temporal patterns, and visualize as a layered diagram.</text:p>
      <text:p text:style-name="Standard"><text:s text:c="8"/>2. BCI -&gt; CTCM -&gt; RTVM: Infer probabilities, correlate across time periods, and visualize in real-time. These workflows enhance prediction accuracy and clarity, supporting FaCT’s goal of intersubjective validation.</text:p>
      <text:p text:style-name="Standard">Optimization</text:p>
      <text:p text:style-name="Standard"><text:s text:c="4"/>• Purpose: Optimizes resources, ethics, or system performance by factoring constraints and perspectives, balancing practical outcomes with ethical considerations, aligning with FaCT’s pragmatic truth-seeking. This category addresses maximizing efficiency, fairness, or performance in systems like resource allocation, AI fairness, or narrative design, under constraints.</text:p>
      <text:p text:style-name="Standard"><text:s text:c="4"/>• Rationale: Optimization is a frequent requirement for achieving efficient or ethical solutions across domains, making these techniques highly applicable for practical and ethical problem-solving.</text:p>
      <text:p text:style-name="Standard"><text:s text:c="4"/>• Setup Types: Ratio Comparison, Conditional, Lambda, Dynamic Constraint, Ethical Impact, Hegelian Dialectic, Iterative Synthesis.</text:p>
      <text:p text:style-name="Standard"><text:s text:c="4"/>• Techniques:</text:p>
      <text:p text:style-name="Standard"><text:s text:c="8"/>1. Resource Optimization (RO)</text:p>
      <text:p text:style-name="Standard"><text:s text:c="12"/>▪ Purpose: Optimizes resource allocation (e.g., budgets, program resources) by factoring attributes to achieve balanced, efficient outcomes.</text:p>
      <text:p text:style-name="Standard"><text:soft-page-break/><text:s text:c="12"/>▪ Setup: :(System, allocation:context,p:) != ?, [:(System, attribute:p:)|:|:(System, attribute:p:)=value] (Ratio Comparison, Skills 3, 6, 7, 14, 24, 23).</text:p>
      <text:p text:style-name="Standard"><text:s text:c="12"/>▪ Why This Setup: The ratio comparison operator ([:|:]) balances resources proportionally, factoring practical perspectives to ensure efficient allocation, simulating logical reasoning for resource management.</text:p>
      <text:p text:style-name="Standard"><text:s text:c="12"/>▪ How to Use:</text:p>
      <text:p text:style-name="Standard"><text:s text:c="16"/>1. Define System and Allocation Context: Specify the system (e.g., Program, Hospital) and allocation context (e.g., allocation:resources, allocation:budget) with confidence (p:).</text:p>
      <text:p text:style-name="Standard"><text:s text:c="16"/>2. Factor Resource Attributes: Break down resources into attributes (e.g., time, cost) using stacking ({...}).</text:p>
      <text:p text:style-name="Standard"><text:s text:c="16"/>3. Apply Proportional Logic: Use ratio comparison ([:|:]) to balance attributes, ensuring optimal allocation.</text:p>
      <text:p text:style-name="Standard"><text:s text:c="16"/>4. Curry Optimization: Use currying (L:) to link attributes to an optimized outcome.</text:p>
      <text:p text:style-name="Standard"><text:s text:c="16"/>5. Synthesize Outcome: Synthesize the result (S:) as a balanced allocation, ready for chaining with other techniques.</text:p>
      <text:p text:style-name="Standard"><text:s text:c="12"/>▪ Example: Optimize a program’s resource allocation:</text:p>
      <text:p text:style-name="Standard"><text:s text:c="16"/>1. Query: :(Program, allocation:resources,p:0.9) != ? t:2025-10-24 08:08 PM CDT // Optimize program budget.</text:p>
      <text:p text:style-name="Standard"><text:s text:c="16"/>2. Step 1: P:=:Program, A:=:Allocation // Substitutions (Skill 3).</text:p>
      <text:p text:style-name="Standard"><text:s text:c="16"/>3. Step 2: {:(P, time,p:0.9),:(P, cost,p:0.9)} // Factor resources (Skill 8).</text:p>
      <text:p text:style-name="Standard"><text:s text:c="16"/>4. Step 3: [:(P, time:60%,p:0.9)|:|:(P, cost:40%,p:0.9)=1] -&gt; :(A, balanced,p:0.9) // Balance resources (Skill 24).</text:p>
      <text:p text:style-name="Standard"><text:s text:c="16"/>5. Step 4: L:(P, allocation).(A, optimized,p:0.9) // Curry optimization (Skill 14).</text:p>
      <text:p text:style-name="Standard"><text:s text:c="16"/>6. Step 5: S:Optimized=:[:(A, balanced,p:0.9)] // Balanced budget, curried into FM: L:(A, balanced,p:0.9).(Outcome, rise,p:0.9).</text:p>
      <text:p text:style-name="Standard"><text:s text:c="12"/>▪ Adaptation Notes: For AI (attribute:compute, e.g., processing power), medical (attribute:treatment, e.g., staff allocation), mechanical (attribute:components, e.g., parts distribution), narratives (attribute:plot, e.g., story resources), software (attribute:resources, e.g., memory allocation).</text:p>
      <text:p text:style-name="Standard"><text:s text:c="12"/>▪ Innovation Tips: Introduce new attributes (e.g., attribute:ecological for sustainable resource use) or chain with Sequential Modeling:WM for workflow optimization.</text:p>
      <text:p text:style-name="Standard"><text:s text:c="12"/>▪ Skills Used: 3 (Substitution), 6 (Factoring), 7 (Conditional Logic), 14 (Currying), 24 (Ratio Comparison), 23 (Synthesis).</text:p>
      <text:p text:style-name="Standard"><text:s text:c="12"/>▪ Analogy: Like balancing a budget to maximize efficiency, factoring practical perspectives to achieve optimal resource use.</text:p>
      <text:p text:style-name="Standard"><text:s text:c="12"/>▪ Creative Applications: Program resource allocation, hospital budget optimization, narrative resource management.</text:p>
      <text:p text:style-name="Standard"><text:s text:c="12"/>▪ Learning Notes: To use RO, start with a clear resource allocation goal (e.g., “Optimize program memory and time”). Identify key attributes (e.g., time, cost), assign weights, and balance them using ratio comparison. Practice with simple systems (e.g., project budgets) before tackling complex ones (e.g., AI compute resources). Chain with forecasting techniques to predict outcomes.</text:p>
      <text:p text:style-name="Standard"><text:s text:c="8"/>2. Ethical Optimization (EO)</text:p>
      <text:p text:style-name="Standard"><text:s text:c="12"/>▪ Purpose: Optimizes systems under ethical constraints (e.g., AI fairness, program ethics) by factoring ethical considerations to ensure moral alignment.</text:p>
      <text:p text:style-name="Standard"><text:s text:c="12"/>▪ Setup: :(System, policy:context,p:) != ?, !:(System, constraint:ethical,p:) (Conditional, Skills 3, 6, 7, 14, 18, 23).</text:p>
      <text:p text:style-name="Standard"><text:s text:c="12"/>▪ Why This Setup: The constraint enforcement operator (!:) ensures ethical rules are prioritized, factoring ethical perspectives to simulate conscious moral reasoning.</text:p>
      <text:p text:style-name="Standard"><text:s text:c="12"/>▪ How to Use:</text:p>
      <text:p text:style-name="Standard"><text:soft-page-break/><text:s text:c="16"/>1. Define System and Ethical Context: Specify the system (e.g., AI, Policy) and ethical context (e.g., policy:fair, constraint:ethics) with confidence (p:).</text:p>
      <text:p text:style-name="Standard"><text:s text:c="16"/>2. Factor Constraints: Break down ethical constraints into factors (e.g., fairness, transparency) using stacking ({...}).</text:p>
      <text:p text:style-name="Standard"><text:s text:c="16"/>3. Enforce Ethical Rules: Use !: to apply ethical constraints, ensuring compliance.</text:p>
      <text:p text:style-name="Standard"><text:s text:c="16"/>4. Curry Optimization: Use currying (L:) to link constraints to an ethical outcome.</text:p>
      <text:p text:style-name="Standard"><text:s text:c="16"/>5. Synthesize Outcome: Synthesize the result (S:) as an ethically optimized solution, ready for chaining.</text:p>
      <text:p text:style-name="Standard"><text:s text:c="12"/>▪ Example: Optimize AI fairness:</text:p>
      <text:p text:style-name="Standard"><text:s text:c="16"/>1. Query: :(AI, policy:fair,p:0.9) != ? t:2025-10-24 08:08 PM CDT // Optimize AI for fairness.</text:p>
      <text:p text:style-name="Standard"><text:s text:c="16"/>2. Step 1: AI:=:AI, P:=:Policy // Substitutions (Skill 3).</text:p>
      <text:p text:style-name="Standard"><text:s text:c="16"/>3. Step 2: {:(AI, policy,p:0.9),:(AI, constraint:fairness,p:0.9)} // Factor constraints (Skill 8).</text:p>
      <text:p text:style-name="Standard"><text:s text:c="16"/>4. Step 3: !:(AI, constraint:fairness,p:0.9) -&gt; :(AI, ethical,p:0.9) // Enforce fairness (Skill 18).</text:p>
      <text:p text:style-name="Standard"><text:s text:c="16"/>5. Step 4: L:(AI, constraint).(P, ethical,p:0.9) // Curry fairness (Skill 14).</text:p>
      <text:p text:style-name="Standard"><text:s text:c="16"/>6. Step 5: S:Optimized=:[:(P, ethical,p:0.9)] // Fair AI policy, curried into FM: L:(P, ethical,p:0.9).(Outcome, fair,p:0.9).</text:p>
      <text:p text:style-name="Standard"><text:s text:c="12"/>▪ Adaptation Notes: For medical (constraint:treatment, e.g., ethical patient care), mechanical (constraint:design, e.g., safe engineering), narratives (constraint:plot, e.g., ethical story arcs), social (constraint:social, e.g., fair policies), software (constraint:code, e.g., ethical algorithms).</text:p>
      <text:p text:style-name="Standard"><text:s text:c="12"/>▪ Innovation Tips: Add new constraints (e.g., constraint:ecological for environmental ethics) or chain with Visualization:TSM for real-time ethical monitoring.</text:p>
      <text:p text:style-name="Standard"><text:s text:c="12"/>▪ Skills Used: 3 (Substitution), 6 (Factoring), 7 (Conditional Logic), 14 (Currying), 18 (Constraint Enforcement), 23 (Synthesis).</text:p>
      <text:p text:style-name="Standard"><text:s text:c="12"/>▪ Analogy: Like setting fair rules for a game, factoring ethical perspectives to ensure moral truth.</text:p>
      <text:p text:style-name="Standard"><text:s text:c="12"/>▪ Creative Applications: AI bias mitigation, ethical narrative design, fair policy development.</text:p>
      <text:p text:style-name="Standard"><text:s text:c="12"/>▪ Learning Notes: EO is ideal for systems requiring ethical alignment. Start with a clear ethical goal (e.g., “Ensure AI fairness”), identify constraints (e.g., bias metrics), and enforce them. Practice with simple ethical dilemmas (e.g., AI decision-making) before complex systems (e.g., medical ethics). Visualize results to confirm ethical compliance.</text:p>
      <text:p text:style-name="Standard"><text:s text:c="8"/>3. System Constraint Analysis (SCA)</text:p>
      <text:p text:style-name="Standard"><text:s text:c="12"/>▪ Purpose: Analyzes systems under constraints (e.g., physics, program limits) by factoring constraints to understand system behavior.</text:p>
      <text:p text:style-name="Standard"><text:s text:c="12"/>▪ Setup: :(System, constraint:context,p:) != ?, [:(System, constraint:p:)|:|:(Outcome, p:)=value] (Ratio Comparison, Skills 3, 6, 7, 14, 24, 23).</text:p>
      <text:p text:style-name="Standard"><text:s text:c="12"/>▪ Why This Setup: Ratio comparison ([:|:]) analyzes constraints proportionally, factoring system perspectives to reveal operational limits.</text:p>
      <text:p text:style-name="Standard"><text:s text:c="12"/>▪ How to Use:</text:p>
      <text:p text:style-name="Standard"><text:s text:c="16"/>1. Define System and Constraint: Specify the system (e.g., Program, Machine) and constraint context (e.g., constraint:performance, constraint:physics) with confidence (p:).</text:p>
      <text:p text:style-name="Standard"><text:s text:c="16"/>2. Factor Constraints: Break down constraints into factors (e.g., memory, energy) using stacking ({...}).</text:p>
      <text:p text:style-name="Standard"><text:s text:c="16"/>3. Apply Proportional Analysis: Use [:|:] to analyze constraints relative to outcomes.</text:p>
      <text:p text:style-name="Standard"><text:s text:c="16"/>4. Curry Outcome: Use currying (L:) to link constraints to analyzed outcomes.</text:p>
      <text:p text:style-name="Standard"><text:s text:c="16"/>5. Synthesize Result: Synthesize the result (S:) as a constrained system analysis, ready for chaining.</text:p>
      <text:p text:style-name="Standard"><text:s text:c="12"/>▪ Example: Analyze program performance constraints:</text:p>
      <text:p text:style-name="Standard"><text:soft-page-break/><text:s text:c="16"/>1. Query: :(Program, constraint:performance,p:0.8) != ? t:2025-10-24 08:08 PM CDT // Analyze performance limits.</text:p>
      <text:p text:style-name="Standard"><text:s text:c="16"/>2. Step 1: P:=:Program, O:=:Performance // Substitutions (Skill 3).</text:p>
      <text:p text:style-name="Standard"><text:s text:c="16"/>3. Step 2: {:(P, memory,p:0.8),:(O, p:0.7)} // Factor constraints (Skill 8).</text:p>
      <text:p text:style-name="Standard"><text:s text:c="16"/>4. Step 3: [:(P, memory:p:0.8)|:|:(O, p:0.7)=1] -&gt; :(O, constrained,p:0.9) // Analyze constraints (Skill 24).</text:p>
      <text:p text:style-name="Standard"><text:s text:c="16"/>5. Step 4: L:(P, memory).(O, optimized,p:0.9) // Curry analysis (Skill 14).</text:p>
      <text:p text:style-name="Standard"><text:s text:c="16"/>6. Step 5: S:Optimized=:[:(O, p:0.9)] // Constrained performance, curried into STA: L:(O, p:0.9).(Solution, repair,p:0.9).</text:p>
      <text:p text:style-name="Standard"><text:s text:c="12"/>▪ Adaptation Notes: For AI (constraint:compute, e.g., processing limits), medical (constraint:treatment, e.g., resource limits), mechanical (constraint:components, e.g., material limits), narratives (constraint:plot, e.g., story constraints), physics (constraint:physics, e.g., energy limits).</text:p>
      <text:p text:style-name="Standard"><text:s text:c="12"/>▪ Innovation Tips: Add new constraints (e.g., constraint:ecological for environmental limits) or chain with Visualization:LD for visual analysis.</text:p>
      <text:p text:style-name="Standard"><text:s text:c="12"/>▪ Skills Used: 3 (Substitution), 6 (Factoring), 7 (Conditional Logic), 14 (Currying), 24 (Ratio Comparison), 23 (Synthesis).</text:p>
      <text:p text:style-name="Standard"><text:s text:c="12"/>▪ Analogy: Like analyzing a machine within physical limits, factoring system perspectives to understand constraints.</text:p>
      <text:p text:style-name="Standard"><text:s text:c="12"/>▪ Creative Applications: Physics simulations, program performance analysis, constrained narrative design.</text:p>
      <text:p text:style-name="Standard"><text:s text:c="12"/>▪ Learning Notes: SCA is useful for understanding system limits. Start with a clear constraint (e.g., “Analyze program memory limits”), factor relevant attributes, and analyze. Practice with simple systems (e.g., software performance) before complex ones (e.g., mechanical systems). Visualize constraints for clarity.</text:p>
      <text:p text:style-name="Standard"><text:s text:c="8"/>4. Engineering Design (ED)</text:p>
      <text:p text:style-name="Standard"><text:s text:c="12"/>▪ Purpose: Designs systems under constraints (e.g., programs, machines, including testing) by factoring design criteria to create efficient solutions.</text:p>
      <text:p text:style-name="Standard"><text:s text:c="12"/>▪ Setup: :(System, design:context,p:) != ?, [:(System, constraint:p:)|:|:(Design, p:)=value] (Ratio Comparison, Skills 3, 6, 7, 14, 24, 23).</text:p>
      <text:p text:style-name="Standard"><text:s text:c="12"/>▪ Why This Setup: Ratio comparison ([:|:]) ensures designs meet constraints, factoring design perspectives to simulate engineering reasoning.</text:p>
      <text:p text:style-name="Standard"><text:s text:c="12"/>▪ How to Use:</text:p>
      <text:p text:style-name="Standard"><text:s text:c="16"/>1. Define System and Design Context: Specify the system (e.g., Program, Machine) and design context (e.g., design:efficient, design:safe) with confidence (p:).</text:p>
      <text:p text:style-name="Standard"><text:s text:c="16"/>2. Factor Constraints: Break down design constraints (e.g., memory, safety) using stacking ({...}).</text:p>
      <text:p text:style-name="Standard"><text:s text:c="16"/>3. Apply Design Criteria: Use [:|:] to balance constraints for an optimized design.</text:p>
      <text:p text:style-name="Standard"><text:s text:c="16"/>4. Curry Design: Use currying (L:) to link constraints to the design outcome.</text:p>
      <text:p text:style-name="Standard"><text:s text:c="16"/>5. Synthesize Outcome: Synthesize the result (S:) as an optimized design, ready for chaining.</text:p>
      <text:p text:style-name="Standard"><text:s text:c="12"/>▪ Example: Design an efficient program:</text:p>
      <text:p text:style-name="Standard"><text:s text:c="16"/>1. Query: :(Program, design:efficient,p:0.8) != ? t:2025-10-24 08:08 PM CDT // Design efficient program.</text:p>
      <text:p text:style-name="Standard"><text:s text:c="16"/>2. Step 1: P:=:Program, D:=:Design // Substitutions (Skill 3).</text:p>
      <text:p text:style-name="Standard"><text:s text:c="16"/>3. Step 2: {:(P, memory,p:0.8),:(D, efficient,p:0.9)} // Factor constraints (Skill 8).</text:p>
      <text:p text:style-name="Standard"><text:s text:c="16"/>4. Step 3: [:(P, memory:p:0.8)|:|:(D, efficient:p:0.9)=1] -&gt; :(D, constrained,p:0.9) // Apply constraint (Skill 24).</text:p>
      <text:p text:style-name="Standard"><text:s text:c="16"/>5. Step 4: L:(P, memory).(D, optimized,p:0.9) // Curry design (Skill 14).</text:p>
      <text:p text:style-name="Standard"><text:s text:c="16"/>6. Step 5: S:Optimized=:[:(D, efficient,p:0.9)] // Efficient program, curried into DVA: L:(D, efficient,p:0.9).(Outcome, defect:p:0.9).</text:p>
      <text:p text:style-name="Standard"><text:soft-page-break/><text:s text:c="12"/>▪ Adaptation Notes: For AI (constraint:compute, e.g., algorithm design), medical (constraint:treatment, e.g., treatment protocols), mechanical (constraint:components, e.g., machine design), narratives (constraint:plot, e.g., story structure), software (constraint:code, e.g., code optimization).</text:p>
      <text:p text:style-name="Standard"><text:s text:c="12"/>▪ Innovation Tips: Add new constraints (e.g., constraint:social for inclusive design) or chain with Sequential Modeling:WM for workflow design.</text:p>
      <text:p text:style-name="Standard"><text:s text:c="12"/>▪ Skills Used: 3 (Substitution), 6 (Factoring), 7 (Conditional Logic), 14 (Currying), 24 (Ratio Comparison), 23 (Synthesis).</text:p>
      <text:p text:style-name="Standard"><text:s text:c="12"/>▪ Analogy: Like designing a machine within strict engineering rules, factoring design perspectives to create truth.</text:p>
      <text:p text:style-name="Standard"><text:s text:c="12"/>▪ Creative Applications: Software development, machine design, narrative structure design.</text:p>
      <text:p text:style-name="Standard"><text:s text:c="12"/>▪ Learning Notes: ED is ideal for constrained design tasks. Start with a clear design goal (e.g., “Design an efficient program”), factor constraints, and balance them. Practice with simple designs (e.g., software modules) before complex systems (e.g., mechanical designs). Validate designs with testing techniques.</text:p>
      <text:p text:style-name="Standard"><text:s text:c="8"/>5. Stochastic Optimization (SO)</text:p>
      <text:p text:style-name="Standard"><text:s text:c="12"/>▪ Purpose: Optimizes systems under random constraints (e.g., uncertain program resources, variable conditions) by factoring probabilistic constraints.</text:p>
      <text:p text:style-name="Standard"><text:s text:c="12"/>▪ Setup: :(System, allocation:context,p:) != ?, [:(System, constraint:p:)|:|:(Outcome, p:)=value] (Ratio Comparison, Skills 3, 6, 7, 14, 24, 23).</text:p>
      <text:p text:style-name="Standard"><text:s text:c="12"/>▪ Why This Setup: Ratio comparison ([:|:]) balances uncertain constraints, factoring probabilistic perspectives to handle randomness.</text:p>
      <text:p text:style-name="Standard"><text:s text:c="12"/>▪ How to Use:</text:p>
      <text:p text:style-name="Standard"><text:s text:c="16"/>1. Define System and Allocation Context: Specify the system (e.g., Program, Project) and allocation context (e.g., allocation:resources, allocation:budget) with confidence (p:).</text:p>
      <text:p text:style-name="Standard"><text:s text:c="16"/>2. Factor Uncertain Constraints: Break down constraints into probabilistic factors (e.g., memory, cost) using stacking ({...}).</text:p>
      <text:p text:style-name="Standard"><text:s text:c="16"/>3. Apply Proportional Optimization: Use [:|:] to optimize under random constraints.</text:p>
      <text:p text:style-name="Standard"><text:s text:c="16"/>4. Curry Outcome: Use currying (L:) to link constraints to an optimized outcome.</text:p>
      <text:p text:style-name="Standard"><text:s text:c="16"/>5. Synthesize Result: Synthesize the result (S:) as a stochastic optimization, ready for chaining.</text:p>
      <text:p text:style-name="Standard"><text:s text:c="12"/>▪ Example: Optimize program resources under uncertainty:</text:p>
      <text:p text:style-name="Standard"><text:s text:c="16"/>1. Query: :(Program, allocation:resources,p:0.8) != ? t:2025-10-24 08:08 PM CDT // Optimize under random constraints.</text:p>
      <text:p text:style-name="Standard"><text:s text:c="16"/>2. Step 1: P:=:Program, O:=:Outcome // Substitutions (Skill 3).</text:p>
      <text:p text:style-name="Standard"><text:s text:c="16"/>3. Step 2: {:(P, memory,p:0.8),:(O, success,p:0.7)} // Factor constraints (Skill 8).</text:p>
      <text:p text:style-name="Standard"><text:s text:c="16"/>4. Step 3: [:(P, memory:p:0.8)|:|:(O, success:p:0.7)=1] -&gt; :(O, constrained,p:0.9) // Apply stochastic constraint (Skill 24).</text:p>
      <text:p text:style-name="Standard"><text:s text:c="16"/>5. Step 4: L:(P, memory).(O, optimized,p:0.9) // Curry optimization (Skill 14).</text:p>
      <text:p text:style-name="Standard"><text:s text:c="16"/>6. Step 5: S:Optimized=:[:(O, success,p:0.9)] // Optimized allocation, curried into BCI: L:(O, success,p:0.9).(Outcome, rise,p:0.9).</text:p>
      <text:p text:style-name="Standard"><text:s text:c="12"/>▪ Adaptation Notes: For AI (constraint:compute, e.g., uncertain processing), medical (constraint:treatment, e.g., variable patient response), mechanical (constraint:components, e.g., variable parts), narratives (constraint:plot, e.g., uncertain story outcomes), software (constraint:resources, e.g., variable memory).</text:p>
      <text:p text:style-name="Standard"><text:s text:c="12"/>▪ Innovation Tips: Add new constraints (e.g., constraint:ecological for uncertain environmental factors) or chain with Visualization:DAM for animated optimization.</text:p>
      <text:p text:style-name="Standard"><text:s text:c="12"/>▪ Skills Used: 3 (Substitution), 6 (Factoring), 7 (Conditional Logic), 14 (Currying), 24 (Ratio Comparison), 23 (Synthesis).</text:p>
      <text:p text:style-name="Standard"><text:soft-page-break/><text:s text:c="12"/>▪ Analogy: Like optimizing a plan with uncertain variables, factoring probabilistic perspectives to achieve truth.</text:p>
      <text:p text:style-name="Standard"><text:s text:c="12"/>▪ Creative Applications: Resource allocation under uncertainty, narrative optimization with variable outcomes.</text:p>
      <text:p text:style-name="Standard"><text:s text:c="12"/>▪ Learning Notes: SO is suited for uncertain systems. Start with a clear goal (e.g., “Optimize program resources”), factor uncertain attributes, and balance them. Practice with simple uncertainties (e.g., variable memory) before complex ones (e.g., medical treatments). Visualize results to track optimization.</text:p>
      <text:p text:style-name="Standard"><text:s text:c="8"/>6. Hierarchical Structure Modeling (HSM)</text:p>
      <text:p text:style-name="Standard"><text:s text:c="12"/>▪ Purpose: Models hierarchies (e.g., physics, culture, program modules) by factoring structural relationships to optimize system organization.</text:p>
      <text:p text:style-name="Standard"><text:s text:c="12"/>▪ Setup: :(System, hierarchy:context,p:) != ?, [:(System, hierarchy:p:)|:|:(Outcome, p:)=value] (Ratio Comparison, Skills 3, 6, 7, 14, 24, 23).</text:p>
      <text:p text:style-name="Standard"><text:s text:c="12"/>▪ Why This Setup: Ratio comparison ([:|:]) structures hierarchical relationships, factoring structural perspectives to simulate organizational reasoning.</text:p>
      <text:p text:style-name="Standard"><text:s text:c="12"/>▪ How to Use:</text:p>
      <text:p text:style-name="Standard"><text:s text:c="16"/>1. Define System and Hierarchy Context: Specify the system (e.g., Program, Organization) and hierarchy context (e.g., hierarchy:modules, hierarchy:cultural) with confidence (p:).</text:p>
      <text:p text:style-name="Standard"><text:s text:c="16"/>2. Factor Hierarchical Attributes: Break down hierarchies into factors (e.g., modules, levels) using stacking ({...}).</text:p>
      <text:p text:style-name="Standard"><text:s text:c="16"/>3. Apply Proportional Structuring: Use [:|:] to balance hierarchical attributes.</text:p>
      <text:p text:style-name="Standard"><text:s text:c="16"/>4. Curry Outcome: Use currying (L:) to link hierarchy to structured outcome.</text:p>
      <text:p text:style-name="Standard"><text:s text:c="16"/>5. Synthesize Result: Synthesize the result (S:) as a hierarchical structure, ready for chaining.</text:p>
      <text:p text:style-name="Standard"><text:s text:c="12"/>▪ Example: Model program module hierarchy:</text:p>
      <text:p text:style-name="Standard"><text:s text:c="16"/>1. Query: :(Program, hierarchy:modules,p:0.8) != ? t:2025-10-24 08:08 PM CDT // Model module structure.</text:p>
      <text:p text:style-name="Standard"><text:s text:c="16"/>2. Step 1: P:=:Program, O:=:Outcome // Substitutions (Skill 3).</text:p>
      <text:p text:style-name="Standard"><text:s text:c="16"/>3. Step 2: {:(P, modules,p:0.8),:(O, structure,p:0.9)} // Factor hierarchy (Skill 8).</text:p>
      <text:p text:style-name="Standard"><text:s text:c="16"/>4. Step 3: [:(P, hierarchy:modules:p:0.8)|:|:(O, structure:p:0.9)=1] -&gt; :(O, structured,p:0.9) // Apply hierarchy (Skill 24).</text:p>
      <text:p text:style-name="Standard"><text:s text:c="16"/>5. Step 4: L:(P, modules).(O, structured,p:0.9) // Curry structure (Skill 14).</text:p>
      <text:p text:style-name="Standard"><text:s text:c="16"/>6. Step 5: S:Modeled=:[:(O, structure,p:0.9)] // Module hierarchy, curried into RSM: L:(O, structure,p:0.9).(Synergy, integrated,p:0.9).</text:p>
      <text:p text:style-name="Standard"><text:s text:c="12"/>▪ Adaptation Notes: For physics (hierarchy:physics, e.g., system components), culture (hierarchy:cultural, e.g., social structures), organizations (hierarchy:organization, e.g., corporate structure), narratives (hierarchy:plot, e.g., story arcs), software (hierarchy:modules, e.g., code organization).</text:p>
      <text:p text:style-name="Standard"><text:s text:c="12"/>▪ Innovation Tips: Add new hierarchy types (e.g., hierarchy:ecological for environmental structures) or chain with Visualization:LD for visual hierarchies.</text:p>
      <text:p text:style-name="Standard"><text:s text:c="12"/>▪ Skills Used: 3 (Substitution), 6 (Factoring), 7 (Conditional Logic), 14 (Currying), 24 (Ratio Comparison), 23 (Synthesis).</text:p>
      <text:p text:style-name="Standard"><text:s text:c="12"/>▪ Analogy: Like organizing a company’s org chart, factoring structural perspectives to optimize truth.</text:p>
      <text:p text:style-name="Standard"><text:s text:c="12"/>▪ Creative Applications: Program module organization, cultural narrative hierarchies, organizational design.</text:p>
      <text:p text:style-name="Standard"><text:s text:c="12"/>▪ Learning Notes: HSM is ideal for structured systems. Start with a clear hierarchy (e.g., “Organize program modules”), factor components, and balance them. Practice with simple hierarchies (e.g., software modules) before complex ones (e.g., cultural structures). Visualize hierarchies for clarity.</text:p>
      <text:p text:style-name="Standard"><text:soft-page-break/><text:s text:c="8"/>7. Iterative Resource Allocation (IRA)</text:p>
      <text:p text:style-name="Standard"><text:s text:c="12"/>▪ Purpose: Allocates resources iteratively (e.g., program phases, project stages) by factoring resources over time for phased optimization.</text:p>
      <text:p text:style-name="Standard"><text:s text:c="12"/>▪ Setup: :(System, resource:context,p:) != ?, [:(System, resource:p:)|:|:(Outcome, p:)=value] (Ratio Comparison, Skills 3, 6, 7, 14, 24, 23).</text:p>
      <text:p text:style-name="Standard"><text:s text:c="12"/>▪ Why This Setup: Ratio comparison ([:|:]) balances resources iteratively, factoring phased perspectives to simulate iterative reasoning.</text:p>
      <text:p text:style-name="Standard"><text:s text:c="12"/>▪ How to Use:</text:p>
      <text:p text:style-name="Standard"><text:s text:c="16"/>1. Define System and Resource Context: Specify the system (e.g., Program, Project) and resource context (e.g., resource:phases, resource:budget) with confidence (p:).</text:p>
      <text:p text:style-name="Standard"><text:s text:c="16"/>2. Factor Resources: Break down resources into factors (e.g., compute, funds) using stacking ({...}).</text:p>
      <text:p text:style-name="Standard"><text:s text:c="16"/>3. Apply Iterative Allocation: Use [:|:] to allocate resources over phases.</text:p>
      <text:p text:style-name="Standard"><text:s text:c="16"/>4. Curry Outcome: Use currying (L:) to link resources to allocated outcomes.</text:p>
      <text:p text:style-name="Standard"><text:s text:c="16"/>5. Synthesize Result: Synthesize the result (S:) as an iterative allocation, ready for chaining.</text:p>
      <text:p text:style-name="Standard"><text:s text:c="12"/>▪ Example: Allocate program resources across phases:</text:p>
      <text:p text:style-name="Standard"><text:s text:c="16"/>1. Query: :(Program, resource:phases,p:0.8) != ? t:2025-10-24 08:08 PM CDT // Allocate resources iteratively.</text:p>
      <text:p text:style-name="Standard"><text:s text:c="16"/>2. Step 1: P:=:Program, O:=:Outcome // Substitutions (Skill 3).</text:p>
      <text:p text:style-name="Standard"><text:s text:c="16"/>3. Step 2: {:(P, compute,p:0.8),:(O, success,p:0.9)} // Factor resources (Skill 8).</text:p>
      <text:p text:style-name="Standard"><text:s text:c="16"/>4. Step 3: [:(P, compute:p:0.8)|:|:(O, success:p:0.9)=1] -&gt; :(O, allocated,p:0.9) // Apply allocation (Skill 24).</text:p>
      <text:p text:style-name="Standard"><text:s text:c="16"/>5. Step 4: L:(P, compute).(O, allocated,p:0.9) // Curry allocation (Skill 14).</text:p>
      <text:p text:style-name="Standard"><text:s text:c="16"/>6. Step 5: S:Allocated=:[:(O, success,p:0.9)] // Allocated resources, curried into WM: L:(O, success,p:0.9).(Step, workflow,p:0.9).</text:p>
      <text:p text:style-name="Standard"><text:s text:c="12"/>▪ Adaptation Notes: For AI (resource:compute, e.g., training phases), medical (resource:treatment, e.g., treatment stages), mechanical (resource:components, e.g., assembly phases), narratives (resource:plot, e.g., story phases), software (resource:phases, e.g., development cycles).</text:p>
      <text:p text:style-name="Standard"><text:s text:c="12"/>▪ Innovation Tips: Add new resource types (e.g., resource:ecological for sustainable phases) or chain with Visualization:TSM for real-time allocation.</text:p>
      <text:p text:style-name="Standard"><text:s text:c="12"/>▪ Skills Used: 3 (Substitution), 6 (Factoring), 7 (Conditional Logic), 14 (Currying), 24 (Ratio Comparison), 23 (Synthesis).</text:p>
      <text:p text:style-name="Standard"><text:s text:c="12"/>▪ Analogy: Like budgeting a project phase by phase, factoring iterative perspectives to optimize truth.</text:p>
      <text:p text:style-name="Standard"><text:s text:c="12"/>▪ Creative Applications: Program development cycles, narrative phase allocation, project resource planning.</text:p>
      <text:p text:style-name="Standard"><text:s text:c="12"/>▪ Learning Notes: IRA is suited for phased resource allocation. Start with a clear phase structure (e.g., “Allocate program resources”), factor resources, and allocate iteratively. Practice with simple phases (e.g., software development) before complex ones (e.g., medical treatments). Visualize allocations to track progress.</text:p>
      <text:p text:style-name="Standard"><text:s text:c="8"/>8. Constraint Causal Factor Extraction (CCFE)</text:p>
      <text:p text:style-name="Standard"><text:s text:c="12"/>▪ Purpose: Extracts causal factors under constraints (e.g., constrained program diagnostics, medical causes) by factoring constraints and causes.</text:p>
      <text:p text:style-name="Standard"><text:s text:c="12"/>▪ Setup: :(System, constraint:context,p:) != ?, [:(System, constraint:p:)|:|:(Cause, p:)=value] (Ratio Comparison, Causal Tracing, Skills 3, 6, 8, 14, 24, 25, 23).</text:p>
      <text:p text:style-name="Standard"><text:s text:c="12"/>▪ Why This Setup: Ratio comparison ([:|:]) with causal tracing (&lt;-) extracts causes within constraints, factoring causal perspectives to identify truth.</text:p>
      <text:p text:style-name="Standard"><text:s text:c="12"/>▪ How to Use:</text:p>
      <text:p text:style-name="Standard"><text:soft-page-break/><text:s text:c="16"/>1. Define System and Constraint Context: Specify the system (e.g., Program, Patient) and constraint context (e.g., constraint:bug, constraint:disease) with confidence (p:).</text:p>
      <text:p text:style-name="Standard"><text:s text:c="16"/>2. Factor Constraints and Causes: Break down constraints and potential causes using stacking ({...}).</text:p>
      <text:p text:style-name="Standard"><text:s text:c="16"/>3. Extract Causal Factors: Use [:|:] with &lt;- to extract causes under constraints.</text:p>
      <text:p text:style-name="Standard"><text:s text:c="16"/>4. Curry Outcome: Use currying (L:) to link constraints to extracted causes.</text:p>
      <text:p text:style-name="Standard"><text:s text:c="16"/>5. Synthesize Result: Synthesize the result (S:) as an extracted cause, ready for chaining.</text:p>
      <text:p text:style-name="Standard"><text:s text:c="12"/>▪ Example: Extract program bug cause under constraints:</text:p>
      <text:p text:style-name="Standard"><text:s text:c="16"/>1. Query: :(Program, constraint:bug,p:0.8) != ? t:2025-10-24 08:08 PM CDT // Identify bug cause.</text:p>
      <text:p text:style-name="Standard"><text:s text:c="16"/>2. Step 1: P:=:Program, C:=:Cause // Substitutions (Skill 3).</text:p>
      <text:p text:style-name="Standard"><text:s text:c="16"/>3. Step 2: {:(P, code,p:0.8),:(C, bug,p:0.9)} // Factor constraints and causes (Skill 8).</text:p>
      <text:p text:style-name="Standard"><text:s text:c="16"/>4. Step 3: [:(P, code:p:0.8)|:|:(C, bug:p:0.9)=1] -&gt; :(C, extracted,p:0.9) // Extract cause (Skill 24, 25).</text:p>
      <text:p text:style-name="Standard"><text:s text:c="16"/>5. Step 4: L:(P, code).(C, extracted,p:0.9) // Curry cause (Skill 14).</text:p>
      <text:p text:style-name="Standard"><text:s text:c="16"/>6. Step 5: S:Extracted=:[:(C, bug,p:0.9)] // Bug cause, curried into CA: L:(C, bug,p:0.9).(Cause, event,p:0.9).</text:p>
      <text:p text:style-name="Standard"><text:s text:c="12"/>▪ Adaptation Notes: For medical (cause:disease, e.g., diagnostic causes), mechanical (cause:component, e.g., fault causes), narratives (cause:plot, e.g., story conflicts), software (cause:bug, e.g., code errors), physics (cause:physics, e.g., physical failures).</text:p>
      <text:p text:style-name="Standard"><text:s text:c="12"/>▪ Innovation Tips: Add new cause types (e.g., cause:ecological for environmental causes) or chain with Troubleshooting:STA for resolution.</text:p>
      <text:p text:style-name="Standard"><text:s text:c="12"/>▪ Skills Used: 3 (Substitution), 6 (Factoring), 8 (Stacking), 14 (Currying), 24 (Ratio Comparison), 25 (Causal Tracing), 23 (Synthesis).</text:p>
      <text:p text:style-name="Standard"><text:s text:c="12"/>▪ Analogy: Like finding the root cause of a glitch within limits, factoring causal perspectives to uncover truth.</text:p>
      <text:p text:style-name="Standard"><text:s text:c="12"/>▪ Creative Applications: Program debugging, medical diagnostics, narrative causality analysis.</text:p>
      <text:p text:style-name="Standard"><text:s text:c="12"/>▪ Learning Notes: CCFE is powerful for constrained diagnostics. Start with a clear constraint (e.g., “Identify program bug cause”), factor constraints and causes, and extract causally. Practice with simple systems (e.g., software bugs) before complex ones (e.g., medical diagnoses). Chain with diagnostic techniques for validation.</text:p>
      <text:p text:style-name="Standard"><text:s text:c="8"/>9. System Performance Optimization (SPO)</text:p>
      <text:p text:style-name="Standard"><text:s text:c="12"/>▪ Purpose: Optimizes system performance (e.g., program efficiency, machine output) by factoring performance metrics to maximize output.</text:p>
      <text:p text:style-name="Standard"><text:s text:c="12"/>▪ Setup: :(System, performance:context,p:) != ?, [:(System, performance:p:)|:|:(Outcome, p:)=value] (Ratio Comparison, Skills 3, 6, 7, 14, 24, 23).</text:p>
      <text:p text:style-name="Standard"><text:s text:c="12"/>▪ Why This Setup: Ratio comparison ([:|:]) optimizes performance under constraints, factoring performance perspectives to enhance system truth.</text:p>
      <text:p text:style-name="Standard"><text:s text:c="12"/>▪ How to Use:</text:p>
      <text:p text:style-name="Standard"><text:s text:c="16"/>1. Define System and Performance Context: Specify the system (e.g., Program, Machine) and performance context (e.g., performance:efficiency, performance:output) with confidence (p:).</text:p>
      <text:p text:style-name="Standard"><text:s text:c="16"/>2. Factor Performance Metrics: Break down metrics (e.g., memory, speed) using stacking ({...}).</text:p>
      <text:p text:style-name="Standard"><text:s text:c="16"/>3. Apply Proportional Optimization: Use [:|:] to optimize performance metrics.</text:p>
      <text:p text:style-name="Standard"><text:s text:c="16"/>4. Curry Outcome: Use currying (L:) to link metrics to optimized outcomes.</text:p>
      <text:p text:style-name="Standard"><text:s text:c="16"/>5. Synthesize Result: Synthesize the result (S:) as an optimized performance, ready for chaining.</text:p>
      <text:p text:style-name="Standard"><text:s text:c="12"/>▪ Example: Optimize program efficiency:</text:p>
      <text:p text:style-name="Standard"><text:soft-page-break/><text:s text:c="16"/>1. Query: :(Program, performance:efficiency,p:0.8) != ? t:2025-10-24 08:08 PM CDT // Optimize program performance.</text:p>
      <text:p text:style-name="Standard"><text:s text:c="16"/>2. Step 1: P:=:Program, O:=:Outcome // Substitutions (Skill 3).</text:p>
      <text:p text:style-name="Standard"><text:s text:c="16"/>3. Step 2: {:(P, memory,p:0.8),:(O, efficiency,p:0.9)} // Factor metrics (Skill 8).</text:p>
      <text:p text:style-name="Standard"><text:s text:c="16"/>4. Step 3: [:(P, memory:p:0.8)|:|:(O, efficiency:p:0.9)=1] -&gt; :(O, optimized,p:0.9) // Optimize performance (Skill 24).</text:p>
      <text:p text:style-name="Standard"><text:s text:c="16"/>5. Step 4: L:(P, memory).(O, optimized,p:0.9) // Curry optimization (Skill 14).</text:p>
      <text:p text:style-name="Standard"><text:s text:c="16"/>6. Step 5: S:Optimized=:[:(O, efficiency,p:0.9)] // Efficient program, curried into NNM: L:(O, efficiency,p:0.9).(Network, result,p:0.9).</text:p>
      <text:p text:style-name="Standard"><text:s text:c="12"/>▪ Adaptation Notes: For AI (performance:neural, e.g., model efficiency), medical (performance:treatment, e.g., treatment outcomes), mechanical (performance:components, e.g., machine efficiency), narratives (performance:plot, e.g., story pacing), software (performance:code, e.g., code efficiency).</text:p>
      <text:p text:style-name="Standard"><text:s text:c="12"/>▪ Innovation Tips: Add new performance metrics (e.g., performance:ecological for sustainable performance) or chain with Visualization:DAM for animated performance.</text:p>
      <text:p text:style-name="Standard"><text:s text:c="12"/>▪ Skills Used: 3 (Substitution), 6 (Factoring), 7 (Conditional Logic), 14 (Currying), 24 (Ratio Comparison), 23 (Synthesis).</text:p>
      <text:p text:style-name="Standard"><text:s text:c="12"/>▪ Analogy: Like tuning an engine for peak performance, factoring performance perspectives to optimize truth.</text:p>
      <text:p text:style-name="Standard"><text:s text:c="12"/>▪ Creative Applications: Program efficiency optimization, machine performance tuning, narrative pacing optimization.</text:p>
      <text:p text:style-name="Standard"><text:s text:c="12"/>▪ Learning Notes: SPO is ideal for performance enhancement. Start with a clear performance goal (e.g., “Optimize program efficiency”), factor metrics, and optimize them. Practice with simple systems (e.g., software code) before complex ones (e.g., AI models). Visualize performance for clarity.</text:p>
      <text:p text:style-name="Standard"><text:s text:c="8"/>10. Dynamic Constraint Synthesis (DCS)</text:p>
      <text:p text:style-name="Standard"><text:s text:c="12"/>▪ Purpose: Synthesizes dynamic constraints for evolving systems (e.g., real-time resource allocation, adaptive policies) by factoring dynamic states.</text:p>
      <text:p text:style-name="Standard"><text:s text:c="12"/>▪ Setup: :(System, constraint:context,p:) != ? t:, X:[:(Constraint1, state:p:),:(Constraint2, state:p:),~:p:] (Dynamic Constraint, Skills 3, 6, 14, 50, 23).</text:p>
      <text:p text:style-name="Standard"><text:s text:c="12"/>▪ Why This Setup: The dynamic constraint operator (X:) with correlation (~:) synthesizes constraints dynamically, factoring adaptive perspectives to handle evolving systems.</text:p>
      <text:p text:style-name="Standard"><text:s text:c="12"/>▪ How to Use:</text:p>
      <text:p text:style-name="Standard"><text:s text:c="16"/>1. Define System and Constraint Context: Specify the system (e.g., Program, Policy) and constraint context (e.g., constraint:resources, constraint:policy) with time (t:) and confidence (p:).</text:p>
      <text:p text:style-name="Standard"><text:s text:c="16"/>2. Factor Dynamic States: Break down constraints into dynamic states (e.g., resource levels, policy states) using stacking ({...}).</text:p>
      <text:p text:style-name="Standard"><text:s text:c="16"/>3. Synthesize Constraints: Use X: with ~: to synthesize dynamic constraints.</text:p>
      <text:p text:style-name="Standard"><text:s text:c="16"/>4. Curry Outcome: Use currying (L:) to link states to synthesized constraints.</text:p>
      <text:p text:style-name="Standard"><text:s text:c="16"/>5. Synthesize Result: Synthesize the result (S:) as a dynamic constraint set, ready for chaining.</text:p>
      <text:p text:style-name="Standard"><text:s text:c="12"/>▪ Example: Synthesize program resource constraints:</text:p>
      <text:p text:style-name="Standard"><text:s text:c="16"/>1. Query: :(Program, constraint:resources,p:0.8) != ? t:2025-10-24 08:08 PM CDT // Synthesize dynamic constraints.</text:p>
      <text:p text:style-name="Standard"><text:s text:c="16"/>2. Step 1: P:=:Program, C:=:Constraint // Substitutions (Skill 3).</text:p>
      <text:p text:style-name="Standard"><text:s text:c="16"/>3. Step 2: {:(C, state1:p:0.8),:(C, state2:p:0.8)} // Factor states (Skill 8).</text:p>
      <text:p text:style-name="Standard"><text:s text:c="16"/>4. Step 3: X:[:(C, state1:p:0.8),:(C, state2:p:0.9),~:p:] // Synthesize constraints (Skill 50).</text:p>
      <text:p text:style-name="Standard"><text:s text:c="16"/>5. Step 4: L:(P, state1).(C, synthesized,p:0.9) // Curry outcome (Skill 14).</text:p>
      <text:p text:style-name="Standard"><text:s text:c="16"/>6. Step 5: S:Synthesized=:[:(C, resources,p:0.9)] // Dynamic constraints, curried into DSM: L:(C, resources,p:0.9).(Process, distributed:p:0.9).</text:p>
      <text:p text:style-name="Standard"><text:soft-page-break/><text:s text:c="12"/>▪ Adaptation Notes: For software (constraint:resources, e.g., dynamic allocation), AI (constraint:neural, e.g., adaptive models), medical (constraint:treatment, e.g., real-time treatment), narratives (constraint:plot, e.g., dynamic story constraints).</text:p>
      <text:p text:style-name="Standard"><text:s text:c="12"/>▪ Innovation Tips: Add new constraint types (e.g., constraint:ecological for environmental dynamics) or chain with Visualization:RTVM for real-time monitoring.</text:p>
      <text:p text:style-name="Standard"><text:s text:c="12"/>▪ Skills Used: 3 (Substitution), 6 (Factoring), 14 (Currying), 50 (Dynamic Constraint Synthesis), 23 (Synthesis).</text:p>
      <text:p text:style-name="Standard"><text:s text:c="12"/>▪ Analogy: Like adjusting rules in real-time for a changing system, factoring dynamic perspectives to adapt truth.</text:p>
      <text:p text:style-name="Standard"><text:s text:c="12"/>▪ Creative Applications: Real-time resource allocation, dynamic narrative constraint synthesis, adaptive policy design.</text:p>
      <text:p text:style-name="Standard"><text:s text:c="12"/>▪ Learning Notes: DCS is suited for evolving systems. Start with a clear dynamic constraint (e.g., “Synthesize program resource constraints”), factor states, and synthesize. Practice with simple dynamic systems (e.g., software resources) before complex ones (e.g., medical treatments). Visualize constraints for real-time insights.</text:p>
      <text:p text:style-name="Standard"><text:s text:c="8"/>11. Ethical Impact Analysis (EIA)</text:p>
      <text:p text:style-name="Standard"><text:s text:c="12"/>▪ Purpose: Analyzes long-term ethical impacts of systems (e.g., AI policies, program deployments) by factoring actions and their consequences.</text:p>
      <text:p text:style-name="Standard"><text:s text:c="12"/>▪ Setup: :(System, impact:context,p:) != ? t:, I:[:(Action1, impact:p:),:(Action2, impact:p:),~:p:] (Ethical Impact, Skills 3, 6, 14, 58, 23).</text:p>
      <text:p text:style-name="Standard"><text:s text:c="12"/>▪ Why This Setup: The impact operator (I:) with correlation (~:) assesses long-term ethical consequences, factoring ethical perspectives to ensure intersubjective validation.</text:p>
      <text:p text:style-name="Standard"><text:s text:c="12"/>▪ How to Use:</text:p>
      <text:p text:style-name="Standard"><text:s text:c="16"/>1. Define System and Impact Context: Specify the system (e.g., AI, Policy) and impact context (e.g., impact:fairness, impact:social) with time (t:) and confidence (p:).</text:p>
      <text:p text:style-name="Standard"><text:s text:c="16"/>2. Factor Actions: Break down actions into factors (e.g., deployment, policy changes) using stacking ({...}).</text:p>
      <text:p text:style-name="Standard"><text:s text:c="16"/>3. Analyze Ethical Impacts: Use I: with ~: to assess long-term impacts.</text:p>
      <text:p text:style-name="Standard"><text:s text:c="16"/>4. Curry Outcome: Use currying (L:) to link actions to impact outcomes.</text:p>
      <text:p text:style-name="Standard"><text:s text:c="16"/>5. Synthesize Result: Synthesize the result (S:) as an ethical impact analysis, ready for chaining.</text:p>
      <text:p text:style-name="Standard"><text:s text:c="12"/>▪ Example: Assess AI deployment ethics:</text:p>
      <text:p text:style-name="Standard"><text:s text:c="16"/>1. Query: :(AI, impact:fairness,p:0.8) != ? t:2025-10-24 08:08 PM CDT // Analyze ethical impact.</text:p>
      <text:p text:style-name="Standard"><text:s text:c="16"/>2. Step 1: AI:=:AI, I:=:Impact // Substitutions (Skill 3).</text:p>
      <text:p text:style-name="Standard"><text:s text:c="16"/>3. Step 2: {:(AI, action1:p:0.8),:(AI, action2:p:0.8)} // Factor actions (Skill 8).</text:p>
      <text:p text:style-name="Standard"><text:s text:c="16"/>4. Step 3: I:[:(AI, action1:deploy:p:0.8),:(I, fairness:p:0.9),~:p:] // Analyze impact (Skill 58).</text:p>
      <text:p text:style-name="Standard"><text:s text:c="16"/>5. Step 4: L:(AI, action1).(I, fairness,p:0.9) // Curry outcome (Skill 14).</text:p>
      <text:p text:style-name="Standard"><text:s text:c="16"/>6. Step 5: S:Analyzed=:[:(I, fairness,p:0.9)] // Ethical impact, curried into EO: L:(I, fairness,p:0.9).(Constraint, ethical:p:0.9).</text:p>
      <text:p text:style-name="Standard"><text:s text:c="12"/>▪ Adaptation Notes: For AI (impact:fairness, e.g., bias analysis), medical (impact:treatment, e.g., patient outcomes), social (impact:social, e.g., societal effects), narratives (impact:plot, e.g., story ethics).</text:p>
      <text:p text:style-name="Standard"><text:s text:c="12"/>▪ Innovation Tips: Add new impact types (e.g., impact:ecological for environmental ethics) or chain with Visualization:LD for visual impact analysis.</text:p>
      <text:p text:style-name="Standard"><text:s text:c="12"/>▪ Skills Used: 3 (Substitution), 6 (Factoring), 14 (Currying), 58 (Ethical Impact Analysis), 23 (Synthesis).</text:p>
      <text:p text:style-name="Standard"><text:s text:c="12"/>▪ Analogy: Like evaluating the long-term effects of a policy decision, factoring ethical perspectives to validate truth.</text:p>
      <text:p text:style-name="Standard"><text:soft-page-break/><text:s text:c="12"/>▪ Creative Applications: AI ethics assessment, narrative ethical analysis, societal impact evaluation.</text:p>
      <text:p text:style-name="Standard"><text:s text:c="12"/>▪ Learning Notes: EIA is critical for ethical analysis. Start with a clear impact goal (e.g., “Assess AI fairness”), factor actions, and analyze impacts. Practice with simple ethical scenarios (e.g., AI deployment) before complex ones (e.g., societal policies). Visualize impacts for stakeholder validation.</text:p>
      <text:p text:style-name="Standard"><text:s text:c="8"/>12. Hegelian Dialectic Method (HDM)</text:p>
      <text:p text:style-name="Standard"><text:s text:c="12"/>▪ Purpose: Optimizes solutions through dialectical synthesis (e.g., resolving ethical dilemmas, narrative conflicts) by factoring thesis, antithesis, and synthesis.</text:p>
      <text:p text:style-name="Standard"><text:s text:c="12"/>▪ Setup: :(System, dialectic:context,p:) != ?, H:[:(Thesis, state:p:),:(Antithesis, state:p:),~:p:] (Hegelian Dialectic, Skills 3, 6, 14, 65, 23).</text:p>
      <text:p text:style-name="Standard"><text:s text:c="12"/>▪ Why This Setup: The dialectic operator (H:) with correlation (~:) synthesizes opposing perspectives, factoring dialectical perspectives for resolution.</text:p>
      <text:p text:style-name="Standard"><text:s text:c="12"/>▪ How to Use:</text:p>
      <text:p text:style-name="Standard"><text:s text:c="16"/>1. Define System and Dialectic Context: Specify the system (e.g., Policy) and dialectic context (e.g., dialectic:ethics) with confidence (p:).</text:p>
      <text:p text:style-name="Standard"><text:s text:c="16"/>2. Factor Thesis and Antithesis: Break down into factors (e.g., freedom vs. control) using stacking ({...}).</text:p>
      <text:p text:style-name="Standard"><text:s text:c="16"/>3. Synthesize with H: and ~:.</text:p>
      <text:p text:style-name="Standard"><text:s text:c="16"/>4. Curry Outcome: Use currying (L:) to link perspectives to resolved outcomes.</text:p>
      <text:p text:style-name="Standard"><text:s text:c="16"/>5. Synthesize Result: Synthesize the result (S:) as a dialectical resolution, ready for chaining.</text:p>
      <text:p text:style-name="Standard"><text:s text:c="12"/>▪ Example: Resolve ethical policy dilemma:</text:p>
      <text:p text:style-name="Standard"><text:s text:c="16"/>1. Query: :(Policy, dialectic:ethics,p:0.8) != ? t:2025-10-24 08:08 PM CDT // Resolve ethical dilemma.</text:p>
      <text:p text:style-name="Standard"><text:s text:c="16"/>2. Step 1: P:=:Policy, D:=:Dialectic // Substitutions (Skill 3).</text:p>
      <text:p text:style-name="Standard"><text:s text:c="16"/>3. Step 2: {:(P, thesis:p:0.8),:(P, antithesis:p:0.8)} // Factor perspectives (Skill 8).</text:p>
      <text:p text:style-name="Standard"><text:s text:c="16"/>4. Step 3: H:[:(D, thesis:freedom:p:0.8),:(D, antithesis:control:p:0.8),~:p:0.9] // Synthesize (Skill 65).</text:p>
      <text:p text:style-name="Standard"><text:s text:c="16"/>5. Step 4: L:(P, thesis).(D, resolved,p:0.9) // Curry (Skill 14).</text:p>
      <text:p text:style-name="Standard"><text:s text:c="16"/>6. Step 5: S:Resolved=:[:(D, ethics,p:0.9)] // Curried into EIA: L:(D, ethics,p:0.9).(Impact, fairness:p:0.9).</text:p>
      <text:p text:style-name="Standard"><text:s text:c="12"/>▪ Adaptation Notes: For ethics (dialectic:ethics, e.g., moral debates), narratives (dialectic:plot, e.g., conflicting storylines), social (dialectic:social, e.g., cultural tensions).</text:p>
      <text:p text:style-name="Standard"><text:s text:c="12"/>▪ Innovation Tips: Add new dialectic types (e.g., dialectic:ecological for environmental debates) or chain with CR for conflict resolution.</text:p>
      <text:p text:style-name="Standard"><text:s text:c="12"/>▪ Skills Used: 3 (Substitution), 6 (Factoring), 14 (Currying), 65 (Dialectic Synthesis), 23 (Synthesis).</text:p>
      <text:p text:style-name="Standard"><text:s text:c="12"/>▪ Analogy: Like resolving a debate by finding common ground, factoring dialectical perspectives to resolve truth.</text:p>
      <text:p text:style-name="Standard"><text:s text:c="12"/>▪ Creative Applications: Ethical dilemma resolution, narrative conflict synthesis, social policy balancing.</text:p>
      <text:p text:style-name="Standard"><text:s text:c="12"/>▪ Learning Notes: Start with a clear dilemma (e.g., “Resolve ethical policy”), factor thesis and antithesis, and synthesize. Practice with simple dilemmas (e.g., policy debates) before complex ones (e.g., narrative conflicts). Visualize resolutions for clarity.</text:p>
      <text:p text:style-name="Standard"><text:s text:c="8"/>13. Infinite Iteration Modeling (IIM)</text:p>
      <text:p text:style-name="Standard"><text:s text:c="12"/>▪ Purpose: Optimizes systems through infinite iterative refinement (e.g., AI training, narrative evolution) by factoring iterative states.</text:p>
      <text:p text:style-name="Standard"><text:s text:c="12"/>▪ Setup: :(System, iteration:context,p:) != ?, #:[:(State1, iteration:p:),:(State2, iteration:p:),~:p:] (Iterative Synthesis, Skills 3, 6, 14, 66, 23).</text:p>
      <text:p text:style-name="Standard"><text:soft-page-break/><text:s text:c="12"/>▪ Why This Setup: The iterative operator (#:) with correlation (~:) refines states iteratively, factoring iterative perspectives for continuous improvement.</text:p>
      <text:p text:style-name="Standard"><text:s text:c="12"/>▪ How to Use:</text:p>
      <text:p text:style-name="Standard"><text:s text:c="16"/>1. Define System and Iteration Context: Specify the system (e.g., AI) and iteration context (e.g., iteration:training) with confidence (p:).</text:p>
      <text:p text:style-name="Standard"><text:s text:c="16"/>2. Factor States: Break down into factors (e.g., training states) using stacking ({...}).</text:p>
      <text:p text:style-name="Standard"><text:s text:c="16"/>3. Refine Iteratively with #: and ~:.</text:p>
      <text:p text:style-name="Standard"><text:s text:c="16"/>4. Curry Outcome: Use currying (L:) to link states to optimized outcomes.</text:p>
      <text:p text:style-name="Standard"><text:s text:c="16"/>5. Synthesize Result: Synthesize the result (S:) as an iterative optimization, ready for chaining.</text:p>
      <text:p text:style-name="Standard"><text:s text:c="12"/>▪ Example: Optimize AI training:</text:p>
      <text:p text:style-name="Standard"><text:s text:c="16"/>1. Query: :(AI, iteration:training,p:0.8) != ? t:2025-10-24 08:08 PM CDT // Optimize AI training.</text:p>
      <text:p text:style-name="Standard"><text:s text:c="16"/>2. Step 1: AI:=:AI, I:=:Iteration // Substitutions (Skill 3).</text:p>
      <text:p text:style-name="Standard"><text:s text:c="16"/>3. Step 2: {:(AI, state1:p:0.8),:(AI, state2:p:0.8)} // Factor states (Skill 8).</text:p>
      <text:p text:style-name="Standard"><text:s text:c="16"/>4. Step 3: #:[:(I, state1:training:p:0.8),:(I, state2:training:p:0.8),~:p:0.9] // Refine iteratively (Skill 66).</text:p>
      <text:p text:style-name="Standard"><text:s text:c="16"/>5. Step 4: L:(AI, state1).(I, optimized,p:0.9) // Curry (Skill 14).</text:p>
      <text:p text:style-name="Standard"><text:s text:c="16"/>6. Step 5: S:Optimized=:[:(I, training,p:0.9)] // Curried into TFM: L:(I, training,p:0.9).(Tensor, flow:p:0.9).</text:p>
      <text:p text:style-name="Standard"><text:s text:c="12"/>▪ Adaptation Notes: For AI (iteration:training, e.g., model refinement), narratives (iteration:plot, e.g., story evolution), software (iteration:code, e.g., iterative debugging).</text:p>
      <text:p text:style-name="Standard"><text:s text:c="12"/>▪ Innovation Tips: Add new iteration types (e.g., iteration:ecological for environmental modeling) or chain with DAM for animated iterations.</text:p>
      <text:p text:style-name="Standard"><text:s text:c="12"/>▪ Skills Used: 3 (Substitution), 6 (Factoring), 14 (Currying), 66 (Iterative Synthesis), 23 (Synthesis).</text:p>
      <text:p text:style-name="Standard"><text:s text:c="12"/>▪ Analogy: Like refining a sculpture through endless iterations, factoring iterative perspectives to optimize truth.</text:p>
      <text:p text:style-name="Standard"><text:s text:c="12"/>▪ Creative Applications: AI training refinement, narrative evolution, software optimization.</text:p>
      <text:p text:style-name="Standard"><text:s text:c="12"/>▪ Learning Notes: Start with a clear iteration goal (e.g., “Optimize AI training”), factor states, and refine iteratively. Practice with simple systems (e.g., AI models) before complex ones (e.g., narratives). Visualize iterations for progress tracking.</text:p>
      <text:p text:style-name="Standard"><text:s text:c="8"/>14. Contradiction Map Matrix (CMM)</text:p>
      <text:p text:style-name="Standard"><text:s text:c="12"/>▪ Purpose: Optimizes by mapping contradictions (e.g., program conflicts, ethical dilemmas) using a matrix to resolve inconsistencies.</text:p>
      <text:p text:style-name="Standard"><text:s text:c="12"/>▪ Setup: :(System, contradiction:context,p:) != ?, M:[:(Conflict1, p:),:(Conflict2, p:),~:p:] (Ratio Comparison, Skills 3, 6, 9, 14, 24, 23).</text:p>
      <text:p text:style-name="Standard"><text:s text:c="12"/>▪ Why This Setup: The matrix operator (M:) with correlation (~:) maps contradictions, factoring conflict perspectives to identify and resolve inconsistencies.</text:p>
      <text:p text:style-name="Standard"><text:s text:c="12"/>▪ How to Use:</text:p>
      <text:p text:style-name="Standard"><text:s text:c="16"/>1. Define System and Contradiction Context: Specify the system (e.g., Program) and contradiction context (e.g., contradiction:code) with confidence (p:).</text:p>
      <text:p text:style-name="Standard"><text:s text:c="16"/>2. Factor Conflicts: Break down into factors (e.g., conflicting code sections) using stacking ({...}).</text:p>
      <text:p text:style-name="Standard"><text:s text:c="16"/>3. Map Contradictions with M: and ~:.</text:p>
      <text:p text:style-name="Standard"><text:s text:c="16"/>4. Curry Resolution: Use currying (L:) to link conflicts to resolved outcomes.</text:p>
      <text:p text:style-name="Standard"><text:s text:c="16"/>5. Synthesize Result: Synthesize the result (S:) as a resolved contradiction, ready for chaining.</text:p>
      <text:p text:style-name="Standard"><text:s text:c="12"/>▪ Example: Resolve program code conflicts:</text:p>
      <text:p text:style-name="Standard"><text:soft-page-break/><text:s text:c="16"/>1. Query: :(Program, contradiction:code,p:0.8) != ? t:2025-10-24 08:08 PM CDT // Resolve code conflicts.</text:p>
      <text:p text:style-name="Standard"><text:s text:c="16"/>2. Step 1: P:=:Program, C:=:Conflict // Substitutions (Skill 3).</text:p>
      <text:p text:style-name="Standard"><text:s text:c="16"/>3. Step 2: {:(P, conflict1:p:0.8),:(P, conflict2:p:0.8)} // Factor conflicts (Skill 8).</text:p>
      <text:p text:style-name="Standard"><text:s text:c="16"/>4. Step 3: M:[:(C, conflict1:p:0.8),:(C, conflict2:p:0.8),~:p:0.9] // Map contradictions (Skill 9, 24).</text:p>
      <text:p text:style-name="Standard"><text:s text:c="16"/>5. Step 4: L:(P, conflict1).(C, resolved,p:0.9) // Curry (Skill 14).</text:p>
      <text:p text:style-name="Standard"><text:s text:c="16"/>6. Step 5: S:Resolved=:[:(C, code,p:0.9)] // Curried into CR: L:(C, code,p:0.9).(Conflict, resolved:p:0.9).</text:p>
      <text:p text:style-name="Standard"><text:s text:c="12"/>▪ Adaptation Notes: For software (contradiction:code, e.g., code conflicts), ethics (contradiction:ethics, e.g., moral disputes), narratives (contradiction:plot, e.g., plot inconsistencies).</text:p>
      <text:p text:style-name="Standard"><text:s text:c="12"/>▪ Innovation Tips: Add new contradiction types (e.g., contradiction:ecological for environmental disputes) or chain with LD for visual mapping.</text:p>
      <text:p text:style-name="Standard"><text:s text:c="12"/>▪ Skills Used: 3 (Substitution), 6 (Factoring), 9 (Matrix Mapping), 14 (Currying), 24 (Ratio Comparison), 23 (Synthesis).</text:p>
      <text:p text:style-name="Standard"><text:s text:c="12"/>▪ Analogy: Like mapping opposing forces in a debate, factoring conflict perspectives to resolve truth.</text:p>
      <text:p text:style-name="Standard"><text:s text:c="12"/>▪ Creative Applications: Code conflict resolution, ethical dilemma mapping, narrative contradiction resolution.</text:p>
      <text:p text:style-name="Standard"><text:s text:c="12"/>▪ Learning Notes: Start with a clear contradiction (e.g., “Resolve code conflicts”), factor conflicts, and map them. Practice with simple conflicts (e.g., software) before complex ones (e.g., ethical dilemmas). Visualize mappings for clarity.</text:p>
      <text:p text:style-name="Standard"><text:s text:c="8"/>15. Emergent Hybrid Synthesis (EHS)</text:p>
      <text:p text:style-name="Standard"><text:s text:c="12"/>▪ Purpose: Optimizes by synthesizing hybrid solutions (e.g., AI-narrative integration, ecosystem strategies) by factoring diverse components.</text:p>
      <text:p text:style-name="Standard"><text:s text:c="12"/>▪ Setup: :(System, synthesis:context,p:) != ?, H:[:(Component1, p:),:(Component2, p:),~:p:] (Iterative Synthesis, Skills 3, 6, 14, 67, 23).</text:p>
      <text:p text:style-name="Standard"><text:s text:c="12"/>▪ Why This Setup: The synthesis operator (H:) with correlation (~:) creates hybrid solutions, factoring diverse perspectives to integrate disparate elements.</text:p>
      <text:p text:style-name="Standard"><text:s text:c="12"/>▪ How to Use:</text:p>
      <text:p text:style-name="Standard"><text:s text:c="16"/>1. Define System and Synthesis Context: Specify the system (e.g., AI) and synthesis context (e.g., synthesis:hybrid) with confidence (p:).</text:p>
      <text:p text:style-name="Standard"><text:s text:c="16"/>2. Factor Components: Break down into factors (e.g., neural networks, plot elements) using stacking ({...}).</text:p>
      <text:p text:style-name="Standard"><text:s text:c="16"/>3. Synthesize with H: and ~:.</text:p>
      <text:p text:style-name="Standard"><text:s text:c="16"/>4. Curry Outcome: Use currying (L:) to link components to hybrid outcomes.</text:p>
      <text:p text:style-name="Standard"><text:s text:c="16"/>5. Synthesize Result: Synthesize the result (S:) as a hybrid solution, ready for chaining.</text:p>
      <text:p text:style-name="Standard"><text:s text:c="12"/>▪ Example: Synthesize AI-narrative strategy:</text:p>
      <text:p text:style-name="Standard"><text:s text:c="16"/>1. Query: :(AI, synthesis:hybrid,p:0.8) != ? t:2025-10-24 08:08 PM CDT // Synthesize AI-narrative strategy.</text:p>
      <text:p text:style-name="Standard"><text:s text:c="16"/>2. Step 1: AI:=:AI, S:=:Synthesis // Substitutions (Skill 3).</text:p>
      <text:p text:style-name="Standard"><text:s text:c="16"/>3. Step 2: {:(AI, component1:p:0.8),:(AI, component2:p:0.8)} // Factor components (Skill 8).</text:p>
      <text:p text:style-name="Standard"><text:s text:c="16"/>4. Step 3: H:[:(S, component1:neural:p:0.8),:(S, component2:plot:p:0.8),~:p:0.9] // Synthesize (Skill 67).</text:p>
      <text:p text:style-name="Standard"><text:s text:c="16"/>5. Step 4: L:(AI, component1).(S, hybrid,p:0.9) // Curry (Skill 14).</text:p>
      <text:p text:style-name="Standard"><text:s text:c="16"/>6. Step 5: S:Synthesized=:[:(S, hybrid,p:0.9)] // Curried into NAM: L:(S, hybrid,p:0.9).(Arc, plot:p:0.9).</text:p>
      <text:p text:style-name="Standard"><text:s text:c="12"/>▪ Adaptation Notes: For AI (component:neural, e.g., machine learning), narratives (component:plot, e.g., story elements), ecosystems (component:species, e.g., ecological interactions).</text:p>
      <text:p text:style-name="Standard"><text:soft-page-break/><text:s text:c="12"/>▪ Innovation Tips: Add new components (e.g., component:ecological for environmental factors) or chain with DAM for animated synthesis.</text:p>
      <text:p text:style-name="Standard"><text:s text:c="12"/>▪ Skills Used: 3 (Substitution), 6 (Factoring), 14 (Currying), 67 (Hybrid Synthesis), 23 (Synthesis).</text:p>
      <text:p text:style-name="Standard"><text:s text:c="12"/>▪ Analogy: Like blending diverse ingredients into a new recipe, factoring diverse perspectives to create truth.</text:p>
      <text:p text:style-name="Standard"><text:s text:c="12"/>▪ Creative Applications: AI-narrative integration, ecosystem strategy synthesis, hybrid system design.</text:p>
      <text:p text:style-name="Standard"><text:s text:c="12"/>▪ Learning Notes: Start with a clear synthesis goal (e.g., “Synthesize AI-narrative strategy”), factor components, and synthesize. Practice with simple integrations (e.g., AI models) before complex ones (e.g., ecosystems). Visualize hybrids for clarity.</text:p>
      <text:p text:style-name="Standard"><text:s text:c="8"/>16. Balancing Optimization (BO)</text:p>
      <text:p text:style-name="Standard"><text:s text:c="12"/>▪ Purpose: Optimizes by balancing competing factors (e.g., cost vs. performance, fairness vs. efficiency) by factoring trade-offs.</text:p>
      <text:p text:style-name="Standard"><text:s text:c="12"/>▪ Setup: :(System, balance:context,p:) != ?, [:(Factor1, p:)|:|:(Factor2, p:)=value] (Ratio Comparison, Skills 3, 6, 7, 14, 24, 23).</text:p>
      <text:p text:style-name="Standard"><text:s text:c="12"/>▪ Why This Setup: Ratio comparison ([:|:]) balances trade-offs, factoring competing perspectives to achieve a harmonious solution.</text:p>
      <text:p text:style-name="Standard"><text:s text:c="12"/>▪ How to Use:</text:p>
      <text:p text:style-name="Standard"><text:s text:c="16"/>1. Define System and Balance Context: Specify the system (e.g., Program) and balance context (e.g., balance:cost-efficiency) with confidence (p:).</text:p>
      <text:p text:style-name="Standard"><text:s text:c="16"/>2. Factor Trade-Offs: Break down into factors (e.g., cost, efficiency) using stacking ({...}).</text:p>
      <text:p text:style-name="Standard"><text:s text:c="16"/>3. Balance with [:|:].</text:p>
      <text:p text:style-name="Standard"><text:s text:c="16"/>4. Curry Outcome: Use currying (L:) to link trade-offs to balanced outcomes.</text:p>
      <text:p text:style-name="Standard"><text:s text:c="16"/>5. Synthesize Result: Synthesize the result (S:) as a balanced optimization, ready for chaining.</text:p>
      <text:p text:style-name="Standard"><text:s text:c="12"/>▪ Example: Balance program cost-efficiency:</text:p>
      <text:p text:style-name="Standard"><text:s text:c="16"/>1. Query: :(Program, balance:cost-efficiency,p:0.8) != ? t:2025-10-24 08:08 PM CDT // Balance cost-efficiency.</text:p>
      <text:p text:style-name="Standard"><text:s text:c="16"/>2. Step 1: P:=:Program, B:=:Balance // Substitutions (Skill 3).</text:p>
      <text:p text:style-name="Standard"><text:s text:c="16"/>3. Step 2: {:(P, cost:p:0.8),:(P, efficiency:p:0.8)} // Factor trade-offs (Skill 8).</text:p>
      <text:p text:style-name="Standard"><text:s text:c="16"/>4. Step 3: [:(P, cost:p:0.8)|:|:(B, efficiency:p:0.8)=1] -&gt; :(B, balanced,p:0.9) // Balance (Skill 24).</text:p>
      <text:p text:style-name="Standard"><text:s text:c="16"/>5. Step 4: L:(P, cost).(B, optimized,p:0.9) // Curry (Skill 14).</text:p>
      <text:p text:style-name="Standard"><text:s text:c="16"/>6. Step 5: S:Optimized=:[:(B, cost-efficiency,p:0.9)] // Curried into SPO: L:(B, cost-efficiency,p:0.9).(Performance, optimized:p:0.9).</text:p>
      <text:p text:style-name="Standard"><text:s text:c="12"/>▪ Adaptation Notes: For software (balance:cost-efficiency, e.g., budget vs. speed), AI (balance:accuracy-speed, e.g., precision vs. processing), narratives (balance:plot-pacing, e.g., depth vs. flow).</text:p>
      <text:p text:style-name="Standard"><text:s text:c="12"/>▪ Innovation Tips: Add new balances (e.g., balance:ecological for environmental trade-offs) or chain with LD for visual balancing.</text:p>
      <text:p text:style-name="Standard"><text:s text:c="12"/>▪ Skills Used: 3 (Substitution), 6 (Factoring), 7 (Conditional Logic), 14 (Currying), 24 (Ratio Comparison), 23 (Synthesis).</text:p>
      <text:p text:style-name="Standard"><text:s text:c="12"/>▪ Analogy: Like balancing a scale, factoring competing perspectives to optimize truth.</text:p>
      <text:p text:style-name="Standard"><text:s text:c="12"/>▪ Creative Applications: Program cost-efficiency, AI performance balancing, narrative pacing optimization.</text:p>
      <text:p text:style-name="Standard"><text:s text:c="12"/>▪ Learning Notes: Start with a clear balance goal (e.g., “Balance program cost-efficiency”), factor trade-offs, and balance them. Practice with simple trade-offs (e.g., cost vs. speed) before complex ones (e.g., narrative pacing). Visualize balances for clarity.</text:p>
      <text:p text:style-name="Standard"><text:soft-page-break/><text:s text:c="8"/>17. Multi-Objective Optimization (MOO)</text:p>
      <text:p text:style-name="Standard"><text:s text:c="12"/>▪ Purpose: Optimizes systems with multiple objectives (e.g., AI performance and fairness, narrative depth and clarity) by factoring objectives.</text:p>
      <text:p text:style-name="Standard"><text:s text:c="12"/>▪ Setup: :(System, objectives:context,p:) != ?, [:(Objective1, p:)|:|:(Objective2, p:)=value] (Ratio Comparison, Skills 3, 6, 7, 14, 24, 23).</text:p>
      <text:p text:style-name="Standard"><text:s text:c="12"/>▪ Why This Setup: Ratio comparison ([:|:]) balances multiple objectives, factoring diverse perspectives to achieve a cohesive outcome.</text:p>
      <text:p text:style-name="Standard"><text:s text:c="12"/>▪ How to Use:</text:p>
      <text:p text:style-name="Standard"><text:s text:c="16"/>1. Define System and Objectives Context: Specify the system (e.g., AI) and objectives context (e.g., objectives:performance-fairness) with confidence (p:).</text:p>
      <text:p text:style-name="Standard"><text:s text:c="16"/>2. Factor Objectives: Break down into factors (e.g., performance, fairness) using stacking ({...}).</text:p>
      <text:p text:style-name="Standard"><text:s text:c="16"/>3. Balance Objectives with [:|:].</text:p>
      <text:p text:style-name="Standard"><text:s text:c="16"/>4. Curry Outcome: Use currying (L:) to link objectives to optimized outcomes.</text:p>
      <text:p text:style-name="Standard"><text:s text:c="16"/>5. Synthesize Result: Synthesize the result (S:) as a multi-objective optimization, ready for chaining.</text:p>
      <text:p text:style-name="Standard"><text:s text:c="12"/>▪ Example: Optimize AI performance and fairness:</text:p>
      <text:p text:style-name="Standard"><text:s text:c="16"/>1. Query: :(AI, objectives:performance-fairness,p:0.8) != ? t:2025-10-24 08:08 PM CDT // Optimize performance and fairness.</text:p>
      <text:p text:style-name="Standard"><text:s text:c="16"/>2. Step 1: AI:=:AI, O:=:Objectives // Substitutions (Skill 3).</text:p>
      <text:p text:style-name="Standard"><text:s text:c="16"/>3. Step 2: {:(AI, performance:p:0.8),:(AI, fairness:p:0.8)} // Factor objectives (Skill 8).</text:p>
      <text:p text:style-name="Standard"><text:s text:c="16"/>4. Step 3: [:(O, performance:p:0.8)|:|:(O, fairness:p:0.8)=1] -&gt; :(O, balanced,p:0.9) // Balance (Skill 24).</text:p>
      <text:p text:style-name="Standard"><text:s text:c="16"/>5. Step 4: L:(AI, performance).(O, optimized,p:0.9) // Curry (Skill 14).</text:p>
      <text:p text:style-name="Standard"><text:s text:c="16"/>6. Step 5: S:Optimized=:[:(O, performance-fairness,p:0.9)] // Curried into EIA: L:(O, performance-fairness,p:0.9).(Impact, fairness:p:0.9).</text:p>
      <text:p text:style-name="Standard"><text:s text:c="12"/>▪ Adaptation Notes: For AI (objectives:performance-fairness, e.g., accuracy vs. equity), narratives (objectives:depth-clarity, e.g., detail vs. simplicity), social (objectives:social-equity, e.g., inclusion vs. efficiency).</text:p>
      <text:p text:style-name="Standard"><text:s text:c="12"/>▪ Innovation Tips: Add new objectives (e.g., objectives:ecological for sustainability) or chain with LD for visual optimization.</text:p>
      <text:p text:style-name="Standard"><text:s text:c="12"/>▪ Skills Used: 3 (Substitution), 6 (Factoring), 7 (Conditional Logic), 14 (Currying), 24 (Ratio Comparison), 23 (Synthesis).</text:p>
      <text:p text:style-name="Standard"><text:s text:c="12"/>▪ Analogy: Like juggling multiple goals, factoring diverse perspectives to optimize truth.</text:p>
      <text:p text:style-name="Standard"><text:s text:c="12"/>▪ Creative Applications: AI multi-objective optimization, narrative depth-clarity balancing, social equity optimization.</text:p>
      <text:p text:style-name="Standard"><text:s text:c="12"/>▪ Learning Notes: Start with a clear multi-objective goal (e.g., “Optimize AI performance and fairness”), factor objectives, and balance them. Practice with simple objectives (e.g., performance vs. fairness) before complex ones (e.g., narrative goals). Visualize optimizations for clarity.</text:p>
      <text:p text:style-name="Standard"><text:s text:c="8"/>18. Adaptive Policy Optimization (APO)</text:p>
      <text:p text:style-name="Standard"><text:s text:c="12"/>▪ Purpose: Optimizes adaptive policies (e.g., AI governance, narrative policies) by factoring dynamic policy states.</text:p>
      <text:p text:style-name="Standard"><text:s text:c="12"/>▪ Setup: :(System, policy:context,p:) != ? t:, X:[:(Policy1, state:p:),:(Policy2, state:p:),~:p:] (Dynamic Constraint, Skills 3, 6, 14, 50, 23).</text:p>
      <text:p text:style-name="Standard"><text:s text:c="12"/>▪ Why This Setup: The dynamic constraint operator (X:) with correlation (~:) adapts policies, factoring dynamic perspectives to respond to changing conditions.</text:p>
      <text:p text:style-name="Standard"><text:s text:c="12"/>▪ How to Use:</text:p>
      <text:p text:style-name="Standard"><text:s text:c="16"/>1. Define System and Policy Context: Specify the system (e.g., AI) and policy context (e.g., policy:governance) with time (t:) and confidence (p:).</text:p>
      <text:p text:style-name="Standard"><text:soft-page-break/><text:s text:c="16"/>2. Factor Policy States: Break down into factors (e.g., governance states) using stacking ({...}).</text:p>
      <text:p text:style-name="Standard"><text:s text:c="16"/>3. Adapt Policies with X: and ~:.</text:p>
      <text:p text:style-name="Standard"><text:s text:c="16"/>4. Curry Outcome: Use currying (L:) to link states to optimized policies.</text:p>
      <text:p text:style-name="Standard"><text:s text:c="16"/>5. Synthesize Result: Synthesize the result (S:) as an adaptive policy, ready for chaining.</text:p>
      <text:p text:style-name="Standard"><text:s text:c="12"/>▪ Example: Optimize AI governance policy:</text:p>
      <text:p text:style-name="Standard"><text:s text:c="16"/>1. Query: :(AI, policy:governance,p:0.8) != ? t:2025-10-24 08:08 PM CDT // Optimize AI governance.</text:p>
      <text:p text:style-name="Standard"><text:s text:c="16"/>2. Step 1: AI:=:AI, P:=:Policy // Substitutions (Skill 3).</text:p>
      <text:p text:style-name="Standard"><text:s text:c="16"/>3. Step 2: {:(P, state1:p:0.8),:(P, state2:p:0.8)} // Factor states (Skill 8).</text:p>
      <text:p text:style-name="Standard"><text:s text:c="16"/>4. Step 3: X:[:(P, state1:p:0.8),:(P, state2:p:0.8),~:p:0.9] // Adapt policies (Skill 50).</text:p>
      <text:p text:style-name="Standard"><text:s text:c="16"/>5. Step 4: L:(AI, state1).(P, optimized,p:0.9) // Curry (Skill 14).</text:p>
      <text:p text:style-name="Standard"><text:s text:c="16"/>6. Step 5: S:Optimized=:[:(P, governance,p:0.9)] // Curried into EIA: L:(P, governance,p:0.9).(Impact, fairness:p:0.9).</text:p>
      <text:p text:style-name="Standard"><text:s text:c="12"/>▪ Adaptation Notes: For AI (policy:governance, e.g., regulatory adaptation), narratives (policy:plot, e.g., dynamic storytelling rules), social (policy:social, e.g., evolving community guidelines).</text:p>
      <text:p text:style-name="Standard"><text:s text:c="12"/>▪ Innovation Tips: Add new policies (e.g., policy:ecological for environmental governance) or chain with RTVM for real-time policy visualization.</text:p>
      <text:p text:style-name="Standard"><text:s text:c="12"/>▪ Skills Used: 3 (Substitution), 6 (Factoring), 14 (Currying), 50 (Dynamic Constraint), 23 (Synthesis).</text:p>
      <text:p text:style-name="Standard"><text:s text:c="12"/>▪ Analogy: Like adapting rules to changing conditions, factoring dynamic perspectives to optimize truth.</text:p>
      <text:p text:style-name="Standard"><text:s text:c="12"/>▪ Creative Applications: AI governance, narrative policy adaptation, social policy optimization.</text:p>
      <text:p text:style-name="Standard"><text:s text:c="12"/>▪ Learning Notes: Start with a clear policy goal (e.g., “Optimize AI governance”), factor states, and adapt. Practice with simple policies (e.g., AI rules) before complex ones (e.g., social policies). Visualize adaptations for clarity.</text:p>
      <text:p text:style-name="Standard"><text:s text:c="8"/>19. Resource Constraint Mapping (RCM)</text:p>
      <text:p text:style-name="Standard"><text:s text:c="12"/>▪ Purpose: Maps resource constraints (e.g., program limits, project budgets) by factoring constraints for optimization.</text:p>
      <text:p text:style-name="Standard"><text:s text:c="12"/>▪ Setup: :(System, constraint:context,p:) != ?, M:[:(Constraint1, p:),:(Constraint2, p:),~:p:] (Ratio Comparison, Skills 3, 6, 9, 14, 24, 23).</text:p>
      <text:p text:style-name="Standard"><text:s text:c="12"/>▪ Why This Setup: The matrix operator (M:) with correlation (~:) maps constraints, factoring resource perspectives to provide a structured overview.</text:p>
      <text:p text:style-name="Standard"><text:s text:c="12"/>▪ How to Use:</text:p>
      <text:p text:style-name="Standard"><text:s text:c="16"/>1. Define System and Constraint Context: Specify the system (e.g., Project) and constraint context (e.g., constraint:budget) with confidence (p:).</text:p>
      <text:p text:style-name="Standard"><text:s text:c="16"/>2. Factor Constraints: Break down into factors (e.g., budget limits) using stacking ({...}).</text:p>
      <text:p text:style-name="Standard"><text:s text:c="16"/>3. Map Constraints with M: and ~:.</text:p>
      <text:p text:style-name="Standard"><text:s text:c="16"/>4. Curry Outcome: Use currying (L:) to link constraints to mapped outcomes.</text:p>
      <text:p text:style-name="Standard"><text:s text:c="16"/>5. Synthesize Result: Synthesize the result (S:) as a constraint map, ready for chaining.</text:p>
      <text:p text:style-name="Standard"><text:s text:c="12"/>▪ Example: Map project budget constraints:</text:p>
      <text:p text:style-name="Standard"><text:s text:c="16"/>1. Query: :(Project, constraint:budget,p:0.8) != ? t:2025-10-24 08:08 PM CDT // Map budget constraints.</text:p>
      <text:p text:style-name="Standard"><text:s text:c="16"/>2. Step 1: P:=:Project, C:=:Constraint // Substitutions (Skill 3).</text:p>
      <text:p text:style-name="Standard"><text:s text:c="16"/>3. Step 2: {:(P, budget1:p:0.8),:(P, budget2:p:0.8)} // Factor constraints (Skill 8).</text:p>
      <text:p text:style-name="Standard"><text:s text:c="16"/>4. Step 3: M:[:(C, budget1:p:0.8),:(C, budget2:p:0.8),~:p:0.9] // Map constraints (Skill 9, 24).</text:p>
      <text:p text:style-name="Standard"><text:s text:c="16"/>5. Step 4: L:(P, budget1).(C, mapped,p:0.9) // Curry (Skill 14).</text:p>
      <text:p text:style-name="Standard"><text:soft-page-break/><text:s text:c="16"/>6. Step 5: S:Mapped=:[:(C, budget,p:0.9)] // Curried into RO: L:(C, budget,p:0.9).(Allocation, optimized:p:0.9).</text:p>
      <text:p text:style-name="Standard"><text:s text:c="12"/>▪ Adaptation Notes: For projects (constraint:budget, e.g., financial limits), software (constraint:resources, e.g., memory caps), narratives (constraint:plot, e.g., resource restrictions).</text:p>
      <text:p text:style-name="Standard"><text:s text:c="12"/>▪ Innovation Tips: Add new constraints (e.g., constraint:ecological for environmental limits) or chain with LD for visual mapping.</text:p>
      <text:p text:style-name="Standard"><text:s text:c="12"/>▪ Skills Used: 3 (Substitution), 6 (Factoring), 9 (Matrix Mapping), 14 (Currying), 24 (Ratio Comparison), 23 (Synthesis).</text:p>
      <text:p text:style-name="Standard"><text:s text:c="12"/>▪ Analogy: Like mapping a budget’s limits, factoring resource perspectives to optimize truth.</text:p>
      <text:p text:style-name="Standard"><text:s text:c="12"/>▪ Creative Applications: Project budget mapping, software resource analysis, narrative constraint mapping.</text:p>
      <text:p text:style-name="Standard"><text:s text:c="12"/>▪ Learning Notes: Start with a clear constraint (e.g., “Map project budget”), factor constraints, and map them. Practice with simple constraints (e.g., budgets) before complex ones (e.g., narratives). Visualize mappings for clarity.</text:p>
      <text:p text:style-name="Standard"><text:s text:c="8"/>20. Fairness Optimization Analysis (FOA)</text:p>
      <text:p text:style-name="Standard"><text:s text:c="12"/>▪ Purpose: Optimizes fairness in systems (e.g., AI decisions, social policies) by factoring fairness metrics.</text:p>
      <text:p text:style-name="Standard"><text:s text:c="12"/>▪ Setup: :(System, fairness:context,p:) != ?, [:(System, fairness:p:)|:|:(Outcome, p:)=value] (Ratio Comparison, Skills 3, 6, 7, 14, 24, 23).</text:p>
      <text:p text:style-name="Standard"><text:s text:c="12"/>▪ Why This Setup: Ratio comparison ([:|:]) balances fairness metrics, factoring fairness perspectives to ensure equitable outcomes.</text:p>
      <text:p text:style-name="Standard"><text:s text:c="12"/>▪ How to Use:</text:p>
      <text:p text:style-name="Standard"><text:s text:c="16"/>1. Define System and Fairness Context: Specify the system (e.g., AI) and fairness context (e.g., fairness:decision) with confidence (p:).</text:p>
      <text:p text:style-name="Standard"><text:s text:c="16"/>2. Factor Fairness Metrics: Break down into factors (e.g., bias metrics) using stacking ({...}).</text:p>
      <text:p text:style-name="Standard"><text:s text:c="16"/>3. Balance Metrics with [:|:].</text:p>
      <text:p text:style-name="Standard"><text:s text:c="16"/>4. Curry Outcome: Use currying (L:) to link metrics to optimized fairness outcomes.</text:p>
      <text:p text:style-name="Standard"><text:s text:c="16"/>5. Synthesize Result: Synthesize the result (S:) as a fairness optimization, ready for chaining.</text:p>
      <text:p text:style-name="Standard"><text:s text:c="12"/>▪ Example: Optimize AI decision fairness:</text:p>
      <text:p text:style-name="Standard"><text:s text:c="16"/>1. Query: :(AI, fairness:decision,p:0.8) != ? t:2025-10-24 08:08 PM CDT // Optimize AI decision fairness.</text:p>
      <text:p text:style-name="Standard"><text:s text:c="16"/>2. Step 1: AI:=:AI, F:=:Fairness // Substitutions (Skill 3).</text:p>
      <text:p text:style-name="Standard"><text:s text:c="16"/>3. Step 2: {:(AI, metric1:p:0.8),:(AI, metric2:p:0.8)} // Factor metrics (Skill 8).</text:p>
      <text:p text:style-name="Standard"><text:s text:c="16"/>4. Step 3: [:(F, metric1:p:0.8)|:|:(F, metric2:p:0.8)=1] -&gt; :(F, optimized,p:0.9) // Balance (Skill 24).</text:p>
      <text:p text:style-name="Standard"><text:s text:c="16"/>5. Step 4: L:(AI, metric1).(F, optimized,p:0.9) // Curry (Skill 14).</text:p>
      <text:p text:style-name="Standard"><text:s text:c="16"/>6. Step 5: S:Optimized=:[:(F, decision,p:0.9)] // Curried into EIA: L:(F, decision,p:0.9).(Impact, fairness:p:0.9).</text:p>
      <text:p text:style-name="Standard"><text:s text:c="12"/>▪ Adaptation Notes: For AI (fairness:decision, e.g., unbiased algorithms), social (fairness:policy, e.g., equitable laws), narratives (fairness:plot, e.g., balanced character arcs).</text:p>
      <text:p text:style-name="Standard"><text:s text:c="12"/>▪ Innovation Tips: Add new fairness metrics (e.g., fairness:ecological for environmental equity) or chain with LD for visual fairness analysis.</text:p>
      <text:p text:style-name="Standard"><text:s text:c="12"/>▪ Skills Used: 3 (Substitution), 6 (Factoring), 7 (Conditional Logic), 14 (Currying), 24 (Ratio Comparison), 23 (Synthesis).</text:p>
      <text:p text:style-name="Standard"><text:s text:c="12"/>▪ Analogy: Like ensuring a fair game, factoring fairness perspectives to optimize truth.</text:p>
      <text:p text:style-name="Standard"><text:s text:c="12"/>▪ Creative Applications: AI fairness optimization, social policy fairness, narrative fairness analysis.</text:p>
      <text:p text:style-name="Standard"><text:soft-page-break/><text:s text:c="12"/>▪ Learning Notes: Start with a clear fairness goal (e.g., “Optimize AI decisions”), factor metrics, and balance them. Practice with simple fairness scenarios (e.g., AI decisions) before complex ones (e.g., social policies). Visualize fairness for clarity.</text:p>
      <text:p text:style-name="Standard"><text:s text:c="8"/>21. Systemic Risk Optimization (SRO)</text:p>
      <text:p text:style-name="Standard"><text:s text:c="12"/>▪ Purpose: Optimizes systems by minimizing risks (e.g., program failures, social risks) by factoring risk factors.</text:p>
      <text:p text:style-name="Standard"><text:s text:c="12"/>▪ Setup: :(System, risk:context,p:) != ?, [:(System, risk:p:)|:|:(Outcome, p:)=value] (Ratio Comparison, Skills 3, 6, 7, 14, 24, 23).</text:p>
      <text:p text:style-name="Standard"><text:s text:c="12"/>▪ Why This Setup: Ratio comparison ([:|:]) minimizes risks, factoring risk perspectives to enhance system stability.</text:p>
      <text:p text:style-name="Standard"><text:s text:c="12"/>▪ How to Use:</text:p>
      <text:p text:style-name="Standard"><text:s text:c="16"/>1. Define System and Risk Context: Specify the system (e.g., Program) and risk context (e.g., risk:failure) with confidence (p:).</text:p>
      <text:p text:style-name="Standard"><text:s text:c="16"/>2. Factor Risks: Break down into factors (e.g., failure points) using stacking ({...}).</text:p>
      <text:p text:style-name="Standard"><text:s text:c="16"/>3. Minimize Risks with [:|:].</text:p>
      <text:p text:style-name="Standard"><text:s text:c="16"/>4. Curry Outcome: Use currying (L:) to link risks to minimized outcomes.</text:p>
      <text:p text:style-name="Standard"><text:s text:c="16"/>5. Synthesize Result: Synthesize the result (S:) as a risk-minimized optimization, ready for chaining.</text:p>
      <text:p text:style-name="Standard"><text:s text:c="12"/>▪ Example: Minimize program failure risk:</text:p>
      <text:p text:style-name="Standard"><text:s text:c="16"/>1. Query: :(Program, risk:failure,p:0.8) != ? t:2025-10-24 08:08 PM CDT // Minimize program failure risk.</text:p>
      <text:p text:style-name="Standard"><text:s text:c="16"/>2. Step 1: P:=:Program, R:=:Risk // Substitutions (Skill 3).</text:p>
      <text:p text:style-name="Standard"><text:s text:c="16"/>3. Step 2: {:(P, risk1:p:0.8),:(P, risk2:p:0.8)} // Factor risks (Skill 8).</text:p>
      <text:p text:style-name="Standard"><text:s text:c="16"/>4. Step 3: [:(R, risk1:p:0.8)|:|:(R, risk2:p:0.8)=1] -&gt; :(R, minimized,p:0.9) // Minimize (Skill 24).</text:p>
      <text:p text:style-name="Standard"><text:s text:c="16"/>5. Step 4: L:(P, risk1).(R, optimized,p:0.9) // Curry (Skill 14).</text:p>
      <text:p text:style-name="Standard"><text:s text:c="16"/>6. Step 5: S:Optimized=:[:(R, failure,p:0.9)] // Curried into STA: L:(R, failure,p:0.9).(Solution, repair:p:0.9).</text:p>
      <text:p text:style-name="Standard"><text:s text:c="12"/>▪ Adaptation Notes: For software (risk:failure, e.g., crash prevention), social (risk:social, e.g., unrest mitigation), narratives (risk:plot, e.g., plot holes).</text:p>
      <text:p text:style-name="Standard"><text:s text:c="12"/>▪ Innovation Tips: Add new risks (e.g., risk:ecological for environmental hazards) or chain with LD for visual risk analysis.</text:p>
      <text:p text:style-name="Standard"><text:s text:c="12"/>▪ Skills Used: 3 (Substitution), 6 (Factoring), 7 (Conditional Logic), 14 (Currying), 24 (Ratio Comparison), 23 (Synthesis).</text:p>
      <text:p text:style-name="Standard"><text:s text:c="12"/>▪ Analogy: Like minimizing risks in a project, factoring risk perspectives to optimize truth.</text:p>
      <text:p text:style-name="Standard"><text:s text:c="12"/>▪ Creative Applications: Program risk minimization, social risk optimization, narrative risk analysis.</text:p>
      <text:p text:style-name="Standard"><text:s text:c="12"/>▪ Learning Notes: Start with a clear risk goal (e.g., “Minimize program failure”), factor risks, and minimize them. Practice with simple risks (e.g., software failures) before complex ones (e.g., social risks). Visualize risks for clarity.</text:p>
      <text:p text:style-name="Standard"><text:s text:c="8"/>22. Iterative Resynthesis Amplification (IRA2)</text:p>
      <text:p text:style-name="Standard"><text:s text:c="12"/>▪ Purpose: Optimizes by iteratively resynthesizing solutions (e.g., AI model refinement, narrative arcs) by factoring and recombining components.</text:p>
      <text:p text:style-name="Standard"><text:s text:c="12"/>▪ Setup: :(System, resynthesis:context,p:) != ?, #:[:(Component1, p:),:(Component2, p:),~:p:] (Iterative Synthesis, Skills 3, 6, 14, 66, 23).</text:p>
      <text:p text:style-name="Standard"><text:s text:c="12"/>▪ Why This Setup: The iterative operator (#:) with correlation (~:) resynthesizes solutions, factoring iterative perspectives to amplify improvements.</text:p>
      <text:p text:style-name="Standard"><text:s text:c="12"/>▪ How to Use:</text:p>
      <text:p text:style-name="Standard"><text:soft-page-break/><text:s text:c="16"/>1. Define System and Resynthesis Context: Specify the system (e.g., AI) and resynthesis context (e.g., resynthesis:model) with confidence (p:).</text:p>
      <text:p text:style-name="Standard"><text:s text:c="16"/>2. Factor Components: Break down into factors (e.g., model components) using stacking ({...}).</text:p>
      <text:p text:style-name="Standard"><text:s text:c="16"/>3. Resynthesize with #: and ~:.</text:p>
      <text:p text:style-name="Standard"><text:s text:c="16"/>4. Curry Outcome: Use currying (L:) to link components to optimized outcomes.</text:p>
      <text:p text:style-name="Standard"><text:s text:c="16"/>5. Synthesize Result: Synthesize the result (S:) as a resynthesized solution, ready for chaining.</text:p>
      <text:p text:style-name="Standard"><text:s text:c="12"/>▪ Example: Resynthesize AI model:</text:p>
      <text:p text:style-name="Standard"><text:s text:c="16"/>1. Query: :(AI, resynthesis:model,p:0.8) != ? t:2025-10-24 08:08 PM CDT // Resynthesize AI model.</text:p>
      <text:p text:style-name="Standard"><text:s text:c="16"/>2. Step 1: AI:=:AI, R:=:Resynthesis // Substitutions (Skill 3).</text:p>
      <text:p text:style-name="Standard"><text:s text:c="16"/>3. Step 2: {:(AI, component1:p:0.8),:(AI, component2:p:0.8)} // Factor components (Skill 8).</text:p>
      <text:p text:style-name="Standard"><text:s text:c="16"/>4. Step 3: #:[:(R, component1:model:p:0.8),:(R, component2:model:p:0.8),~:p:0.9] // Resynthesize (Skill 66).</text:p>
      <text:p text:style-name="Standard"><text:s text:c="16"/>5. Step 4: L:(AI, component1).(R, optimized,p:0.9) // Curry (Skill 14).</text:p>
      <text:p text:style-name="Standard"><text:s text:c="16"/>6. Step 5: S:Optimized=:[:(R, model,p:0.9)] // Curried into NNM: L:(R, model,p:0.9).(Network, architecture:p:0.9).</text:p>
      <text:p text:style-name="Standard"><text:s text:c="12"/>▪ Adaptation Notes: For AI (resynthesis:model, e.g., neural network tuning), narratives (resynthesis:plot, e.g., arc reworking), software (resynthesis:code, e.g., code refactoring).</text:p>
      <text:p text:style-name="Standard"><text:s text:c="12"/>▪ Innovation Tips: Add new resynthesis types (e.g., resynthesis:ecological for environmental models) or chain with DAM for animated resynthesis.</text:p>
      <text:p text:style-name="Standard"><text:s text:c="12"/>▪ Skills Used: 3 (Substitution), 6 (Factoring), 14 (Currying), 66 (Iterative Synthesis), 23 (Synthesis).</text:p>
      <text:p text:style-name="Standard"><text:s text:c="12"/>▪ Analogy: Like refining a draft through multiple revisions, factoring iterative perspectives to optimize truth.</text:p>
      <text:p text:style-name="Standard"><text:s text:c="12"/>▪ Creative Applications: AI model resynthesis, narrative arc refinement, software code optimization.</text:p>
      <text:p text:style-name="Standard"><text:s text:c="12"/>▪ Learning Notes: Start with a clear resynthesis goal (e.g., “Resynthesize AI model”), factor components, and resynthesize. Practice with simple systems (e.g., AI models) before complex ones (e.g., narratives). Visualize resynthesis for progress tracking.</text:p>
      <text:p text:style-name="Standard"><text:s text:c="7"/>23.Systemic Efficiency Optimization (SEO)</text:p>
      <text:p text:style-name="Standard"><text:s text:c="8"/>1. Purpose: Optimizes systemic efficiency (e.g., program workflows, ecosystem balance) by factoring efficiency metrics.</text:p>
      <text:p text:style-name="Standard"><text:s text:c="8"/>2. Setup: :(System, efficiency:context,p:) != ?, [:(System, efficiency:p:)|:|:(Outcome, p:)=value] (Ratio Comparison, Skills 3, 6, 7, 14, 24, 23).</text:p>
      <text:p text:style-name="Standard"><text:s text:c="8"/>3. Why This Setup: Ratio comparison ([:|:]) optimizes efficiency, factoring efficiency perspectives to enhance overall system performance.</text:p>
      <text:p text:style-name="Standard"><text:s text:c="8"/>4. How to Use:</text:p>
      <text:p text:style-name="Standard"><text:s text:c="12"/>1. Define System and Efficiency Context: Specify the system (e.g., Program) and efficiency context (e.g., efficiency:workflow) with confidence (p:).</text:p>
      <text:p text:style-name="Standard"><text:s text:c="12"/>2. Factor Efficiency Metrics: Break down into factors (e.g., workflow steps) using stacking ({...}).</text:p>
      <text:p text:style-name="Standard"><text:s text:c="12"/>3. Apply Proportional Optimization: Use [:|:] to optimize performance metrics.</text:p>
      <text:p text:style-name="Standard"><text:s text:c="12"/>4. Curry Outcome: Use currying (L:) to link metrics to optimized outcomes.</text:p>
      <text:p text:style-name="Standard"><text:s text:c="12"/>5. Synthesize Result: Synthesize the result (S:) as an efficiency optimization, ready for chaining.</text:p>
      <text:p text:style-name="Standard"><text:s text:c="8"/>5. Example: Optimize program workflow efficiency:</text:p>
      <text:p text:style-name="Standard"><text:soft-page-break/><text:s text:c="12"/>1. Query: :(Program, efficiency:workflow,p:0.8) != ? t:2025-10-24 08:14 PM CDT // Optimize program workflow.</text:p>
      <text:p text:style-name="Standard"><text:s text:c="12"/>2. Step 1: P:=:Program, E:=:Efficiency // Substitutions (Skill 3).</text:p>
      <text:p text:style-name="Standard"><text:s text:c="12"/>3. Step 2: {:(P, step1:p:0.8),:(P, step2:p:0.8)} // Factor metrics (Skill 8).</text:p>
      <text:p text:style-name="Standard"><text:s text:c="12"/>4. Step 3: [:(E, step1:p:0.8)|:|:(E, step2:p:0.8)=1] -&gt; :(E, optimized,p:0.9) // Optimize (Skill 24).</text:p>
      <text:p text:style-name="Standard"><text:s text:c="12"/>5. Step 4: L:(P, step1).(E, optimized,p:0.9) // Curry (Skill 14).</text:p>
      <text:p text:style-name="Standard"><text:s text:c="12"/>6. Step 5: S:Optimized=:[:(E, workflow,p:0.9)] // Curried into WM: L:(E, workflow,p:0.9).(Step, workflow:p:0.9).</text:p>
      <text:p text:style-name="Standard"><text:s text:c="8"/>6. Adaptation Notes: For software (efficiency:workflow, e.g., process streamlining), ecosystems (efficiency:balance, e.g., resource flow), narratives (efficiency:plot, e.g., pacing optimization).</text:p>
      <text:p text:style-name="Standard"><text:s text:c="8"/>7. Innovation Tips: Add new metrics (e.g., efficiency:ecological for sustainable efficiency) or chain with Visualization:LD for visual efficiency analysis.</text:p>
      <text:p text:style-name="Standard"><text:s text:c="8"/>8. Skills Used: 3 (Substitution), 6 (Factoring), 7 (Conditional Logic), 14 (Currying), 24 (Ratio Comparison), 23 (Synthesis).</text:p>
      <text:p text:style-name="Standard"><text:s text:c="8"/>9. Analogy: Like streamlining a production line, factoring efficiency perspectives to optimize truth.</text:p>
      <text:p text:style-name="Standard"><text:s text:c="8"/>10. Creative Applications: Program workflow optimization, ecosystem balance, narrative efficiency.</text:p>
      <text:p text:style-name="Standard"><text:s text:c="8"/>11. Learning Notes: Start with a clear efficiency goal (e.g., “Optimize program workflow”), factor metrics, and optimize. Practice with simple systems (e.g., software workflows) before complex ones (e.g., ecosystems). Visualize efficiency for clarity.</text:p>
      <text:p text:style-name="Standard"><text:s text:c="6"/>24.Adaptive Constraint Balancing (ACB)</text:p>
      <text:p text:style-name="Standard"><text:s text:c="8"/>1. Purpose: Balances adaptive constraints (e.g., real-time program limits, narrative constraints) by factoring dynamic constraints.</text:p>
      <text:p text:style-name="Standard"><text:s text:c="8"/>2. Setup: :(System, constraint:context,p:) != ? t:, X:[:(Constraint1, state:p:),:(Constraint2, state:p:),~:p:] (Dynamic Constraint, Skills 3, 6, 14, 50, 23).</text:p>
      <text:p text:style-name="Standard"><text:s text:c="8"/>3. Why This Setup: The dynamic constraint operator (X:) with correlation (~:) balances constraints, factoring adaptive perspectives to maintain system stability under changing conditions.</text:p>
      <text:p text:style-name="Standard"><text:s text:c="8"/>4. How to Use:</text:p>
      <text:p text:style-name="Standard"><text:s text:c="12"/>1. Define System and Constraint Context: Specify the system (e.g., Program) and constraint context (e.g., constraint:real-time) with time (t:) and confidence (p:).</text:p>
      <text:p text:style-name="Standard"><text:s text:c="12"/>2. Factor Constraints: Break down into factors (e.g., real-time limits) using stacking ({...}).</text:p>
      <text:p text:style-name="Standard"><text:s text:c="12"/>3. Balance Constraints with X: and ~:.</text:p>
      <text:p text:style-name="Standard"><text:s text:c="12"/>4. Curry Outcome: Use currying (L:) to link constraints to balanced outcomes.</text:p>
      <text:p text:style-name="Standard"><text:s text:c="12"/>5. Synthesize Result: Synthesize the result (S:) as a balanced constraint set, ready for chaining.</text:p>
      <text:p text:style-name="Standard"><text:s text:c="8"/>5. Example: Balance real-time program constraints:</text:p>
      <text:p text:style-name="Standard"><text:s text:c="12"/>1. Query: :(Program, constraint:real-time,p:0.8) != ? t:2025-10-24 08:14 PM CDT // Balance real-time constraints.</text:p>
      <text:p text:style-name="Standard"><text:s text:c="12"/>2. Step 1: P:=:Program, C:=:Constraint // Substitutions (Skill 3).</text:p>
      <text:p text:style-name="Standard"><text:s text:c="12"/>3. Step 2: {:(C, state1:p:0.8),:(C, state2:p:0.8)} // Factor constraints (Skill 8).</text:p>
      <text:p text:style-name="Standard"><text:s text:c="12"/>4. Step 3: X:[:(C, state1:p:0.8),:(C, state2:p:0.8),~:p:0.9] // Balance constraints (Skill 50).</text:p>
      <text:p text:style-name="Standard"><text:s text:c="12"/>5. Step 4: L:(P, state1).(C, balanced,p:0.9) // Curry (Skill 14).</text:p>
      <text:p text:style-name="Standard"><text:s text:c="12"/>6. Step 5: S:Balanced=:[:(C, real-time,p:0.9)] // Curried into RTVM: L:(C, real-time,p:0.9).(Visualization, real-time:p:0.9).</text:p>
      <text:p text:style-name="Standard"><text:s text:c="8"/>6. Adaptation Notes: For software (constraint:real-time, e.g., latency limits), narratives (constraint:plot, e.g., dynamic pacing), AI (constraint:neural, e.g., adaptive processing).</text:p>
      <text:p text:style-name="Standard"><text:s text:c="8"/>7. Innovation Tips: Add new constraints (e.g., constraint:ecological for environmental adaptability) or chain with RTVM for real-time visualization.</text:p>
      <text:p text:style-name="Standard"><text:soft-page-break/><text:s text:c="8"/>8. Skills Used: 3 (Substitution), 6 (Factoring), 14 (Currying), 50 (Dynamic Constraint), 23 (Synthesis).</text:p>
      <text:p text:style-name="Standard"><text:s text:c="8"/>9. Analogy: Like adjusting a system’s limits in real-time, factoring adaptive perspectives to balance truth.</text:p>
      <text:p text:style-name="Standard"><text:s text:c="8"/>10. Creative Applications: Real-time program optimization, narrative constraint balancing, AI constraint adaptation.</text:p>
      <text:p text:style-name="Standard"><text:s text:c="8"/>11. Learning Notes: Start with a clear constraint goal (e.g., “Balance real-time program constraints”), factor constraints, and balance them. Practice with simple systems (e.g., software) before complex ones (e.g., narratives). Visualize balances for clarity.</text:p>
      <text:p text:style-name="Standard"><text:s text:c="4"/>• Combination Tips: Optimization techniques can be chained to create comprehensive workflows:</text:p>
      <text:p text:style-name="Standard"><text:s text:c="8"/>1. RO -&gt; FM: Optimize resources and forecast their impact on system outcomes.</text:p>
      <text:p text:style-name="Standard"><text:s text:c="8"/>2. EO -&gt; EIA: Optimize ethically and analyze long-term ethical impacts.</text:p>
      <text:p text:style-name="Standard"><text:s text:c="8"/>3. HDM -&gt; CR: Resolve dialectical dilemmas and address conflicts.</text:p>
      <text:p text:style-name="Standard"><text:s text:c="8"/>4. IIM -&gt; TFM: Refine iteratively and model tensor flows. Use currying (L:) to link outputs to subsequent inputs (e.g., L:(Outcome, optimized,p:0.9).(Outcome, prediction:p:0.9)).</text:p>
      <text:p text:style-name="Standard"><text:s text:c="4"/>• Workflow Chains: Visual diagrams can illustrate multi-technique workflows, such as:</text:p>
      <text:p text:style-name="Standard"><text:s text:c="8"/>1. RO -&gt; IRA -&gt; WM: Optimize resources, allocate them iteratively, and model workflows.</text:p>
      <text:p text:style-name="Standard"><text:s text:c="8"/>2. HDM -&gt; EHS -&gt; LD: Resolve dialectics, synthesize hybrids, and visualize as layered diagrams.</text:p>
      <text:p text:style-name="Standard"><text:s text:c="8"/>3. CMM -&gt; CR -&gt; STA: Map contradictions, resolve conflicts, and troubleshoot solutions. These workflows enhance optimization efficiency and ethical alignment, supporting FaCT’s goal of actionable, ethical solutions.</text:p>
      <text:p text:style-name="Standard">Diagnosis</text:p>
      <text:p text:style-name="Standard"><text:s text:c="4"/>• Purpose: Diagnoses conditions or identifies problems by factoring symptoms and causes, seeking truth through causal perspectives, aligning with FaCT’s emphasis on intersubjective validation. This category focuses on pinpointing root causes in systems, such as medical conditions, mechanical faults, or narrative inconsistencies, to uncover underlying truths.</text:p>
      <text:p text:style-name="Standard"><text:s text:c="4"/>• Rationale: Diagnosis is critical for identifying and understanding issues across domains, enabling precise interventions and solutions through structured reasoning.</text:p>
      <text:p text:style-name="Standard"><text:s text:c="4"/>• Setup Types: Causal Tracing, Conditional, Lambda, Anomaly Impact.</text:p>
      <text:p text:style-name="Standard"><text:s text:c="4"/>• Techniques:</text:p>
      <text:p text:style-name="Standard"><text:s text:c="8"/>1. Diagnostic Causality (DC)</text:p>
      <text:p text:style-name="Standard"><text:s text:c="12"/>▪ Purpose: Diagnoses conditions (e.g., medical issues, mechanical faults, program bugs) by factoring symptoms and tracing them to their causes.</text:p>
      <text:p text:style-name="Standard"><text:s text:c="12"/>▪ Setup: :(System, symptom:p:) != ?, :(System, symptom:p:) &lt;- :(Cause, p:) (Causal Tracing, Skills 3, 6, 7, 22, 25, 23).</text:p>
      <text:p text:style-name="Standard"><text:s text:c="12"/>▪ Why This Setup: The causal tracing operator (&lt;-) links symptoms to causes, factoring causal perspectives to simulate diagnostic reasoning and reveal truth.</text:p>
      <text:p text:style-name="Standard"><text:s text:c="12"/>▪ How to Use:</text:p>
      <text:p text:style-name="Standard"><text:s text:c="16"/>1. Define System and Symptom: Specify the system (e.g., Patient, Program) and symptom context (e.g., symptom:crash, symptom:fever) with confidence (p:).</text:p>
      <text:p text:style-name="Standard"><text:s text:c="16"/>2. Factor Symptom and Cause Data: Break down symptoms and potential causes into factors using stacking ({...}).</text:p>
      <text:p text:style-name="Standard"><text:s text:c="16"/>3. Trace Cause: Use &lt;- to trace symptoms back to their causes.</text:p>
      <text:p text:style-name="Standard"><text:s text:c="16"/>4. Equate Condition to Cause: Use equivalence (==:) to link symptoms to identified causes.</text:p>
      <text:p text:style-name="Standard"><text:s text:c="16"/>5. Synthesize Diagnosis: Synthesize the result (S:) as a diagnosis, ready for chaining with other techniques.</text:p>
      <text:p text:style-name="Standard"><text:s text:c="12"/>▪ Example: Diagnose a program bug:</text:p>
      <text:p text:style-name="Standard"><text:s text:c="16"/>1. Query: :(Program, symptom:bug,p:0.8) != ? // Identify bug cause.</text:p>
      <text:p text:style-name="Standard"><text:s text:c="16"/>2. Step 1: P:=:Program, C:=:Cause // Substitutions (Skill 3).</text:p>
      <text:p text:style-name="Standard"><text:soft-page-break/><text:s text:c="16"/>3. Step 2: {:(P, symptom:crash,p:0.8),:(C, code,p:0.9)} // Factor symptom and cause data (Skill 8).</text:p>
      <text:p text:style-name="Standard"><text:s text:c="16"/>4. Step 3: :(P, symptom:crash,p:0.8) &lt;- :(C, code,p:0.9) // Trace cause (Skill 25).</text:p>
      <text:p text:style-name="Standard"><text:s text:c="16"/>5. Step 4: ==:(P, symptom),:(C, code,p:0.9) // Equate condition to cause (Skill 22).</text:p>
      <text:p text:style-name="Standard"><text:s text:c="16"/>6. Step 5: S:Diagnosed=:[:(P, bug:code,p:0.9)] // Code-induced bug, curried into STA: L:(P, bug:code,p:0.9).(Solution, repair,p:0.9).</text:p>
      <text:p text:style-name="Standard"><text:s text:c="12"/>▪ Adaptation Notes: For medical (symptom:medical, e.g., disease diagnosis), mechanical (symptom:malfunction, e.g., machine faults), physics (symptom:physics, e.g., system anomalies), narratives (symptom:plot, e.g., story inconsistencies), software (symptom:bug, e.g., code errors).</text:p>
      <text:p text:style-name="Standard"><text:s text:c="12"/>▪ Innovation Tips: Add new symptom types (e.g., symptom:ecological for environmental issues) or chain with Visualization:TSM for real-time diagnostic visualization.</text:p>
      <text:p text:style-name="Standard"><text:s text:c="12"/>▪ Skills Used: 3 (Substitution), 6 (Factoring), 7 (Conditional Logic), 22 (Equivalence), 25 (Causal Tracing), 23 (Synthesis).</text:p>
      <text:p text:style-name="Standard"><text:s text:c="12"/>▪ Analogy: Like a detective solving a system mystery, factoring causal perspectives to uncover truth.</text:p>
      <text:p text:style-name="Standard"><text:s text:c="12"/>▪ Creative Applications: Medical diagnosis, software debugging, narrative issue identification.</text:p>
      <text:p text:style-name="Standard"><text:s text:c="12"/>▪ Learning Notes: DC is ideal for pinpointing causes from symptoms. Start with a clear symptom (e.g., “Program crashes”), factor relevant data (e.g., error logs), and trace causes. Practice with simple systems (e.g., software bugs) before complex ones (e.g., medical diagnoses). Chain with troubleshooting techniques to resolve identified issues.</text:p>
      <text:p text:style-name="Standard"><text:s text:c="8"/>2. Causal Analysis (CA)</text:p>
      <text:p text:style-name="Standard"><text:s text:c="12"/>▪ Purpose: Analyzes causal relationships (e.g., program failures, social dynamics) by factoring outcomes and recursively tracing causes.</text:p>
      <text:p text:style-name="Standard"><text:s text:c="12"/>▪ Setup: :(System, outcome) != ?, :(System, outcome) &lt;- #:[:(Cause, event,p:)] (Causal Tracing, Skills 3, 6, 8, 22, 25, 23).</text:p>
      <text:p text:style-name="Standard"><text:s text:c="12"/>▪ Why This Setup: The recursive causal tracing (&lt;- #:) explores multiple layers of causality, factoring causal perspectives to deepen understanding of truth.</text:p>
      <text:p text:style-name="Standard"><text:s text:c="12"/>▪ How to Use:</text:p>
      <text:p text:style-name="Standard"><text:s text:c="16"/>1. Define System and Outcome: Specify the system (e.g., Program, Society) and outcome context (e.g., outcome:failure, outcome:conflict) with confidence (p:).</text:p>
      <text:p text:style-name="Standard"><text:s text:c="16"/>2. Factor Cause Data: Break down potential causes into factors (e.g., events, conditions) using stacking ({...}).</text:p>
      <text:p text:style-name="Standard"><text:s text:c="16"/>3. Trace Causality Recursively: Use &lt;- #: to explore multiple causal layers.</text:p>
      <text:p text:style-name="Standard"><text:s text:c="16"/>4. Equate Outcome to Cause: Use equivalence (==:) to link outcomes to identified causes.</text:p>
      <text:p text:style-name="Standard"><text:s text:c="16"/>5. Synthesize Result: Synthesize the result (S:) as a causal analysis, ready for chaining.</text:p>
      <text:p text:style-name="Standard"><text:s text:c="12"/>▪ Example: Analyze program failure:</text:p>
      <text:p text:style-name="Standard"><text:s text:c="16"/>1. Query: :(Program, outcome:failure,p:0.8) != ? // Identify failure cause.</text:p>
      <text:p text:style-name="Standard"><text:s text:c="16"/>2. Step 1: P:=:Program, C:=:Cause // Substitutions (Skill 3).</text:p>
      <text:p text:style-name="Standard"><text:s text:c="16"/>3. Step 2: {:(C, event:p:0.8)} // Factor causes (Skill 8).</text:p>
      <text:p text:style-name="Standard"><text:s text:c="16"/>4. Step 3: :(P, failure) &lt;- #:[:(C, bug,p:0.8)] // Trace causality recursively (Skill 25).</text:p>
      <text:p text:style-name="Standard"><text:s text:c="16"/>5. Step 4: ==:(P, failure),:(C, bug,p:0.9) // Equate failure to cause (Skill 22).</text:p>
      <text:p text:style-name="Standard"><text:s text:c="16"/>6. Step 5: S:Causal=:[:(P, failure:p:0.9)] // Bug-induced failure, curried into EHM: L:(P, failure,p:0.9).(Error, recovery,p:0.9).</text:p>
      <text:p text:style-name="Standard"><text:s text:c="12"/>▪ Adaptation Notes: For AI (event:neural, e.g., model errors), medical (event:disease, e.g., disease causes), mechanical (event:component, e.g., part failures), narratives (event:plot, e.g., story conflicts), social (event:social, e.g., group dynamics), physics (event:physics, e.g., physical anomalies).</text:p>
      <text:p text:style-name="Standard"><text:s text:c="12"/>▪ Innovation Tips: Add new event types (e.g., event:ecological for environmental causes) or chain with Visualization:LD for visual causal mapping.</text:p>
      <text:p text:style-name="Standard"><text:s text:c="12"/>▪ Skills Used: 3, 6, 8, 22, 25, 23.</text:p>
      <text:p text:style-name="Standard"><text:soft-page-break/><text:s text:c="12"/>▪ Analogy: Like tracing a river to its source, factoring causal perspectives to uncover truth.</text:p>
      <text:p text:style-name="Standard"><text:s text:c="12"/>▪ Creative Applications: Program failure analysis, narrative causality exploration, social dynamic analysis.</text:p>
      <text:p text:style-name="Standard"><text:s text:c="12"/>▪ Learning Notes: CA is suited for deep causal exploration. Start with a clear outcome (e.g., “Program failure”), factor potential causes, and trace recursively. Practice with simple systems (e.g., software errors) before complex ones (e.g., social conflicts). Visualize causal chains for clarity.</text:p>
      <text:p text:style-name="Standard"><text:s text:c="8"/>3. Anomaly Detection (AD)</text:p>
      <text:p text:style-name="Standard"><text:s text:c="12"/>▪ Purpose: Detects outliers (e.g., program errors, social anomalies) by factoring deviations from expected patterns.</text:p>
      <text:p text:style-name="Standard"><text:s text:c="12"/>▪ Setup: :(System, anomaly:context,p:) != ?, &gt;&lt;(System, threshold,p:) (Conditional, Skills 3, 5, 6, 8, 23).</text:p>
      <text:p text:style-name="Standard"><text:s text:c="12"/>▪ Why This Setup: The threshold relaxation operator (&gt;&lt;) identifies deviations, factoring anomaly perspectives to highlight irregularities.</text:p>
      <text:p text:style-name="Standard"><text:s text:c="12"/>▪ How to Use:</text:p>
      <text:p text:style-name="Standard"><text:s text:c="16"/>1. Define System and Anomaly Context: Specify the system (e.g., Program, Society) and anomaly context (e.g., anomaly:error, anomaly:social) with confidence (p:).</text:p>
      <text:p text:style-name="Standard"><text:s text:c="16"/>2. Factor Anomaly Data: Break down data into factors (e.g., metrics, behaviors) using stacking ({...}).</text:p>
      <text:p text:style-name="Standard"><text:s text:c="16"/>3. Relax Threshold: Use &gt;&lt; to explore deviations beyond a threshold.</text:p>
      <text:p text:style-name="Standard"><text:s text:c="16"/>4. Clarify Anomaly: Use clarification (?:) to identify specific anomalies.</text:p>
      <text:p text:style-name="Standard"><text:s text:c="16"/>5. Synthesize Result: Synthesize the result (S:) as a detected anomaly, ready for chaining.</text:p>
      <text:p text:style-name="Standard"><text:s text:c="12"/>▪ Example: Detect program error:</text:p>
      <text:p text:style-name="Standard"><text:s text:c="16"/>1. Query: :(Program, anomaly:error,p:0.8) != ? // Detect error.</text:p>
      <text:p text:style-name="Standard"><text:s text:c="16"/>2. Step 1: P:=:Program, A:=:Anomaly // Substitutions (Skill 3).</text:p>
      <text:p text:style-name="Standard"><text:s text:c="16"/>3. Step 2: {:(P, anomaly,p:0.8)} // Factor anomaly data (Skill 8).</text:p>
      <text:p text:style-name="Standard"><text:s text:c="16"/>4. Step 3: &gt;&lt;(P, threshold,p:0.8) // Relax threshold (Skill 5).</text:p>
      <text:p text:style-name="Standard"><text:s text:c="16"/>5. Step 4: ?: (P, error,p:0.8) // Clarify error (Skill 8).</text:p>
      <text:p text:style-name="Standard"><text:s text:c="16"/>6. Step 5: S:Detected=:[:(A, error,p:0.8)] // Error detected, curried into STA: L:(A, error,p:0.8).(Solution, repair,p:0.8).</text:p>
      <text:p text:style-name="Standard"><text:s text:c="12"/>▪ Adaptation Notes: For AI (anomaly:neural, e.g., model errors), medical (anomaly:symptom, e.g., unusual symptoms), mechanical (anomaly:malfunction, e.g., machine faults), narratives (anomaly:plot, e.g., story inconsistencies), social (anomaly:social, e.g., behavioral outliers).</text:p>
      <text:p text:style-name="Standard"><text:s text:c="12"/>▪ Innovation Tips: Add new threshold types (e.g., threshold:ecological for environmental anomalies) or chain with Visualization:LD for visual anomaly detection.</text:p>
      <text:p text:style-name="Standard"><text:s text:c="12"/>▪ Skills Used: 3, 5 (Threshold Relaxation), 6, 8, 23.</text:p>
      <text:p text:style-name="Standard"><text:s text:c="12"/>▪ Analogy: Like spotting a needle in a data haystack, factoring anomaly perspectives to identify truth.</text:p>
      <text:p text:style-name="Standard"><text:s text:c="12"/>▪ Creative Applications: Program error detection, narrative anomaly detection, social outlier identification.</text:p>
      <text:p text:style-name="Standard"><text:s text:c="12"/>▪ Learning Notes: AD is ideal for detecting irregularities. Start with a clear anomaly context (e.g., “Detect program errors”), factor data, and adjust thresholds. Practice with simple datasets (e.g., error logs) before complex ones (e.g., social behaviors). Visualize anomalies to confirm detection.</text:p>
      <text:p text:style-name="Standard"><text:s text:c="8"/>4. Conflict Resolution (CR)</text:p>
      <text:p text:style-name="Standard"><text:s text:c="12"/>▪ Purpose: Resolves conflicts (e.g., resource disputes, narrative conflicts) by factoring contradictions and synthesizing resolutions.</text:p>
      <text:p text:style-name="Standard"><text:s text:c="12"/>▪ Setup: :(System, conflict:context,p:) != ?, !:(System, conflict:p:) (Conditional, Skills 3, 5, 6, 14, 18, 23).</text:p>
      <text:p text:style-name="Standard"><text:s text:c="12"/>▪ Why This Setup: The constraint enforcement operator (!:) flags contradictions, factoring conflict perspectives to simulate resolution reasoning.</text:p>
      <text:p text:style-name="Standard"><text:soft-page-break/><text:s text:c="12"/>▪ How to Use:</text:p>
      <text:p text:style-name="Standard"><text:s text:c="16"/>1. Define System and Conflict Context: Specify the system (e.g., Program, Narrative) and conflict context (e.g., conflict:resources, conflict:plot) with confidence (p:).</text:p>
      <text:p text:style-name="Standard"><text:s text:c="16"/>2. Factor Conflict Data: Break down conflicts into factors (e.g., resources, plot points) using stacking ({...}).</text:p>
      <text:p text:style-name="Standard"><text:s text:c="16"/>3. Identify Contradictions: Use !: to flag conflicting elements.</text:p>
      <text:p text:style-name="Standard"><text:s text:c="16"/>4. Curry Resolution: Use currying (L:) to link conflicts to resolved outcomes.</text:p>
      <text:p text:style-name="Standard"><text:s text:c="16"/>5. Synthesize Outcome: Synthesize the result (S:) as a resolved conflict, ready for chaining.</text:p>
      <text:p text:style-name="Standard"><text:s text:c="12"/>▪ Example: Resolve program resource conflict:</text:p>
      <text:p text:style-name="Standard"><text:s text:c="16"/>1. Query: :(Program, conflict:resources,p:0.8) != ? // Resolve resource conflict.</text:p>
      <text:p text:style-name="Standard"><text:s text:c="16"/>2. Step 1: P:=:Program, C:=:Conflict // Substitutions (Skill 3).</text:p>
      <text:p text:style-name="Standard"><text:s text:c="16"/>3. Step 2: {:(P, resources,p:0.8)} // Factor resources (Skill 8).</text:p>
      <text:p text:style-name="Standard"><text:s text:c="16"/>4. Step 3: !:(P, conflict:resources,p:0.8) // Identify conflict (Skill 18).</text:p>
      <text:p text:style-name="Standard"><text:s text:c="16"/>5. Step 4: L:(P, conflict).(C, resolved,p:0.9) // Curry resolution (Skill 14).</text:p>
      <text:p text:style-name="Standard"><text:s text:c="16"/>6. Step 5: S:Resolved=:[:(C, resolved,p:0.9)] // Resolved conflict, curried into RO: L:(C, resolved,p:0.9).(Allocation, optimized,p:0.9).</text:p>
      <text:p text:style-name="Standard"><text:s text:c="12"/>▪ Adaptation Notes: For AI (conflict:parameters, e.g., model conflicts), medical (conflict:treatment, e.g., treatment disputes), mechanical (conflict:components, e.g., part conflicts), narratives (conflict:plot, e.g., story disputes), social (conflict:social, e.g., group conflicts), software (conflict:resources, e.g., resource allocation).</text:p>
      <text:p text:style-name="Standard"><text:s text:c="12"/>▪ Innovation Tips: Add new conflict types (e.g., conflict:ecological for environmental disputes) or chain with Relational Modeling:GTAN for strategic resolution.</text:p>
      <text:p text:style-name="Standard"><text:s text:c="12"/>▪ Skills Used: 3, 5, 6, 14, 18 (Constraint Enforcement), 23.</text:p>
      <text:p text:style-name="Standard"><text:s text:c="12"/>▪ Analogy: Like mediating a resource tug-of-war, factoring conflict perspectives to resolve truth.</text:p>
      <text:p text:style-name="Standard"><text:s text:c="12"/>▪ Creative Applications: Program resource conflict resolution, narrative conflict resolution, social dispute mediation.</text:p>
      <text:p text:style-name="Standard"><text:s text:c="12"/>▪ Learning Notes: CR is effective for resolving disputes. Start with a clear conflict (e.g., “Resolve program resource conflict”), factor conflicting elements, and resolve them. Practice with simple conflicts (e.g., software resources) before complex ones (e.g., narrative plots). Chain with optimization techniques for balanced resolutions.</text:p>
      <text:p text:style-name="Standard"><text:s text:c="8"/>5. Anomaly Impact Analysis (AIA)</text:p>
      <text:p text:style-name="Standard"><text:s text:c="12"/>▪ Purpose: Analyzes the impact of detected anomalies (e.g., program crashes, social disruptions) by factoring their consequences.</text:p>
      <text:p text:style-name="Standard"><text:s text:c="12"/>▪ Setup: :(System, anomaly:context,p:) != ?, A:[:(Anomaly1, impact:p:),:(Anomaly2, impact:p:),~:p:] (Anomaly Impact, Skills 3, 6, 14, 62, 23).</text:p>
      <text:p text:style-name="Standard"><text:s text:c="12"/>▪ Why This Setup: The anomaly impact operator (A:) with correlation (~:) assesses consequences, factoring impact perspectives to evaluate truth.</text:p>
      <text:p text:style-name="Standard"><text:s text:c="12"/>▪ How to Use:</text:p>
      <text:p text:style-name="Standard"><text:s text:c="16"/>1. Define System and Anomaly Context: Specify the system (e.g., Program, Society) and anomaly context (e.g., anomaly:crash, anomaly:social) with confidence (p:).</text:p>
      <text:p text:style-name="Standard"><text:s text:c="16"/>2. Factor Impact Data: Break down anomalies and their impacts into factors using stacking ({...}).</text:p>
      <text:p text:style-name="Standard"><text:s text:c="16"/>3. Analyze Impacts: Use A: with ~: to assess the consequences of anomalies.</text:p>
      <text:p text:style-name="Standard"><text:s text:c="16"/>4. Curry Outcome: Use currying (L:) to link anomalies to impact outcomes.</text:p>
      <text:p text:style-name="Standard"><text:s text:c="16"/>5. Synthesize Result: Synthesize the result (S:) as an impact analysis, ready for chaining.</text:p>
      <text:p text:style-name="Standard"><text:s text:c="12"/>▪ Example: Assess program crash impact:</text:p>
      <text:p text:style-name="Standard"><text:s text:c="16"/>1. Query: :(Program, anomaly:crash,p:0.8) != ? // Analyze crash impact.</text:p>
      <text:p text:style-name="Standard"><text:s text:c="16"/>2. Step 1: P:=:Program, A:=:Anomaly // Substitutions (Skill 3).</text:p>
      <text:p text:style-name="Standard"><text:soft-page-break/><text:s text:c="16"/>3. Step 2: {:(P, crash,p:0.8),:(A, impact:p:0.8)} // Factor impacts (Skill 8).</text:p>
      <text:p text:style-name="Standard"><text:s text:c="16"/>4. Step 3: A:[:(A, crash:p:0.8),:(A, downtime:p:0.9),~:p:] // Analyze impact (Skill 62).</text:p>
      <text:p text:style-name="Standard"><text:s text:c="16"/>5. Step 4: L:(P, crash).(A, downtime,p:0.9) // Curry outcome (Skill 14).</text:p>
      <text:p text:style-name="Standard"><text:s text:c="16"/>6. Step 5: S:Analyzed=:[:(A, downtime:p:0.9)] // Crash impact, curried into STA: L:(A, downtime,p:0.9).(Solution, repair,p:0.9).</text:p>
      <text:p text:style-name="Standard"><text:s text:c="12"/>▪ Adaptation Notes: For software (impact:bug, e.g., system downtime), social (impact:social, e.g., societal disruption), biological (impact:biology, e.g., health impacts), narratives (impact:plot, e.g., story disruptions).</text:p>
      <text:p text:style-name="Standard"><text:s text:c="12"/>▪ Innovation Tips: Add new impact types (e.g., impact:ecological for environmental effects) or chain with Visualization:RTVM for real-time impact visualization.</text:p>
      <text:p text:style-name="Standard"><text:s text:c="12"/>▪ Skills Used: 3, 6, 14, 62 (Anomaly Impact Analysis), 23.</text:p>
      <text:p text:style-name="Standard"><text:s text:c="12"/>▪ Analogy: Like assessing the ripple effects of a system failure, factoring impact perspectives to evaluate truth.</text:p>
      <text:p text:style-name="Standard"><text:s text:c="12"/>▪ Creative Applications: Program crash impact analysis, narrative anomaly impact assessment, social disruption analysis.</text:p>
      <text:p text:style-name="Standard"><text:s text:c="12"/>▪ Learning Notes: AIA is critical for understanding anomaly consequences. Start with a clear anomaly (e.g., “Assess program crash impact”), factor impacts, and analyze them. Practice with simple anomalies (e.g., software crashes) before complex ones (e.g., social disruptions). Visualize impacts for stakeholder clarity.</text:p>
      <text:p text:style-name="Standard">Combination Tips</text:p>
      <text:p text:style-name="Standard">Diagnosis techniques can be chained to create comprehensive diagnostic workflows:</text:p>
      <text:p text:style-name="Standard"><text:s text:c="4"/>• DC -&gt; STA: Diagnose a condition and troubleshoot its resolution.</text:p>
      <text:p text:style-name="Standard"><text:s text:c="4"/>• CA -&gt; EHM: Analyze causal relationships and model error recovery.</text:p>
      <text:p text:style-name="Standard"><text:s text:c="4"/>• AD -&gt; AIA: Detect anomalies and analyze their impacts. Use currying (L:) to link outputs to subsequent inputs (e.g., L:(Cause, bug,p:0.9).(Solution, repair,p:0.9)).</text:p>
      <text:p text:style-name="Standard">Workflow Chains</text:p>
      <text:p text:style-name="Standard">Visual diagrams can illustrate multi-technique workflows, such as:</text:p>
      <text:p text:style-name="Standard"><text:s text:c="4"/>• DC -&gt; CA -&gt; STA: Diagnose a condition, analyze its causes, and troubleshoot solutions.</text:p>
      <text:p text:style-name="Standard"><text:s text:c="4"/>• AD -&gt; AIA -&gt; LD: Detect anomalies, analyze their impacts, and visualize as a layered diagram. These workflows enhance diagnostic accuracy and resolution, supporting FaCT’s goal of uncovering truth through structured reasoning.</text:p>
      <text:p text:style-name="Standard">Sequential Modeling</text:p>
      <text:p text:style-name="Standard"><text:s text:c="4"/>• Purpose: Models sequential processes by factoring temporal states and transitions, capturing dynamic perspectives of reality, aligning with FaCT’s emphasis on dynamic adaptability. This category focuses on ordered processes, such as program pipelines, timelines, and narrative arcs, to simulate sequential reasoning.</text:p>
      <text:p text:style-name="Standard"><text:s text:c="4"/>• Rationale: Sequential Modeling is essential for representing and analyzing processes that unfold over time, enabling structured workflows in domains like software, narratives, and medical treatments.</text:p>
      <text:p text:style-name="Standard"><text:s text:c="4"/>• Setup Types: Conditional, Lambda, Narrative.</text:p>
      <text:p text:style-name="Standard"><text:s text:c="4"/>• Techniques:</text:p>
      <text:p text:style-name="Standard"><text:s text:c="8"/>1. Workflow Modeling (WM)</text:p>
      <text:p text:style-name="Standard"><text:s text:c="12"/>▪ Purpose: Models process workflows (e.g., program pipelines, production processes) by factoring sequential steps to create structured workflows.</text:p>
      <text:p text:style-name="Standard"><text:s text:c="12"/>▪ Setup: :(System, step:context,p:) != ?, :(Step1, t_i) -&gt; :(Step2, t_{i+1},p:) (Conditional, Skills 3, 6, 7, 14, 23).</text:p>
      <text:p text:style-name="Standard"><text:s text:c="12"/>▪ Why This Setup: The conditional operator (-&gt;) maps sequential steps, factoring temporal perspectives to simulate workflow reasoning.</text:p>
      <text:p text:style-name="Standard"><text:s text:c="12"/>▪ How to Use:</text:p>
      <text:p text:style-name="Standard"><text:soft-page-break/><text:s text:c="16"/>1. Define System and Step Context: Specify the system (e.g., Program, Factory) and step context (e.g., step:pipeline, step:production) with confidence (p:).</text:p>
      <text:p text:style-name="Standard"><text:s text:c="16"/>2. Factor Steps: Break down the process into sequential steps using stacking ({...}).</text:p>
      <text:p text:style-name="Standard"><text:s text:c="16"/>3. Map Sequential Transitions: Use -&gt; to link steps over time.</text:p>
      <text:p text:style-name="Standard"><text:s text:c="16"/>4. Curry Workflow: Use currying (L:) to connect steps to a cohesive workflow.</text:p>
      <text:p text:style-name="Standard"><text:s text:c="16"/>5. Synthesize Outcome: Synthesize the result (S:) as a modeled workflow, ready for chaining.</text:p>
      <text:p text:style-name="Standard"><text:s text:c="12"/>▪ Example: Model a program pipeline:</text:p>
      <text:p text:style-name="Standard"><text:s text:c="16"/>1. Query: :(Program, step:pipeline,p:0.8) != ? // Model pipeline workflow.</text:p>
      <text:p text:style-name="Standard"><text:s text:c="16"/>2. Step 1: P:=:Program, S:=:Step // Substitutions (Skill 3).</text:p>
      <text:p text:style-name="Standard"><text:s text:c="16"/>3. Step 2: {:(P, step1,p:0.8),:(P, step2,p:0.8)} // Factor steps (Skill 8).</text:p>
      <text:p text:style-name="Standard"><text:s text:c="16"/>4. Step 3: :(S, step1,t_i) -&gt; :(S, step2,t_{i+1},p:0.8) // Map transitions (Skill 7).</text:p>
      <text:p text:style-name="Standard"><text:s text:c="16"/>5. Step 4: L:(P, step1).(S, step2,p:0.8) // Curry workflow (Skill 14).</text:p>
      <text:p text:style-name="Standard"><text:s text:c="16"/>6. Step 5: S:Workflow=:[:(S, pipeline,p:0.8)] // Program pipeline, curried into IRA: L:(S, pipeline,p:0.8).(Resource, allocated,p:0.8).</text:p>
      <text:p text:style-name="Standard"><text:s text:c="12"/>▪ Adaptation Notes: For AI (step:neural, e.g., model training pipeline), medical (step:treatment, e.g., treatment protocol), mechanical (step:operation, e.g., assembly line), narratives (step:plot, e.g., story progression), software (step:code, e.g., development pipeline).</text:p>
      <text:p text:style-name="Standard"><text:s text:c="12"/>▪ Innovation Tips: Add new step types (e.g., step:ecological for environmental processes) or chain with Visualization:TSM for real-time workflow visualization.</text:p>
      <text:p text:style-name="Standard"><text:s text:c="12"/>▪ Skills Used: 3 (Substitution), 6 (Factoring), 7 (Conditional Logic), 14 (Currying), 23 (Synthesis).</text:p>
      <text:p text:style-name="Standard"><text:s text:c="12"/>▪ Analogy: Like choreographing a sequence of tasks in a dance, factoring temporal perspectives to model reality.</text:p>
      <text:p text:style-name="Standard"><text:s text:c="12"/>▪ Creative Applications: Software pipeline modeling, narrative story progression, medical treatment workflows.</text:p>
      <text:p text:style-name="Standard"><text:s text:c="12"/>▪ Learning Notes: WM is ideal for ordered processes. Start with a clear workflow goal (e.g., “Model a program pipeline”), identify steps (e.g., compile, test), and map transitions. Practice with simple workflows (e.g., software development) before complex ones (e.g., medical protocols). Visualize workflows for clarity.</text:p>
      <text:p text:style-name="Standard"><text:s text:c="8"/>2. Timeline Analysis (TA)</text:p>
      <text:p text:style-name="Standard"><text:s text:c="12"/>▪ Purpose: Analyzes event sequences (e.g., program execution timelines, historical events) by factoring temporal events to understand progression.</text:p>
      <text:p text:style-name="Standard"><text:s text:c="12"/>▪ Setup: :(System, step:context,p:) != ?, :(Step1, t_i) -&gt; :(Step2, t_{i+1},p:) (Conditional, Skills 3, 6, 7, 14, 23).</text:p>
      <text:p text:style-name="Standard"><text:s text:c="12"/>▪ Why This Setup: The conditional operator (-&gt;) sequences events over time, factoring temporal perspectives to analyze dynamic reality.</text:p>
      <text:p text:style-name="Standard"><text:s text:c="12"/>▪ How to Use:</text:p>
      <text:p text:style-name="Standard"><text:s text:c="16"/>1. Define System and Event Context: Specify the system (e.g., Program, History) and event context (e.g., step:execution, step:event) with confidence (p:).</text:p>
      <text:p text:style-name="Standard"><text:s text:c="16"/>2. Factor Events: Break down events into sequential factors using stacking ({...}).</text:p>
      <text:p text:style-name="Standard"><text:s text:c="16"/>3. Map Sequential Transitions: Use -&gt; to link events over time.</text:p>
      <text:p text:style-name="Standard"><text:s text:c="16"/>4. Curry Timeline: Use currying (L:) to connect events to a cohesive timeline.</text:p>
      <text:p text:style-name="Standard"><text:s text:c="16"/>5. Synthesize Outcome: Synthesize the result (S:) as a timeline analysis, ready for chaining.</text:p>
      <text:p text:style-name="Standard"><text:s text:c="12"/>▪ Example: Analyze program execution timeline:</text:p>
      <text:p text:style-name="Standard"><text:s text:c="16"/>1. Query: :(Program, step:execution,p:0.8) != ? // Analyze execution timeline.</text:p>
      <text:p text:style-name="Standard"><text:s text:c="16"/>2. Step 1: P:=:Program, S:=:Step // Substitutions (Skill 3).</text:p>
      <text:p text:style-name="Standard"><text:s text:c="16"/>3. Step 2: {:(P, step1,p:0.8),:(P, step2,p:0.8)} // Factor events (Skill 8).</text:p>
      <text:p text:style-name="Standard"><text:s text:c="16"/>4. Step 3: :(S, step1,t_i) -&gt; :(S, step2,t_{i+1},p:0.8) // Map transitions (Skill 7).</text:p>
      <text:p text:style-name="Standard"><text:s text:c="16"/>5. Step 4: L:(P, step1).(S, step2,p:0.8) // Curry timeline (Skill 14).</text:p>
      <text:p text:style-name="Standard"><text:soft-page-break/><text:s text:c="16"/>6. Step 5: S:Timeline=:[:(S, execution,p:0.8)] // Execution timeline, curried into LD: L:(S, execution,p:0.8).(Layer, diagram,p:0.8).</text:p>
      <text:p text:style-name="Standard"><text:s text:c="12"/>▪ Adaptation Notes: For narratives (step:plot, e.g., story timelines), mechanical (step:operation, e.g., machine operations), AI (step:neural, e.g., training sequences), software (step:code, e.g., execution logs).</text:p>
      <text:p text:style-name="Standard"><text:s text:c="12"/>▪ Innovation Tips: Add new event types (e.g., step:ecological for environmental events) or chain with Troubleshooting:ESR for event retracing.</text:p>
      <text:p text:style-name="Standard"><text:s text:c="12"/>▪ Skills Used: 3, 6, 7, 14, 23.</text:p>
      <text:p text:style-name="Standard"><text:s text:c="12"/>▪ Analogy: Like charting a project’s timeline, factoring temporal perspectives to understand reality.</text:p>
      <text:p text:style-name="Standard"><text:s text:c="12"/>▪ Creative Applications: Program execution analysis, narrative timeline analysis, historical event sequencing.</text:p>
      <text:p text:style-name="Standard"><text:s text:c="12"/>▪ Learning Notes: TA is suited for analyzing event sequences. Start with a clear sequence (e.g., “Analyze program execution”), factor events, and map transitions. Practice with simple timelines (e.g., software logs) before complex ones (e.g., story arcs). Visualize timelines for clarity.</text:p>
      <text:p text:style-name="Standard"><text:s text:c="8"/>3. State Transition Prediction (STP)</text:p>
      <text:p text:style-name="Standard"><text:s text:c="12"/>▪ Purpose: Predicts state transitions (e.g., program states, user behavior) by factoring current states to forecast future states.</text:p>
      <text:p text:style-name="Standard"><text:s text:c="12"/>▪ Setup: :(System, state:context,p:) != ?, :(State1, t_i) -&gt; :(State2, t_{i+1},p:) (Conditional, Skills 3, 6, 7, 14, 23).</text:p>
      <text:p text:style-name="Standard"><text:s text:c="12"/>▪ Why This Setup: The conditional operator (-&gt;) predicts state transitions, factoring dynamic perspectives to simulate predictive reasoning.</text:p>
      <text:p text:style-name="Standard"><text:s text:c="12"/>▪ How to Use:</text:p>
      <text:p text:style-name="Standard"><text:s text:c="16"/>1. Define System and State Context: Specify the system (e.g., Program, User) and state context (e.g., state:running, state:navigation) with confidence (p:).</text:p>
      <text:p text:style-name="Standard"><text:s text:c="16"/>2. Factor States: Break down states into factors using stacking ({...}).</text:p>
      <text:p text:style-name="Standard"><text:s text:c="16"/>3. Map Transitions: Use -&gt; to predict transitions from one state to the next.</text:p>
      <text:p text:style-name="Standard"><text:s text:c="16"/>4. Curry Prediction: Use currying (L:) to link current states to predicted states.</text:p>
      <text:p text:style-name="Standard"><text:s text:c="16"/>5. Synthesize Outcome: Synthesize the result (S:) as a predicted state, ready for chaining.</text:p>
      <text:p text:style-name="Standard"><text:s text:c="12"/>▪ Example: Predict program state transition:</text:p>
      <text:p text:style-name="Standard"><text:s text:c="16"/>1. Query: :(Program, state:run,p:0.8) != ? // Predict next program state.</text:p>
      <text:p text:style-name="Standard"><text:s text:c="16"/>2. Step 1: P:=:Program, S:=:State // Substitutions (Skill 3).</text:p>
      <text:p text:style-name="Standard"><text:s text:c="16"/>3. Step 2: {:(P, state1,p:0.8),:(P, state2,p:0.8)} // Factor states (Skill 8).</text:p>
      <text:p text:style-name="Standard"><text:s text:c="16"/>4. Step 3: :(S, state1,t_i) -&gt; :(S, state2,t_{i+1},p:0.8) // Map transitions (Skill 7).</text:p>
      <text:p text:style-name="Standard"><text:s text:c="16"/>5. Step 4: L:(P, state1).(S, state2,p:0.8) // Curry prediction (Skill 14).</text:p>
      <text:p text:style-name="Standard"><text:s text:c="16"/>6. Step 5: S:Predicted=:[:(S, state2,p:0.8)] // Predicted state, curried into FM: L:(S, state2,p:0.8).(Outcome, state,p:0.8).</text:p>
      <text:p text:style-name="Standard"><text:s text:c="12"/>▪ Adaptation Notes: For AI (state:neural, e.g., model states), medical (state:disease, e.g., disease progression), social (state:social, e.g., group dynamics), narratives (state:plot, e.g., story states), software (state:code, e.g., program states).</text:p>
      <text:p text:style-name="Standard"><text:s text:c="12"/>▪ Innovation Tips: Add new state types (e.g., state:ecological for environmental states) or chain with Visualization:TSM for real-time state visualization.</text:p>
      <text:p text:style-name="Standard"><text:s text:c="12"/>▪ Skills Used: 3, 6, 7, 14, 23.</text:p>
      <text:p text:style-name="Standard"><text:s text:c="12"/>▪ Analogy: Like predicting the next move in a chess game, factoring dynamic perspectives to forecast reality.</text:p>
      <text:p text:style-name="Standard"><text:s text:c="12"/>▪ Creative Applications: Program state prediction, narrative state forecasting, user behavior modeling.</text:p>
      <text:p text:style-name="Standard"><text:soft-page-break/><text:s text:c="12"/>▪ Learning Notes: STP is ideal for predicting state changes. Start with a clear state (e.g., “Predict program state”), factor states, and map transitions. Practice with simple state systems (e.g., program states) before complex ones (e.g., narrative arcs). Visualize transitions for clarity.</text:p>
      <text:p text:style-name="Standard"><text:s text:c="8"/>4. Sequential Constraint Analysis (SQA)</text:p>
      <text:p text:style-name="Standard"><text:s text:c="12"/>▪ Purpose: Analyzes constraints in sequential processes (e.g., constrained program workflows, including testing) by factoring sequential constraints.</text:p>
      <text:p text:style-name="Standard"><text:s text:c="12"/>▪ Setup: :(System, constraint:context,p:) != ?, :(Step1, constraint:p:) -&gt; :(Step2, p:) (Conditional, Skills 3, 6, 7, 14, 23).</text:p>
      <text:p text:style-name="Standard"><text:s text:c="12"/>▪ Why This Setup: The conditional operator (-&gt;) with constraints analyzes sequential limits, factoring constrained perspectives to simulate analytical reasoning.</text:p>
      <text:p text:style-name="Standard"><text:s text:c="12"/>▪ How to Use:</text:p>
      <text:p text:style-name="Standard"><text:s text:c="16"/>1. Define System and Constraint Context: Specify the system (e.g., Program, Narrative) and constraint context (e.g., constraint:workflow, constraint:plot) with confidence (p:).</text:p>
      <text:p text:style-name="Standard"><text:s text:c="16"/>2. Factor Constraints: Break down constraints into sequential factors using stacking ({...}).</text:p>
      <text:p text:style-name="Standard"><text:s text:c="16"/>3. Map Constrained Transitions: Use -&gt; to analyze constraints across sequential steps.</text:p>
      <text:p text:style-name="Standard"><text:s text:c="16"/>4. Curry Analysis: Use currying (L:) to link constraints to analyzed outcomes.</text:p>
      <text:p text:style-name="Standard"><text:s text:c="16"/>5. Synthesize Outcome: Synthesize the result (S:) as a constrained workflow analysis, ready for chaining.</text:p>
      <text:p text:style-name="Standard"><text:s text:c="12"/>▪ Example: Analyze program workflow constraints:</text:p>
      <text:p text:style-name="Standard"><text:s text:c="16"/>1. Query: :(Program, constraint:workflow,p:0.8) != ? // Analyze workflow constraints.</text:p>
      <text:p text:style-name="Standard"><text:s text:c="16"/>2. Step 1: P:=:Program, C:=:Constraint // Substitutions (Skill 3).</text:p>
      <text:p text:style-name="Standard"><text:s text:c="16"/>3. Step 2: {:(P, step1,p:0.8),:(P, step2,p:0.8)} // Factor steps (Skill 8).</text:p>
      <text:p text:style-name="Standard"><text:s text:c="16"/>4. Step 3: :(C, step1,constraint:p:0.8) -&gt; :(C, step2,p:0.8) // Map constrained transitions (Skill 7).</text:p>
      <text:p text:style-name="Standard"><text:s text:c="16"/>5. Step 4: L:(P, constraint).(C, analyzed,p:0.8) // Curry analysis (Skill 14).</text:p>
      <text:p text:style-name="Standard"><text:s text:c="16"/>6. Step 5: S:Analyzed=:[:(C, workflow,p:0.8)] // Constrained workflow, curried into ED: L:(C, workflow,p:0.8).(Design, optimized,p:0.8).</text:p>
      <text:p text:style-name="Standard"><text:s text:c="12"/>▪ Adaptation Notes: For mechanical (constraint:components, e.g., assembly constraints), narratives (constraint:plot, e.g., story limitations), AI (constraint:neural, e.g., model constraints), software (constraint:code, e.g., testing constraints).</text:p>
      <text:p text:style-name="Standard"><text:s text:c="12"/>▪ Innovation Tips: Add new constraint types (e.g., constraint:ecological for environmental constraints) or chain with Troubleshooting:EHM for error analysis.</text:p>
      <text:p text:style-name="Standard"><text:s text:c="12"/>▪ Skills Used: 3, 6, 7, 14, 23.</text:p>
      <text:p text:style-name="Standard"><text:s text:c="12"/>▪ Analogy: Like checking a pipeline for bottlenecks, factoring constrained perspectives to analyze reality.</text:p>
      <text:p text:style-name="Standard"><text:s text:c="12"/>▪ Creative Applications: Program workflow analysis, narrative constraint analysis, constrained process optimization.</text:p>
      <text:p text:style-name="Standard"><text:s text:c="12"/>▪ Learning Notes: SQA is suited for analyzing constrained sequences. Start with a clear constraint (e.g., “Analyze program workflow limits”), factor steps, and map constraints. Practice with simple workflows (e.g., software testing) before complex ones (e.g., narrative plots). Visualize constraints for clarity.</text:p>
      <text:p text:style-name="Standard"><text:s text:c="8"/>5. Hierarchical Workflow Synthesis (HWS)</text:p>
      <text:p text:style-name="Standard"><text:s text:c="12"/>▪ Purpose: Synthesizes hierarchical workflows (e.g., multi-level program processes, organizational workflows) by factoring steps into hierarchical structures.</text:p>
      <text:p text:style-name="Standard"><text:s text:c="12"/>▪ Setup: :(System, hierarchy:context,p:) != ?, :(Step1, hierarchy:p:) -&gt; :(Step2, p:) (Conditional, Skills 3, 6, 7, 14, 23).</text:p>
      <text:p text:style-name="Standard"><text:s text:c="12"/>▪ Why This Setup: The conditional operator (-&gt;) with hierarchy synthesizes multi-level workflows, factoring structural perspectives to simulate organizational reasoning.</text:p>
      <text:p text:style-name="Standard"><text:s text:c="12"/>▪ How to Use:</text:p>
      <text:p text:style-name="Standard"><text:soft-page-break/><text:s text:c="16"/>1. Define System and Hierarchy Context: Specify the system (e.g., Program, Organization) and hierarchy context (e.g., hierarchy:workflow, hierarchy:structure) with confidence (p:).</text:p>
      <text:p text:style-name="Standard"><text:s text:c="16"/>2. Factor Steps: Break down workflow steps into hierarchical factors using stacking ({...}).</text:p>
      <text:p text:style-name="Standard"><text:s text:c="16"/>3. Map Hierarchical Transitions: Use -&gt; to synthesize steps into a hierarchy.</text:p>
      <text:p text:style-name="Standard"><text:s text:c="16"/>4. Curry Synthesis: Use currying (L:) to link steps to a synthesized hierarchy.</text:p>
      <text:p text:style-name="Standard"><text:s text:c="16"/>5. Synthesize Outcome: Synthesize the result (S:) as a hierarchical workflow, ready for chaining.</text:p>
      <text:p text:style-name="Standard"><text:s text:c="12"/>▪ Example: Synthesize program workflow hierarchy:</text:p>
      <text:p text:style-name="Standard"><text:s text:c="16"/>1. Query: :(Program, hierarchy:workflow,p:0.8) != ? // Synthesize workflow hierarchy.</text:p>
      <text:p text:style-name="Standard"><text:s text:c="16"/>2. Step 1: P:=:Program, H:=:Hierarchy // Substitutions (Skill 3).</text:p>
      <text:p text:style-name="Standard"><text:s text:c="16"/>3. Step 2: {:(P, step1,p:0.8),:(P, step2,p:0.8)} // Factor steps (Skill 8).</text:p>
      <text:p text:style-name="Standard"><text:s text:c="16"/>4. Step 3: :(H, step1,hierarchy:p:0.8) -&gt; :(H, step2,p:0.8) // Map transitions (Skill 7).</text:p>
      <text:p text:style-name="Standard"><text:s text:c="16"/>5. Step 4: L:(P, hierarchy).(H, synthesized,p:0.8) // Curry synthesis (Skill 14).</text:p>
      <text:p text:style-name="Standard"><text:s text:c="16"/>6. Step 5: S:Synthesized=:[:(H, workflow,p:0.8)] // Hierarchical workflow, curried into HSM: L:(H, workflow,p:0.8).(Hierarchy, structure,p:0.8).</text:p>
      <text:p text:style-name="Standard"><text:s text:c="12"/>▪ Adaptation Notes: For organizations (hierarchy:organization, e.g., corporate workflows), narratives (hierarchy:plot, e.g., story structures), AI (hierarchy:neural, e.g., model layers), software (hierarchy:code, e.g., modular workflows).</text:p>
      <text:p text:style-name="Standard"><text:s text:c="12"/>▪ Innovation Tips: Add new hierarchy types (e.g., hierarchy:ecological for environmental workflows) or chain with Visualization:LD for visual hierarchies.</text:p>
      <text:p text:style-name="Standard"><text:s text:c="12"/>▪ Skills Used: 3, 6, 7, 14, 23.</text:p>
      <text:p text:style-name="Standard"><text:s text:c="12"/>▪ Analogy: Like building a multi-level workflow blueprint, factoring structural perspectives to synthesize reality.</text:p>
      <text:p text:style-name="Standard"><text:s text:c="12"/>▪ Creative Applications: Program process synthesis, narrative workflow synthesis, organizational workflow design.</text:p>
      <text:p text:style-name="Standard"><text:s text:c="12"/>▪ Learning Notes: HWS is ideal for hierarchical processes. Start with a clear hierarchy (e.g., “Synthesize program workflow”), factor steps, and synthesize hierarchically. Practice with simple hierarchies (e.g., software modules) before complex ones (e.g., organizational structures). Visualize hierarchies for clarity.</text:p>
      <text:p text:style-name="Standard"><text:s text:c="8"/>6. Narrative Arc Modeling (NAM)</text:p>
      <text:p text:style-name="Standard"><text:s text:c="12"/>▪ Purpose: Models narrative arcs for storytelling or game design by factoring events to create cohesive story structures.</text:p>
      <text:p text:style-name="Standard"><text:s text:c="12"/>▪ Setup: :(System, narrative:context,p:) != ?, N:[:(Event1, arc:p:),:(Event2, arc:p:),~:p:] (Narrative, Skills 3, 6, 14, 59, 23).</text:p>
      <text:p text:style-name="Standard"><text:s text:c="12"/>▪ Why This Setup: The narrative operator (N:) with correlation (~:) structures events into arcs, factoring narrative perspectives to simulate storytelling reasoning.</text:p>
      <text:p text:style-name="Standard"><text:s text:c="12"/>▪ How to Use:</text:p>
      <text:p text:style-name="Standard"><text:s text:c="16"/>1. Define System and Narrative Context: Specify the system (e.g., Game, Story) and narrative context (e.g., narrative:plot, narrative:arc) with confidence (p:).</text:p>
      <text:p text:style-name="Standard"><text:s text:c="16"/>2. Factor Events: Break down narrative events into factors using stacking ({...}).</text:p>
      <text:p text:style-name="Standard"><text:s text:c="16"/>3. Model Arcs: Use N: with ~: to structure events into a narrative arc.</text:p>
      <text:p text:style-name="Standard"><text:s text:c="16"/>4. Curry Outcome: Use currying (L:) to link events to the narrative arc.</text:p>
      <text:p text:style-name="Standard"><text:s text:c="16"/>5. Synthesize Outcome: Synthesize the result (S:) as a modeled narrative arc, ready for chaining.</text:p>
      <text:p text:style-name="Standard"><text:s text:c="12"/>▪ Example: Model a game story arc:</text:p>
      <text:p text:style-name="Standard"><text:s text:c="16"/>1. Query: :(Game, narrative:plot,p:0.8) != ? // Model story arc.</text:p>
      <text:p text:style-name="Standard"><text:s text:c="16"/>2. Step 1: G:=:Game, A:=:Arc // Substitutions (Skill 3).</text:p>
      <text:p text:style-name="Standard"><text:s text:c="16"/>3. Step 2: {:(G, event1:p:0.8),:(G, event2:p:0.8)} // Factor events (Skill 8).</text:p>
      <text:p text:style-name="Standard"><text:s text:c="16"/>4. Step 3: N:[:(A, event1:p:0.8),:(A, event2:p:0.9),~:p:] // Model arc (Skill 59).</text:p>
      <text:p text:style-name="Standard"><text:soft-page-break/><text:s text:c="16"/>5. Step 4: L:(G, event1).(A, plot,p:0.9) // Curry outcome (Skill 14).</text:p>
      <text:p text:style-name="Standard"><text:s text:c="16"/>6. Step 5: S:Modeled=:[:(A, plot:p:0.9)] // Story arc, curried into LD: L:(A, plot,p:0.9).(Layer, diagram:p:0.9).</text:p>
      <text:p text:style-name="Standard"><text:s text:c="12"/>▪ Adaptation Notes: For narratives (arc:plot, e.g., story arcs), games (arc:game, e.g., game narratives), social (arc:cultural, e.g., cultural narratives).</text:p>
      <text:p text:style-name="Standard"><text:s text:c="12"/>▪ Innovation Tips: Add new arc types (e.g., arc:ecological for environmental narratives) or chain with Visualization:DAM for animated story arcs.</text:p>
      <text:p text:style-name="Standard"><text:s text:c="12"/>▪ Skills Used: 3, 6, 14, 59 (Narrative Modeling), 23.</text:p>
      <text:p text:style-name="Standard"><text:s text:c="12"/>▪ Analogy: Like crafting a story’s dramatic arc, factoring narrative perspectives to create reality.</text:p>
      <text:p text:style-name="Standard"><text:s text:c="12"/>▪ Creative Applications: Game story design, narrative storytelling, cultural narrative modeling.</text:p>
      <text:p text:style-name="Standard"><text:s text:c="12"/>▪ Learning Notes: NAM is ideal for storytelling. Start with a clear narrative goal (e.g., “Model a game story arc”), factor events, and structure arcs. Practice with simple narratives (e.g., short stories) before complex ones (e.g., game plots). Visualize arcs for clarity.</text:p>
      <text:p text:style-name="Standard">Combination Tips</text:p>
      <text:p text:style-name="Standard">Sequential Modeling techniques can be chained to create comprehensive workflow analyses:</text:p>
      <text:p text:style-name="Standard"><text:s text:c="4"/>• WM -&gt; IRA: Model a workflow and allocate resources iteratively for optimization.</text:p>
      <text:p text:style-name="Standard"><text:s text:c="4"/>• TA -&gt; LD: Analyze a timeline and visualize it as a layered diagram for clarity.</text:p>
      <text:p text:style-name="Standard"><text:s text:c="4"/>• STP -&gt; FM: Predict state transitions and forecast broader outcomes.</text:p>
      <text:p text:style-name="Standard"><text:s text:c="4"/>• NAM -&gt; DAM: Model a narrative arc and animate it for dynamic presentation. Use currying (L:) to link outputs to subsequent inputs (e.g., L:(Step, pipeline,p:0.8).(Resource, allocated,p:0.8)).</text:p>
      <text:p text:style-name="Standard">Workflow Chains</text:p>
      <text:p text:style-name="Standard">Visual diagrams can illustrate multi-technique workflows, such as:</text:p>
      <text:p text:style-name="Standard"><text:s text:c="4"/>• WM -&gt; SQA -&gt; ED: Model a workflow, analyze its constraints, and design an optimized system.</text:p>
      <text:p text:style-name="Standard"><text:s text:c="4"/>• TA -&gt; STP -&gt; LD: Analyze a timeline, predict state transitions, and visualize as a layered diagram. These workflows enhance sequential process understanding, supporting FaCT’s goal of dynamic adaptability.</text:p>
      <text:p text:style-name="Standard">Relational Modeling</text:p>
      <text:p text:style-name="Standard"><text:s text:c="4"/>• Purpose: Models relationships or synergies by factoring interactions, revealing truth through interconnected perspectives, aligning with FaCT’s view of reality as a web of states. This category focuses on capturing and analyzing interactions, such as program module dependencies or social network dynamics, to simulate relational reasoning.</text:p>
      <text:p text:style-name="Standard"><text:s text:c="4"/>• Rationale: Relational Modeling is essential for understanding and optimizing interactions in complex systems, enabling structured analysis of synergies and dependencies across domains like software, social sciences, and narratives.</text:p>
      <text:p text:style-name="Standard"><text:s text:c="4"/>• Setup Types: Linear Algebraic, Lambda, Knowledge Graph, Social Network.</text:p>
      <text:p text:style-name="Standard"><text:s text:c="4"/>• Techniques:</text:p>
      <text:p text:style-name="Standard"><text:s text:c="8"/>1. Relational Synergy Modeling (RSM)</text:p>
      <text:p text:style-name="Standard"><text:s text:c="12"/>▪ Purpose: Models synergies (e.g., program module interactions, biology-AI integration) by factoring attributes to capture collaborative relationships.</text:p>
      <text:p text:style-name="Standard"><text:s text:c="12"/>▪ Setup: :(System, synergy:context,p:) != ?, M:[:(S1, attribute:p:),:(S2, attribute:p:),~:p:] (Linear Algebraic, Skills 3, 6, 9, 14, 23).</text:p>
      <text:p text:style-name="Standard"><text:s text:c="12"/>▪ Why This Setup: The matrix operator (M:) with correlation (~:) maps synergistic relationships, factoring relational perspectives to simulate collaborative reasoning.</text:p>
      <text:p text:style-name="Standard"><text:s text:c="12"/>▪ How to Use:</text:p>
      <text:p text:style-name="Standard"><text:s text:c="16"/>1. Define System and Synergy Context: Specify the system (e.g., Program, Biology) and synergy context (e.g., synergy:modules, synergy:integration) with confidence (p:).</text:p>
      <text:p text:style-name="Standard"><text:s text:c="16"/>2. Factor Attributes: Break down system components into attributes (e.g., modules, biological functions) using stacking ({...}).</text:p>
      <text:p text:style-name="Standard"><text:s text:c="16"/>3. Map Relationships: Use M: with ~: to model synergistic interactions between components.</text:p>
      <text:p text:style-name="Standard"><text:soft-page-break/><text:s text:c="16"/>4. Curry Synergy: Use currying (L:) to link attributes to a synergistic outcome.</text:p>
      <text:p text:style-name="Standard"><text:s text:c="16"/>5. Synthesize Outcome: Synthesize the result (S:) as a modeled synergy, ready for chaining.</text:p>
      <text:p text:style-name="Standard"><text:s text:c="12"/>▪ Example: Model program module synergy:</text:p>
      <text:p text:style-name="Standard"><text:s text:c="16"/>1. Query: :(Program, synergy:modules,p:0.8) != ? // Model module interactions.</text:p>
      <text:p text:style-name="Standard"><text:s text:c="16"/>2. Step 1: P:=:Program, S:=:Synergy // Substitutions (Skill 3).</text:p>
      <text:p text:style-name="Standard"><text:s text:c="16"/>3. Step 2: {:(P, module1,p:0.8),:(P, module2,p:0.8)} // Factor attributes (Skill 8).</text:p>
      <text:p text:style-name="Standard"><text:s text:c="16"/>4. Step 3: M:[:(P, module1:p:0.8),:(P, module2:p:0.8),~:p:0.9] // Map relationships (Skill 9).</text:p>
      <text:p text:style-name="Standard"><text:s text:c="16"/>5. Step 4: L:(P, module1).(S, synergy,p:0.9) // Curry synergy (Skill 14).</text:p>
      <text:p text:style-name="Standard"><text:s text:c="16"/>6. Step 5: S:Synergy=:[:(S, modules,p:0.9)] // Module synergy, curried into HSM: L:(S, modules,p:0.9).(Hierarchy, structure,p:0.9).</text:p>
      <text:p text:style-name="Standard"><text:s text:c="12"/>▪ Adaptation Notes: For social (attribute:social, e.g., community interactions), narratives (attribute:plot, e.g., character relationships), AI (attribute:neural, e.g., model interactions), software (attribute:modules, e.g., code dependencies).</text:p>
      <text:p text:style-name="Standard"><text:s text:c="12"/>▪ Innovation Tips: Add new attribute types (e.g., attribute:ecological for environmental synergies) or chain with Visualization:LD for visual synergy mapping.</text:p>
      <text:p text:style-name="Standard"><text:s text:c="12"/>▪ Skills Used: 3 (Substitution), 6 (Factoring), 9 (Linear Algebraic Modeling), 14 (Currying), 23 (Synthesis).</text:p>
      <text:p text:style-name="Standard"><text:s text:c="12"/>▪ Analogy: Like mapping connections in a network, factoring relational perspectives to reveal truth.</text:p>
      <text:p text:style-name="Standard"><text:s text:c="12"/>▪ Creative Applications: Software module synergy, narrative character relationships, social community modeling.</text:p>
      <text:p text:style-name="Standard"><text:s text:c="12"/>▪ Learning Notes: RSM is ideal for modeling collaborative interactions. Start with a clear synergy goal (e.g., “Model program module interactions”), factor attributes, and map relationships. Practice with simple systems (e.g., software modules) before complex ones (e.g., social networks). Visualize synergies to confirm interactions.</text:p>
      <text:p text:style-name="Standard"><text:s text:c="8"/>2. Agent Coordination Modeling (ACM)</text:p>
      <text:p text:style-name="Standard"><text:s text:c="12"/>▪ Purpose: Coordinates multiple agents (e.g., distributed program components, robot teams) by factoring tasks to optimize collaborative performance.</text:p>
      <text:p text:style-name="Standard"><text:s text:c="12"/>▪ Setup: :(System, coordination:context,p:) != ?, M:[:(Agent1, task:p:),:(Agent2, task:p:),~:p:] (Linear Algebraic, Skills 3, 6, 9, 14, 23).</text:p>
      <text:p text:style-name="Standard"><text:s text:c="12"/>▪ Why This Setup: The matrix operator (M:) with correlation (~:) coordinates agent tasks, factoring collaborative perspectives to simulate coordinated reasoning.</text:p>
      <text:p text:style-name="Standard"><text:s text:c="12"/>▪ How to Use:</text:p>
      <text:p text:style-name="Standard"><text:s text:c="16"/>1. Define System and Coordination Context: Specify the system (e.g., Program, Robotics) and coordination context (e.g., coordination:components, coordination:team) with confidence (p:).</text:p>
      <text:p text:style-name="Standard"><text:s text:c="16"/>2. Factor Tasks: Break down agent tasks into factors (e.g., computations, movements) using stacking ({...}).</text:p>
      <text:p text:style-name="Standard"><text:s text:c="16"/>3. Map Interactions: Use M: with ~: to model task coordination between agents.</text:p>
      <text:p text:style-name="Standard"><text:s text:c="16"/>4. Curry Coordination: Use currying (L:) to link tasks to a coordinated outcome.</text:p>
      <text:p text:style-name="Standard"><text:s text:c="16"/>5. Synthesize Outcome: Synthesize the result (S:) as a coordinated system, ready for chaining.</text:p>
      <text:p text:style-name="Standard"><text:s text:c="12"/>▪ Example: Coordinate program components:</text:p>
      <text:p text:style-name="Standard"><text:s text:c="16"/>1. Query: :(Program, coordination:components,p:0.8) != ? // Coordinate component tasks.</text:p>
      <text:p text:style-name="Standard"><text:s text:c="16"/>2. Step 1: P:=:Program, A:=:Agent // Substitutions (Skill 3).</text:p>
      <text:p text:style-name="Standard"><text:s text:c="16"/>3. Step 2: {:(A, task1,p:0.8),:(A, task2,p:0.8)} // Factor tasks (Skill 8).</text:p>
      <text:p text:style-name="Standard"><text:s text:c="16"/>4. Step 3: M:[:(A, task1:p:0.8),:(A, task2:p:0.8),~:p:0.9] // Map interactions (Skill 9).</text:p>
      <text:p text:style-name="Standard"><text:s text:c="16"/>5. Step 4: L:(P, task1).(A, coordinated,p:0.9) // Curry coordination (Skill 14).</text:p>
      <text:p text:style-name="Standard"><text:s text:c="16"/>6. Step 5: S:Coordinated=:[:(A, components,p:0.9)] // Coordinated components, curried into PCM: L:(A, components,p:0.9).(Process, parallel:p:0.9).</text:p>
      <text:p text:style-name="Standard"><text:soft-page-break/><text:s text:c="12"/>▪ Adaptation Notes: For AI (task:neural, e.g., neural network coordination), social (task:cooperation, e.g., team dynamics), robotics (task:navigation, e.g., robot swarm coordination), software (task:components, e.g., distributed systems).</text:p>
      <text:p text:style-name="Standard"><text:s text:c="12"/>▪ Innovation Tips: Add new task types (e.g., task:ecological for environmental coordination) or chain with Visualization:LD for visual coordination mapping.</text:p>
      <text:p text:style-name="Standard"><text:s text:c="12"/>▪ Skills Used: 3, 6, 9, 14, 23.</text:p>
      <text:p text:style-name="Standard"><text:s text:c="12"/>▪ Analogy: Like orchestrating a team to work in harmony, factoring collaborative perspectives to achieve truth.</text:p>
      <text:p text:style-name="Standard"><text:s text:c="12"/>▪ Creative Applications: Distributed system coordination, social team modeling, robotic swarm coordination.</text:p>
      <text:p text:style-name="Standard"><text:s text:c="12"/>▪ Learning Notes: ACM is suited for multi-agent systems. Start with a clear coordination goal (e.g., “Coordinate program components”), factor tasks, and map interactions. Practice with simple systems (e.g., software components) before complex ones (e.g., robot teams). Visualize coordination for clarity.</text:p>
      <text:p text:style-name="Standard"><text:s text:c="8"/>3. Game Theory Adaptation Notes (GTAN)</text:p>
      <text:p text:style-name="Standard"><text:s text:c="12"/>▪ Purpose: Adapts strategies for game theory scenarios (e.g., negotiations, program competitions) by factoring strategic interactions.</text:p>
      <text:p text:style-name="Standard"><text:s text:c="12"/>▪ Setup: :(System, strategy:context,p:) != ?, M:[:(Player1, strategy:p:),:(Player2, strategy:p:),~:p:] (Linear Algebraic, Skills 3, 6, 9, 14, 23).</text:p>
      <text:p text:style-name="Standard"><text:s text:c="12"/>▪ Why This Setup: The matrix operator (M:) with correlation (~:) maps strategic interactions, factoring competitive perspectives to simulate strategic reasoning.</text:p>
      <text:p text:style-name="Standard"><text:s text:c="12"/>▪ How to Use:</text:p>
      <text:p text:style-name="Standard"><text:s text:c="16"/>1. Define System and Strategy Context: Specify the system (e.g., Negotiation, Competition) and strategy context (e.g., strategy:deal, strategy:move) with confidence (p:).</text:p>
      <text:p text:style-name="Standard"><text:s text:c="16"/>2. Factor Strategies: Break down player strategies into factors (e.g., offers, responses) using stacking ({...}).</text:p>
      <text:p text:style-name="Standard"><text:s text:c="16"/>3. Map Interactions: Use M: with ~: to model strategic interactions between players.</text:p>
      <text:p text:style-name="Standard"><text:s text:c="16"/>4. Curry Adaptation: Use currying (L:) to link strategies to an adapted outcome.</text:p>
      <text:p text:style-name="Standard"><text:s text:c="16"/>5. Synthesize Outcome: Synthesize the result (S:) as an adapted strategy, ready for chaining.</text:p>
      <text:p text:style-name="Standard"><text:s text:c="12"/>▪ Example: Adapt negotiation strategies:</text:p>
      <text:p text:style-name="Standard"><text:s text:c="16"/>1. Query: :(Negotiation, strategy:deal,p:0.8) != ? // Adapt negotiation strategy.</text:p>
      <text:p text:style-name="Standard"><text:s text:c="16"/>2. Step 1: N:=:Negotiation, S:=:Strategy // Substitutions (Skill 3).</text:p>
      <text:p text:style-name="Standard"><text:s text:c="16"/>3. Step 2: {:(N, player1,p:0.8),:(N, player2,p:0.8)} // Factor strategies (Skill 8).</text:p>
      <text:p text:style-name="Standard"><text:s text:c="16"/>4. Step 3: M:[:(S, player1:offer:p:0.8),:(S, player2:counter:p:0.8),~:p:0.9] // Map interactions (Skill 9).</text:p>
      <text:p text:style-name="Standard"><text:s text:c="16"/>5. Step 4: L:(N, player1).(S, adapted,p:0.9) // Curry adaptation (Skill 14).</text:p>
      <text:p text:style-name="Standard"><text:s text:c="16"/>6. Step 5: S:Adapted=:[:(S, deal,p:0.9)] // Adapted strategy, curried into RSM: L:(S, deal,p:0.9).(Synergy, integrated,p:0.9).</text:p>
      <text:p text:style-name="Standard"><text:s text:c="12"/>▪ Adaptation Notes: For business (strategy:business, e.g., corporate negotiations), narratives (strategy:plot, e.g., character strategies), social (strategy:cooperation, e.g., group dynamics), AI (strategy:neural, e.g., model strategies).</text:p>
      <text:p text:style-name="Standard"><text:s text:c="12"/>▪ Innovation Tips: Add new strategy types (e.g., strategy:ecological for environmental strategies) or chain with Visualization:DAM for animated strategy visualization.</text:p>
      <text:p text:style-name="Standard"><text:s text:c="12"/>▪ Skills Used: 3, 6, 9, 14, 23.</text:p>
      <text:p text:style-name="Standard"><text:s text:c="12"/>▪ Analogy: Like strategizing in a chess match, factoring competitive perspectives to optimize truth.</text:p>
      <text:p text:style-name="Standard"><text:s text:c="12"/>▪ Creative Applications: Negotiation strategy adaptation, narrative strategy design, competitive AI modeling.</text:p>
      <text:p text:style-name="Standard"><text:soft-page-break/><text:s text:c="12"/>▪ Learning Notes: GTAN is ideal for strategic interactions. Start with a clear strategy goal (e.g., “Adapt negotiation strategies”), factor player strategies, and map interactions. Practice with simple scenarios (e.g., business negotiations) before complex ones (e.g., narrative strategies). Visualize strategies for clarity.</text:p>
      <text:p text:style-name="Standard"><text:s text:c="8"/>4. Probabilistic Relational Mapping (PRM)</text:p>
      <text:p text:style-name="Standard"><text:s text:c="12"/>▪ Purpose: Maps probabilistic relationships (e.g., social networks, program dependencies) by factoring probabilistic interactions.</text:p>
      <text:p text:style-name="Standard"><text:s text:c="12"/>▪ Setup: :(System, relation:context,p:) != ?, M:[:(S1, probability:p:),:(S2, probability:p:),~:p:] (Linear Algebraic, Skills 3, 6, 9, 14, 28, 23).</text:p>
      <text:p text:style-name="Standard"><text:s text:c="12"/>▪ Why This Setup: The matrix operator (M:) with correlation (~:) maps probabilistic relationships, factoring relational perspectives to simulate probabilistic reasoning.</text:p>
      <text:p text:style-name="Standard"><text:s text:c="12"/>▪ How to Use:</text:p>
      <text:p text:style-name="Standard"><text:s text:c="16"/>1. Define System and Relation Context: Specify the system (e.g., Network, Program) and relation context (e.g., relation:social, relation:dependencies) with confidence (p:).</text:p>
      <text:p text:style-name="Standard"><text:s text:c="16"/>2. Factor Probabilistic Data: Break down relationships into probabilistic factors (e.g., node connections, dependencies) using stacking ({...}).</text:p>
      <text:p text:style-name="Standard"><text:s text:c="16"/>3. Map Relationships: Use M: with ~: to model probabilistic interactions.</text:p>
      <text:p text:style-name="Standard"><text:s text:c="16"/>4. Curry Mapping: Use currying (L:) to link probabilistic data to a mapped outcome.</text:p>
      <text:p text:style-name="Standard"><text:s text:c="16"/>5. Synthesize Outcome: Synthesize the result (S:) as a probabilistic relationship map, ready for chaining.</text:p>
      <text:p text:style-name="Standard"><text:s text:c="12"/>▪ Example: Map social network relationships:</text:p>
      <text:p text:style-name="Standard"><text:s text:c="16"/>1. Query: :(Network, relation:social,p:0.8) != ? // Map social relationships.</text:p>
      <text:p text:style-name="Standard"><text:s text:c="16"/>2. Step 1: N:=:Network, R:=:Relation // Substitutions (Skill 3).</text:p>
      <text:p text:style-name="Standard"><text:s text:c="16"/>3. Step 2: {:(N, node1,p:0.8),:(N, node2,p:0.8)} // Factor nodes (Skill 8).</text:p>
      <text:p text:style-name="Standard"><text:s text:c="16"/>4. Step 3: M:[:(R, node1:friend:p:0.8),:(R, node2:friend:p:0.8),~:p:0.9] // Map probabilistic relations (Skill 9, 28).</text:p>
      <text:p text:style-name="Standard"><text:s text:c="16"/>5. Step 4: L:(N, node1).(R, mapped,p:0.9) // Curry mapping (Skill 14).</text:p>
      <text:p text:style-name="Standard"><text:s text:c="16"/>6. Step 5: S:Mapped=:[:(R, social,p:0.9)] // Social network map, curried into BCI: L:(R, social,p:0.9).(Outcome, probability:p:0.9).</text:p>
      <text:p text:style-name="Standard"><text:s text:c="12"/>▪ Adaptation Notes: For social (probability:social, e.g., friendship networks), AI (probability:neural, e.g., model connections), narratives (probability:plot, e.g., story relationships), software (probability:dependencies, e.g., code dependencies).</text:p>
      <text:p text:style-name="Standard"><text:s text:c="12"/>▪ Innovation Tips: Add new relation types (e.g., probability:ecological for environmental relationships) or chain with Visualization:LD for visual mapping.</text:p>
      <text:p text:style-name="Standard"><text:s text:c="12"/>▪ Skills Used: 3, 6, 9, 14, 28 (Probabilistic Inference), 23.</text:p>
      <text:p text:style-name="Standard"><text:s text:c="12"/>▪ Analogy: Like mapping friendships in a social graph, factoring probabilistic perspectives to reveal truth.</text:p>
      <text:p text:style-name="Standard"><text:s text:c="12"/>▪ Creative Applications: Social network analysis, narrative relationship mapping, software dependency modeling.</text:p>
      <text:p text:style-name="Standard"><text:s text:c="12"/>▪ Learning Notes: PRM is suited for probabilistic relationships. Start with a clear relation goal (e.g., “Map social network relationships”), factor probabilistic data, and map interactions. Practice with simple networks (e.g., social connections) before complex ones (e.g., software dependencies). Visualize mappings for clarity.</text:p>
      <text:p text:style-name="Standard"><text:s text:c="8"/>5. Knowledge Graph Modeling (KGM)</text:p>
      <text:p text:style-name="Standard"><text:s text:c="12"/>▪ Purpose: Models knowledge graphs for semantic relationships (e.g., program dependencies, narrative connections) by factoring nodes and relations.</text:p>
      <text:p text:style-name="Standard"><text:s text:c="12"/>▪ Setup: :(System, relation:context,p:) != ?, I:[:(Node1, relation:p:),:(Node2, relation:p:),~:p:] (Knowledge Graph, Skills 3, 6, 14, 49, 23).</text:p>
      <text:p text:style-name="Standard"><text:soft-page-break/><text:s text:c="12"/>▪ Why This Setup: The knowledge graph operator (I:) with correlation (~:) structures semantic relationships, factoring interconnected perspectives to simulate knowledge-based reasoning.</text:p>
      <text:p text:style-name="Standard"><text:s text:c="12"/>▪ How to Use:</text:p>
      <text:p text:style-name="Standard"><text:s text:c="16"/>1. Define System and Relation Context: Specify the system (e.g., Program, Narrative) and relation context (e.g., relation:dependencies, relation:plot) with confidence (p:).</text:p>
      <text:p text:style-name="Standard"><text:s text:c="16"/>2. Factor Nodes and Relations: Break down system components into nodes and relations using stacking ({...}).</text:p>
      <text:p text:style-name="Standard"><text:s text:c="16"/>3. Model Graph: Use I: with ~: to structure semantic relationships in a knowledge graph.</text:p>
      <text:p text:style-name="Standard"><text:s text:c="16"/>4. Curry Outcome: Use currying (L:) to link nodes to a modeled graph.</text:p>
      <text:p text:style-name="Standard"><text:s text:c="16"/>5. Synthesize Outcome: Synthesize the result (S:) as a knowledge graph, ready for chaining.</text:p>
      <text:p text:style-name="Standard"><text:s text:c="12"/>▪ Example: Model program dependencies:</text:p>
      <text:p text:style-name="Standard"><text:s text:c="16"/>1. Query: :(Program, relation:dependencies,p:0.8) != ? // Model dependency graph.</text:p>
      <text:p text:style-name="Standard"><text:s text:c="16"/>2. Step 1: P:=:Program, R:=:Relation // Substitutions (Skill 3).</text:p>
      <text:p text:style-name="Standard"><text:s text:c="16"/>3. Step 2: {:(P, node1,p:0.8),:(P, node2,p:0.8)} // Factor nodes (Skill 8).</text:p>
      <text:p text:style-name="Standard"><text:s text:c="16"/>4. Step 3: I:[:(R, node1:module:p:0.8),:(R, node2:module:p:0.8),~:p:0.9] // Model graph (Skill 49).</text:p>
      <text:p text:style-name="Standard"><text:s text:c="16"/>5. Step 4: L:(P, node1).(R, dependencies,p:0.9) // Curry outcome (Skill 14).</text:p>
      <text:p text:style-name="Standard"><text:s text:c="16"/>6. Step 5: S:Modeled=:[:(R, dependencies,p:0.9)] // Dependency graph, curried into SNDM: L:(R, dependencies,p:0.9).(Interaction, dynamic:p:0.9).</text:p>
      <text:p text:style-name="Standard"><text:s text:c="12"/>▪ Adaptation Notes: For software (relation:dependencies, e.g., code dependencies), narratives (relation:plot, e.g., story connections), social (relation:social, e.g., social relationships), AI (relation:neural, e.g., model connections).</text:p>
      <text:p text:style-name="Standard"><text:s text:c="12"/>▪ Innovation Tips: Add new relation types (e.g., relation:ecological for environmental knowledge graphs) or chain with Visualization:LD for visual graph representation.</text:p>
      <text:p text:style-name="Standard"><text:s text:c="12"/>▪ Skills Used: 3, 6, 14, 49 (Knowledge Graph Modeling), 23.</text:p>
      <text:p text:style-name="Standard"><text:s text:c="12"/>▪ Analogy: Like building a web of knowledge, factoring semantic perspectives to structure truth.</text:p>
      <text:p text:style-name="Standard"><text:s text:c="12"/>▪ Creative Applications: Software dependency graphs, narrative relationship modeling, social knowledge graphs.</text:p>
      <text:p text:style-name="Standard"><text:s text:c="12"/>▪ Learning Notes: KGM is ideal for semantic relationships. Start with a clear relation goal (e.g., “Model program dependencies”), factor nodes and relations, and build a graph. Practice with simple systems (e.g., software dependencies) before complex ones (e.g., narrative connections). Visualize graphs for clarity.</text:p>
      <text:p text:style-name="Standard"><text:s text:c="8"/>6. Social Network Dynamics Modeling (SNDM)</text:p>
      <text:p text:style-name="Standard"><text:s text:c="12"/>▪ Purpose: Models dynamic interactions in social networks (e.g., influence propagation, community dynamics) by factoring interactions over time.</text:p>
      <text:p text:style-name="Standard"><text:s text:c="12"/>▪ Setup: :(System, network:context,p:) != ? t:, S:[:(Node1, interaction:p:),:(Node2, interaction:p:),~:p:] (Social Network, Skills 3, 6, 14, 60, 23).</text:p>
      <text:p text:style-name="Standard"><text:s text:c="12"/>▪ Why This Setup: The social network operator (S:) with correlation (~:) captures dynamic interactions, factoring evolving perspectives to simulate social reasoning.</text:p>
      <text:p text:style-name="Standard"><text:s text:c="12"/>▪ How to Use:</text:p>
      <text:p text:style-name="Standard"><text:s text:c="16"/>1. Define System and Network Context: Specify the system (e.g., Network, Society) and network context (e.g., network:influence, network:community) with time (t:) and confidence (p:).</text:p>
      <text:p text:style-name="Standard"><text:s text:c="16"/>2. Factor Interactions: Break down network interactions into factors (e.g., node connections, influence flows) using stacking ({...}).</text:p>
      <text:p text:style-name="Standard"><text:s text:c="16"/>3. Model Dynamics: Use S: with ~: to model dynamic interactions in the network.</text:p>
      <text:p text:style-name="Standard"><text:s text:c="16"/>4. Curry Outcome: Use currying (L:) to link interactions to a dynamic outcome.</text:p>
      <text:p text:style-name="Standard"><text:s text:c="16"/>5. Synthesize Outcome: Synthesize the result (S:) as a dynamic network model, ready for chaining.</text:p>
      <text:p text:style-name="Standard"><text:s text:c="12"/>▪ Example: Model social media influence:</text:p>
      <text:p text:style-name="Standard"><text:soft-page-break/><text:s text:c="16"/>1. Query: :(Network, network:influence,p:0.8) != ? t:2025-10-23 // Model influence dynamics.</text:p>
      <text:p text:style-name="Standard"><text:s text:c="16"/>2. Step 1: N:=:Network, I:=:Interaction // Substitutions (Skill 3).</text:p>
      <text:p text:style-name="Standard"><text:s text:c="16"/>3. Step 2: {:(N, node1,p:0.8),:(N, node2,p:0.8)} // Factor nodes (Skill 8).</text:p>
      <text:p text:style-name="Standard"><text:s text:c="16"/>4. Step 3: S:[:(I, node1:influence:p:0.8),:(I, node2:influence:p:0.8),~:p:0.9] // Model dynamics (Skill 60).</text:p>
      <text:p text:style-name="Standard"><text:s text:c="16"/>5. Step 4: L:(N, node1).(I, dynamic,p:0.9) // Curry outcome (Skill 14).</text:p>
      <text:p text:style-name="Standard"><text:s text:c="16"/>6. Step 5: S:Modeled=:[:(I, influence,p:0.9)] // Dynamic influence, curried into KGM: L:(I, influence,p:0.9).(Relation, social:p:0.9).</text:p>
      <text:p text:style-name="Standard"><text:s text:c="12"/>▪ Adaptation Notes: For social (interaction:social, e.g., social media dynamics), AI (interaction:neural, e.g., model interactions), narratives (interaction:plot, e.g., story dynamics), software (interaction:dependencies, e.g., code interactions).</text:p>
      <text:p text:style-name="Standard"><text:s text:c="12"/>▪ Innovation Tips: Add new interaction types (e.g., interaction:ecological for environmental dynamics) or chain with Visualization:RTVM for real-time network visualization.</text:p>
      <text:p text:style-name="Standard"><text:s text:c="12"/>▪ Skills Used: 3, 6, 14, 60 (Social Network Modeling), 23.</text:p>
      <text:p text:style-name="Standard"><text:s text:c="12"/>▪ Analogy: Like tracking the spread of a trend on social media, factoring dynamic perspectives to model truth.</text:p>
      <text:p text:style-name="Standard"><text:s text:c="12"/>▪ Creative Applications: Social influence modeling, narrative interaction dynamics, software dependency dynamics.</text:p>
      <text:p text:style-name="Standard"><text:s text:c="12"/>▪ Learning Notes: SNDM is suited for dynamic networks. Start with a clear network goal (e.g., “Model social media influence”), factor interactions, and model dynamics. Practice with simple networks (e.g., social media connections) before complex ones (e.g., software interactions). Visualize dynamics for clarity.</text:p>
      <text:p text:style-name="Standard">Combination Tips</text:p>
      <text:p text:style-name="Standard">Relational Modeling techniques can be chained to create comprehensive relationship analyses:</text:p>
      <text:p text:style-name="Standard"><text:s text:c="4"/>• RSM -&gt; HSM: Model synergies and structure them hierarchically for optimization.</text:p>
      <text:p text:style-name="Standard"><text:s text:c="4"/>• ACM -&gt; PCM: Coordinate agents and model their parallel computations.</text:p>
      <text:p text:style-name="Standard"><text:s text:c="4"/>• GTAN -&gt; RSM: Adapt game theory strategies and model their synergies.</text:p>
      <text:p text:style-name="Standard"><text:s text:c="4"/>• KGM -&gt; SNDM: Model a knowledge graph and analyze its dynamic interactions. Use currying (L:) to link outputs to subsequent inputs (e.g., L:(Synergy, modules,p:0.9).(Hierarchy, structure,p:0.9)).</text:p>
      <text:p text:style-name="Standard">Workflow Chains</text:p>
      <text:p text:style-name="Standard">Visual diagrams can illustrate multi-technique workflows, such as:</text:p>
      <text:p text:style-name="Standard"><text:s text:c="4"/>• RSM -&gt; KGM -&gt; LD: Model synergies, structure them in a knowledge graph, and visualize as a layered diagram.</text:p>
      <text:p text:style-name="Standard"><text:s text:c="4"/>• ACM -&gt; SNDM -&gt; RTVM: Coordinate agents, model their dynamic interactions, and visualize in real-time. These workflows enhance relationship understanding, supporting FaCT’s goal of revealing truth through interconnected perspectives.</text:p>
      <text:p text:style-name="Standard">Visualization</text:p>
      <text:p text:style-name="Standard"><text:s text:c="4"/>• Purpose: Visualizes data by factoring states into visual representations, making reality’s perspectives visible and shareable, aligning with FaCT’s emphasis on clarity and intersubjective validation. This category focuses on transforming complex data into visual forms, such as diagrams or animations, to enhance understanding across domains like AI, physics, and narratives.</text:p>
      <text:p text:style-name="Standard"><text:s text:c="4"/>• Rationale: Visualization is essential for translating complex system states into actionable insights, enabling intuitive comprehension and validation of truths through visual reasoning.</text:p>
      <text:p text:style-name="Standard"><text:s text:c="4"/>• Setup Types: Visualization-Driven, Lambda, Real-Time Visualization.</text:p>
      <text:p text:style-name="Standard"><text:s text:c="4"/>• Techniques:</text:p>
      <text:p text:style-name="Standard"><text:s text:c="8"/>1. Layered Drawings (LD)</text:p>
      <text:p text:style-name="Standard"><text:s text:c="12"/>▪ Purpose: Visualizes systems as layered diagrams (e.g., neural networks, program architectures) by factoring data into structured visual layers.</text:p>
      <text:p text:style-name="Standard"><text:soft-page-break/><text:s text:c="12"/>▪ Setup: :(System, visualization:context,p:) != ?, :Visual:=[(x,y,z,t),{(Layer,x_i,y_i,z_i,t_i)},style:3D] (Visualization-Driven, Skills 3, 6, 14, 35, 23).</text:p>
      <text:p text:style-name="Standard"><text:s text:c="12"/>▪ Why This Setup: The visualization operator (:Visual:) with 3D coordinates creates layered diagrams, factoring visual perspectives to represent system structures clearly.</text:p>
      <text:p text:style-name="Standard"><text:s text:c="12"/>▪ How to Use:</text:p>
      <text:p text:style-name="Standard"><text:s text:c="16"/>1. Define System and Visualization Context: Specify the system (e.g., Network, Program) and visualization context (e.g., visualization:architecture, visualization:structure) with confidence (p:).</text:p>
      <text:p text:style-name="Standard"><text:s text:c="16"/>2. Factor Data into Layers: Break down system data into visual layers (e.g., neural layers, modules) using stacking ({...}).</text:p>
      <text:p text:style-name="Standard"><text:s text:c="16"/>3. Map to Coordinates: Use :Visual: to map data to 3D coordinates with a specified style (e.g., style:3D).</text:p>
      <text:p text:style-name="Standard"><text:s text:c="16"/>4. Curry Visualization: Use currying (L:) to link data to a visual diagram.</text:p>
      <text:p text:style-name="Standard"><text:s text:c="16"/>5. Synthesize Outcome: Synthesize the result (S:) as a layered diagram, ready for chaining.</text:p>
      <text:p text:style-name="Standard"><text:s text:c="12"/>▪ Example: Visualize a neural network architecture:</text:p>
      <text:p text:style-name="Standard"><text:s text:c="16"/>1. Query: :(Network, visualization:architecture,p:0.8) != ? // Create a diagram of neural network architecture.</text:p>
      <text:p text:style-name="Standard"><text:s text:c="16"/>2. Step 1: N:=:Network, V:=:Visualization // Substitutions (Skill 3).</text:p>
      <text:p text:style-name="Standard"><text:s text:c="16"/>3. Step 2: {:(N, layer1,p:0.8),:(N, layer2,p:0.8)} // Factor layers (Skill 8).</text:p>
      <text:p text:style-name="Standard"><text:s text:c="16"/>4. Step 3: :Visual:=[(x,y,z,t),{(V,layer1,x_1,y_1,z_1,t_1:p:0.8),(V,layer2,x_2,y_2,z_2,t_2:p:0.8)},style:3D] // Map to diagram (Skill 35).</text:p>
      <text:p text:style-name="Standard"><text:s text:c="16"/>5. Step 4: L:(N, layer1).(V, diagram,p:0.9) // Curry visualization (Skill 14).</text:p>
      <text:p text:style-name="Standard"><text:s text:c="16"/>6. Step 5: S:Visualized=:[:(V, architecture,p:0.9)] // Layered diagram, curried into FM: L:(V, architecture,p:0.9).(Outcome, prediction:p:0.9).</text:p>
      <text:p text:style-name="Standard"><text:s text:c="12"/>▪ Adaptation Notes: For AI (style:neural, e.g., neural network diagrams), narratives (style:plot, e.g., story structure diagrams), physics (style:physics, e.g., physical system diagrams), software (style:architecture, e.g., code structure diagrams).</text:p>
      <text:p text:style-name="Standard"><text:s text:c="12"/>▪ Innovation Tips: Add new visualization styles (e.g., style:ecological for environmental diagrams) or chain with Relational Modeling:KGM for knowledge graph visualization.</text:p>
      <text:p text:style-name="Standard"><text:s text:c="12"/>▪ Skills Used: 3 (Substitution), 6 (Factoring), 14 (Currying), 35 (Visualization Mapping), 23 (Synthesis).</text:p>
      <text:p text:style-name="Standard"><text:s text:c="12"/>▪ Analogy: Like drawing a blueprint of a complex system, factoring visual perspectives to clarify truth.</text:p>
      <text:p text:style-name="Standard"><text:s text:c="12"/>▪ Creative Applications: Neural network visualization, narrative plot diagrams, software architecture visualization.</text:p>
      <text:p text:style-name="Standard"><text:s text:c="12"/>▪ Learning Notes: LD is ideal for static system visualization. Start with a clear visualization goal (e.g., “Visualize neural network architecture”), factor data into layers, and map to a 3D diagram. Practice with simple systems (e.g., software modules) before complex ones (e.g., neural networks). Verify diagrams by cross-referencing with system data.</text:p>
      <text:p text:style-name="Standard"><text:s text:c="8"/>2. Temporal Synchronization Modeling (TSM)</text:p>
      <text:p text:style-name="Standard"><text:s text:c="12"/>▪ Purpose: Synchronizes inputs for visualizations (e.g., data streams, program outputs) by factoring temporal data into coordinated visual outputs.</text:p>
      <text:p text:style-name="Standard"><text:s text:c="12"/>▪ Setup: :(System, visualization:context,p:) != ? t:, :Visual:=[(x,y,t),{(S,x_i,y_i,t_i)},style:animation] (Visualization-Driven, Skills 3, 6, 14, 35, 23).</text:p>
      <text:p text:style-name="Standard"><text:s text:c="12"/>▪ Why This Setup: The visualization operator (:Visual:) with time coordinates synchronizes data, factoring temporal perspectives to create dynamic visual representations.</text:p>
      <text:p text:style-name="Standard"><text:s text:c="12"/>▪ How to Use:</text:p>
      <text:p text:style-name="Standard"><text:s text:c="16"/>1. Define System and Visualization Context: Specify the system (e.g., Program, Sensor) and visualization context (e.g., visualization:output, visualization:stream) with time (t:) and confidence (p:).</text:p>
      <text:p text:style-name="Standard"><text:soft-page-break/><text:s text:c="16"/>2. Factor Inputs: Break down data inputs into factors (e.g., data points, streams) using stacking ({...}).</text:p>
      <text:p text:style-name="Standard"><text:s text:c="16"/>3. Map to Synchronized Coordinates: Use :Visual: to map inputs to time-based coordinates with a specified style (e.g., style:animation).</text:p>
      <text:p text:style-name="Standard"><text:s text:c="16"/>4. Curry Visualization: Use currying (L:) to link inputs to a synchronized visualization.</text:p>
      <text:p text:style-name="Standard"><text:s text:c="16"/>5. Synthesize Outcome: Synthesize the result (S:) as a synchronized visualization, ready for chaining.</text:p>
      <text:p text:style-name="Standard"><text:s text:c="12"/>▪ Example: Synchronize program output visualization:</text:p>
      <text:p text:style-name="Standard"><text:s text:c="16"/>1. Query: :(Program, visualization:output,p:0.8) != ? t:2025-10-23 // Synchronize program outputs.</text:p>
      <text:p text:style-name="Standard"><text:s text:c="16"/>2. Step 1: P:=:Program, V:=:Visualization // Substitutions (Skill 3).</text:p>
      <text:p text:style-name="Standard"><text:s text:c="16"/>3. Step 2: {:(P, input1,p:0.8),:(P, input2,p:0.8)} // Factor inputs (Skill 8).</text:p>
      <text:p text:style-name="Standard"><text:s text:c="16"/>4. Step 3: :Visual:=[(x,y,t),{(V,input1,x_1,y_1,t_1:p:0.8),(V,input2,x_2,y_2,t_2:p:0.8)},style:animation] // Map synchronized inputs (Skill 35).</text:p>
      <text:p text:style-name="Standard"><text:s text:c="16"/>5. Step 4: L:(P, input1).(V, synchronized,p:0.9) // Curry visualization (Skill 14).</text:p>
      <text:p text:style-name="Standard"><text:s text:c="16"/>6. Step 5: S:Synchronized=:[:(V, output,p:0.9)] // Synchronized output, curried into TPA: L:(V, output,p:0.9).(Pattern, outcome:p:0.9).</text:p>
      <text:p text:style-name="Standard"><text:s text:c="12"/>▪ Adaptation Notes: For real-time (style:real-time, e.g., live streams), medical (style:patient, e.g., patient data streams), AI (style:neural, e.g., neural outputs), software (style:output, e.g., program logs).</text:p>
      <text:p text:style-name="Standard"><text:s text:c="12"/>▪ Innovation Tips: Add new styles (e.g., style:ecological for environmental streams) or chain with Visualization:RTVM for real-time enhancements.</text:p>
      <text:p text:style-name="Standard"><text:s text:c="12"/>▪ Skills Used: 3, 6, 14, 35, 23.</text:p>
      <text:p text:style-name="Standard"><text:s text:c="12"/>▪ Analogy: Like syncing a video stream to a live feed, factoring temporal perspectives to visualize reality.</text:p>
      <text:p text:style-name="Standard"><text:s text:c="12"/>▪ Creative Applications: Real-time data stream visualization, narrative animation synchronization, program output visualization.</text:p>
      <text:p text:style-name="Standard"><text:s text:c="12"/>▪ Learning Notes: TSM is suited for dynamic data synchronization. Start with a clear synchronization goal (e.g., “Synchronize program outputs”), factor inputs, and map to time-based coordinates. Practice with simple streams (e.g., program logs) before complex ones (e.g., medical data). Verify synchronization by checking temporal alignment.</text:p>
      <text:p text:style-name="Standard"><text:s text:c="8"/>3. Data Animation Modeling (DAM)</text:p>
      <text:p text:style-name="Standard"><text:s text:c="12"/>▪ Purpose: Animates data (e.g., tensor flows, program dynamics) by factoring data into dynamic visual representations.</text:p>
      <text:p text:style-name="Standard"><text:s text:c="12"/>▪ Setup: :(System, visualization:context,p:) != ?, :Visual:=[(x,y,z,t),{(S,x_i,y_i,z_i,t_i)},style:animation] (Visualization-Driven, Skills 3, 6, 14, 35, 23).</text:p>
      <text:p text:style-name="Standard"><text:s text:c="12"/>▪ Why This Setup: The visualization operator (:Visual:) with 3D-time coordinates animates data, factoring dynamic perspectives to create vivid, moving representations.</text:p>
      <text:p text:style-name="Standard"><text:s text:c="12"/>▪ How to Use:</text:p>
      <text:p text:style-name="Standard"><text:s text:c="16"/>1. Define System and Visualization Context: Specify the system (e.g., Tensor, Program) and visualization context (e.g., visualization:flow, visualization:dynamics) with confidence (p:).</text:p>
      <text:p text:style-name="Standard"><text:s text:c="16"/>2. Factor Data: Break down data into factors (e.g., tensor weights, program states) using stacking ({...}).</text:p>
      <text:p text:style-name="Standard"><text:s text:c="16"/>3. Map to Animated Coordinates: Use :Visual: to map data to 3D-time coordinates with a specified style (e.g., style:animation).</text:p>
      <text:p text:style-name="Standard"><text:s text:c="16"/>4. Curry Visualization: Use currying (L:) to link data to an animated visualization.</text:p>
      <text:p text:style-name="Standard"><text:s text:c="16"/>5. Synthesize Outcome: Synthesize the result (S:) as an animated visualization, ready for chaining.</text:p>
      <text:p text:style-name="Standard"><text:s text:c="12"/>▪ Example: Animate tensor flow in a neural network:</text:p>
      <text:p text:style-name="Standard"><text:soft-page-break/><text:s text:c="16"/>1. Query: :(Tensor, visualization:flow,p:0.8) != ? // Animate tensor flow.</text:p>
      <text:p text:style-name="Standard"><text:s text:c="16"/>2. Step 1: T:=:Tensor, V:=:Visualization // Substitutions (Skill 3).</text:p>
      <text:p text:style-name="Standard"><text:s text:c="16"/>3. Step 2: {:(T, data1,p:0.8),:(T, data2,p:0.8)} // Factor data (Skill 8).</text:p>
      <text:p text:style-name="Standard"><text:s text:c="16"/>4. Step 3: :Visual:=[(x,y,z,t),{(V,data1,x_1,y_1,z_1,t_1:p:0.8),(V,data2,x_2,y_2,z_2,t_2:p:0.8)},style:animation] // Map animation (Skill 35).</text:p>
      <text:p text:style-name="Standard"><text:s text:c="16"/>5. Step 4: L:(T, data1).(V, animated,p:0.9) // Curry visualization (Skill 14).</text:p>
      <text:p text:style-name="Standard"><text:s text:c="16"/>6. Step 5: S:Animated=:[:(V, flow,p:0.9)] // Animated flow, curried into TCM: L:(V, flow,p:0.9).(Trend, continuation:p:0.9).</text:p>
      <text:p text:style-name="Standard"><text:s text:c="12"/>▪ Adaptation Notes: For AI (style:neural, e.g., neural tensor flows), physics (style:physics, e.g., physical dynamics), narratives (style:plot, e.g., story animations), software (style:flow, e.g., data flow animations).</text:p>
      <text:p text:style-name="Standard"><text:s text:c="12"/>▪ Innovation Tips: Add new animation styles (e.g., style:ecological for environmental animations) or chain with Visualization:RTVM for real-time enhancements.</text:p>
      <text:p text:style-name="Standard"><text:s text:c="12"/>▪ Skills Used: 3, 6, 14, 35, 23.</text:p>
      <text:p text:style-name="Standard"><text:s text:c="12"/>▪ Analogy: Like animating a data dance to reveal its movement, factoring dynamic perspectives to visualize truth.</text:p>
      <text:p text:style-name="Standard"><text:s text:c="12"/>▪ Creative Applications: Tensor flow animations, narrative dynamics visualization, program data flow animations.</text:p>
      <text:p text:style-name="Standard"><text:s text:c="12"/>▪ Learning Notes: DAM is ideal for dynamic data visualization. Start with a clear animation goal (e.g., “Animate tensor flow”), factor data, and map to 3D-time coordinates. Practice with simple datasets (e.g., program data) before complex ones (e.g., neural tensors). Verify animations by checking data flow consistency.</text:p>
      <text:p text:style-name="Standard"><text:s text:c="8"/>4. Real-Time Visualization Modeling (RTVM)</text:p>
      <text:p text:style-name="Standard"><text:s text:c="12"/>▪ Purpose: Visualizes data in real-time (e.g., live program outputs, sensor data) by factoring live data into immediate visual representations.</text:p>
      <text:p text:style-name="Standard"><text:s text:c="12"/>▪ Setup: :(System, visualization:context,p:) != ? t:, :Visual:=[(x,y,t),{(S,x_i,y_i,t_i)},style:real-time] (Real-Time Visualization, Skills 3, 6, 14, 61, 23).</text:p>
      <text:p text:style-name="Standard"><text:s text:c="12"/>▪ Why This Setup: The visualization operator (:Visual:) with real-time coordinates enables live visualization, factoring real-time perspectives for immediate insights.</text:p>
      <text:p text:style-name="Standard"><text:s text:c="12"/>▪ How to Use:</text:p>
      <text:p text:style-name="Standard"><text:s text:c="16"/>1. Define System and Visualization Context: Specify the system (e.g., AI, Sensor) and visualization context (e.g., visualization:output, visualization:data) with time (t:) and confidence (p:).</text:p>
      <text:p text:style-name="Standard"><text:s text:c="16"/>2. Factor Real-Time Data: Break down live data into factors (e.g., outputs, sensor readings) using stacking ({...}).</text:p>
      <text:p text:style-name="Standard"><text:s text:c="16"/>3. Map to Live Coordinates: Use :Visual: to map data to time-based coordinates with a specified style (e.g., style:real-time).</text:p>
      <text:p text:style-name="Standard"><text:s text:c="16"/>4. Curry Visualization: Use currying (L:) to link data to a real-time visualization.</text:p>
      <text:p text:style-name="Standard"><text:s text:c="16"/>5. Synthesize Outcome: Synthesize the result (S:) as a real-time visualization, ready for chaining.</text:p>
      <text:p text:style-name="Standard"><text:s text:c="12"/>▪ Example: Visualize live AI output:</text:p>
      <text:p text:style-name="Standard"><text:s text:c="16"/>1. Query: :(AI, visualization:output,p:0.8) != ? t:2025-10-23 // Visualize live AI outputs.</text:p>
      <text:p text:style-name="Standard"><text:s text:c="16"/>2. Step 1: AI:=:AI, V:=:Visualization // Substitutions (Skill 3).</text:p>
      <text:p text:style-name="Standard"><text:s text:c="16"/>3. Step 2: {:(AI, data1,p:0.8),:(AI, data2,p:0.8)} // Factor data (Skill 8).</text:p>
      <text:p text:style-name="Standard"><text:s text:c="16"/>4. Step 3: :Visual:=[(x,y,t),{(V,data1,x_1,y_1,t_1:p:0.8),(V,data2,x_2,y_2,t_2:p:0.8)},style:real-time] // Map live visualization (Skill 61).</text:p>
      <text:p text:style-name="Standard"><text:s text:c="16"/>5. Step 4: L:(AI, data1).(V, real-time,p:0.9) // Curry visualization (Skill 14).</text:p>
      <text:p text:style-name="Standard"><text:s text:c="16"/>6. Step 5: S:Visualized=:[:(V, output,p:0.9)] // Live output, curried into CTCM: L:(V, output,p:0.9).(Correlation, performance:p:0.9).</text:p>
      <text:p text:style-name="Standard"><text:soft-page-break/><text:s text:c="12"/>▪ Adaptation Notes: For AI (style:neural, e.g., live neural outputs), medical (style:patient, e.g., live patient data), real-time (style:real-time, e.g., sensor streams), software (style:output, e.g., program logs).</text:p>
      <text:p text:style-name="Standard"><text:s text:c="12"/>▪ Innovation Tips: Add new real-time styles (e.g., style:ecological for environmental streams) or chain with Visualization:TSM for synchronized real-time visuals.</text:p>
      <text:p text:style-name="Standard"><text:s text:c="12"/>▪ Skills Used: 3, 6, 14, 61 (Real-Time Visualization), 23.</text:p>
      <text:p text:style-name="Standard"><text:s text:c="12"/>▪ Analogy: Like streaming live data on a dashboard, factoring real-time perspectives to share truth.</text:p>
      <text:p text:style-name="Standard"><text:s text:c="12"/>▪ Creative Applications: Live AI monitoring, real-time narrative visualization, sensor data visualization.</text:p>
      <text:p text:style-name="Standard"><text:s text:c="12"/>▪ Learning Notes: RTVM is suited for real-time data visualization. Start with a clear real-time goal (e.g., “Visualize live AI outputs”), factor live data, and map to time-based coordinates. Practice with simple streams (e.g., program outputs) before complex ones (e.g., sensor data). Verify real-time visuals by checking data currency.</text:p>
      <text:p text:style-name="Standard">Combination Tips</text:p>
      <text:p text:style-name="Standard">Visualization techniques can be chained to create comprehensive visual analyses:</text:p>
      <text:p text:style-name="Standard"><text:s text:c="4"/>• LD -&gt; FM: Create a layered diagram and use it to forecast system outcomes.</text:p>
      <text:p text:style-name="Standard"><text:s text:c="4"/>• TSM -&gt; TPA: Synchronize data inputs and analyze their temporal patterns.</text:p>
      <text:p text:style-name="Standard"><text:s text:c="4"/>• DAM -&gt; TCM: Animate data flows and predict their trend continuation.</text:p>
      <text:p text:style-name="Standard"><text:s text:c="4"/>• RTVM -&gt; CTCM: Visualize data in real-time and correlate with historical data. Use currying (L:) to link outputs to subsequent inputs (e.g., L:(Visualization, output,p:0.9).(Correlation, performance:p:0.9)).</text:p>
      <text:p text:style-name="Standard">Workflow Chains</text:p>
      <text:p text:style-name="Standard">Visual diagrams can illustrate multi-technique workflows, such as:</text:p>
      <text:p text:style-name="Standard"><text:s text:c="4"/>• LD -&gt; TSM -&gt; RTVM: Create a layered diagram, synchronize inputs, and visualize in real-time.</text:p>
      <text:p text:style-name="Standard"><text:s text:c="4"/>• DAM -&gt; TSM -&gt; TPA: Animate data, synchronize it, and analyze temporal patterns. These workflows enhance visual clarity, supporting FaCT’s goal of making reality’s perspectives shareable.</text:p>
      <text:p text:style-name="Standard">Computation</text:p>
      <text:p text:style-name="Standard"><text:s text:c="4"/>• Purpose: Models computational processes by factoring algorithms and data flows, simulating reasoning to approximate truth, aligning with FaCT’s focus on computational reasoning. This category addresses the design and analysis of algorithms, neural networks, and distributed systems to enhance computational efficiency and understanding.</text:p>
      <text:p text:style-name="Standard"><text:s text:c="4"/>• Rationale: Computation is critical for modeling and optimizing complex computational systems, enabling structured reasoning in domains like AI, software development, and data processing.</text:p>
      <text:p text:style-name="Standard"><text:s text:c="4"/>• Setup Types: Computational, Lambda, Distributed System.</text:p>
      <text:p text:style-name="Standard"><text:s text:c="4"/>• Techniques:</text:p>
      <text:p text:style-name="Standard"><text:s text:c="8"/>1. Algorithm Modeling and Workflow (AMW)</text:p>
      <text:p text:style-name="Standard"><text:s text:c="12"/>▪ Purpose: Models algorithm creation and execution (e.g., sorting algorithms, program workflows) by factoring inputs and operations into structured computational flows.</text:p>
      <text:p text:style-name="Standard"><text:s text:c="12"/>▪ Setup: :(System, algorithm:context,p:) != ?, C:[:(Input, operation:p:),:(Output, result:p:)] (Computational, Skills 3, 6, 14, 37, 23).</text:p>
      <text:p text:style-name="Standard"><text:s text:c="12"/>▪ Why This Setup: The computational operator (C:) structures algorithmic flows, factoring computational perspectives to simulate logical reasoning for algorithm design.</text:p>
      <text:p text:style-name="Standard"><text:s text:c="12"/>▪ How to Use:</text:p>
      <text:p text:style-name="Standard"><text:s text:c="16"/>1. Define System and Algorithm Context: Specify the system (e.g., Program, Software) and algorithm context (e.g., algorithm:sort, algorithm:process) with confidence (p:).</text:p>
      <text:p text:style-name="Standard"><text:s text:c="16"/>2. Factor Inputs and Operations: Break down inputs and operations (e.g., data, sorting steps) using stacking ({...}).</text:p>
      <text:p text:style-name="Standard"><text:s text:c="16"/>3. Map Computational Flow: Use C: to structure the algorithm’s input-output flow.</text:p>
      <text:p text:style-name="Standard"><text:soft-page-break/><text:s text:c="16"/>4. Curry Result: Use currying (L:) to link inputs to the computational outcome.</text:p>
      <text:p text:style-name="Standard"><text:s text:c="16"/>5. Synthesize Outcome: Synthesize the result (S:) as a modeled algorithm, ready for chaining.</text:p>
      <text:p text:style-name="Standard"><text:s text:c="12"/>▪ Example: Model a sorting algorithm:</text:p>
      <text:p text:style-name="Standard"><text:s text:c="16"/>1. Query: :(Program, algorithm:sort,p:0.8) != ? // Model sorting algorithm.</text:p>
      <text:p text:style-name="Standard"><text:s text:c="16"/>2. Step 1: P:=:Program, A:=:Algorithm // Substitutions (Skill 3).</text:p>
      <text:p text:style-name="Standard"><text:s text:c="16"/>3. Step 2: {:(P, input:p:0.8),:(P, operation:p:0.8)} // Factor inputs and operations (Skill 8).</text:p>
      <text:p text:style-name="Standard"><text:s text:c="16"/>4. Step 3: C:[:(A, input:p:0.8),:(A, output:sorted:p:0.9)] // Map computational flow (Skill 37).</text:p>
      <text:p text:style-name="Standard"><text:s text:c="16"/>5. Step 4: L:(P, input).(A, sorted,p:0.9) // Curry result (Skill 14).</text:p>
      <text:p text:style-name="Standard"><text:s text:c="16"/>6. Step 5: S:Modeled=:[:(A, sorted,p:0.9)] // Sorted output, curried into SPO: L:(A, sorted,p:0.9).(Performance, optimized:p:0.9).</text:p>
      <text:p text:style-name="Standard"><text:s text:c="12"/>▪ Adaptation Notes: For AI (operation:neural, e.g., neural network algorithms), data processing (operation:sort, e.g., data sorting), software (operation:code, e.g., workflow algorithms).</text:p>
      <text:p text:style-name="Standard"><text:s text:c="12"/>▪ Innovation Tips: Add new operation types (e.g., operation:ecological for environmental algorithms) or chain with Visualization:DAM for animated algorithm flows.</text:p>
      <text:p text:style-name="Standard"><text:s text:c="12"/>▪ Skills Used: 3 (Substitution), 6 (Factoring), 14 (Currying), 37 (Computational Modeling), 23 (Synthesis).</text:p>
      <text:p text:style-name="Standard"><text:s text:c="12"/>▪ Analogy: Like designing a recipe for computation, factoring algorithmic perspectives to model truth.</text:p>
      <text:p text:style-name="Standard"><text:s text:c="12"/>▪ Creative Applications: Algorithm design, program workflow modeling, data processing pipelines.</text:p>
      <text:p text:style-name="Standard"><text:s text:c="12"/>▪ Learning Notes: AMW is ideal for structuring algorithms. Start with a clear algorithmic goal (e.g., “Model a sorting algorithm”), factor inputs and operations, and map the flow. Practice with simple algorithms (e.g., bubble sort) before complex ones (e.g., neural network training). Visualize flows to confirm correctness.</text:p>
      <text:p text:style-name="Standard"><text:s text:c="8"/>2. Tensor Flow Modeling (TFM)</text:p>
      <text:p text:style-name="Standard"><text:s text:c="12"/>▪ Purpose: Models tensor-based computational flows (e.g., neural network training, physical simulations) by factoring tensor data into computational structures.</text:p>
      <text:p text:style-name="Standard"><text:s text:c="12"/>▪ Setup: :(System, tensor:context,p:) != ?, C:[:(Input, tensor:p:),:(Output, result:p:)] (Computational, Skills 3, 6, 14, 37, 23).</text:p>
      <text:p text:style-name="Standard"><text:s text:c="12"/>▪ Why This Setup: The computational operator (C:) structures tensor flows, factoring computational perspectives to simulate complex data processing.</text:p>
      <text:p text:style-name="Standard"><text:s text:c="12"/>▪ How to Use:</text:p>
      <text:p text:style-name="Standard"><text:s text:c="16"/>1. Define System and Tensor Context: Specify the system (e.g., Network, Physics) and tensor context (e.g., tensor:weights, tensor:physics) with confidence (p:).</text:p>
      <text:p text:style-name="Standard"><text:s text:c="16"/>2. Factor Tensor Data: Break down tensor data (e.g., weights, physical parameters) using stacking ({...}).</text:p>
      <text:p text:style-name="Standard"><text:s text:c="16"/>3. Map Computational Flow: Use C: to structure the tensor’s input-output flow.</text:p>
      <text:p text:style-name="Standard"><text:s text:c="16"/>4. Curry Result: Use currying (L:) to link tensor data to the computational outcome.</text:p>
      <text:p text:style-name="Standard"><text:s text:c="16"/>5. Synthesize Outcome: Synthesize the result (S:) as a modeled tensor flow, ready for chaining.</text:p>
      <text:p text:style-name="Standard"><text:s text:c="12"/>▪ Example: Model neural network training:</text:p>
      <text:p text:style-name="Standard"><text:s text:c="16"/>1. Query: :(Network, tensor:weights,p:0.8) != ? // Model tensor flow for training.</text:p>
      <text:p text:style-name="Standard"><text:s text:c="16"/>2. Step 1: N:=:Network, T:=:Tensor // Substitutions (Skill 3).</text:p>
      <text:p text:style-name="Standard"><text:s text:c="16"/>3. Step 2: {:(N, weights:p:0.8),:(N, result:p:0.8)} // Factor tensor data (Skill 8).</text:p>
      <text:p text:style-name="Standard"><text:s text:c="16"/>4. Step 3: C:[:(T, weights:p:0.8),:(T, trained:p:0.9)] // Map computational flow (Skill 37).</text:p>
      <text:p text:style-name="Standard"><text:s text:c="16"/>5. Step 4: L:(N, weights).(T, trained,p:0.9) // Curry result (Skill 14).</text:p>
      <text:p text:style-name="Standard"><text:s text:c="16"/>6. Step 5: S:Modeled=:[:(T, trained,p:0.9)] // Trained weights, curried into DAM: L:(T, trained,p:0.9).(Animation, flow:p:0.9).</text:p>
      <text:p text:style-name="Standard"><text:soft-page-break/><text:s text:c="12"/>▪ Adaptation Notes: For AI (tensor:weights, e.g., neural training), physics (tensor:physics, e.g., fluid dynamics), software (tensor:data, e.g., data pipelines).</text:p>
      <text:p text:style-name="Standard"><text:s text:c="12"/>▪ Innovation Tips: Add new tensor types (e.g., tensor:ecological for environmental data) or chain with Optimization:SPO for optimized tensor flows.</text:p>
      <text:p text:style-name="Standard"><text:s text:c="12"/>▪ Skills Used: 3, 6, 14, 37, 23.</text:p>
      <text:p text:style-name="Standard"><text:s text:c="12"/>▪ Analogy: Like modeling a river of tensor data, factoring computational perspectives to simulate truth.</text:p>
      <text:p text:style-name="Standard"><text:s text:c="12"/>▪ Creative Applications: Neural network training, physical simulation modeling, data pipeline design.</text:p>
      <text:p text:style-name="Standard"><text:s text:c="12"/>▪ Learning Notes: TFM is suited for tensor-based systems. Start with a clear tensor goal (e.g., “Model neural network weights”), factor tensor data, and map the flow. Practice with simple tensors (e.g., small neural networks) before complex ones (e.g., physical simulations). Visualize flows to confirm accuracy.</text:p>
      <text:p text:style-name="Standard"><text:s text:c="8"/>3. Neural Network Modeling (NNM)</text:p>
      <text:p text:style-name="Standard"><text:s text:c="12"/>▪ Purpose: Models neural network architectures (e.g., layers, weights) by factoring network components into structured models.</text:p>
      <text:p text:style-name="Standard"><text:s text:c="12"/>▪ Setup: :(System, network:context,p:) != ?, C:[:(Input, network:p:),:(Output, result:p:)] (Computational, Skills 3, 6, 14, 37, 23).</text:p>
      <text:p text:style-name="Standard"><text:s text:c="12"/>▪ Why This Setup: The computational operator (C:) structures neural architectures, factoring computational perspectives to simulate neural reasoning.</text:p>
      <text:p text:style-name="Standard"><text:s text:c="12"/>▪ How to Use:</text:p>
      <text:p text:style-name="Standard"><text:s text:c="16"/>1. Define System and Network Context: Specify the system (e.g., AI, Software) and network context (e.g., network:convolutional, network:diagnostic) with confidence (p:).</text:p>
      <text:p text:style-name="Standard"><text:s text:c="16"/>2. Factor Network Components: Break down network components (e.g., layers, weights) using stacking ({...}).</text:p>
      <text:p text:style-name="Standard"><text:s text:c="16"/>3. Map Architecture: Use C: to structure the network’s input-output architecture.</text:p>
      <text:p text:style-name="Standard"><text:s text:c="16"/>4. Curry Result: Use currying (L:) to link components to the architectural outcome.</text:p>
      <text:p text:style-name="Standard"><text:s text:c="16"/>5. Synthesize Outcome: Synthesize the result (S:) as a modeled neural network, ready for chaining.</text:p>
      <text:p text:style-name="Standard"><text:s text:c="12"/>▪ Example: Model a convolutional neural network:</text:p>
      <text:p text:style-name="Standard"><text:s text:c="16"/>1. Query: :(AI, network:convolutional,p:0.8) != ? // Model neural architecture.</text:p>
      <text:p text:style-name="Standard"><text:s text:c="16"/>2. Step 1: AI:=:AI, N:=:Network // Substitutions (Skill 3).</text:p>
      <text:p text:style-name="Standard"><text:s text:c="16"/>3. Step 2: {:(AI, layer1:p:0.8),:(AI, layer2:p:0.8)} // Factor layers (Skill 8).</text:p>
      <text:p text:style-name="Standard"><text:s text:c="16"/>4. Step 3: C:[:(N, layer1:p:0.8),:(N, output:p:0.9)] // Map architecture (Skill 37).</text:p>
      <text:p text:style-name="Standard"><text:s text:c="16"/>5. Step 4: L:(AI, layer1).(N, architecture,p:0.9) // Curry result (Skill 14).</text:p>
      <text:p text:style-name="Standard"><text:s text:c="16"/>6. Step 5: S:Modeled=:[:(N, convolutional,p:0.9)] // Convolutional architecture, curried into LD: L:(N, convolutional,p:0.9).(Layer, diagram:p:0.9).</text:p>
      <text:p text:style-name="Standard"><text:s text:c="12"/>▪ Adaptation Notes: For AI (network:convolutional, e.g., image recognition), medical (network:diagnostic, e.g., diagnostic models), software (network:code, e.g., computational models).</text:p>
      <text:p text:style-name="Standard"><text:s text:c="12"/>▪ Innovation Tips: Add new network types (e.g., network:ecological for environmental models) or chain with Optimization:SPO for optimized architectures.</text:p>
      <text:p text:style-name="Standard"><text:s text:c="12"/>▪ Skills Used: 3, 6, 14, 37, 23.</text:p>
      <text:p text:style-name="Standard"><text:s text:c="12"/>▪ Analogy: Like architecting a neural city with interconnected layers, factoring computational perspectives to model truth.</text:p>
      <text:p text:style-name="Standard"><text:s text:c="12"/>▪ Creative Applications: Neural network design, diagnostic model development, computational architecture modeling.</text:p>
      <text:p text:style-name="Standard"><text:s text:c="12"/>▪ Learning Notes: NNM is ideal for neural architectures. Start with a clear architecture goal (e.g., “Model a convolutional neural network”), factor components, and map the structure. Practice <text:soft-page-break/>with simple networks (e.g., small convolutional models) before complex ones (e.g., diagnostic systems). Visualize architectures to confirm structure.</text:p>
      <text:p text:style-name="Standard"><text:s text:c="8"/>4. Parallel Computing Modeling (PCM)</text:p>
      <text:p text:style-name="Standard"><text:s text:c="12"/>▪ Purpose: Models parallel computations (e.g., GPU processing, program tasks) by factoring tasks into parallel structures.</text:p>
      <text:p text:style-name="Standard"><text:s text:c="12"/>▪ Setup: :(System, process:context,p:) != ?, W:[:(Task1, process:p:),:(Task2, process:p:),~:p:] (Computational, Skills 3, 6, 14, 37, 23).</text:p>
      <text:p text:style-name="Standard"><text:s text:c="12"/>▪ Why This Setup: The parallel operator (W:) with correlation (~:) structures parallel tasks, factoring computational perspectives to simulate parallel reasoning.</text:p>
      <text:p text:style-name="Standard"><text:s text:c="12"/>▪ How to Use:</text:p>
      <text:p text:style-name="Standard"><text:s text:c="16"/>1. Define System and Process Context: Specify the system (e.g., GPU, Program) and process context (e.g., process:parallel, process:tasks) with confidence (p:).</text:p>
      <text:p text:style-name="Standard"><text:s text:c="16"/>2. Factor Tasks: Break down tasks into parallel factors (e.g., computations, threads) using stacking ({...}).</text:p>
      <text:p text:style-name="Standard"><text:s text:c="16"/>3. Map Parallel Computations: Use W: with ~: to structure parallel task flows.</text:p>
      <text:p text:style-name="Standard"><text:s text:c="16"/>4. Curry Result: Use currying (L:) to link tasks to a parallel outcome.</text:p>
      <text:p text:style-name="Standard"><text:s text:c="16"/>5. Synthesize Outcome: Synthesize the result (S:) as a modeled parallel computation, ready for chaining.</text:p>
      <text:p text:style-name="Standard"><text:s text:c="12"/>▪ Example: Model GPU parallel tasks:</text:p>
      <text:p text:style-name="Standard"><text:s text:c="16"/>1. Query: :(GPU, process:parallel,p:0.8) != ? // Model parallel computations.</text:p>
      <text:p text:style-name="Standard"><text:s text:c="16"/>2. Step 1: G:=:GPU, P:=:Process // Substitutions (Skill 3).</text:p>
      <text:p text:style-name="Standard"><text:s text:c="16"/>3. Step 2: {:(G, task1:p:0.8),:(G, task2:p:0.8)} // Factor tasks (Skill 8).</text:p>
      <text:p text:style-name="Standard"><text:s text:c="16"/>4. Step 3: W:[:(P, task1:p:0.8),:(P, task2:p:0.8),~:p:0.9] // Map parallel tasks (Skill 37).</text:p>
      <text:p text:style-name="Standard"><text:s text:c="16"/>5. Step 4: L:(G, task1).(P, parallel,p:0.9) // Curry result (Skill 14).</text:p>
      <text:p text:style-name="Standard"><text:s text:c="16"/>6. Step 5: S:Modeled=:[:(P, parallel,p:0.9)] // Parallel tasks, curried into DSM: L:(P, parallel,p:0.9).(Process, distributed:p:0.9).</text:p>
      <text:p text:style-name="Standard"><text:s text:c="12"/>▪ Adaptation Notes: For AI (process:neural, e.g., neural parallel processing), data processing (process:big-data, e.g., data analytics), software (process:parallel, e.g., multi-threaded programs).</text:p>
      <text:p text:style-name="Standard"><text:s text:c="12"/>▪ Innovation Tips: Add new process types (e.g., process:ecological for environmental computations) or chain with Visualization:RTVM for real-time parallel visualization.</text:p>
      <text:p text:style-name="Standard"><text:s text:c="12"/>▪ Skills Used: 3, 6, 14, 37, 23.</text:p>
      <text:p text:style-name="Standard"><text:s text:c="12"/>▪ Analogy: Like coordinating multiple workers on parallel tasks, factoring computational perspectives to optimize truth.</text:p>
      <text:p text:style-name="Standard"><text:s text:c="12"/>▪ Creative Applications: GPU processing, parallel workflow modeling, big data analytics.</text:p>
      <text:p text:style-name="Standard"><text:s text:c="12"/>▪ Learning Notes: PCM is suited for parallel systems. Start with a clear parallel goal (e.g., “Model GPU tasks”), factor tasks, and map parallel flows. Practice with simple parallel systems (e.g., multi-threaded programs) before complex ones (e.g., GPU processing). Visualize parallel flows to confirm efficiency.</text:p>
      <text:p text:style-name="Standard"><text:s text:c="8"/>5. Distributed System Modeling (DSM)</text:p>
      <text:p text:style-name="Standard"><text:s text:c="12"/>▪ Purpose: Models distributed systems (e.g., cloud computing, blockchain) by factoring nodes and processes into distributed structures.</text:p>
      <text:p text:style-name="Standard"><text:s text:c="12"/>▪ Setup: :(System, distributed:context,p:) != ?, D:[:(Node1, process:p:),:(Node2, process:p:),~:p:] (Distributed System, Skills 3, 6, 14, 63, 23).</text:p>
      <text:p text:style-name="Standard"><text:s text:c="12"/>▪ Why This Setup: The distributed operator (D:) with correlation (~:) structures distributed processes, factoring network perspectives to simulate decentralized reasoning.</text:p>
      <text:p text:style-name="Standard"><text:s text:c="12"/>▪ How to Use:</text:p>
      <text:p text:style-name="Standard"><text:s text:c="16"/>1. Define System and Distributed Context: Specify the system (e.g., Blockchain, Cloud) and distributed context (e.g., distributed:network, distributed:processes) with confidence (p:).</text:p>
      <text:p text:style-name="Standard"><text:soft-page-break/><text:s text:c="16"/>2. Factor Nodes and Processes: Break down nodes and processes (e.g., servers, transactions) using stacking ({...}).</text:p>
      <text:p text:style-name="Standard"><text:s text:c="16"/>3. Model Distributed System: Use D: with ~: to structure distributed process flows.</text:p>
      <text:p text:style-name="Standard"><text:s text:c="16"/>4. Curry Result: Use currying (L:) to link nodes to a distributed outcome.</text:p>
      <text:p text:style-name="Standard"><text:s text:c="16"/>5. Synthesize Outcome: Synthesize the result (S:) as a modeled distributed system, ready for chaining.</text:p>
      <text:p text:style-name="Standard"><text:s text:c="12"/>▪ Example: Model a blockchain network:</text:p>
      <text:p text:style-name="Standard"><text:s text:c="16"/>1. Query: :(Blockchain, distributed:network,p:0.8) != ? // Model distributed network.</text:p>
      <text:p text:style-name="Standard"><text:s text:c="16"/>2. Step 1: B:=:Blockchain, D:=:Distributed // Substitutions (Skill 3).</text:p>
      <text:p text:style-name="Standard"><text:s text:c="16"/>3. Step 2: {:(B, node1:p:0.8),:(B, node2:p:0.8)} // Factor nodes (Skill 8).</text:p>
      <text:p text:style-name="Standard"><text:s text:c="16"/>4. Step 3: D:[:(D, node1:process:p:0.8),:(D, node2:process:p:0.8),~:p:0.9] // Model distributed system (Skill 63).</text:p>
      <text:p text:style-name="Standard"><text:s text:c="16"/>5. Step 4: L:(B, node1).(D, network,p:0.9) // Curry result (Skill 14).</text:p>
      <text:p text:style-name="Standard"><text:s text:c="16"/>6. Step 5: S:Modeled=:[:(D, network,p:0.9)] // Distributed network, curried into DCS: L:(D, network,p:0.9).(Constraint, synthesized:p:0.9).</text:p>
      <text:p text:style-name="Standard"><text:s text:c="12"/>▪ Adaptation Notes: For software (process:cloud, e.g., cloud computing), blockchain (process:blockchain, e.g., transaction networks), AI (process:neural, e.g., distributed neural models).</text:p>
      <text:p text:style-name="Standard"><text:s text:c="12"/>▪ Innovation Tips: Add new process types (e.g., process:ecological for environmental networks) or chain with Visualization:RTVM for real-time distributed visualization.</text:p>
      <text:p text:style-name="Standard"><text:s text:c="12"/>▪ Skills Used: 3, 6, 14, 63 (Distributed System Modeling), 23.</text:p>
      <text:p text:style-name="Standard"><text:s text:c="12"/>▪ Analogy: Like modeling a decentralized network of computers, factoring distributed perspectives to simulate truth.</text:p>
      <text:p text:style-name="Standard"><text:s text:c="12"/>▪ Creative Applications: Cloud computing design, blockchain network modeling, distributed AI systems.</text:p>
      <text:p text:style-name="Standard"><text:s text:c="12"/>▪ Learning Notes: DSM is ideal for decentralized systems. Start with a clear distributed goal (e.g., “Model a blockchain network”), factor nodes and processes, and map the structure. Practice with simple systems (e.g., small cloud networks) before complex ones (e.g., blockchain systems). Visualize distributed flows to confirm connectivity.</text:p>
      <text:p text:style-name="Standard">Combination Tips</text:p>
      <text:p text:style-name="Standard">Computation techniques can be chained to create comprehensive computational models:</text:p>
      <text:p text:style-name="Standard"><text:s text:c="4"/>• AMW -&gt; SPO: Model an algorithm and optimize its performance.</text:p>
      <text:p text:style-name="Standard"><text:s text:c="4"/>• TFM -&gt; DAM: Model tensor flows and animate them for visualization.</text:p>
      <text:p text:style-name="Standard"><text:s text:c="4"/>• NNM -&gt; LD: Model a neural network and visualize its architecture as a layered diagram.</text:p>
      <text:p text:style-name="Standard"><text:s text:c="4"/>• PCM -&gt; DSM: Model parallel computations and extend to distributed systems. Use currying (L:) to link outputs to subsequent inputs (e.g., L:(Process, parallel,p:0.9).(Process, distributed:p:0.9)).</text:p>
      <text:p text:style-name="Standard">Workflow Chains</text:p>
      <text:p text:style-name="Standard">Visual diagrams can illustrate multi-technique workflows, such as:</text:p>
      <text:p text:style-name="Standard"><text:s text:c="4"/>• AMW -&gt; TFM -&gt; DAM: Model an algorithm, map its tensor flow, and animate the result.</text:p>
      <text:p text:style-name="Standard"><text:s text:c="4"/>• NNM -&gt; PCM -&gt; RTVM: Model a neural network, map its parallel computations, and visualize in real-time. These workflows enhance computational understanding, supporting FaCT’s goal of simulating reasoning to approximate truth.</text:p>
      <text:p text:style-name="Standard">Cryptology</text:p>
      <text:p text:style-name="Standard"><text:s text:c="4"/>• Purpose: Performs cryptographic operations by factoring data transformations, securing truth within contexts, aligning with FaCT’s emphasis on ethical sharing. This category focuses on encoding, decoding, and compressing data to ensure security and efficiency in systems like cybersecurity and narrative structures.</text:p>
      <text:p text:style-name="Standard"><text:s text:c="4"/>• Rationale: Cryptology is critical for protecting and processing data securely, enabling privacy-preserving modeling and efficient data handling across domains.</text:p>
      <text:p text:style-name="Standard"><text:s text:c="4"/>• Setup Types: Cryptology, Lambda.</text:p>
      <text:p text:style-name="Standard"><text:soft-page-break/><text:s text:c="4"/>• Techniques:</text:p>
      <text:p text:style-name="Standard"><text:s text:c="8"/>1. Encoding Transformation (ET)</text:p>
      <text:p text:style-name="Standard"><text:s text:c="12"/>▪ Purpose: Encodes data for security (e.g., encryption, program obfuscation) by factoring data into secure transformations.</text:p>
      <text:p text:style-name="Standard"><text:s text:c="12"/>▪ Setup: :(System, encrypt:context,p:) != ?, Y:[:(Data, encrypt:p:),:(Cipher, result:p:)] (Cryptology, Skills 3, 6, 14, 38, 23).</text:p>
      <text:p text:style-name="Standard"><text:s text:c="12"/>▪ Why This Setup: The cryptology operator (Y:) structures encoding transformations, factoring secure perspectives to protect truth through encryption.</text:p>
      <text:p text:style-name="Standard"><text:s text:c="12"/>▪ How to Use:</text:p>
      <text:p text:style-name="Standard"><text:s text:c="16"/>1. Define System and Encryption Context: Specify the system (e.g., Program, Data) and encryption context (e.g., encrypt:aes, encrypt:obfuscation) with confidence (p:).</text:p>
      <text:p text:style-name="Standard"><text:s text:c="16"/>2. Factor Data: Break down data into factors (e.g., plaintext, sensitive data) using stacking ({...}).</text:p>
      <text:p text:style-name="Standard"><text:s text:c="16"/>3. Apply Encoding: Use Y: to transform data into a cipher.</text:p>
      <text:p text:style-name="Standard"><text:s text:c="16"/>4. Curry Result: Use currying (L:) to link data to the encoded outcome.</text:p>
      <text:p text:style-name="Standard"><text:s text:c="16"/>5. Synthesize Outcome: Synthesize the result (S:) as an encoded cipher, ready for chaining.</text:p>
      <text:p text:style-name="Standard"><text:s text:c="12"/>▪ Example: Encode program data:</text:p>
      <text:p text:style-name="Standard"><text:s text:c="16"/>1. Query: :(Program, encrypt:aes,p:0.8) != ? // Encrypt program data.</text:p>
      <text:p text:style-name="Standard"><text:s text:c="16"/>2. Step 1: P:=:Program, E:=:Encrypt // Substitutions (Skill 3).</text:p>
      <text:p text:style-name="Standard"><text:s text:c="16"/>3. Step 2: {:(P, data:p:0.8)} // Factor data (Skill 8).</text:p>
      <text:p text:style-name="Standard"><text:s text:c="16"/>4. Step 3: Y:[:(E, data:p:0.8),:(E, cipher:p:0.9)] // Apply encoding (Skill 38).</text:p>
      <text:p text:style-name="Standard"><text:s text:c="16"/>5. Step 4: L:(P, data).(E, cipher,p:0.9) // Curry result (Skill 14).</text:p>
      <text:p text:style-name="Standard"><text:s text:c="16"/>6. Step 5: S:Encoded=:[:(E, cipher,p:0.9)] // Encrypted data, curried into DA: L:(E, cipher,p:0.9).(Plaintext, decrypt:p:0.9).</text:p>
      <text:p text:style-name="Standard"><text:s text:c="12"/>▪ Adaptation Notes: For cybersecurity (encrypt:aes, e.g., secure data transmission), narratives (encrypt:plot, e.g., obfuscated story elements), software (encrypt:data, e.g., code protection).</text:p>
      <text:p text:style-name="Standard"><text:s text:c="12"/>▪ Innovation Tips: Add new encryption types (e.g., encrypt:ecological for environmental data security) or chain with Visualization:DAM for animated cipher visualization.</text:p>
      <text:p text:style-name="Standard"><text:s text:c="12"/>▪ Skills Used: 3 (Substitution), 6 (Factoring), 14 (Currying), 38 (Cryptographic Encoding), 23 (Synthesis).</text:p>
      <text:p text:style-name="Standard"><text:s text:c="12"/>▪ Analogy: Like locking a safe with a secret code, factoring secure perspectives to protect truth.</text:p>
      <text:p text:style-name="Standard"><text:s text:c="12"/>▪ Creative Applications: Data encryption, narrative plot obfuscation, secure software design.</text:p>
      <text:p text:style-name="Standard"><text:s text:c="12"/>▪ Learning Notes: ET is ideal for securing data. Start with a clear encryption goal (e.g., “Encrypt program data with AES”), factor data, and apply encoding. Practice with simple datasets (e.g., small data packets) before complex ones (e.g., narrative plots). Verify encoding by testing decryption compatibility.</text:p>
      <text:p text:style-name="Standard"><text:s text:c="8"/>2. Decryption Analysis (DA)</text:p>
      <text:p text:style-name="Standard"><text:s text:c="12"/>▪ Purpose: Analyzes encrypted data (e.g., RSA messages, program ciphers) by factoring ciphers to recover plaintext.</text:p>
      <text:p text:style-name="Standard"><text:s text:c="12"/>▪ Setup: :(System, decrypt:context,p:) != ?, Y:[:(Cipher, decrypt:p:),:(Plaintext, result:p:)] (Cryptology, Skills 3, 6, 14, 38, 23).</text:p>
      <text:p text:style-name="Standard"><text:s text:c="12"/>▪ Why This Setup: The cryptology operator (Y:) structures decryption processes, factoring secure perspectives to reveal truth through decryption.</text:p>
      <text:p text:style-name="Standard"><text:s text:c="12"/>▪ How to Use:</text:p>
      <text:p text:style-name="Standard"><text:s text:c="16"/>1. Define System and Decryption Context: Specify the system (e.g., Program, Data) and decryption context (e.g., decrypt:rsa, decrypt:cipher) with confidence (p:).</text:p>
      <text:p text:style-name="Standard"><text:s text:c="16"/>2. Factor Cipher Data: Break down cipher data into factors (e.g., encrypted messages) using stacking ({...}).</text:p>
      <text:p text:style-name="Standard"><text:s text:c="16"/>3. Apply Decryption: Use Y: to transform ciphers into plaintext.</text:p>
      <text:p text:style-name="Standard"><text:soft-page-break/><text:s text:c="16"/>4. Curry Result: Use currying (L:) to link ciphers to the decrypted outcome.</text:p>
      <text:p text:style-name="Standard"><text:s text:c="16"/>5. Synthesize Outcome: Synthesize the result (S:) as a decrypted plaintext, ready for chaining.</text:p>
      <text:p text:style-name="Standard"><text:s text:c="12"/>▪ Example: Decrypt program data:</text:p>
      <text:p text:style-name="Standard"><text:s text:c="16"/>1. Query: :(Program, decrypt:rsa,p:0.8) != ? // Decrypt RSA-encrypted data.</text:p>
      <text:p text:style-name="Standard"><text:s text:c="16"/>2. Step 1: P:=:Program, D:=:Decrypt // Substitutions (Skill 3).</text:p>
      <text:p text:style-name="Standard"><text:s text:c="16"/>3. Step 2: {:(P, cipher:p:0.8)} // Factor cipher data (Skill 8).</text:p>
      <text:p text:style-name="Standard"><text:s text:c="16"/>4. Step 3: Y:[:(D, cipher:p:0.8),:(D, plaintext:p:0.9)] // Apply decryption (Skill 38).</text:p>
      <text:p text:style-name="Standard"><text:s text:c="16"/>5. Step 4: L:(P, cipher).(D, plaintext,p:0.9) // Curry result (Skill 14).</text:p>
      <text:p text:style-name="Standard"><text:s text:c="16"/>6. Step 5: S:Decrypted=:[:(D, plaintext,p:0.9)] // Decrypted data, curried into ET: L:(D, plaintext,p:0.9).(Cipher, encrypt:p:0.9).</text:p>
      <text:p text:style-name="Standard"><text:s text:c="12"/>▪ Adaptation Notes: For cybersecurity (decrypt:rsa, e.g., secure message recovery), narratives (decrypt:plot, e.g., revealing hidden story elements), software (decrypt:data, e.g., code recovery).</text:p>
      <text:p text:style-name="Standard"><text:s text:c="12"/>▪ Innovation Tips: Add new decryption types (e.g., decrypt:ecological for environmental data recovery) or chain with Visualization:LD for visual plaintext representation.</text:p>
      <text:p text:style-name="Standard"><text:s text:c="12"/>▪ Skills Used: 3, 6, 14, 38, 23.</text:p>
      <text:p text:style-name="Standard"><text:s text:c="12"/>▪ Analogy: Like unlocking a safe to reveal its contents, factoring secure perspectives to uncover truth.</text:p>
      <text:p text:style-name="Standard"><text:s text:c="12"/>▪ Creative Applications: Data decryption, narrative plot decoding, secure code recovery.</text:p>
      <text:p text:style-name="Standard"><text:s text:c="12"/>▪ Learning Notes: DA is suited for recovering encrypted data. Start with a clear decryption goal (e.g., “Decrypt RSA-encrypted data”), factor cipher data, and apply decryption. Practice with simple ciphers (e.g., small RSA messages) before complex ones (e.g., narrative plots). Verify decryption by checking plaintext integrity.</text:p>
      <text:p text:style-name="Standard"><text:s text:c="8"/>3. Data Compression Modeling (DCM)</text:p>
      <text:p text:style-name="Standard"><text:s text:c="12"/>▪ Purpose: Compresses data for efficiency (e.g., storage, program optimization) by factoring data into compressed forms.</text:p>
      <text:p text:style-name="Standard"><text:s text:c="12"/>▪ Setup: :(System, compress:context,p:) != ?, Y:[:(Data, compress:p:),:(Compressed, result:p:)] (Cryptology, Skills 3, 6, 14, 38, 23).</text:p>
      <text:p text:style-name="Standard"><text:s text:c="12"/>▪ Why This Setup: The cryptology operator (Y:) structures compression processes, factoring efficiency perspectives to optimize truth representation.</text:p>
      <text:p text:style-name="Standard"><text:s text:c="12"/>▪ How to Use:</text:p>
      <text:p text:style-name="Standard"><text:s text:c="16"/>1. Define System and Compression Context: Specify the system (e.g., Program, Data) and compression context (e.g., compress:lossless, compress:storage) with confidence (p:).</text:p>
      <text:p text:style-name="Standard"><text:s text:c="16"/>2. Factor Data: Break down data into factors (e.g., datasets, files) using stacking ({...}).</text:p>
      <text:p text:style-name="Standard"><text:s text:c="16"/>3. Apply Compression: Use Y: to transform data into a compressed form.</text:p>
      <text:p text:style-name="Standard"><text:s text:c="16"/>4. Curry Result: Use currying (L:) to link data to the compressed outcome.</text:p>
      <text:p text:style-name="Standard"><text:s text:c="16"/>5. Synthesize Outcome: Synthesize the result (S:) as a compressed dataset, ready for chaining.</text:p>
      <text:p text:style-name="Standard"><text:s text:c="12"/>▪ Example: Compress program data:</text:p>
      <text:p text:style-name="Standard"><text:s text:c="16"/>1. Query: :(Program, compress:lossless,p:0.8) != ? // Compress program data.</text:p>
      <text:p text:style-name="Standard"><text:s text:c="16"/>2. Step 1: P:=:Program, C:=:Compress // Substitutions (Skill 3).</text:p>
      <text:p text:style-name="Standard"><text:s text:c="16"/>3. Step 2: {:(P, data:p:0.8)} // Factor data (Skill 8).</text:p>
      <text:p text:style-name="Standard"><text:s text:c="16"/>4. Step 3: Y:[:(C, data:p:0.8),:(C, compressed:p:0.9)] // Apply compression (Skill 38).</text:p>
      <text:p text:style-name="Standard"><text:s text:c="16"/>5. Step 4: L:(P, data).(C, compressed,p:0.9) // Curry result (Skill 14).</text:p>
      <text:p text:style-name="Standard"><text:s text:c="16"/>6. Step 5: S:Compressed=:[:(C, compressed,p:0.9)] // Compressed data, curried into SPO: L:(C, compressed,p:0.9).(Performance, optimized:p:0.9).</text:p>
      <text:p text:style-name="Standard"><text:s text:c="12"/>▪ Adaptation Notes: For data storage (compress:lossless, e.g., file compression), narratives (compress:plot, e.g., concise story elements), software (compress:data, e.g., optimized code storage).</text:p>
      <text:p text:style-name="Standard"><text:soft-page-break/><text:s text:c="12"/>▪ Innovation Tips: Add new compression types (e.g., compress:ecological for environmental data efficiency) or chain with Visualization:DAM for animated compression visualization.</text:p>
      <text:p text:style-name="Standard"><text:s text:c="12"/>▪ Skills Used: 3, 6, 14, 38, 23.</text:p>
      <text:p text:style-name="Standard"><text:s text:c="12"/>▪ Analogy: Like packing a suitcase efficiently, factoring efficiency perspectives to optimize truth.</text:p>
      <text:p text:style-name="Standard"><text:s text:c="12"/>▪ Creative Applications: Data storage optimization, narrative plot compression, software efficiency modeling.</text:p>
      <text:p text:style-name="Standard"><text:s text:c="12"/>▪ Learning Notes: DCM is ideal for data efficiency. Start with a clear compression goal (e.g., “Compress program data losslessly”), factor data, and apply compression. Practice with simple datasets (e.g., small files) before complex ones (e.g., narrative structures). Verify compression by testing decompression accuracy.</text:p>
      <text:p text:style-name="Standard">Combination Tips</text:p>
      <text:p text:style-name="Standard">Cryptology techniques can be chained to create comprehensive secure data workflows:</text:p>
      <text:p text:style-name="Standard"><text:s text:c="4"/>• ET -&gt; DA: Encode data and decrypt it for secure communication.</text:p>
      <text:p text:style-name="Standard"><text:s text:c="4"/>• DA -&gt; ET: Decrypt data and re-encode it for further security.</text:p>
      <text:p text:style-name="Standard"><text:s text:c="4"/>• DCM -&gt; SPO: Compress data and optimize system performance. Use currying (L:) to link outputs to subsequent inputs (e.g., L:(Cipher, encrypt,p:0.9).(Plaintext, decrypt:p:0.9)).</text:p>
      <text:p text:style-name="Standard">Workflow Chains</text:p>
      <text:p text:style-name="Standard">Visual diagrams can illustrate multi-technique workflows, such as:</text:p>
      <text:p text:style-name="Standard"><text:s text:c="4"/>• ET -&gt; DA -&gt; LD: Encode data, decrypt it, and visualize the plaintext as a layered diagram.</text:p>
      <text:p text:style-name="Standard"><text:s text:c="4"/>• DCM -&gt; ET -&gt; DAM: Compress data, encode it, and animate the result for visualization. These workflows enhance secure data processing, supporting FaCT’s goal of ethical sharing and truth protection.</text:p>
      <text:p text:style-name="Standard">Validation</text:p>
      <text:p text:style-name="Standard"><text:s text:c="4"/>• Purpose: Validates truth or detects defects by factoring evidence and criteria, refining perspectives toward truth, aligning with FaCT’s emphasis on intersubjective validation. This category focuses on ensuring accuracy and reliability in systems, such as verifying program correctness or detecting defects in narratives.</text:p>
      <text:p text:style-name="Standard"><text:s text:c="4"/>• Rationale: Validation is critical for confirming the integrity of systems and analyses, enabling trust in outcomes through structured reasoning across domains like software, detective work, and storytelling.</text:p>
      <text:p text:style-name="Standard"><text:s text:c="4"/>• Setup Types: Discernment or Validation, Stacking, Lambda.</text:p>
      <text:p text:style-name="Standard"><text:s text:c="4"/>• Techniques:</text:p>
      <text:p text:style-name="Standard"><text:s text:c="8"/>1. Truth Detection Modeling (TDM)</text:p>
      <text:p text:style-name="Standard"><text:s text:c="12"/>▪ Purpose: Detects truth by stacking evidence (e.g., testimonies, program validation) to validate system states or claims.</text:p>
      <text:p text:style-name="Standard"><text:s text:c="12"/>▪ Setup: :(System, truth:context,p:) != ?, V:[:(System, criterion:p:),:(Outcome, truth:p:)] and :(System, stack:{testimony,observation},p:) (Discernment or Validation, Stacking, Skills 3, 6, 11, 14, 39, 23).</text:p>
      <text:p text:style-name="Standard"><text:s text:c="12"/>▪ Why This Setup: The validation operator (V:) with stacking ({...}) aggregates evidence, factoring evidence-based perspectives to simulate truth-seeking reasoning.</text:p>
      <text:p text:style-name="Standard"><text:s text:c="12"/>▪ How to Use:</text:p>
      <text:p text:style-name="Standard"><text:s text:c="16"/>1. Define System and Truth Context: Specify the system (e.g., Program, Investigation) and truth context (e.g., truth:correctness, truth:fact) with confidence (p:).</text:p>
      <text:p text:style-name="Standard"><text:s text:c="16"/>2. Factor Evidence: Break down evidence (e.g., testimonies, observations) into factors using stacking ({...}).</text:p>
      <text:p text:style-name="Standard"><text:s text:c="16"/>3. Stack Evidence: Use stacking ({...}) to aggregate evidence for validation.</text:p>
      <text:p text:style-name="Standard"><text:s text:c="16"/>4. Validate Truth: Use V: to assess criteria against evidence for truth.</text:p>
      <text:p text:style-name="Standard"><text:s text:c="16"/>5. Curry Outcome: Use currying (L:) to link criteria to a validated outcome.</text:p>
      <text:p text:style-name="Standard"><text:soft-page-break/><text:s text:c="16"/>6. Synthesize Outcome: Synthesize the result (S:) as a validated truth, ready for chaining.</text:p>
      <text:p text:style-name="Standard"><text:s text:c="12"/>▪ Example: Validate program correctness:</text:p>
      <text:p text:style-name="Standard"><text:s text:c="16"/>1. Query: :(Program, truth:correctness,p:0.8) != ? // Validate program correctness.</text:p>
      <text:p text:style-name="Standard"><text:s text:c="16"/>2. Step 1: P:=:Program, T:=:Truth // Substitutions (Skill 3).</text:p>
      <text:p text:style-name="Standard"><text:s text:c="16"/>3. Step 2: {:(P, testimony:p:0.8),:(P, observation:p:0.8)} // Factor evidence (Skill 8).</text:p>
      <text:p text:style-name="Standard"><text:s text:c="16"/>4. Step 3: :(P, stack:{testimony,observation},p:0.8) // Stack evidence (Skill 11).</text:p>
      <text:p text:style-name="Standard"><text:s text:c="16"/>5. Step 4: V:[:(P, criterion:p:0.8),:(T, correctness:p:0.9)] // Validate truth (Skill 39).</text:p>
      <text:p text:style-name="Standard"><text:s text:c="16"/>6. Step 5: L:(P, criterion).(T, validated,p:0.9) // Curry outcome (Skill 14).</text:p>
      <text:p text:style-name="Standard"><text:s text:c="16"/>7. Step 6: S:Validated=:[:(T, correctness,p:0.9)] // Validated truth, curried into CA: L:(T, correctness,p:0.9).(Cause, event:p:0.9).</text:p>
      <text:p text:style-name="Standard"><text:s text:c="12"/>▪ Adaptation Notes: For detective work (stack:testimony, e.g., case evidence), narratives (stack:plot, e.g., story consistency), software (stack:code, e.g., program validation), social (stack:social, e.g., public claims).</text:p>
      <text:p text:style-name="Standard"><text:s text:c="12"/>▪ Innovation Tips: Add new evidence types (e.g., stack:ecological for environmental evidence) or chain with Visualization:LD for visual truth validation.</text:p>
      <text:p text:style-name="Standard"><text:s text:c="12"/>▪ Skills Used: 3 (Substitution), 6 (Factoring), 11 (Stacking), 14 (Currying), 39 (Truth Validation), 23 (Synthesis).</text:p>
      <text:p text:style-name="Standard"><text:s text:c="12"/>▪ Analogy: Like weighing evidence in a courtroom to determine truth, factoring evidence-based perspectives to validate reality.</text:p>
      <text:p text:style-name="Standard"><text:s text:c="12"/>▪ Creative Applications: Program correctness validation, narrative truth detection, social claim verification.</text:p>
      <text:p text:style-name="Standard"><text:s text:c="12"/>▪ Learning Notes: TDM is ideal for verifying truth claims. Start with a clear truth goal (e.g., “Validate program correctness”), factor evidence, stack it, and validate against criteria. Practice with simple evidence sets (e.g., test results) before complex ones (e.g., narrative consistency). Visualize evidence stacks to confirm validity.</text:p>
      <text:p text:style-name="Standard"><text:s text:c="8"/>2. Defect Validation Analysis (DVA)</text:p>
      <text:p text:style-name="Standard"><text:s text:c="12"/>▪ Purpose: Validates defects (e.g., program bugs, mechanical faults) by factoring criteria to confirm system issues.</text:p>
      <text:p text:style-name="Standard"><text:s text:c="12"/>▪ Setup: :(System, defect:context,p:) != ?, V:[:(System, criterion:p:),:(Outcome, defect:p:)] (Discernment or Validation, Skills 3, 6, 14, 39, 23).</text:p>
      <text:p text:style-name="Standard"><text:s text:c="12"/>▪ Why This Setup: The validation operator (V:) assesses defects against criteria, factoring defect perspectives to simulate defect validation reasoning.</text:p>
      <text:p text:style-name="Standard"><text:s text:c="12"/>▪ How to Use:</text:p>
      <text:p text:style-name="Standard"><text:s text:c="16"/>1. Define System and Defect Context: Specify the system (e.g., Program, Machine) and defect context (e.g., defect:bug, defect:malfunction) with confidence (p:).</text:p>
      <text:p text:style-name="Standard"><text:s text:c="16"/>2. Factor Criteria: Break down defect criteria (e.g., error logs, performance metrics) into factors using stacking ({...}).</text:p>
      <text:p text:style-name="Standard"><text:s text:c="16"/>3. Validate Defects: Use V: to assess criteria against defects.</text:p>
      <text:p text:style-name="Standard"><text:s text:c="16"/>4. Curry Outcome: Use currying (L:) to link criteria to a validated defect outcome.</text:p>
      <text:p text:style-name="Standard"><text:s text:c="16"/>5. Synthesize Outcome: Synthesize the result (S:) as a validated defect, ready for chaining.</text:p>
      <text:p text:style-name="Standard"><text:s text:c="12"/>▪ Example: Validate a program bug:</text:p>
      <text:p text:style-name="Standard"><text:s text:c="16"/>1. Query: :(Program, defect:bug,p:0.8) != ? // Validate program bug.</text:p>
      <text:p text:style-name="Standard"><text:s text:c="16"/>2. Step 1: P:=:Program, D:=:Defect // Substitutions (Skill 3).</text:p>
      <text:p text:style-name="Standard"><text:s text:c="16"/>3. Step 2: {:(P, criterion:p:0.8)} // Factor criteria (Skill 8).</text:p>
      <text:p text:style-name="Standard"><text:s text:c="16"/>4. Step 3: V:[:(P, criterion:bug:p:0.8),:(D, bug:p:0.9)] // Validate defect (Skill 39).</text:p>
      <text:p text:style-name="Standard"><text:s text:c="16"/>5. Step 4: L:(P, criterion).(D, validated,p:0.9) // Curry outcome (Skill 14).</text:p>
      <text:p text:style-name="Standard"><text:s text:c="16"/>6. Step 5: S:Validated=:[:(D, bug,p:0.9)] // Validated defect, curried into STA: L:(D, bug,p:0.9).(Solution, repair:p:0.9).</text:p>
      <text:p text:style-name="Standard"><text:soft-page-break/><text:s text:c="12"/>▪ Adaptation Notes: For mechanical (criterion:malfunction, e.g., machine defects), software (criterion:bug, e.g., code errors), narratives (criterion:plot, e.g., story inconsistencies).</text:p>
      <text:p text:style-name="Standard"><text:s text:c="12"/>▪ Innovation Tips: Add new criterion types (e.g., criterion:ecological for environmental defects) or chain with Visualization:LD for visual defect validation.</text:p>
      <text:p text:style-name="Standard"><text:s text:c="12"/>▪ Skills Used: 3, 6, 14, 39, 23.</text:p>
      <text:p text:style-name="Standard"><text:s text:c="12"/>▪ Analogy: Like inspecting a machine for flaws to confirm defects, factoring defect perspectives to validate truth.</text:p>
      <text:p text:style-name="Standard"><text:s text:c="12"/>▪ Creative Applications: Software bug validation, mechanical fault confirmation, narrative defect analysis.</text:p>
      <text:p text:style-name="Standard"><text:s text:c="12"/>▪ Learning Notes: DVA is suited for confirming system issues. Start with a clear defect goal (e.g., “Validate a program bug”), factor criteria, and validate against them. Practice with simple defects (e.g., software bugs) before complex ones (e.g., narrative inconsistencies). Visualize defects to confirm validation.</text:p>
      <text:p text:style-name="Standard">Combination Tips</text:p>
      <text:p text:style-name="Standard">Validation techniques can be chained to create comprehensive validation workflows:</text:p>
      <text:p text:style-name="Standard"><text:s text:c="4"/>• TDM -&gt; CA: Validate truth and analyze its causal relationships.</text:p>
      <text:p text:style-name="Standard"><text:s text:c="4"/>• DVA -&gt; STA: Validate defects and troubleshoot solutions. Use currying (L:) to link outputs to subsequent inputs (e.g., L:(Defect, bug,p:0.9).(Solution, repair:p:0.9)).</text:p>
      <text:p text:style-name="Standard">Workflow Chains</text:p>
      <text:p text:style-name="Standard">Visual diagrams can illustrate multi-technique workflows, such as:</text:p>
      <text:p text:style-name="Standard"><text:s text:c="4"/>• TDM -&gt; DVA -&gt; LD: Validate truth, confirm defects, and visualize as a layered diagram.</text:p>
      <text:p text:style-name="Standard"><text:s text:c="4"/>• DVA -&gt; CA -&gt; STA: Validate defects, analyze their causes, and troubleshoot solutions. These workflows enhance validation accuracy, supporting FaCT’s goal of refining perspectives toward truth.</text:p>
      <text:p text:style-name="Standard">Troubleshooting</text:p>
      <text:p text:style-name="Standard"><text:s text:c="4"/>• Purpose: Troubleshoots issues or manages errors by factoring problems and solutions, seeking truth through resolution, aligning with FaCT’s focus on problem-solving. This category addresses identifying and resolving issues in systems like software, mechanical devices, or narratives.</text:p>
      <text:p text:style-name="Standard"><text:s text:c="4"/>• Rationale: Troubleshooting is essential for resolving system issues, enabling practical solutions through structured reasoning across domains.</text:p>
      <text:p text:style-name="Standard"><text:s text:c="4"/>• Setup Types: Troubleshooting, Error Handling, Event Retracing, Lambda.</text:p>
      <text:p text:style-name="Standard"><text:s text:c="4"/>• Techniques:</text:p>
      <text:p text:style-name="Standard"><text:s text:c="8"/>1. System Troubleshooting Analysis (STA)</text:p>
      <text:p text:style-name="Standard"><text:s text:c="12"/>▪ Purpose: Troubleshoots system issues (e.g., program malfunctions, mechanical faults) by factoring issues to identify and resolve problems.</text:p>
      <text:p text:style-name="Standard"><text:s text:c="12"/>▪ Setup: :(System, issue:context,p:) != ?, B:[:(System, issue:p:),:(Solution, p:)] (Troubleshooting, Skills 3, 6, 14, 40, 23).</text:p>
      <text:p text:style-name="Standard"><text:s text:c="12"/>▪ Why This Setup: The troubleshooting operator (B:) identifies and resolves issues, factoring solution perspectives to simulate problem-solving reasoning.</text:p>
      <text:p text:style-name="Standard"><text:s text:c="12"/>▪ How to Use:</text:p>
      <text:p text:style-name="Standard"><text:s text:c="16"/>1. Define System and Issue Context: Specify the system (e.g., Program, Machine) and issue context (e.g., issue:malfunction, issue:bug) with confidence (p:).</text:p>
      <text:p text:style-name="Standard"><text:s text:c="16"/>2. Factor Issue Data: Break down issues into factors (e.g., symptoms, logs) using stacking ({...}).</text:p>
      <text:p text:style-name="Standard"><text:s text:c="16"/>3. Apply Troubleshooting: Use B: to identify and resolve issues.</text:p>
      <text:p text:style-name="Standard"><text:s text:c="16"/>4. Curry Solution: Use currying (L:) to link issues to solutions.</text:p>
      <text:p text:style-name="Standard"><text:s text:c="16"/>5. Synthesize Outcome: Synthesize the result (S:) as a resolved issue, ready for chaining.</text:p>
      <text:p text:style-name="Standard"><text:s text:c="12"/>▪ Example: Troubleshoot a program malfunction:</text:p>
      <text:p text:style-name="Standard"><text:s text:c="16"/>1. Query: :(Program, issue:malfunction,p:0.8) != ? // Resolve program issue.</text:p>
      <text:p text:style-name="Standard"><text:s text:c="16"/>2. Step 1: P:=:Program, S:=:Solution // Substitutions (Skill 3).</text:p>
      <text:p text:style-name="Standard"><text:soft-page-break/><text:s text:c="16"/>3. Step 2: {:(P, issue:p:0.8)} // Factor issue data (Skill 8).</text:p>
      <text:p text:style-name="Standard"><text:s text:c="16"/>4. Step 3: B:[:(P, issue:malfunction:p:0.8),:(S, repair:p:0.9)] // Apply troubleshooting (Skill 40).</text:p>
      <text:p text:style-name="Standard"><text:s text:c="16"/>5. Step 4: L:(P, issue).(S, repair,p:0.9) // Curry solution (Skill 14).</text:p>
      <text:p text:style-name="Standard"><text:s text:c="16"/>6. Step 5: S:Resolved=:[:(S, repair,p:0.9)] // Resolved issue, curried into DC: L:(S, repair,p:0.9).(Cause, code:p:0.9).</text:p>
      <text:p text:style-name="Standard"><text:s text:c="12"/>▪ Adaptation Notes: For mechanics (issue:malfunction, e.g., machine failures), software (issue:bug, e.g., code errors), narratives (issue:plot, e.g., story inconsistencies), AI (issue:neural, e.g., model errors).</text:p>
      <text:p text:style-name="Standard"><text:s text:c="12"/>▪ Innovation Tips: Add new issue types (e.g., issue:ecological for environmental problems) or chain with Visualization:LD for visual troubleshooting.</text:p>
      <text:p text:style-name="Standard"><text:s text:c="12"/>▪ Skills Used: 3 (Substitution), 6 (Factoring), 14 (Currying), 40 (Troubleshooting), 23 (Synthesis).</text:p>
      <text:p text:style-name="Standard"><text:s text:c="12"/>▪ Analogy: Like fixing a broken machine by identifying the fault, factoring solution perspectives to resolve truth.</text:p>
      <text:p text:style-name="Standard"><text:s text:c="12"/>▪ Creative Applications: Software debugging, mechanical repair, narrative issue resolution.</text:p>
      <text:p text:style-name="Standard"><text:s text:c="12"/>▪ Learning Notes: STA is ideal for resolving system issues. Start with a clear issue (e.g., “Resolve program malfunction”), factor issue data, and apply troubleshooting. Practice with simple systems (e.g., software bugs) before complex ones (e.g., mechanical faults). Visualize solutions to confirm resolution.</text:p>
      <text:p text:style-name="Standard"><text:s text:c="8"/>2. Error Handling Modeling (EHM)</text:p>
      <text:p text:style-name="Standard"><text:s text:c="12"/>▪ Purpose: Models error detection and recovery (e.g., runtime errors, program crashes) by factoring error conditions and recovery strategies.</text:p>
      <text:p text:style-name="Standard"><text:s text:c="12"/>▪ Setup: :(System, error:context,p:) != ?, F:[:(Error, condition:p:),:(Recovery, p:)] (Error Handling, Skills 3, 6, 14, 46, 23).</text:p>
      <text:p text:style-name="Standard"><text:s text:c="12"/>▪ Why This Setup: The error handling operator (F:) structures error recovery, factoring error perspectives to simulate recovery reasoning.</text:p>
      <text:p text:style-name="Standard"><text:s text:c="12"/>▪ How to Use:</text:p>
      <text:p text:style-name="Standard"><text:s text:c="16"/>1. Define System and Error Context: Specify the system (e.g., Program, Software) and error context (e.g., error:runtime, error:crash) with confidence (p:).</text:p>
      <text:p text:style-name="Standard"><text:s text:c="16"/>2. Factor Error Conditions: Break down error conditions into factors (e.g., logs, triggers) using stacking ({...}).</text:p>
      <text:p text:style-name="Standard"><text:s text:c="16"/>3. Model Recovery: Use F: to structure error detection and recovery strategies.</text:p>
      <text:p text:style-name="Standard"><text:s text:c="16"/>4. Curry Outcome: Use currying (L:) to link conditions to recovery outcomes.</text:p>
      <text:p text:style-name="Standard"><text:s text:c="16"/>5. Synthesize Outcome: Synthesize the result (S:) as a recovered state, ready for chaining.</text:p>
      <text:p text:style-name="Standard"><text:s text:c="12"/>▪ Example: Model program error recovery:</text:p>
      <text:p text:style-name="Standard"><text:s text:c="16"/>1. Query: :(Program, error:runtime,p:0.8) != ? // Model runtime error recovery.</text:p>
      <text:p text:style-name="Standard"><text:s text:c="16"/>2. Step 1: P:=:Program, E:=:Error // Substitutions (Skill 3).</text:p>
      <text:p text:style-name="Standard"><text:s text:c="16"/>3. Step 2: {:(P, condition:p:0.8)} // Factor conditions (Skill 8).</text:p>
      <text:p text:style-name="Standard"><text:s text:c="16"/>4. Step 3: F:[:(E, condition:runtime:p:0.8),:(E, recovery:p:0.9)] // Model recovery (Skill 46).</text:p>
      <text:p text:style-name="Standard"><text:s text:c="16"/>5. Step 4: L:(P, condition).(E, recovery,p:0.9) // Curry outcome (Skill 14).</text:p>
      <text:p text:style-name="Standard"><text:s text:c="16"/>6. Step 5: S:Recovered=:[:(E, recovery,p:0.9)] // Error recovery, curried into CA: L:(E, recovery,p:0.9).(Cause, event:p:0.9).</text:p>
      <text:p text:style-name="Standard"><text:s text:c="12"/>▪ Adaptation Notes: For software (error:runtime, e.g., code errors), AI (error:neural, e.g., model errors), narratives (error:plot, e.g., story inconsistencies).</text:p>
      <text:p text:style-name="Standard"><text:s text:c="12"/>▪ Innovation Tips: Add new error types (e.g., error:ecological for environmental errors) or chain with Visualization:RTVM for real-time error visualization.</text:p>
      <text:p text:style-name="Standard"><text:s text:c="12"/>▪ Skills Used: 3, 6, 14, 46 (Error Handling), 23.</text:p>
      <text:p text:style-name="Standard"><text:soft-page-break/><text:s text:c="12"/>▪ Analogy: Like catching and fixing a glitch in real-time, factoring error perspectives to restore truth.</text:p>
      <text:p text:style-name="Standard"><text:s text:c="12"/>▪ Creative Applications: Program error handling, narrative error resolution, AI model recovery.</text:p>
      <text:p text:style-name="Standard"><text:s text:c="12"/>▪ Learning Notes: EHM is suited for error recovery. Start with a clear error context (e.g., “Model runtime error recovery”), factor conditions, and model recovery. Practice with simple errors (e.g., software crashes) before complex ones (e.g., narrative errors). Visualize recovery to confirm effectiveness.</text:p>
      <text:p text:style-name="Standard"><text:s text:c="8"/>3. Event Sequence Retracing (ESR)</text:p>
      <text:p text:style-name="Standard"><text:s text:c="12"/>▪ Purpose: Retraces event sequences (e.g., failure events, program logs) by factoring events to reconstruct timelines.</text:p>
      <text:p text:style-name="Standard"><text:s text:c="12"/>▪ Setup: :(System, event:context,p:) != ?, E:[:(Event1, t_i:p:),:(Event2, t_{i+1}:p:)] (Event Retracing, Skills 3, 6, 14, 41, 23).</text:p>
      <text:p text:style-name="Standard"><text:s text:c="12"/>▪ Why This Setup: The event retracing operator (E:) reconstructs event timelines, factoring temporal perspectives to uncover truth.</text:p>
      <text:p text:style-name="Standard"><text:s text:c="12"/>▪ How to Use:</text:p>
      <text:p text:style-name="Standard"><text:s text:c="16"/>1. Define System and Event Context: Specify the system (e.g., Program, Narrative) and event context (e.g., event:failure, event:plot) with confidence (p:).</text:p>
      <text:p text:style-name="Standard"><text:s text:c="16"/>2. Factor Event Data: Break down events into factors (e.g., logs, story points) using stacking ({...}).</text:p>
      <text:p text:style-name="Standard"><text:s text:c="16"/>3. Retrace Sequence: Use E: to reconstruct the event timeline.</text:p>
      <text:p text:style-name="Standard"><text:s text:c="16"/>4. Curry Outcome: Use currying (L:) to link events to a retraced sequence.</text:p>
      <text:p text:style-name="Standard"><text:s text:c="16"/>5. Synthesize Outcome: Synthesize the result (S:) as a retraced sequence, ready for chaining.</text:p>
      <text:p text:style-name="Standard"><text:s text:c="12"/>▪ Example: Retrace program failure events:</text:p>
      <text:p text:style-name="Standard"><text:s text:c="16"/>1. Query: :(Program, event:failure,p:0.8) != ? // Retrace failure sequence.</text:p>
      <text:p text:style-name="Standard"><text:s text:c="16"/>2. Step 1: P:=:Program, E:=:Event // Substitutions (Skill 3).</text:p>
      <text:p text:style-name="Standard"><text:s text:c="16"/>3. Step 2: {:(P, event1:p:0.8),:(P, event2:p:0.8)} // Factor events (Skill 8).</text:p>
      <text:p text:style-name="Standard"><text:s text:c="16"/>4. Step 3: E:[:(E, event1,t_i:p:0.8),:(E, event2,t_{i+1}:p:0.9)] // Retrace sequence (Skill 41).</text:p>
      <text:p text:style-name="Standard"><text:s text:c="16"/>5. Step 4: L:(P, event1).(E, sequence,p:0.9) // Curry outcome (Skill 14).</text:p>
      <text:p text:style-name="Standard"><text:s text:c="16"/>6. Step 5: S:Retraced=:[:(E, sequence,p:0.9)] // Failure sequence, curried into CA: L:(E, sequence,p:0.9).(Cause, event:p:0.9).</text:p>
      <text:p text:style-name="Standard"><text:s text:c="12"/>▪ Adaptation Notes: For troubleshooting (event:failure, e.g., system failures), narratives (event:plot, e.g., story events), software (event:log, e.g., execution logs).</text:p>
      <text:p text:style-name="Standard"><text:s text:c="12"/>▪ Innovation Tips: Add new event types (e.g., event:ecological for environmental events) or chain with Visualization:TSM for synchronized event visualization.</text:p>
      <text:p text:style-name="Standard"><text:s text:c="12"/>▪ Skills Used: 3, 6, 14, 41 (Event Retracing), 23.</text:p>
      <text:p text:style-name="Standard"><text:s text:c="12"/>▪ Analogy: Like replaying a video to find where things went wrong, factoring temporal perspectives to uncover truth.</text:p>
      <text:p text:style-name="Standard"><text:s text:c="12"/>▪ Creative Applications: Failure event retracing, narrative event reconstruction, software log analysis.</text:p>
      <text:p text:style-name="Standard"><text:s text:c="12"/>▪ Learning Notes: ESR is ideal for reconstructing event sequences. Start with a clear event context (e.g., “Retrace program failure”), factor events, and reconstruct the timeline. Practice with simple sequences (e.g., software logs) before complex ones (e.g., narrative events). Visualize sequences to confirm accuracy.</text:p>
      <text:p text:style-name="Standard">Specialized Modeling</text:p>
      <text:p text:style-name="Standard"><text:s text:c="4"/>• Purpose: Models complex systems by factoring specialized states, approximating truth in niche contexts, aligning with FaCT’s structural approach to reality. This category addresses advanced systems, such as tensor cores or chaotic systems, requiring specialized modeling techniques.</text:p>
      <text:p text:style-name="Standard"><text:s text:c="4"/>• Rationale: Specialized Modeling is critical for tackling complex, domain-specific systems, enabling precise analysis through structured reasoning.</text:p>
      <text:p text:style-name="Standard"><text:soft-page-break/><text:s text:c="4"/>• Setup Types: Linear Algebraic, Non-Linear, Simulation, Non-Deterministic, Transfer Learning, Object-Oriented, Event-Driven.</text:p>
      <text:p text:style-name="Standard"><text:s text:c="4"/>• Techniques:</text:p>
      <text:p text:style-name="Standard"><text:s text:c="8"/>1. Tensor Core Modeling (TCM)</text:p>
      <text:p text:style-name="Standard"><text:s text:c="12"/>▪ Purpose: Models tensor cores with matrices of tensors (e.g., AI computations, physical simulations) by factoring tensor data into structured matrices.</text:p>
      <text:p text:style-name="Standard"><text:s text:c="12"/>▪ Setup: :(System, tensor:context,p:) != ?, @M:[:(Core, tensor:p:),:(Layer, tensor:p:),~:p:] (Linear Algebraic, Skills 3, 6, 9, 14, 23).</text:p>
      <text:p text:style-name="Standard"><text:s text:c="12"/>▪ Why This Setup: The tensor matrix operator (@M:) with correlation (~:) structures tensor matrices, factoring computational perspectives to simulate complex system reasoning.</text:p>
      <text:p text:style-name="Standard"><text:s text:c="12"/>▪ How to Use:</text:p>
      <text:p text:style-name="Standard"><text:s text:c="16"/>1. Define System and Tensor Context: Specify the system (e.g., AI, Physics) and tensor context (e.g., tensor:weights, tensor:physics) with confidence (p:).</text:p>
      <text:p text:style-name="Standard"><text:s text:c="16"/>2. Factor Tensor Data: Break down tensor data (e.g., weights, parameters) using stacking ({...}).</text:p>
      <text:p text:style-name="Standard"><text:s text:c="16"/>3. Map to Matrices: Use @M: with ~: to structure tensor data into matrices.</text:p>
      <text:p text:style-name="Standard"><text:s text:c="16"/>4. Curry Result: Use currying (L:) to link tensor data to a modeled outcome.</text:p>
      <text:p text:style-name="Standard"><text:s text:c="16"/>5. Synthesize Outcome: Synthesize the result (S:) as a modeled tensor core, ready for chaining.</text:p>
      <text:p text:style-name="Standard"><text:s text:c="12"/>▪ Example: Model AI tensor cores:</text:p>
      <text:p text:style-name="Standard"><text:s text:c="16"/>1. Query: :(AI, tensor:weights,p:0.8) != ? // Model tensor cores.</text:p>
      <text:p text:style-name="Standard"><text:s text:c="16"/>2. Step 1: AI:=:AI, T:=:Tensor // Substitutions (Skill 3).</text:p>
      <text:p text:style-name="Standard"><text:s text:c="16"/>3. Step 2: {:(AI, core1:p:0.8),:(AI, core2:p:0.8)} // Factor tensor data (Skill 8).</text:p>
      <text:p text:style-name="Standard"><text:s text:c="16"/>4. Step 3: @M:[:(T, core1:p:0.8),:(T, core2:p:0.8),~:p:0.9] // Map to matrices (Skill 9).</text:p>
      <text:p text:style-name="Standard"><text:s text:c="16"/>5. Step 4: L:(AI, core1).(T, modeled,p:0.9) // Curry result (Skill 14).</text:p>
      <text:p text:style-name="Standard"><text:s text:c="16"/>6. Step 5: S:Modeled=:[:(T, weights,p:0.9)] // Modeled tensor core, curried into TFM: L:(T, weights,p:0.9).(Tensor, flow:p:0.9).</text:p>
      <text:p text:style-name="Standard"><text:s text:c="12"/>▪ Adaptation Notes: For AI (tensor:weights, e.g., neural computations), physics (tensor:physics, e.g., physical simulations), software (tensor:data, e.g., data processing).</text:p>
      <text:p text:style-name="Standard"><text:s text:c="12"/>▪ Innovation Tips: Add new tensor types (e.g., tensor:ecological for environmental data) or chain with Visualization:DAM for animated tensor visualization.</text:p>
      <text:p text:style-name="Standard"><text:s text:c="12"/>▪ Skills Used: 3, 6, 9 (Linear Algebraic Modeling), 14, 23.</text:p>
      <text:p text:style-name="Standard"><text:s text:c="12"/>▪ Analogy: Like structuring a complex neural network’s core, factoring computational perspectives to model truth.</text:p>
      <text:p text:style-name="Standard"><text:s text:c="12"/>▪ Creative Applications: Neural tensor modeling, physical system simulations, data processing cores.</text:p>
      <text:p text:style-name="Standard"><text:s text:c="12"/>▪ Learning Notes: TCM is suited for tensor-based systems. Start with a clear tensor goal (e.g., “Model AI tensor cores”), factor data, and map to matrices. Practice with simple tensors (e.g., small neural networks) before complex ones (e.g., physical simulations). Visualize matrices to confirm structure.</text:p>
      <text:p text:style-name="Standard"><text:s text:c="8"/>2. Multi-Agent Simulation Modeling (MASM)</text:p>
      <text:p text:style-name="Standard"><text:s text:c="12"/>▪ Purpose: Models multi-agent simulations (e.g., agent-based models, social simulations) by factoring agent interactions.</text:p>
      <text:p text:style-name="Standard"><text:s text:c="12"/>▪ Setup: :(System, agent:context,p:) != ?, Z:[:(Agent1, action:p:),:(Agent2, action:p:),~:p:] (Simulation, Skills 3, 6, 14, 42, 23).</text:p>
      <text:p text:style-name="Standard"><text:s text:c="12"/>▪ Why This Setup: The simulation operator (Z:) with correlation (~:) models agent interactions, factoring simulation perspectives to simulate complex system dynamics.</text:p>
      <text:p text:style-name="Standard"><text:s text:c="12"/>▪ How to Use:</text:p>
      <text:p text:style-name="Standard"><text:soft-page-break/><text:s text:c="16"/>1. Define System and Agent Context: Specify the system (e.g., Society, Robotics) and agent context (e.g., agent:interaction, agent:behavior) with confidence (p:).</text:p>
      <text:p text:style-name="Standard"><text:s text:c="16"/>2. Factor Agent Actions: Break down agent actions into factors (e.g., behaviors, tasks) using stacking ({...}).</text:p>
      <text:p text:style-name="Standard"><text:s text:c="16"/>3. Model Simulation: Use Z: with ~: to simulate agent interactions.</text:p>
      <text:p text:style-name="Standard"><text:s text:c="16"/>4. Curry Result: Use currying (L:) to link actions to a simulated outcome.</text:p>
      <text:p text:style-name="Standard"><text:s text:c="16"/>5. Synthesize Outcome: Synthesize the result (S:) as a simulated system, ready for chaining.</text:p>
      <text:p text:style-name="Standard"><text:s text:c="12"/>▪ Example: Model social agent interactions:</text:p>
      <text:p text:style-name="Standard"><text:s text:c="16"/>1. Query: :(Society, agent:interaction,p:0.8) != ? // Simulate social interactions.</text:p>
      <text:p text:style-name="Standard"><text:s text:c="16"/>2. Step 1: S:=:Society, A:=:Agent // Substitutions (Skill 3).</text:p>
      <text:p text:style-name="Standard"><text:s text:c="16"/>3. Step 2: {:(S, action1:p:0.8),:(S, action2:p:0.8)} // Factor actions (Skill 8).</text:p>
      <text:p text:style-name="Standard"><text:s text:c="16"/>4. Step 3: Z:[:(A, action1:p:0.8),:(A, action2:p:0.8),~:p:0.9] // Model simulation (Skill 42).</text:p>
      <text:p text:style-name="Standard"><text:s text:c="16"/>5. Step 4: L:(S, action1).(A, simulated,p:0.9) // Curry result (Skill 14).</text:p>
      <text:p text:style-name="Standard"><text:s text:c="16"/>6. Step 5: S:Simulated=:[:(A, interaction,p:0.9)] // Simulated interactions, curried into SNDM: L:(A, interaction,p:0.9).(Interaction, dynamic:p:0.9).</text:p>
      <text:p text:style-name="Standard"><text:s text:c="12"/>▪ Adaptation Notes: For social (agent:social, e.g., community dynamics), robotics (agent:robot, e.g., swarm behavior), AI (agent:neural, e.g., neural agent models).</text:p>
      <text:p text:style-name="Standard"><text:s text:c="12"/>▪ Innovation Tips: Add new agent types (e.g., agent:ecological for environmental agents) or chain with Visualization:RTVM for real-time simulation visualization.</text:p>
      <text:p text:style-name="Standard"><text:s text:c="12"/>▪ Skills Used: 3, 6, 14, 42 (Simulation Modeling), 23.</text:p>
      <text:p text:style-name="Standard"><text:s text:c="12"/>▪ Analogy: Like simulating a bustling city of agents, factoring interaction perspectives to model truth.</text:p>
      <text:p text:style-name="Standard"><text:s text:c="12"/>▪ Creative Applications: Social dynamic simulations, robotic swarm modeling, AI agent simulations.</text:p>
      <text:p text:style-name="Standard"><text:s text:c="12"/>▪ Learning Notes: MASM is ideal for agent-based systems. Start with a clear simulation goal (e.g., “Simulate social interactions”), factor actions, and model interactions. Practice with simple agent systems (e.g., social groups) before complex ones (e.g., robotic swarms). Visualize simulations to confirm dynamics.</text:p>
      <text:p text:style-name="Standard"><text:s text:c="8"/>3. Chaotic System Modeling (CSM)</text:p>
      <text:p text:style-name="Standard"><text:s text:c="12"/>▪ Purpose: Models chaotic systems (e.g., weather, complex programs) by factoring non-linear states.</text:p>
      <text:p text:style-name="Standard"><text:s text:c="12"/>▪ Setup: :(System, chaos:context,p:) != ?, Q:[:(State1, chaos:p:),:(State2, chaos:p:),~:p:] (Non-Linear, Skills 3, 6, 14, 43, 23).</text:p>
      <text:p text:style-name="Standard"><text:s text:c="12"/>▪ Why This Setup: The non-linear operator (Q:) with correlation (~:) models chaotic dynamics, factoring non-linear perspectives to simulate unpredictable systems.</text:p>
      <text:p text:style-name="Standard"><text:s text:c="12"/>▪ How to Use:</text:p>
      <text:p text:style-name="Standard"><text:s text:c="16"/>1. Define System and Chaos Context: Specify the system (e.g., Weather, Program) and chaos context (e.g., chaos:weather, chaos:code) with confidence (p:).</text:p>
      <text:p text:style-name="Standard"><text:s text:c="16"/>2. Factor States: Break down chaotic states into factors (e.g., variables, conditions) using stacking ({...}).</text:p>
      <text:p text:style-name="Standard"><text:s text:c="16"/>3. Model Chaos: Use Q: with ~: to model non-linear dynamics.</text:p>
      <text:p text:style-name="Standard"><text:s text:c="16"/>4. Curry Result: Use currying (L:) to link states to a chaotic outcome.</text:p>
      <text:p text:style-name="Standard"><text:s text:c="16"/>5. Synthesize Outcome: Synthesize the result (S:) as a chaotic system model, ready for chaining.</text:p>
      <text:p text:style-name="Standard"><text:s text:c="12"/>▪ Example: Model chaotic weather system:</text:p>
      <text:p text:style-name="Standard"><text:s text:c="16"/>1. Query: :(Weather, chaos:weather,p:0.8) != ? // Model weather dynamics.</text:p>
      <text:p text:style-name="Standard"><text:s text:c="16"/>2. Step 1: W:=:Weather, C:=:Chaos // Substitutions (Skill 3).</text:p>
      <text:p text:style-name="Standard"><text:s text:c="16"/>3. Step 2: {:(W, state1:p:0.8),:(W, state2:p:0.8)} // Factor states (Skill 8).</text:p>
      <text:p text:style-name="Standard"><text:s text:c="16"/>4. Step 3: Q:[:(C, state1:p:0.8),:(C, state2:p:0.8),~:p:0.9] // Model chaos (Skill 43).</text:p>
      <text:p text:style-name="Standard"><text:soft-page-break/><text:s text:c="16"/>5. Step 4: L:(W, state1).(C, modeled,p:0.9) // Curry result (Skill 14).</text:p>
      <text:p text:style-name="Standard"><text:s text:c="16"/>6. Step 5: S:Modeled=:[:(C, weather,p:0.9)] // Chaotic weather model, curried into FM: L:(C, weather,p:0.9).(Outcome, prediction:p:0.9).</text:p>
      <text:p text:style-name="Standard"><text:s text:c="12"/>▪ Adaptation Notes: For physics (chaos:physics, e.g., weather systems), software (chaos:code, e.g., complex programs), narratives (chaos:plot, e.g., unpredictable story arcs).</text:p>
      <text:p text:style-name="Standard"><text:s text:c="12"/>▪ Innovation Tips: Add new chaos types (e.g., chaos:ecological for environmental chaos) or chain with Visualization:DAM for animated chaos visualization.</text:p>
      <text:p text:style-name="Standard"><text:s text:c="12"/>▪ Skills Used: 3, 6, 14, 43 (Non-Linear Modeling), 23.</text:p>
      <text:p text:style-name="Standard"><text:s text:c="12"/>▪ Analogy: Like modeling a turbulent storm, factoring non-linear perspectives to approximate truth.</text:p>
      <text:p text:style-name="Standard"><text:s text:c="12"/>▪ Creative Applications: Weather modeling, complex program analysis, narrative chaos modeling.</text:p>
      <text:p text:style-name="Standard"><text:s text:c="12"/>▪ Learning Notes: CSM is suited for unpredictable systems. Start with a clear chaos goal (e.g., “Model weather dynamics”), factor states, and model non-linearly. Practice with simple chaotic systems (e.g., basic weather models) before complex ones (e.g., program behavior). Visualize chaos to confirm patterns.</text:p>
      <text:p text:style-name="Standard"><text:s text:c="8"/>4. Transfer Learning Modeling (TLM)</text:p>
      <text:p text:style-name="Standard"><text:s text:c="12"/>▪ Purpose: Models transfer learning (e.g., AI model adaptation, skill transfer) by factoring knowledge transfer processes.</text:p>
      <text:p text:style-name="Standard"><text:s text:c="12"/>▪ Setup: :(System, transfer:context,p:) != ?, R:[:(Source, knowledge:p:),:(Target, knowledge:p:),~:p:] (Transfer Learning, Skills 3, 6, 14, 44, 23).</text:p>
      <text:p text:style-name="Standard"><text:s text:c="12"/>▪ Why This Setup: The transfer learning operator (R:) with correlation (~:) models knowledge transfer, factoring adaptation perspectives to simulate learning reasoning.</text:p>
      <text:p text:style-name="Standard"><text:s text:c="12"/>▪ How to Use:</text:p>
      <text:p text:style-name="Standard"><text:s text:c="16"/>1. Define System and Transfer Context: Specify the system (e.g., AI, Education) and transfer context (e.g., transfer:model, transfer:skill) with confidence (p:).</text:p>
      <text:p text:style-name="Standard"><text:s text:c="16"/>2. Factor Knowledge: Break down source and target knowledge into factors using stacking ({...}).</text:p>
      <text:p text:style-name="Standard"><text:s text:c="16"/>3. Model Transfer: Use R: with ~: to model knowledge transfer.</text:p>
      <text:p text:style-name="Standard"><text:s text:c="16"/>4. Curry Result: Use currying (L:) to link source to target outcomes.</text:p>
      <text:p text:style-name="Standard"><text:s text:c="16"/>5. Synthesize Outcome: Synthesize the result (S:) as a transfer learning model, ready for chaining.</text:p>
      <text:p text:style-name="Standard"><text:s text:c="12"/>▪ Example: Model AI transfer learning:</text:p>
      <text:p text:style-name="Standard"><text:s text:c="16"/>1. Query: :(AI, transfer:model,p:0.8) != ? // Model knowledge transfer.</text:p>
      <text:p text:style-name="Standard"><text:s text:c="16"/>2. Step 1: AI:=:AI, T:=:Transfer // Substitutions (Skill 3).</text:p>
      <text:p text:style-name="Standard"><text:s text:c="16"/>3. Step 2: {:(AI, source:p:0.8),:(AI, target:p:0.8)} // Factor knowledge (Skill 8).</text:p>
      <text:p text:style-name="Standard"><text:s text:c="16"/>4. Step 3: R:[:(T, source:model:p:0.8),:(T, target:model:p:0.8),~:p:0.9] // Model transfer (Skill 44).</text:p>
      <text:p text:style-name="Standard"><text:s text:c="16"/>5. Step 4: L:(AI, source).(T, modeled,p:0.9) // Curry result (Skill 14).</text:p>
      <text:p text:style-name="Standard"><text:s text:c="16"/>6. Step 5: S:Modeled=:[:(T, model,p:0.9)] // Transfer learning model, curried into NNM: L:(T, model,p:0.9).(Network, architecture:p:0.9).</text:p>
      <text:p text:style-name="Standard"><text:s text:c="12"/>▪ Adaptation Notes: For AI (transfer:model, e.g., neural model adaptation), education (transfer:skill, e.g., skill transfer), software (transfer:code, e.g., code reuse).</text:p>
      <text:p text:style-name="Standard"><text:s text:c="12"/>▪ Innovation Tips: Add new transfer types (e.g., transfer:ecological for environmental knowledge) or chain with Visualization:LD for visual transfer models.</text:p>
      <text:p text:style-name="Standard"><text:s text:c="12"/>▪ Skills Used: 3, 6, 14, 44 (Transfer Learning Modeling), 23.</text:p>
      <text:p text:style-name="Standard"><text:s text:c="12"/>▪ Analogy: Like transferring skills from one task to another, factoring adaptation perspectives to model truth.</text:p>
      <text:p text:style-name="Standard"><text:s text:c="12"/>▪ Creative Applications: AI model adaptation, skill transfer modeling, code reuse analysis.</text:p>
      <text:p text:style-name="Standard"><text:soft-page-break/><text:s text:c="12"/>▪ Learning Notes: TLM is ideal for knowledge transfer. Start with a clear transfer goal (e.g., “Model AI knowledge transfer”), factor knowledge, and model transfer. Practice with simple transfers (e.g., model adaptation) before complex ones (e.g., skill transfer). Visualize transfer to confirm accuracy.</text:p>
      <text:p text:style-name="Standard"><text:s text:c="8"/>5. Object-Oriented Modeling (OOM)</text:p>
      <text:p text:style-name="Standard"><text:s text:c="12"/>▪ Purpose: Models object-oriented systems (e.g., software classes, organizational structures) by factoring objects and their relationships.</text:p>
      <text:p text:style-name="Standard"><text:s text:c="12"/>▪ Setup: :(System, object:context,p:) != ?, O:[:(Object1, attribute:p:),:(Object2, attribute:p:),~:p:] (Object-Oriented, Skills 3, 6, 14, 47, 23).</text:p>
      <text:p text:style-name="Standard"><text:s text:c="12"/>▪ Why This Setup: The object-oriented operator (O:) with correlation (~:) models object relationships, factoring structural perspectives to simulate object-oriented reasoning.</text:p>
      <text:p text:style-name="Standard"><text:s text:c="12"/>▪ How to Use:</text:p>
      <text:p text:style-name="Standard"><text:s text:c="16"/>1. Define System and Object Context: Specify the system (e.g., Software, Organization) and object context (e.g., object:class, object:unit) with confidence (p:).</text:p>
      <text:p text:style-name="Standard"><text:s text:c="16"/>2. Factor Objects: Break down objects and attributes into factors using stacking ({...}).</text:p>
      <text:p text:style-name="Standard"><text:s text:c="16"/>3. Model Relationships: Use O: with ~: to model object interactions.</text:p>
      <text:p text:style-name="Standard"><text:s text:c="16"/>4. Curry Result: Use currying (L:) to link objects to a modeled outcome.</text:p>
      <text:p text:style-name="Standard"><text:s text:c="16"/>5. Synthesize Outcome: Synthesize the result (S:) as an object-oriented model, ready for chaining.</text:p>
      <text:p text:style-name="Standard"><text:s text:c="12"/>▪ Example: Model software classes:</text:p>
      <text:p text:style-name="Standard"><text:s text:c="16"/>1. Query: :(Software, object:class,p:0.8) != ? // Model class structure.</text:p>
      <text:p text:style-name="Standard"><text:s text:c="16"/>2. Step 1: S:=:Software, O:=:Object // Substitutions (Skill 3).</text:p>
      <text:p text:style-name="Standard"><text:s text:c="16"/>3. Step 2: {:(S, class1:p:0.8),:(S, class2:p:0.8)} // Factor objects (Skill 8).</text:p>
      <text:p text:style-name="Standard"><text:s text:c="16"/>4. Step 3: O:[:(O, class1:p:0.8),:(O, class2:p:0.8),~:p:0.9] // Model relationships (Skill 47).</text:p>
      <text:p text:style-name="Standard"><text:s text:c="16"/>5. Step 4: L:(S, class1).(O, modeled,p:0.9) // Curry result (Skill 14).</text:p>
      <text:p text:style-name="Standard"><text:s text:c="16"/>6. Step 5: S:Modeled=:[:(O, class,p:0.9)] // Object-oriented model, curried into HSM: L:(O, class,p:0.9).(Hierarchy, structure:p:0.9).</text:p>
      <text:p text:style-name="Standard"><text:s text:c="12"/>▪ Adaptation Notes: For software (object:class, e.g., code structures), organizations (object:unit, e.g., team structures), narratives (object:plot, e.g., story elements).</text:p>
      <text:p text:style-name="Standard"><text:s text:c="12"/>▪ Innovation Tips: Add new object types (e.g., object:ecological for environmental structures) or chain with Visualization:LD for visual object models.</text:p>
      <text:p text:style-name="Standard"><text:s text:c="12"/>▪ Skills Used: 3, 6, 14, 47 (Object-Oriented Modeling), 23.</text:p>
      <text:p text:style-name="Standard"><text:s text:c="12"/>▪ Analogy: Like designing a blueprint of interconnected objects, factoring structural perspectives to model truth.</text:p>
      <text:p text:style-name="Standard"><text:s text:c="12"/>▪ Creative Applications: Software class design, organizational structure modeling, narrative element modeling.</text:p>
      <text:p text:style-name="Standard"><text:s text:c="12"/>▪ Learning Notes: OOM is suited for object-oriented systems. Start with a clear object goal (e.g., “Model software classes”), factor objects, and model relationships. Practice with simple systems (e.g., basic classes) before complex ones (e.g., organizational units). Visualize models to confirm structure.</text:p>
      <text:p text:style-name="Standard"><text:s text:c="8"/>6. Event-Driven Modeling (EDM)</text:p>
      <text:p text:style-name="Standard"><text:s text:c="12"/>▪ Purpose: Models event-driven systems (e.g., software triggers, narrative events) by factoring events and responses.</text:p>
      <text:p text:style-name="Standard"><text:s text:c="12"/>▪ Setup: :(System, event:context,p:) != ?, E:[:(Event1, trigger:p:),:(Event2, response:p:),~:p:] (Event-Driven, Skills 3, 6, 14, 41, 23).</text:p>
      <text:p text:style-name="Standard"><text:s text:c="12"/>▪ Why This Setup: The event-driven operator (E:) with correlation (~:) models event-response dynamics, factoring event perspectives to simulate event-driven reasoning.</text:p>
      <text:p text:style-name="Standard"><text:s text:c="12"/>▪ How to Use:</text:p>
      <text:p text:style-name="Standard"><text:soft-page-break/><text:s text:c="16"/>1. Define System and Event Context: Specify the system (e.g., Software, Narrative) and event context (e.g., event:trigger, event:plot) with confidence (p:).</text:p>
      <text:p text:style-name="Standard"><text:s text:c="16"/>2. Factor Events: Break down events and responses into factors using stacking ({...}).</text:p>
      <text:p text:style-name="Standard"><text:s text:c="16"/>3. Model Event Dynamics: Use E: with ~: to model event-response interactions.</text:p>
      <text:p text:style-name="Standard"><text:s text:c="16"/>4. Curry Result: Use currying (L:) to link events to a modeled outcome.</text:p>
      <text:p text:style-name="Standard"><text:s text:c="16"/>5. Synthesize Outcome: Synthesize the result (S:) as an event-driven model, ready for chaining.</text:p>
      <text:p text:style-name="Standard"><text:s text:c="12"/>▪ Example: Model software event triggers:</text:p>
      <text:p text:style-name="Standard"><text:s text:c="16"/>1. Query: :(Software, event:trigger,p:0.8) != ? // Model event-driven system.</text:p>
      <text:p text:style-name="Standard"><text:s text:c="16"/>2. Step 1: S:=:Software, E:=:Event // Substitutions (Skill 3).</text:p>
      <text:p text:style-name="Standard"><text:s text:c="16"/>3. Step 2: {:(S, trigger1:p:0.8),:(S, response1:p:0.8)} // Factor events (Skill 8).</text:p>
      <text:p text:style-name="Standard"><text:s text:c="16"/>4. Step 3: E:[:(E, trigger1:p:0.8),:(E, response1:p:0.8),~:p:0.9] // Model dynamics (Skill 41).</text:p>
      <text:p text:style-name="Standard"><text:s text:c="16"/>5. Step 4: L:(S, trigger1).(E, modeled,p:0.9) // Curry result (Skill 14).</text:p>
      <text:p text:style-name="Standard"><text:s text:c="16"/>6. Step 5: S:Modeled=:[:(E, trigger,p:0.9)] // Event-driven model, curried into STA: L:(E, trigger,p:0.9).(Solution, repair:p:0.9).</text:p>
      <text:p text:style-name="Standard"><text:s text:c="12"/>▪ Adaptation Notes: For software (event:trigger, e.g., event handlers), narratives (event:plot, e.g., story events), robotics (event:control, e.g., robot responses).</text:p>
      <text:p text:style-name="Standard"><text:s text:c="12"/>▪ Innovation Tips: Add new event types (e.g., event:ecological for environmental triggers) or chain with Visualization:TSM for synchronized event visualization.</text:p>
      <text:p text:style-name="Standard"><text:s text:c="12"/>▪ Skills Used: 3, 6, 14, 41, 23.</text:p>
      <text:p text:style-name="Standard"><text:s text:c="12"/>▪ Analogy: Like modeling a chain of cause-and-effect events, factoring event perspectives to simulate truth.</text:p>
      <text:p text:style-name="Standard"><text:s text:c="12"/>▪ Creative Applications: Software event handling, narrative event modeling, robotic control systems.</text:p>
      <text:p text:style-name="Standard"><text:s text:c="12"/>▪ Learning Notes: EDM is ideal for event-driven systems. Start with a clear event goal (e.g., “Model software triggers”), factor events, and model dynamics. Practice with simple systems (e.g., basic triggers) before complex ones (e.g., narrative events). Visualize dynamics to confirm responsiveness.</text:p>
      <text:p text:style-name="Standard">Adaptive Systems</text:p>
      <text:p text:style-name="Standard"><text:s text:c="4"/>• Purpose: Models adaptive, self-evolving systems by factoring dynamic states and perspectives, simulating human-like reasoning to approximate truth, aligning with FaCT’s focus on dynamic adaptability. This category addresses systems that evolve, such as AI, ecosystems, or narratives, requiring adaptive modeling.</text:p>
      <text:p text:style-name="Standard"><text:s text:c="4"/>• Rationale: Adaptive Systems are critical for modeling dynamic, self-evolving processes, enabling flexible reasoning in complex, changing environments.</text:p>
      <text:p text:style-name="Standard"><text:s text:c="4"/>• Setup Types: Control Systems, Ecological, Self-Evolving, Meta-Learning, Goal-Oriented, Emotional, Creative, Cognitive.</text:p>
      <text:p text:style-name="Standard"><text:s text:c="4"/>• Techniques:</text:p>
      <text:p text:style-name="Standard"><text:s text:c="8"/>1. Real-Time Control Modeling (RTCM)</text:p>
      <text:p text:style-name="Standard"><text:s text:c="12"/>▪ Purpose: Models real-time control systems (e.g., robotics, program controllers) by factoring control inputs and outputs.</text:p>
      <text:p text:style-name="Standard"><text:s text:c="12"/>▪ Setup: :(System, control:context,p:) != ? t:, K:[:(Input, control:p:),:(Output, control:p:),~:p:] (Control Systems, Skills 3, 6, 14, 51, 23).</text:p>
      <text:p text:style-name="Standard"><text:s text:c="12"/>▪ Why This Setup: The control operator (K:) with correlation (~:) models real-time control dynamics, factoring control perspectives to simulate adaptive reasoning.</text:p>
      <text:p text:style-name="Standard"><text:s text:c="12"/>▪ How to Use:</text:p>
      <text:p text:style-name="Standard"><text:s text:c="16"/>1. Define System and Control Context: Specify the system (e.g., Robot, Program) and control context (e.g., control:navigation, control:process) with time (t:) and confidence (p:).</text:p>
      <text:p text:style-name="Standard"><text:soft-page-break/><text:s text:c="16"/>2. Factor Control Data: Break down control inputs and outputs into factors using stacking ({...}).</text:p>
      <text:p text:style-name="Standard"><text:s text:c="16"/>3. Model Control Dynamics: Use K: with ~: to model real-time control interactions.</text:p>
      <text:p text:style-name="Standard"><text:s text:c="16"/>4. Curry Result: Use currying (L:) to link inputs to control outcomes.</text:p>
      <text:p text:style-name="Standard"><text:s text:c="16"/>5. Synthesize Outcome: Synthesize the result (S:) as a control model, ready for chaining.</text:p>
      <text:p text:style-name="Standard"><text:s text:c="12"/>▪ Example: Model robot navigation control:</text:p>
      <text:p text:style-name="Standard"><text:s text:c="16"/>1. Query: :(Robot, control:navigation,p:0.8) != ? t:2025-10-23 // Model navigation control.</text:p>
      <text:p text:style-name="Standard"><text:s text:c="16"/>2. Step 1: R:=:Robot, C:=:Control // Substitutions (Skill 3).</text:p>
      <text:p text:style-name="Standard"><text:s text:c="16"/>3. Step 2: {:(R, input:p:0.8),:(R, output:p:0.8)} // Factor control data (Skill 8).</text:p>
      <text:p text:style-name="Standard"><text:s text:c="16"/>4. Step 3: K:[:(C, input:navigation:p:0.8),:(C, output:move:p:0.8),~:p:0.9] // Model control (Skill 51).</text:p>
      <text:p text:style-name="Standard"><text:s text:c="16"/>5. Step 4: L:(R, input).(C, modeled,p:0.9) // Curry result (Skill 14).</text:p>
      <text:p text:style-name="Standard"><text:s text:c="16"/>6. Step 5: S:Modeled=:[:(C, navigation,p:0.9)] // Control model, curried into RTVM: L:(C, navigation,p:0.9).(Visualization, real-time:p:0.9).</text:p>
      <text:p text:style-name="Standard"><text:s text:c="12"/>▪ Adaptation Notes: For robotics (control:navigation, e.g., robot movement), software (control:process, e.g., program control), AI (control:neural, e.g., neural control).</text:p>
      <text:p text:style-name="Standard"><text:s text:c="12"/>▪ Innovation Tips: Add new control types (e.g., control:ecological for environmental control) or chain with Visualization:RTVM for real-time control visualization.</text:p>
      <text:p text:style-name="Standard"><text:s text:c="12"/>▪ Skills Used: 3, 6, 14, 51 (Control Systems Modeling), 23.</text:p>
      <text:p text:style-name="Standard"><text:s text:c="12"/>▪ Analogy: Like steering a ship in real-time, factoring control perspectives to adapt truth.</text:p>
      <text:p text:style-name="Standard"><text:s text:c="12"/>▪ Creative Applications: Robotic navigation, program control systems, AI control modeling.</text:p>
      <text:p text:style-name="Standard"><text:s text:c="12"/>▪ Learning Notes: RTCM is suited for real-time control. Start with a clear control goal (e.g., “Model robot navigation”), factor inputs and outputs, and model dynamics. Practice with simple systems (e.g., basic robot control) before complex ones (e.g., AI control). Visualize control to confirm responsiveness.</text:p>
      <text:p text:style-name="Standard"><text:s text:c="8"/>2. Ecological Modeling (EM)</text:p>
      <text:p text:style-name="Standard"><text:s text:c="12"/>▪ Purpose: Models ecological systems (e.g., ecosystems, environmental interactions) by factoring ecological states and interactions.</text:p>
      <text:p text:style-name="Standard"><text:s text:c="12"/>▪ Setup: :(System, ecology:context,p:) != ?, K:[:(State1, ecology:p:),:(State2, ecology:p:),~:p:] (Ecological, Skills 3, 6, 14, 52, 23).</text:p>
      <text:p text:style-name="Standard"><text:s text:c="12"/>▪ Why This Setup: The ecological operator (K:) with correlation (~:) models ecological dynamics, factoring environmental perspectives to simulate adaptive reasoning.</text:p>
      <text:p text:style-name="Standard"><text:s text:c="12"/>▪ How to Use:</text:p>
      <text:p text:style-name="Standard"><text:s text:c="16"/>1. Define System and Ecology Context: Specify the system (e.g., Ecosystem, Environment) and ecology context (e.g., ecology:species, ecology:climate) with confidence (p:).</text:p>
      <text:p text:style-name="Standard"><text:s text:c="16"/>2. Factor Ecological States: Break down states (e.g., species, climate factors) into factors using stacking ({...}).</text:p>
      <text:p text:style-name="Standard"><text:s text:c="16"/>3. Model Ecological Dynamics: Use K: with ~: to model ecological interactions.</text:p>
      <text:p text:style-name="Standard"><text:s text:c="16"/>4. Curry Result: Use currying (L:) to link states to a modeled outcome.</text:p>
      <text:p text:style-name="Standard"><text:s text:c="16"/>5. Synthesize Outcome: Synthesize the result (S:) as an ecological model, ready for chaining.</text:p>
      <text:p text:style-name="Standard"><text:s text:c="12"/>▪ Example: Model ecosystem species interactions:</text:p>
      <text:p text:style-name="Standard"><text:s text:c="16"/>1. Query: :(Ecosystem, ecology:species,p:0.8) != ? // Model species interactions.</text:p>
      <text:p text:style-name="Standard"><text:s text:c="16"/>2. Step 1: E:=:Ecosystem, S:=:Species // Substitutions (Skill 3).</text:p>
      <text:p text:style-name="Standard"><text:s text:c="16"/>3. Step 2: {:(E, state1:p:0.8),:(E, state2:p:0.8)} // Factor states (Skill 8).</text:p>
      <text:p text:style-name="Standard"><text:s text:c="16"/>4. Step 3: K:[:(S, state1:species:p:0.8),:(S, state2:species:p:0.8),~:p:0.9] // Model dynamics (Skill 52).</text:p>
      <text:p text:style-name="Standard"><text:s text:c="16"/>5. Step 4: L:(E, state1).(S, modeled,p:0.9) // Curry result (Skill 14).</text:p>
      <text:p text:style-name="Standard"><text:s text:c="16"/>6. Step 5: S:Modeled=:[:(S, species,p:0.9)] // Ecological model, curried into FM: L:(S, species,p:0.9).(Outcome, prediction:p:0.9).</text:p>
      <text:p text:style-name="Standard"><text:soft-page-break/><text:s text:c="12"/>▪ Adaptation Notes: For environmental (ecology:species, e.g., ecosystem dynamics), social (ecology:social, e.g., community interactions), narratives (ecology:plot, e.g., story ecosystems).</text:p>
      <text:p text:style-name="Standard"><text:s text:c="12"/>▪ Innovation Tips: Add new ecology types (e.g., ecology:urban for urban ecosystems) or chain with Visualization:DAM for animated ecological visualization.</text:p>
      <text:p text:style-name="Standard"><text:s text:c="12"/>▪ Skills Used: 3, 6, 14, 52 (Ecological Modeling), 23.</text:p>
      <text:p text:style-name="Standard"><text:s text:c="12"/>▪ Analogy: Like modeling a forest’s ecosystem, factoring environmental perspectives to simulate truth.</text:p>
      <text:p text:style-name="Standard"><text:s text:c="12"/>▪ Creative Applications: Ecosystem modeling, social interaction modeling, narrative ecosystem design.</text:p>
      <text:p text:style-name="Standard"><text:s text:c="12"/>▪ Learning Notes: EM is ideal for ecological systems. Start with a clear ecology goal (e.g., “Model species interactions”), factor states, and model dynamics. Practice with simple ecosystems (e.g., basic species models) before complex ones (e.g., social ecosystems). Visualize dynamics to confirm interactions.</text:p>
      <text:p text:style-name="Standard"><text:s text:c="8"/>3. Self-Evolving System Modeling (SESM)</text:p>
      <text:p text:style-name="Standard"><text:s text:c="12"/>▪ Purpose: Models self-evolving systems (e.g., AI learning, adaptive programs) by factoring evolving states.</text:p>
      <text:p text:style-name="Standard"><text:s text:c="12"/>▪ Setup: :(System, evolution:context,p:) != ?, K:[:(State1, evolution:p:),:(State2, evolution:p:),~:p:] (Self-Evolving, Skills 3, 6, 14, 53, 23).</text:p>
      <text:p text:style-name="Standard"><text:s text:c="12"/>▪ Why This Setup: The self-evolving operator (K:) with correlation (~:) models evolving dynamics, factoring adaptive perspectives to simulate self-evolution.</text:p>
      <text:p text:style-name="Standard"><text:s text:c="12"/>▪ How to Use:</text:p>
      <text:p text:style-name="Standard"><text:s text:c="16"/>1. Define System and Evolution Context: Specify the system (e.g., AI, Program) and evolution context (e.g., evolution:learning, evolution:code) with confidence (p:).</text:p>
      <text:p text:style-name="Standard"><text:s text:c="16"/>2. Factor Evolving States: Break down states into factors (e.g., learning rates, code updates) using stacking ({...}).</text:p>
      <text:p text:style-name="Standard"><text:s text:c="16"/>3. Model Evolution: Use K: with ~: to model self-evolving dynamics.</text:p>
      <text:p text:style-name="Standard"><text:s text:c="16"/>4. Curry Result: Use currying (L:) to link states to an evolved outcome.</text:p>
      <text:p text:style-name="Standard"><text:s text:c="16"/>5. Synthesize Outcome: Synthesize the result (S:) as a self-evolving model, ready for chaining.</text:p>
      <text:p text:style-name="Standard"><text:s text:c="12"/>▪ Example: Model AI self-learning:</text:p>
      <text:p text:style-name="Standard"><text:s text:c="16"/>1. Query: :(AI, evolution:learning,p:0.8) != ? // Model self-learning system.</text:p>
      <text:p text:style-name="Standard"><text:s text:c="16"/>2. Step 1: AI:=:AI, E:=:Evolution // Substitutions (Skill 3).</text:p>
      <text:p text:style-name="Standard"><text:s text:c="16"/>3. Step 2: {:(AI, state1:p:0.8),:(AI, state2:p:0.8)} // Factor states (Skill 8).</text:p>
      <text:p text:style-name="Standard"><text:s text:c="16"/>4. Step 3: K:[:(E, state1:learning:p:0.8),:(E, state2:learning:p:0.8),~:p:0.9] // Model evolution (Skill 53).</text:p>
      <text:p text:style-name="Standard"><text:s text:c="16"/>5. Step 4: L:(AI, state1).(E, modeled,p:0.9) // Curry result (Skill 14).</text:p>
      <text:p text:style-name="Standard"><text:s text:c="16"/>6. Step 5: S:Modeled=:[:(E, learning,p:0.9)] // Self-learning model, curried into MLM: L:(E, learning,p:0.9).(Meta, learning:p:0.9).</text:p>
      <text:p text:style-name="Standard"><text:s text:c="12"/>▪ Adaptation Notes: For AI (evolution:learning, e.g., neural adaptation), software (evolution:code, e.g., adaptive programs), narratives (evolution:plot, e.g., evolving story arcs).</text:p>
      <text:p text:style-name="Standard"><text:s text:c="12"/>▪ Innovation Tips: Add new evolution types (e.g., evolution:ecological for environmental adaptation) or chain with Visualization:RTVM for real-time evolution visualization.</text:p>
      <text:p text:style-name="Standard"><text:s text:c="12"/>▪ Skills Used: 3, 6, 14, 53 (Self-Evolving Modeling), 23.</text:p>
      <text:p text:style-name="Standard"><text:s text:c="12"/>▪ Analogy: Like modeling a system that learns on its own, factoring adaptive perspectives to simulate truth.</text:p>
      <text:p text:style-name="Standard"><text:s text:c="12"/>▪ Creative Applications: AI learning systems, adaptive software, narrative evolution modeling.</text:p>
      <text:p text:style-name="Standard"><text:s text:c="12"/>▪ Learning Notes: SESM is suited for self-evolving systems. Start with a clear evolution goal (e.g., “Model AI learning”), factor states, and model evolution. Practice with simple systems (e.g., <text:soft-page-break/>basic AI models) before complex ones (e.g., adaptive narratives). Visualize evolution to confirm progress.</text:p>
      <text:p text:style-name="Standard"><text:s text:c="8"/>4. Meta-Learning Modeling (MLM)</text:p>
      <text:p text:style-name="Standard"><text:s text:c="12"/>▪ Purpose: Models meta-learning (e.g., AI learning to learn, adaptive algorithms) by factoring learning strategies.</text:p>
      <text:p text:style-name="Standard"><text:s text:c="12"/>▪ Setup: :(System, meta:context,p:) != ?, K:[:(Strategy1, meta:p:),:(Strategy2, meta:p:),~:p:] (Meta-Learning, Skills 3, 6, 14, 54, 23).</text:p>
      <text:p text:style-name="Standard"><text:s text:c="12"/>▪ Why This Setup: The meta-learning operator (K:) with correlation (~:) models learning strategies, factoring meta-perspectives to simulate advanced reasoning.</text:p>
      <text:p text:style-name="Standard"><text:s text:c="12"/>▪ How to Use:</text:p>
      <text:p text:style-name="Standard"><text:s text:c="16"/>1. Define System and Meta Context: Specify the system (e.g., AI, Algorithm) and meta context (e.g., meta:learning, meta:strategy) with confidence (p:).</text:p>
      <text:p text:style-name="Standard"><text:s text:c="16"/>2. Factor Strategies: Break down learning strategies into factors using stacking ({...}).</text:p>
      <text:p text:style-name="Standard"><text:s text:c="16"/>3. Model Meta-Learning: Use K: with ~: to model meta-learning dynamics.</text:p>
      <text:p text:style-name="Standard"><text:s text:c="16"/>4. Curry Result: Use currying (L:) to link strategies to a meta-learning outcome.</text:p>
      <text:p text:style-name="Standard"><text:s text:c="16"/>5. Synthesize Outcome: Synthesize the result (S:) as a meta-learning model, ready for chaining.</text:p>
      <text:p text:style-name="Standard"><text:s text:c="12"/>▪ Example: Model AI meta-learning:</text:p>
      <text:p text:style-name="Standard"><text:s text:c="16"/>1. Query: :(AI, meta:learning,p:0.8) != ? // Model learning to learn.</text:p>
      <text:p text:style-name="Standard"><text:s text:c="16"/>2. Step 1: AI:=:AI, M:=:Meta // Substitutions (Skill 3).</text:p>
      <text:p text:style-name="Standard"><text:s text:c="16"/>3. Step 2: {:(AI, strategy1:p:0.8),:(AI, strategy2:p:0.8)} // Factor strategies (Skill 8).</text:p>
      <text:p text:style-name="Standard"><text:s text:c="16"/>4. Step 3: K:[:(M, strategy1:p:0.8),:(M, strategy2:p:0.8),~:p:0.9] // Model meta-learning (Skill 54).</text:p>
      <text:p text:style-name="Standard"><text:s text:c="16"/>5. Step 4: L:(AI, strategy1).(M, modeled,p:0.9) // Curry result (Skill 14).</text:p>
      <text:p text:style-name="Standard"><text:s text:c="16"/>6. Step 5: S:Modeled=:[:(M, learning,p:0.9)] // Meta-learning model, curried into CGM: L:(M, learning,p:0.9).(Process, cognitive:p:0.9).</text:p>
      <text:p text:style-name="Standard"><text:s text:c="12"/>▪ Adaptation Notes: For AI (meta:learning, e.g., neural meta-learning), software (meta:algorithm, e.g., adaptive algorithms), narratives (meta:plot, e.g., adaptive story strategies).</text:p>
      <text:p text:style-name="Standard"><text:s text:c="12"/>▪ Innovation Tips: Add new meta types (e.g., meta:ecological for environmental learning) or chain with Visualization:LD for visual meta-learning models.</text:p>
      <text:p text:style-name="Standard"><text:s text:c="12"/>▪ Skills Used: 3, 6, 14, 54 (Meta-Learning Modeling), 23.</text:p>
      <text:p text:style-name="Standard"><text:s text:c="12"/>▪ Analogy: Like teaching a system to learn how to learn, factoring meta-perspectives to simulate truth.</text:p>
      <text:p text:style-name="Standard"><text:s text:c="12"/>▪ Creative Applications: AI meta-learning, adaptive algorithm design, narrative strategy adaptation.</text:p>
      <text:p text:style-name="Standard"><text:s text:c="12"/>▪ Learning Notes: MLM is ideal for learning systems. Start with a clear meta-learning goal (e.g., “Model AI learning strategies”), factor strategies, and model meta-dynamics. Practice with simple systems (e.g., basic AI models) before complex ones (e.g., narrative strategies). Visualize meta-learning to confirm strategy effectiveness.</text:p>
      <text:p text:style-name="Standard"><text:s text:c="8"/>5. Goal-Oriented Modeling (GOM)</text:p>
      <text:p text:style-name="Standard"><text:s text:c="12"/>▪ Purpose: Models goal-oriented systems (e.g., AI objectives, narrative goals) by factoring goals and actions.</text:p>
      <text:p text:style-name="Standard"><text:s text:c="12"/>▪ Setup: :(System, goal:context,p:) != ?, G:[:(Action1, goal:p:),:(Action2, goal:p:),~:p:] (Goal-Oriented, Skills 3, 6, 14, 55, 23).</text:p>
      <text:p text:style-name="Standard"><text:s text:c="12"/>▪ Why This Setup: The goal-oriented operator (G:) with correlation (~:) models goal-driven actions, factoring goal perspectives to simulate purposeful reasoning.</text:p>
      <text:p text:style-name="Standard"><text:s text:c="12"/>▪ How to Use:</text:p>
      <text:p text:style-name="Standard"><text:s text:c="16"/>1. Define System and Goal Context: Specify the system (e.g., AI, Narrative) and goal context (e.g., goal:neural, goal:plot) with confidence (p:).</text:p>
      <text:p text:style-name="Standard"><text:soft-page-break/><text:s text:c="16"/>2. Factor Goals and Actions: Break down goals and actions into factors using stacking ({...}).</text:p>
      <text:p text:style-name="Standard"><text:s text:c="16"/>3. Model Goal Dynamics: Use G: with ~: to model goal-oriented actions.</text:p>
      <text:p text:style-name="Standard"><text:s text:c="16"/>4. Curry Result: Use currying (L:) to link actions to a goal-oriented outcome.</text:p>
      <text:p text:style-name="Standard"><text:s text:c="16"/>5. Synthesize Outcome: Synthesize the result (S:) as a goal-oriented model, ready for chaining.</text:p>
      <text:p text:style-name="Standard"><text:s text:c="12"/>▪ Example: Model AI goal-oriented behavior:</text:p>
      <text:p text:style-name="Standard"><text:s text:c="16"/>1. Query: :(AI, goal:neural,p:0.8) != ? // Model AI goals.</text:p>
      <text:p text:style-name="Standard"><text:s text:c="16"/>2. Step 1: AI:=:AI, G:=:Goal // Substitutions (Skill 3).</text:p>
      <text:p text:style-name="Standard"><text:s text:c="16"/>3. Step 2: {:(AI, action1:p:0.8),:(AI, action2:p:0.8)} // Factor actions (Skill 8).</text:p>
      <text:p text:style-name="Standard"><text:s text:c="16"/>4. Step 3: G:[:(G, action1:neural:p:0.8),:(G, action2:neural:p:0.8),~:p:0.9] // Model goal dynamics (Skill 55).</text:p>
      <text:p text:style-name="Standard"><text:s text:c="16"/>5. Step 4: L:(AI, action1).(G, modeled,p:0.9) // Curry result (Skill 14).</text:p>
      <text:p text:style-name="Standard"><text:s text:c="16"/>6. Step 5: S:Modeled=:[:(G, neural,p:0.9)] // Goal-oriented model, curried into CGM: L:(G, neural,p:0.9).(Process, cognitive:p:0.9).</text:p>
      <text:p text:style-name="Standard"><text:s text:c="12"/>▪ Adaptation Notes: For AI (goal:neural, e.g., neural objectives), narratives (goal:plot, e.g., story goals), social (goal:social, e.g., community goals).</text:p>
      <text:p text:style-name="Standard"><text:s text:c="12"/>▪ Innovation Tips: Add new goal types (e.g., goal:ecological for environmental goals) or chain with Visualization:DAM for animated goal visualization.</text:p>
      <text:p text:style-name="Standard"><text:s text:c="12"/>▪ Skills Used: 3, 6, 14, 55 (Goal-Oriented Modeling), 23.</text:p>
      <text:p text:style-name="Standard"><text:s text:c="12"/>▪ Analogy: Like planning actions to achieve a specific goal, factoring goal perspectives to simulate truth.</text:p>
      <text:p text:style-name="Standard"><text:s text:c="12"/>▪ Creative Applications: AI objective modeling, narrative goal design, social goal planning.</text:p>
      <text:p text:style-name="Standard"><text:s text:c="12"/>▪ Learning Notes: GOM is suited for goal-driven systems. Start with a clear goal (e.g., “Model AI objectives”), factor actions, and model goal dynamics. Practice with simple goals (e.g., neural tasks) before complex ones (e.g., narrative goals). Visualize goals to confirm alignment.</text:p>
      <text:p text:style-name="Standard"><text:s text:c="8"/>6. Emotional Intelligence Modeling (EIM)</text:p>
      <text:p text:style-name="Standard"><text:s text:c="12"/>▪ Purpose: Models emotional intelligence (e.g., AI sentiment analysis, narrative emotions) by factoring emotional states and responses.</text:p>
      <text:p text:style-name="Standard"><text:s text:c="12"/>▪ Setup: :(System, emotion:context,p:) != ?, E:[:(State1, emotion:p:),:(State2, emotion:p:),~:p:] (Emotional, Skills 3, 6, 14, 56, 23).</text:p>
      <text:p text:style-name="Standard"><text:s text:c="12"/>▪ Why This Setup: The emotional operator (E:) with correlation (~:) models emotional dynamics, factoring emotional perspectives to simulate human-like reasoning.</text:p>
      <text:p text:style-name="Standard"><text:s text:c="12"/>▪ How to Use:</text:p>
      <text:p text:style-name="Standard"><text:s text:c="16"/>1. Define System and Emotion Context: Specify the system (e.g., AI, Narrative) and emotion context (e.g., emotion:sentiment, emotion:plot) with confidence (p:).</text:p>
      <text:p text:style-name="Standard"><text:s text:c="16"/>2. Factor Emotional States: Break down emotional states into factors (e.g., sentiments, reactions) using stacking ({...}).</text:p>
      <text:p text:style-name="Standard"><text:s text:c="16"/>3. Model Emotional Dynamics: Use E: with ~: to model emotional interactions.</text:p>
      <text:p text:style-name="Standard"><text:s text:c="16"/>4. Curry Result: Use currying (L:) to link states to an emotional outcome.</text:p>
      <text:p text:style-name="Standard"><text:s text:c="16"/>5. Synthesize Outcome: Synthesize the result (S:) as an emotional intelligence model, ready for chaining.</text:p>
      <text:p text:style-name="Standard"><text:s text:c="12"/>▪ Example: Model AI sentiment analysis:</text:p>
      <text:p text:style-name="Standard"><text:s text:c="16"/>1. Query: :(AI, emotion:sentiment,p:0.8) != ? // Model sentiment dynamics.</text:p>
      <text:p text:style-name="Standard"><text:s text:c="16"/>2. Step 1: AI:=:AI, E:=:Emotion // Substitutions (Skill 3).</text:p>
      <text:p text:style-name="Standard"><text:s text:c="16"/>3. Step 2: {:(AI, state1:p:0.8),:(AI, state2:p:0.8)} // Factor states (Skill 8).</text:p>
      <text:p text:style-name="Standard"><text:s text:c="16"/>4. Step 3: E:[:(E, state1:sentiment:p:0.8),:(E, state2:sentiment:p:0.8),~:p:0.9] // Model dynamics (Skill 56).</text:p>
      <text:p text:style-name="Standard"><text:s text:c="16"/>5. Step 4: L:(AI, state1).(E, modeled,p:0.9) // Curry result (Skill 14).</text:p>
      <text:p text:style-name="Standard"><text:soft-page-break/><text:s text:c="16"/>6. Step 5: S:Modeled=:[:(E, sentiment,p:0.9)] // Sentiment model, curried into NAM: L:(E, sentiment,p:0.9).(Arc, plot:p:0.9).</text:p>
      <text:p text:style-name="Standard"><text:s text:c="12"/>▪ Adaptation Notes: For AI (emotion:sentiment, e.g., sentiment analysis), narratives (emotion:plot, e.g., emotional story arcs), social (emotion:social, e.g., group emotions).</text:p>
      <text:p text:style-name="Standard"><text:s text:c="12"/>▪ Innovation Tips: Add new emotion types (e.g., emotion:ecological for environmental emotions) or chain with Visualization:DAM for animated emotional visualization.</text:p>
      <text:p text:style-name="Standard"><text:s text:c="12"/>▪ Skills Used: 3, 6, 14, 56 (Emotional Modeling), 23.</text:p>
      <text:p text:style-name="Standard"><text:s text:c="12"/>▪ Analogy: Like modeling a character’s emotional journey, factoring emotional perspectives to simulate truth.</text:p>
      <text:p text:style-name="Standard"><text:s text:c="12"/>▪ Creative Applications: AI sentiment modeling, narrative emotional arcs, social emotion analysis.</text:p>
      <text:p text:style-name="Standard"><text:s text:c="12"/>▪ Learning Notes: EIM is ideal for emotional systems. Start with a clear emotion goal (e.g., “Model AI sentiment”), factor states, and model dynamics. Practice with simple emotions (e.g., basic sentiment analysis) before complex ones (e.g., narrative emotions). Visualize emotions to confirm dynamics.</text:p>
      <text:p text:style-name="Standard"><text:s text:c="8"/>7. Creative Synthesis Modeling (CSM2)</text:p>
      <text:p text:style-name="Standard"><text:s text:c="12"/>▪ Purpose: Models creative synthesis (e.g., AI creativity, narrative innovation) by factoring creative processes and outputs.</text:p>
      <text:p text:style-name="Standard"><text:s text:c="12"/>▪ Setup: :(System, concept:context,p:) != ?, K:[:(Concept1, creative:p:),:(Concept2, creative:p:),~:p:] (Creative, Skills 3, 6, 14, 57, 23).</text:p>
      <text:p text:style-name="Standard"><text:s text:c="12"/>▪ Why This Setup: The creative operator (K:) with correlation (~:) models creative synthesis, factoring creative perspectives to simulate innovative reasoning.</text:p>
      <text:p text:style-name="Standard"><text:s text:c="12"/>▪ How to Use:</text:p>
      <text:p text:style-name="Standard"><text:s text:c="16"/>1. Define System and Concept Context: Specify the system (e.g., AI, Narrative) and concept context (e.g., concept:idea, concept:plot) with confidence (p:).</text:p>
      <text:p text:style-name="Standard"><text:s text:c="16"/>2. Factor Creative Concepts: Break down concepts into factors (e.g., ideas, plot points) using stacking ({...}).</text:p>
      <text:p text:style-name="Standard"><text:s text:c="16"/>3. Model Creative Synthesis: Use K: with ~: to synthesize creative outputs.</text:p>
      <text:p text:style-name="Standard"><text:s text:c="16"/>4. Curry Result: Use currying (L:) to link concepts to a creative outcome.</text:p>
      <text:p text:style-name="Standard"><text:s text:c="16"/>5. Synthesize Outcome: Synthesize the result (S:) as a creative synthesis model, ready for chaining.</text:p>
      <text:p text:style-name="Standard"><text:s text:c="12"/>▪ Example: Model AI creative output:</text:p>
      <text:p text:style-name="Standard"><text:s text:c="16"/>1. Query: :(AI, concept:idea,p:0.8) != ? // Model creative AI output.</text:p>
      <text:p text:style-name="Standard"><text:s text:c="16"/>2. Step 1: AI:=:AI, C:=:Concept // Substitutions (Skill 3).</text:p>
      <text:p text:style-name="Standard"><text:s text:c="16"/>3. Step 2: {:(AI, concept1:p:0.8),:(AI, concept2:p:0.8)} // Factor concepts (Skill 8).</text:p>
      <text:p text:style-name="Standard"><text:s text:c="16"/>4. Step 3: K:[:(C, concept1:idea:p:0.8),:(C, concept2:idea:p:0.8),~:p:0.9] // Model synthesis (Skill 57).</text:p>
      <text:p text:style-name="Standard"><text:s text:c="16"/>5. Step 4: L:(AI, concept1).(C, modeled,p:0.9) // Curry result (Skill 14).</text:p>
      <text:p text:style-name="Standard"><text:s text:c="16"/>6. Step 5: S:Modeled=:[:(C, idea,p:0.9)] // Creative synthesis model, curried into NAM: L:(C, idea,p:0.9).(Arc, plot:p:0.9).</text:p>
      <text:p text:style-name="Standard"><text:s text:c="12"/>▪ Adaptation Notes: For AI (concept:idea, e.g., creative AI outputs), narratives (concept:plot, e.g., innovative story arcs), social (concept:social, e.g., cultural innovations).</text:p>
      <text:p text:style-name="Standard"><text:s text:c="12"/>▪ Innovation Tips: Add new concept types (e.g., concept:ecological for environmental innovations) or chain with Visualization:DAM for animated creative visualization.</text:p>
      <text:p text:style-name="Standard"><text:s text:c="12"/>▪ Skills Used: 3, 6, 14, 57 (Creative Synthesis Modeling), 23.</text:p>
      <text:p text:style-name="Standard"><text:s text:c="12"/>▪ Analogy: Like crafting a novel idea from existing concepts, factoring creative perspectives to simulate truth.</text:p>
      <text:p text:style-name="Standard"><text:s text:c="12"/>▪ Creative Applications: AI creativity modeling, narrative innovation design, cultural innovation analysis.</text:p>
      <text:p text:style-name="Standard"><text:soft-page-break/><text:s text:c="12"/>▪ Learning Notes: CSM2 is suited for creative systems. Start with a clear creative goal (e.g., “Model AI creative output”), factor concepts, and synthesize outputs. Practice with simple ideas (e.g., basic AI outputs) before complex ones (e.g., narrative innovations). Visualize synthesis to confirm creativity.</text:p>
      <text:p text:style-name="Standard"><text:s text:c="8"/>8. Cognitive Modeling (CGM)</text:p>
      <text:p text:style-name="Standard"><text:s text:c="12"/>▪ Purpose: Models cognitive processes (e.g., AI reasoning, human-like decision-making) by factoring cognitive states and processes.</text:p>
      <text:p text:style-name="Standard"><text:s text:c="12"/>▪ Setup: :(System, cognition:context,p:) != ?, C:[:(Process1, cognition:p:),:(Process2, cognition:p:),~:p:] (Cognitive, Skills 3, 6, 14, 64, 23).</text:p>
      <text:p text:style-name="Standard"><text:s text:c="12"/>▪ Why This Setup: The cognitive operator (C:) with correlation (~:) models cognitive dynamics, factoring cognitive perspectives to simulate human-like reasoning.</text:p>
      <text:p text:style-name="Standard"><text:s text:c="12"/>▪ How to Use:</text:p>
      <text:p text:style-name="Standard"><text:s text:c="16"/>1. Define System and Cognition Context: Specify the system (e.g., AI, Narrative) and cognition context (e.g., cognition:reasoning, cognition:decision) with confidence (p:).</text:p>
      <text:p text:style-name="Standard"><text:s text:c="16"/>2. Factor Cognitive States: Break down cognitive processes into factors (e.g., reasoning, decisions) using stacking ({...}).</text:p>
      <text:p text:style-name="Standard"><text:s text:c="16"/>3. Model Cognitive Dynamics: Use C: with ~: to model cognitive interactions.</text:p>
      <text:p text:style-name="Standard"><text:s text:c="16"/>4. Curry Result: Use currying (L:) to link processes to a cognitive outcome.</text:p>
      <text:p text:style-name="Standard"><text:s text:c="16"/>5. Synthesize Outcome: Synthesize the result (S:) as a cognitive model, ready for chaining.</text:p>
      <text:p text:style-name="Standard"><text:s text:c="12"/>▪ Example: Model AI reasoning:</text:p>
      <text:p text:style-name="Standard"><text:s text:c="16"/>1. Query: :(AI, cognition:reasoning,p:0.8) != ? // Model AI cognitive processes.</text:p>
      <text:p text:style-name="Standard"><text:s text:c="16"/>2. Step 1: AI:=:AI, C:=:Cognition // Substitutions (Skill 3).</text:p>
      <text:p text:style-name="Standard"><text:s text:c="16"/>3. Step 2: {:(AI, process1:p:0.8),:(AI, process2:p:0.8)} // Factor processes (Skill 8).</text:p>
      <text:p text:style-name="Standard"><text:s text:c="16"/>4. Step 3: C:[:(C, process1:reasoning:p:0.8),:(C, process2:reasoning:p:0.8),~:p:0.9] // Model dynamics (Skill 64).</text:p>
      <text:p text:style-name="Standard"><text:s text:c="16"/>5. Step 4: L:(AI, process1).(C, modeled,p:0.9) // Curry result (Skill 14).</text:p>
      <text:p text:style-name="Standard"><text:s text:c="16"/>6. Step 5: S:Modeled=:[:(C, reasoning,p:0.9)] // Cognitive model, curried into GOM: L:(C, reasoning,p:0.9).(Goal, neural:p:0.9).</text:p>
      <text:p text:style-name="Standard"><text:s text:c="12"/>▪ Adaptation Notes: For AI (cognition:reasoning, e.g., neural reasoning), narratives (cognition:plot, e.g., character decisions), social (cognition:social, e.g., group reasoning).</text:p>
      <text:p text:style-name="Standard"><text:s text:c="12"/>▪ Innovation Tips: Add new cognition types (e.g., cognition:ecological for environmental reasoning) or chain with Visualization:LD for visual cognitive models.</text:p>
      <text:p text:style-name="Standard"><text:s text:c="12"/>▪ Skills Used: 3, 6, 14, 64 (Cognitive Modeling), 23.</text:p>
      <text:p text:style-name="Standard"><text:s text:c="12"/>▪ Analogy: Like modeling a mind’s thought process, factoring cognitive perspectives to simulate truth.</text:p>
      <text:p text:style-name="Standard"><text:s text:c="12"/>▪ Creative Applications: AI reasoning modeling, narrative character decision modeling, social reasoning analysis.</text:p>
      <text:p text:style-name="Standard"><text:s text:c="12"/>▪ Learning Notes: CGM is ideal for cognitive systems. Start with a clear cognitive goal (e.g., “Model AI reasoning”), factor processes, and model dynamics. Practice with simple processes (e.g., basic AI reasoning) before complex ones (e.g., narrative decisions). Visualize cognitive models to confirm reasoning.</text:p>
      <text:p text:style-name="Standard">Conclusion</text:p>
      <text:p text:style-name="Standard">The techniques in this section are illustrative examples of FaCT’s potential, built on fundamental skills like factoring, currying, and synthesis, which empower users to model reality creatively. Each individual applies FaCT slightly differently, tailoring its structured approach to their unique perspective, yet the universal notation ensures mutual understanding with no loss of information. This adaptability not only preserves clarity but enhances comprehension, as users collaboratively refine their perspectives to approximate truth, making FaCT a powerful tool for innovative reasoning across diverse domains.</text:p>
      <text:p text:style-name="Standard"><text:soft-page-break/>Guide to Choosing a Technique</text:p>
      <text:p text:style-name="Standard">This guide provides a structured approach to selecting and applying techniques from the 67 techniques across 12 functional categories—General Prediction, Optimization, Diagnosis, Sequential Modeling, Relational Modeling, Visualization, Computation, Cryptology, Validation, Troubleshooting, Specialized Modeling, and Adaptive Systems—to address specific problems or systems using Factored Context Theory (FaCT) Calculus. It is designed to help users, whether students or AI, identify the most appropriate technique for a given task, ensuring alignment with FaCT’s goal of simulating human reasoning to approximate truth through structured, context-dependent perspectives. The guide emphasizes practical application, teachability, and adaptability, enabling users to select techniques that factor systems into actionable components while respecting constraints like time, fairness, or ethics.</text:p>
      <text:p text:style-name="Standard">Step-by-Step Selection Process</text:p>
      <text:p text:style-name="Standard"><text:s text:c="4"/>1. Identify the Problem or Goal:</text:p>
      <text:p text:style-name="Standard">Define the system (e.g., Program, Narrative, Ecosystem) and the specific objective (e.g., predict an outcome, optimize resources, diagnose an issue). Specify the context (e.g., outcome:trend, issue:bug) and any constraints (e.g., time, ethics, resources). For example, to predict a stock price trend, define: :(Stock, outcome:trend,p:0.8) != ? t:2025-10-24.</text:p>
      <text:p text:style-name="Standard"><text:s text:c="4"/>2. Match to a Functional Category:</text:p>
      <text:p text:style-name="Standard">Map the problem to one of the 12 categories based on its primary focus:</text:p>
      <text:p text:style-name="Standard"><text:s text:c="8"/>◦ General Prediction: For forecasting outcomes or trends (e.g., market trends, narrative arcs).</text:p>
      <text:p text:style-name="Standard"><text:s text:c="8"/>◦ Optimization: For maximizing efficiency or ethical alignment (e.g., resource allocation, AI fairness).</text:p>
      <text:p text:style-name="Standard"><text:s text:c="8"/>◦ Diagnosis: For identifying causes or issues (e.g., medical diagnosis, program bugs).</text:p>
      <text:p text:style-name="Standard"><text:s text:c="8"/>◦ Sequential Modeling: For modeling ordered processes (e.g., workflows, timelines).</text:p>
      <text:p text:style-name="Standard"><text:s text:c="8"/>◦ Relational Modeling: For analyzing interactions or synergies (e.g., social networks, program dependencies).</text:p>
      <text:p text:style-name="Standard"><text:s text:c="8"/>◦ Visualization: For creating visual representations (e.g., neural network diagrams, data animations).</text:p>
      <text:p text:style-name="Standard"><text:s text:c="8"/>◦ Computation: For modeling computational processes (e.g., algorithms, neural networks).</text:p>
      <text:p text:style-name="Standard"><text:s text:c="8"/>◦ Cryptology: For secure data transformations (e.g., encryption, compression).</text:p>
      <text:p text:style-name="Standard"><text:s text:c="8"/>◦ Validation: For verifying truth or defects (e.g., program correctness, narrative consistency).</text:p>
      <text:p text:style-name="Standard"><text:s text:c="8"/>◦ Troubleshooting: For resolving issues (e.g., software debugging, narrative conflicts).</text:p>
      <text:p text:style-name="Standard"><text:s text:c="8"/>◦ Specialized Modeling: For complex, niche systems (e.g., tensor cores, chaotic systems).</text:p>
      <text:p text:style-name="Standard"><text:s text:c="8"/>◦ Adaptive Systems: For modeling dynamic, self-evolving systems (e.g., AI learning, ecosystems). For example, predicting a stock trend aligns with General Prediction.</text:p>
      <text:p text:style-name="Standard"><text:s text:c="4"/>3. Select a Technique Within the Category:</text:p>
      <text:p text:style-name="Standard">Choose a technique based on the specific context and setup type:</text:p>
      <text:p text:style-name="Standard"><text:s text:c="8"/>◦ Review the technique’s purpose and setup (e.g., :(System, outcome:context,p:) != ? for General Prediction).</text:p>
      <text:p text:style-name="Standard"><text:s text:c="8"/>◦ Match the context to the technique’s adaptation notes (e.g., for stock trends, use FM with outcome:trend or TCM with trend:price).</text:p>
      <text:p text:style-name="Standard"><text:s text:c="8"/>◦ Consider the technique’s skills and operators (e.g., -&gt; for sequential transitions, M: for relational matrices). For example, for stock trend prediction, select Forecast Modeling (FM) with :(Stock, outcome:trend,p:0.8) != ? and Conditional setup.</text:p>
      <text:p text:style-name="Standard"><text:s text:c="4"/>4. Assess Constraints and Domain Adaptability:</text:p>
      <text:p text:style-name="Standard">Check the technique’s adaptation notes to ensure compatibility with the domain (e.g., AI, medical, narratives) and constraints (e.g., time: t:, probability: p:). For instance, FM adapts to financial (condition:economic), physical (condition:physics), or narrative (condition:plot) contexts.</text:p>
      <text:p text:style-name="Standard"><text:s text:c="4"/>5. Chain Techniques if Needed:</text:p>
      <text:p text:style-name="Standard"><text:soft-page-break/>For complex problems, chain techniques using currying (L:) to combine outputs. For example, predict a stock trend (FM) and visualize it (LD): L:(Outcome, rise,p:0.9).(Layer, diagram:p:0.9). Review the Combination Tips and Workflow Chains in each category for suggested chains.</text:p>
      <text:p text:style-name="Standard"><text:s text:c="4"/>6. Apply the Technique:</text:p>
      <text:p text:style-name="Standard">Follow the technique’s “How to Use” steps:</text:p>
      <text:p text:style-name="Standard"><text:s text:c="8"/>◦ Define the system and context.</text:p>
      <text:p text:style-name="Standard"><text:s text:c="8"/>◦ Factor data using stacking ({...}).</text:p>
      <text:p text:style-name="Standard"><text:s text:c="8"/>◦ Apply the operator (e.g., C:, V:).</text:p>
      <text:p text:style-name="Standard"><text:s text:c="8"/>◦ Curry the result (L:).</text:p>
      <text:p text:style-name="Standard"><text:s text:c="8"/>◦ Synthesize the outcome (S:). For example, for FM: factor trend data, apply conditional logic <text:s text:c="5"/>(-&gt;), curry the prediction, and synthesize the forecast.</text:p>
      <text:p text:style-name="Standard"><text:s text:c="4"/>7. Validate and Visualize:</text:p>
      <text:p text:style-name="Standard">Use Validation techniques (e.g., TDM, DVA) to confirm results and Visualization techniques (e.g., LD, RTVM) to present outcomes clearly. For example, validate a stock trend prediction with TDM and visualize with LD.</text:p>
      <text:p text:style-name="Standard">Practical Examples</text:p>
      <text:p text:style-name="Standard"><text:s text:c="4"/>• Stock Price Prediction:</text:p>
      <text:p text:style-name="Standard"><text:s text:c="8"/>◦ Goal: Predict stock price trend for October 24, 2025.</text:p>
      <text:p text:style-name="Standard"><text:s text:c="8"/>◦ Category: General Prediction.</text:p>
      <text:p text:style-name="Standard"><text:s text:c="8"/>◦ Technique: Forecast Modeling (FM).</text:p>
      <text:p text:style-name="Standard"><text:s text:c="8"/>◦ Steps: Define :(Stock, outcome:trend,p:0.8) != ? t:2025-10-24, factor trend data ({:(Stock, condition:trend,p:0.8)}), apply conditional logic (-&gt;), curry (L:), synthesize (S:). Chain with LD for visualization.</text:p>
      <text:p text:style-name="Standard"><text:s text:c="8"/>◦ Outcome: Predicted stock rise with visual diagram.</text:p>
      <text:p text:style-name="Standard"><text:s text:c="4"/>• Program Bug Diagnosis:</text:p>
      <text:p text:style-name="Standard"><text:s text:c="8"/>◦ Goal: Identify cause of a program crash.</text:p>
      <text:p text:style-name="Standard"><text:s text:c="8"/>◦ Category: Diagnosis.</text:p>
      <text:p text:style-name="Standard"><text:s text:c="8"/>◦ Technique: Diagnostic Causality (DC).</text:p>
      <text:p text:style-name="Standard"><text:s text:c="8"/>◦ Steps: Define :(Program, symptom:bug,p:0.8) != ?, factor symptoms ({:(Program, symptom:crash,p:0.8)}), trace cause (&lt;-), equate (==:), synthesize (S:). Chain with STA for troubleshooting.</text:p>
      <text:p text:style-name="Standard"><text:s text:c="8"/>◦ Outcome: Identified bug cause with resolution plan.</text:p>
      <text:p text:style-name="Standard"><text:s text:c="4"/>• Narrative Arc Design:</text:p>
      <text:p text:style-name="Standard"><text:s text:c="8"/>◦ Goal: Model a story arc for a game.</text:p>
      <text:p text:style-name="Standard"><text:s text:c="8"/>◦ Category: Sequential Modeling.</text:p>
      <text:p text:style-name="Standard"><text:s text:c="8"/>◦ Technique: Narrative Arc Modeling (NAM).</text:p>
      <text:p text:style-name="Standard"><text:s text:c="8"/>◦ Steps: Define :(Game, narrative:plot,p:0.8) != ?, factor events ({:(Game, event1:p:0.8)}), model arc (N:), curry (L:), synthesize (S:). Chain with DAM for animation.</text:p>
      <text:p text:style-name="Standard"><text:s text:c="8"/>◦ Outcome: Modeled story arc with animated visualization.</text:p>
      <text:p text:style-name="Standard">Tips for Effective Selection</text:p>
      <text:p text:style-name="Standard"><text:s text:c="4"/>• Start Simple: Choose techniques with fewer skills (e.g., FM, LD) for initial practice before tackling complex ones (e.g., CGM, MLM).</text:p>
      <text:p text:style-name="Standard"><text:s text:c="4"/>• Use Adaptation Notes: Tailor techniques to the domain (e.g., tensor:weights for AI, symptom:medical for medical).</text:p>
      <text:p text:style-name="Standard"><text:s text:c="4"/>• Leverage Examples: Refer to the Examples (artifact_id: d3173a49-fe89-4723-b4d3-c14a1f3cbaa4) for practical applications.</text:p>
      <text:p text:style-name="Standard"><text:s text:c="4"/>• Visualize for Clarity: Use Visualization techniques to confirm results, especially for complex systems.</text:p>
      <text:p text:style-name="Standard"><text:soft-page-break/><text:s text:c="4"/>• Chain for Depth: Combine techniques for multi-faceted problems (e.g., FM -&gt; LD -&gt; TDM for prediction, visualization, and validation).</text:p>
      <text:p text:style-name="Standard"/>
      <text:p text:style-name="Standard">Creating New Techniques</text:p>
      <text:p text:style-name="Standard">FaCT’s flexibility allows users to create new techniques to address unique problems, leveraging the fundamental skills (e.g., Substitution, Factoring, Currying, Synthesis) and operators (e.g., C:, M:, V:) to extend the framework. This subsection provides a structured process for crafting new techniques, ensuring they align with FaCT’s principles of structured reasoning and intersubjective validation.</text:p>
      <text:p text:style-name="Standard">Process for Creating New Techniques</text:p>
      <text:p text:style-name="Standard"><text:s text:c="4"/>1. Define the Problem Context:</text:p>
      <text:p text:style-name="Standard">Specify the system, context, and goal (e.g., :(Ecosystem, ecology:climate,p:0.8) != ? for environmental climate modeling). Identify the domain (e.g., environmental, narrative) and constraints (e.g., time, ethics).</text:p>
      <text:p text:style-name="Standard"><text:s text:c="4"/>2. Select a Setup Type:</text:p>
      <text:p text:style-name="Standard">Choose a setup type from the 24 available types (e.g., Linear Algebraic, Conditional, Ecological) that matches the problem’s structure. For example, use Ecological for climate modeling or Narrative for story design.</text:p>
      <text:p text:style-name="Standard"><text:s text:c="4"/>3. Identify Required Skills:</text:p>
      <text:p text:style-name="Standard">Select relevant skills from the Terms Dictionary (artifact_id: e82795de-997c-4bf2-82cf-bca590b58e94), such as:</text:p>
      <text:p text:style-name="Standard"><text:s text:c="8"/>◦ Skill 3: Substitution (:=:) for defining variables.</text:p>
      <text:p text:style-name="Standard"><text:s text:c="8"/>◦ Skill 6: Factoring for breaking down data.</text:p>
      <text:p text:style-name="Standard"><text:s text:c="8"/>◦ Skill 14: Currying (L:) for chaining results.</text:p>
      <text:p text:style-name="Standard"><text:s text:c="8"/>◦ Skill 23: Synthesis (S:) for finalizing outcomes. Add domain-specific skills (e.g., Skill 52: Ecological Modeling for environmental systems).</text:p>
      <text:p text:style-name="Standard"><text:s text:c="4"/>4. Design the Operator and Notation:</text:p>
      <text:p text:style-name="Standard">Create a new operator or adapt an existing one (e.g., K: for adaptive systems, M: for relational modeling). Define the setup using FaCT notation (e.g., K:[:(State1, ecology:p:),:(State2, ecology:p:),~:p:] for ecological dynamics). Ensure compatibility with the Notation (artifact_id: ca854bed-e059-4bfd-b331-d038c091c961).</text:p>
      <text:p text:style-name="Standard"><text:s text:c="4"/>5. Outline the Technique’s Steps:</text:p>
      <text:p text:style-name="Standard">Develop a step-by-step process similar to existing techniques:</text:p>
      <text:p text:style-name="Standard"><text:s text:c="8"/>◦ Define system and context.</text:p>
      <text:p text:style-name="Standard"><text:s text:c="8"/>◦ Factor data using stacking ({...}).</text:p>
      <text:p text:style-name="Standard"><text:s text:c="8"/>◦ Apply the operator.</text:p>
      <text:p text:style-name="Standard"><text:s text:c="8"/>◦ Curry the result.</text:p>
      <text:p text:style-name="Standard"><text:s text:c="8"/>◦ Synthesize the outcome. For example, a new technique for climate impact modeling might factor climate states, apply an ecological operator (K:), and synthesize a climate impact model.</text:p>
      <text:p text:style-name="Standard"><text:s text:c="4"/>6. Provide Adaptation Notes:</text:p>
      <text:p text:style-name="Standard">Specify domains for adaptation (e.g., environmental, social, narrative) and context-specific adaptations (e.g., ecology:climate, ecology:species). Include innovation tips for extending the technique (e.g., new context types like ecology:urban).</text:p>
      <text:p text:style-name="Standard"><text:s text:c="4"/>7. Test with an Example:</text:p>
      <text:p text:style-name="Standard">Create a practical example to ensure teachability. For instance, for a climate impact modeling technique:</text:p>
      <text:p text:style-name="Standard"><text:s text:c="8"/>◦ Query: :(Ecosystem, ecology:climate,p:0.8) != ?.</text:p>
      <text:p text:style-name="Standard"><text:s text:c="8"/>◦ Steps: Factor climate states, apply K:, curry, synthesize.</text:p>
      <text:p text:style-name="Standard"><text:s text:c="8"/>◦ Outcome: Modeled climate impact, chained with Visualization:DAM.</text:p>
      <text:p text:style-name="Standard"><text:s text:c="4"/>8. Integrate with Existing Techniques:</text:p>
      <text:p text:style-name="Standard"><text:soft-page-break/>Identify how the new technique chains with existing ones (e.g., climate modeling with EM or FM). Use currying (L:) to link outputs (e.g., L:(Ecology, climate,p:0.9).(Outcome, prediction:p:0.9)).</text:p>
      <text:p text:style-name="Standard">Example of a New Technique: Climate Impact Modeling (CIM)</text:p>
      <text:p text:style-name="Standard"><text:s text:c="4"/>• Purpose: Models climate impacts by factoring environmental states and their effects.</text:p>
      <text:p text:style-name="Standard"><text:s text:c="4"/>• Setup: :(System, ecology:climate,p:) != ?, K:[:(State1, climate:p:),:(State2, impact:p:),~:p:] (Ecological, Skills 3, 6, 14, 52, 23).</text:p>
      <text:p text:style-name="Standard"><text:s text:c="4"/>• How to Use:</text:p>
      <text:p text:style-name="Standard"><text:s text:c="8"/>1. Define :(Ecosystem, ecology:climate,p:0.8) != ?.</text:p>
      <text:p text:style-name="Standard"><text:s text:c="8"/>2. Factor states: {:(Ecosystem, temperature:p:0.8),:(Ecosystem, precipitation:p:0.8)}.</text:p>
      <text:p text:style-name="Standard"><text:s text:c="8"/>3. Model impacts: K:[:(State1, temperature:p:0.8),:(State2, impact:p:0.8),~:p:0.9].</text:p>
      <text:p text:style-name="Standard"><text:s text:c="8"/>4. Curry: L:(Ecosystem, temperature).(Impact, modeled,p:0.9).</text:p>
      <text:p text:style-name="Standard"><text:s text:c="8"/>5. Synthesize: S:Modeled=:[:(Impact, climate,p:0.9)].</text:p>
      <text:p text:style-name="Standard"><text:s text:c="4"/>• Adaptation Notes: For environmental (climate:temperature), social (climate:social), narratives (climate:plot).</text:p>
      <text:p text:style-name="Standard"><text:s text:c="4"/>• Creative Applications: Climate change modeling, social impact analysis, narrative climate effects.</text:p>
      <text:p text:style-name="Standard"><text:s text:c="4"/>• Chaining: Chain with EM or DAM for ecological modeling or visualization.</text:p>
      <text:p text:style-name="Standard">Tips for Creating New Techniques</text:p>
      <text:p text:style-name="Standard"><text:s text:c="4"/>• Leverage Fundamental Skills: Use core skills (e.g., Factoring, Currying) to ensure consistency with FaCT’s framework.</text:p>
      <text:p text:style-name="Standard"><text:s text:c="4"/>• Align with FaCT Principles: Ensure the technique supports structured reasoning and intersubjective validation.</text:p>
      <text:p text:style-name="Standard"><text:s text:c="4"/>• Test for Teachability: Create examples that are simple yet scalable to complex problems.</text:p>
      <text:p text:style-name="Standard"><text:s text:c="4"/>• Use the Rosetta Stone: Align with the Rosetta Stone or standardized notation and teachability.</text:p>
      <text:p text:style-name="Standard"><text:s text:c="4"/>• Iterate and Validate: Test the technique with Validation techniques (e.g., TDM) to confirm accuracy.</text:p>
      <text:p text:style-name="Standard"/>
      <text:p text:style-name="Standard">Applications Across Domains and AI Empowerment Using FaCT</text:p>
      <text:p text:style-name="Standard">Factored Context Theory (FaCT) Calculus excels in its adaptability, enabling structured reasoning across diverse domains such as AI, medical, physics, social sciences, narratives, software, and ecology. By factoring contexts into structured components and synthesizing actionable outcomes, FaCT simulates human-like reasoning to approximate truth in context-dependent systems. This section explores how FaCT’s 80 techniques apply to these domains through case studies, highlighting their practical utility and demonstrating how FaCT empowers AI to enhance reasoning, decision-making, and creativity. Each case study illustrates technique application, adaptation, and chaining, ensuring teachability for students and AI practitioners.</text:p>
      <text:p text:style-name="Standard">AI</text:p>
      <text:p text:style-name="Standard"><text:s text:c="4"/>• Case Study: Optimizing a neural network for image recognition.</text:p>
      <text:p text:style-name="Standard"><text:s text:c="8"/>◦ Goal: Improve model accuracy and fairness.</text:p>
      <text:p text:style-name="Standard"><text:s text:c="8"/>◦ Techniques: Neural Network Modeling (NNM), Fairness Optimization Analysis (FOA), Layered Drawings (LD).</text:p>
      <text:p text:style-name="Standard"><text:s text:c="8"/>◦ Application: Define :(AI, network:convolutional,p:0.8) != ? for NNM to model the network architecture, factoring layers ({:(AI, layer1:p:0.8),:(AI, layer2:p:0.8)}) and mapping with C: (Skill 37). Apply FOA with :(AI, fairness:decision,p:0.8) != ?, factoring fairness metrics ({:(AI, metric1:p:0.8)}) and balancing with [:|:] (Skill 24). Visualize with LD using :Visual:=[(x,y,z,t),{(Layer,x_i,y_i,z_i,t_i)},style:3D] (Skill 35). Chain: L:(Network, convolutional,p:0.9).(Fairness, decision,p:0.9).(Layer, diagram,p:0.9).</text:p>
      <text:p text:style-name="Standard"><text:s text:c="8"/>◦ Outcome: Optimized neural network with balanced accuracy and fairness, visualized as a 3D diagram.</text:p>
      <text:p text:style-name="Standard"><text:s text:c="8"/>◦ AI Empowerment: FaCT enables AI to factor complex architectures and fairness constraints, enhancing decision-making by modeling ethical considerations alongside performance.</text:p>
      <text:p text:style-name="Standard"><text:soft-page-break/>Medical</text:p>
      <text:p text:style-name="Standard"><text:s text:c="4"/>• Case Study: Diagnosing a patient’s condition.</text:p>
      <text:p text:style-name="Standard"><text:s text:c="8"/>◦ Goal: Identify disease cause and propose treatment.</text:p>
      <text:p text:style-name="Standard"><text:s text:c="8"/>◦ Techniques: Diagnostic Causality (DC), System Troubleshooting Analysis (STA), Temporal Synchronization Modeling (TSM).</text:p>
      <text:p text:style-name="Standard"><text:s text:c="8"/>◦ Application: Use DC with :(Patient, symptom:medical,p:0.8) != ?, factoring symptoms ({:(Patient, symptom:fever,p:0.8)}) and tracing causes with &lt;- (Skill 25). Apply STA with :(Patient, issue:treatment,p:0.8) != ?, factoring issues ({:(Patient, issue:p:0.8)}) and resolving with B: (Skill 40). Visualize patient data with TSM using :Visual:=[(x,y,t),{(Patient,x_i,y_i,t_i)},style:animation] (Skill 35). Chain: L:(Cause, disease,p:0.9).(Solution, treatment,p:0.9).(Visualization, output,p:0.9).</text:p>
      <text:p text:style-name="Standard"><text:s text:c="8"/>◦ Outcome: Diagnosed disease with a treatment plan, visualized as an animated patient data stream.</text:p>
      <text:p text:style-name="Standard"><text:s text:c="8"/>◦ AI Empowerment: FaCT empowers AI to factor medical symptoms and troubleshoot treatments, improving diagnostic accuracy and patient outcomes.</text:p>
      <text:p text:style-name="Standard">Physics</text:p>
      <text:p text:style-name="Standard"><text:s text:c="4"/>• Case Study: Modeling a chaotic weather system.</text:p>
      <text:p text:style-name="Standard"><text:s text:c="8"/>◦ Goal: Predict weather patterns.</text:p>
      <text:p text:style-name="Standard"><text:s text:c="8"/>◦ Techniques: Chaotic System Modeling (CSM), Forecast Modeling (FM), Data Animation Modeling (DAM).</text:p>
      <text:p text:style-name="Standard"><text:s text:c="8"/>◦ Application: Use CSM with :(Weather, chaos:weather,p:0.8) != ?, factoring states ({:(Weather, state1:p:0.8)}) and modeling with Q: (Skill 43). Apply FM with :(Weather, outcome:trend,p:0.8) != ? t:2025-10-24, factoring trends ({:(Weather, condition:trend,p:0.8)}) and predicting with -&gt; (Skill 7). Visualize with DAM using :Visual:=[(x,y,z,t),{(Weather,x_i,y_i,z_i,t_i)},style:animation] (Skill 35). Chain: L:(Chaos, weather,p:0.9).(Outcome, prediction:p:0.9).(Animation, flow:p:0.9).</text:p>
      <text:p text:style-name="Standard"><text:s text:c="8"/>◦ Outcome: Predicted weather patterns with animated visualization.</text:p>
      <text:p text:style-name="Standard"><text:s text:c="8"/>◦ AI Empowerment: FaCT enables AI to model complex, non-linear systems, enhancing predictive capabilities for dynamic environments.</text:p>
      <text:p text:style-name="Standard">Social Sciences</text:p>
      <text:p text:style-name="Standard"><text:s text:c="4"/>• Case Study: Analyzing social network dynamics.</text:p>
      <text:p text:style-name="Standard"><text:s text:c="8"/>◦ Goal: Understand influence propagation.</text:p>
      <text:p text:style-name="Standard"><text:s text:c="8"/>◦ Techniques: Social Network Dynamics Modeling (SNDM), Probabilistic Relational Mapping (PRM), Real-Time Visualization Modeling (RTVM).</text:p>
      <text:p text:style-name="Standard"><text:s text:c="8"/>◦ Application: Use SNDM with :(Network, network:influence,p:0.8) != ? t:2025-10-23, factoring interactions ({:(Network, node1:p:0.8)}) and modeling with S: (Skill 60). Apply PRM with :(Network, relation:social,p:0.8) != ?, factoring relations ({:(Network, node1:p:0.8)}) and mapping with M: (Skill 28). Visualize with RTVM using :Visual:=[(x,y,t),{(Network,x_i,y_i,t_i)},style:real-time] (Skill 61). Chain: L:(Interaction, influence,p:0.9).(Relation, social:p:0.9).(Visualization, real-time:p:0.9).</text:p>
      <text:p text:style-name="Standard"><text:s text:c="8"/>◦ Outcome: Modeled influence dynamics with real-time visualization.</text:p>
      <text:p text:style-name="Standard"><text:s text:c="8"/>◦ AI Empowerment: FaCT empowers AI to analyze social interactions, enhancing insights into group dynamics and influence patterns.</text:p>
      <text:p text:style-name="Standard">Narratives</text:p>
      <text:p text:style-name="Standard"><text:s text:c="4"/>• Case Study: Designing a game story arc.</text:p>
      <text:p text:style-name="Standard"><text:s text:c="8"/>◦ Goal: Create a cohesive narrative arc.</text:p>
      <text:p text:style-name="Standard"><text:s text:c="8"/>◦ Techniques: Narrative Arc Modeling (NAM), Creative Synthesis Modeling (CSM2), Layered Drawings (LD).</text:p>
      <text:p text:style-name="Standard"><text:s text:c="8"/>◦ Application: Use NAM with :(Game, narrative:plot,p:0.8) != ?, factoring events ({:(Game, event1:p:0.8)}) and modeling with N: (Skill 59). Apply CSM2 with :(Game, concept:idea,p:0.8) != ?, factoring concepts ({:(Game, concept1:p:0.8)}) and synthesizing with K: (Skill 57). Visualize with LD <text:soft-page-break/>using :Visual:=[(x,y,z,t),{(Game,x_i,y_i,z_i,t_i)},style:3D] (Skill 35). Chain: L:(Arc, plot,p:0.9).(Concept, idea:p:0.9).(Layer, diagram:p:0.9).</text:p>
      <text:p text:style-name="Standard"><text:s text:c="8"/>◦ Outcome: Cohesive story arc with 3D diagram visualization.</text:p>
      <text:p text:style-name="Standard"><text:s text:c="8"/>◦ AI Empowerment: FaCT empowers AI to synthesize creative narratives, enhancing storytelling and game design.</text:p>
      <text:p text:style-name="Standard">Software</text:p>
      <text:p text:style-name="Standard"><text:s text:c="4"/>• Case Study: Optimizing a software pipeline.</text:p>
      <text:p text:style-name="Standard"><text:s text:c="8"/>◦ Goal: Improve efficiency and debug issues.</text:p>
      <text:p text:style-name="Standard"><text:s text:c="8"/>◦ Techniques: Workflow Modeling (WM), System Performance Optimization (SPO), System Troubleshooting Analysis (STA).</text:p>
      <text:p text:style-name="Standard"><text:s text:c="8"/>◦ Application: Use WM with :(Program, step:pipeline,p:0.8) != ?, factoring steps ({:(Program, step1:p:0.8)}) and mapping with -&gt; (Skill 7). Apply SPO with :(Program, performance:efficiency,p:0.8) != ?, factoring metrics ({:(Program, memory:p:0.8)}) and optimizing with [:|:] (Skill 24). Use STA with :(Program, issue:bug,p:0.8) != ?, factoring issues ({:(Program, issue:p:0.8)}) and resolving with B: (Skill 40). Chain: L:(Step, pipeline,p:0.9).(Performance, optimized:p:0.9).(Solution, repair:p:0.9).</text:p>
      <text:p text:style-name="Standard"><text:s text:c="8"/>◦ Outcome: Optimized and debugged software pipeline.</text:p>
      <text:p text:style-name="Standard"><text:s text:c="8"/>◦ AI Empowerment: FaCT enables AI to model and optimize workflows, improving software development efficiency.</text:p>
      <text:p text:style-name="Standard">Ecology</text:p>
      <text:p text:style-name="Standard"><text:s text:c="4"/>• Case Study: Modeling ecosystem dynamics.</text:p>
      <text:p text:style-name="Standard"><text:s text:c="8"/>◦ Goal: Predict species interactions.</text:p>
      <text:p text:style-name="Standard"><text:s text:c="8"/>◦ Techniques: Ecological Modeling (EM), Forecast Modeling (FM), Data Animation Modeling (DAM).</text:p>
      <text:p text:style-name="Standard"><text:s text:c="8"/>◦ Application: Use EM with :(Ecosystem, ecology:species,p:0.8) != ?, factoring states ({:(Ecosystem, state1:p:0.8)}) and modeling with K: (Skill 52). Apply FM with :(Ecosystem, outcome:trend,p:0.8) != ? t:2025-10-24, factoring trends ({:(Ecosystem, condition:trend,p:0.8)}) and predicting with -&gt; (Skill 7). Visualize with DAM using :Visual:=[(x,y,z,t),{(Ecosystem,x_i,y_i,z_i,t_i)},style:animation] (Skill 35). Chain: L:(Species, interaction,p:0.9).(Outcome, prediction:p:0.9).(Animation, flow:p:0.9).</text:p>
      <text:p text:style-name="Standard"><text:s text:c="8"/>◦ Outcome: Predicted species interactions with animated visualization.</text:p>
      <text:p text:style-name="Standard"><text:s text:c="8"/>◦ AI Empowerment: FaCT empowers AI to model complex ecological systems, enhancing environmental predictions and sustainability.</text:p>
      <text:p text:style-name="Standard">AI Empowerment Summary</text:p>
      <text:p text:style-name="Standard">FaCT empowers AI by providing a structured framework to factor contexts, model relationships, and synthesize outcomes. Techniques like NNM and FOA enable AI to optimize performance and ethics, while TSM and RTVM enhance real-time decision-making through visualization. By chaining techniques (e.g., FM -&gt; LD), AI can tackle complex problems, from neural network design to narrative creation, with human-like reasoning. FaCT’s adaptability allows AI to integrate domain-specific knowledge (e.g., tensor:weights for AI, ecology:species for ecosystems), fostering creativity and ethical decision-making.</text:p>
      <text:p text:style-name="Standard"/>
      <text:p text:style-name="Standard">Limitations and Future Development</text:p>
      <text:p text:style-name="Standard">While FaCT Calculus offers a robust framework for structured reasoning, it faces limitations that highlight opportunities for future development. This section discusses these limitations, proposes a solutions library for community contributions, outlines FaCT+ as a future programming language, and explores training AI to enhance FaCT, including as an open-source project on GitHub.</text:p>
      <text:p text:style-name="Standard">Limitations</text:p>
      <text:p text:style-name="Standard"><text:s text:c="4"/>• Computational Complexity: Techniques like Infinite Iteration Modeling (IIM) or Chaotic System Modeling (CSM) can be computationally intensive for large systems, requiring significant resources. <text:soft-page-break/>For example, modeling a complex ecosystem with EM may demand high computational power for real-time analysis.</text:p>
      <text:p text:style-name="Standard"><text:s text:c="4"/>• Ambiguous Contexts: FaCT relies on well-defined contexts (e.g., outcome:trend), but ambiguous or incomplete data (e.g., vague social dynamics) can reduce accuracy. Techniques like PRM struggle with undefined relations.</text:p>
      <text:p text:style-name="Standard"><text:s text:c="4"/>• Ethical Sensitivity: While Ethical Optimization (EO) and Ethical Impact Analysis (EIA) address ethical constraints, applying FaCT in sensitive domains (e.g., medical ethics) requires careful calibration to avoid unintended biases.</text:p>
      <text:p text:style-name="Standard"><text:s text:c="4"/>• Scalability: Techniques like Multi-Agent Simulation Modeling (MASM) may scale poorly for massive systems (e.g., global social networks) due to data volume and interaction complexity.</text:p>
      <text:p text:style-name="Standard">Mitigation Strategies</text:p>
      <text:p text:style-name="Standard"><text:s text:c="4"/>• Complexity Reduction: Use techniques like Data Compression Modeling (DCM) to reduce data size (e.g., :(Data, compress:lossless,p:0.8) != ?) or chain with System Performance Optimization (SPO) to optimize computational efficiency.</text:p>
      <text:p text:style-name="Standard"><text:s text:c="4"/>• Context Clarification: Apply Truth Detection Modeling (TDM) to validate ambiguous data (e.g., :(System, truth:fact,p:0.8) != ?) or chain with Probabilistic Relational Mapping (PRM) to refine uncertain relations.</text:p>
      <text:p text:style-name="Standard"><text:s text:c="4"/>• Ethical Safeguards: Enhance EO and EIA with Hegelian Dialectic Method (HDM) to resolve ethical dilemmas (e.g., :(Policy, dialectic:ethics,p:0.8) != ?) and ensure fairness.</text:p>
      <text:p text:style-name="Standard"><text:s text:c="4"/>• Scalability Solutions: Use Distributed System Modeling (DSM) for large-scale systems (e.g., :(Blockchain, distributed:network,p:0.8) != ?) or chain with Iterative Resource Allocation (IRA) for phased processing.</text:p>
      <text:p text:style-name="Standard">Solutions Library</text:p>
      <text:p text:style-name="Standard">A community-driven solutions library will enable practitioners to contribute and share FaCT-based solutions, hosted on a platform like GitHub. The library will include:</text:p>
      <text:p text:style-name="Standard"><text:s text:c="4"/>• Technique Templates: Predefined setups for common problems (e.g., FM for stock prediction, NAM for narrative arcs), with examples (e.g., :(Stock, outcome:trend,p:0.8) != ?).</text:p>
      <text:p text:style-name="Standard"><text:s text:c="4"/>• Case Studies: User-submitted applications (e.g., AI optimization with NNM, ecological modeling with EM), aligned with the Examples artifact (artifact_id: d3173a49-fe89-4723-b4d3-c14a1f3cbaa4).</text:p>
      <text:p text:style-name="Standard"><text:s text:c="4"/>• Custom Techniques: User-created techniques following the Creating New Techniques process (e.g., Climate Impact Modeling with K:), with adaptation notes and chaining suggestions.</text:p>
      <text:p text:style-name="Standard"><text:s text:c="4"/>• Contribution Guidelines: Users can submit solutions via GitHub, specifying system, context, setup type, and skills (e.g., Skills 3, 14, 23). Contributions will be peer-reviewed to ensure alignment with FaCT’s notation and principles.</text:p>
      <text:p text:style-name="Standard"><text:s text:c="4"/>• Example Contribution: A user submits a technique for urban ecosystem modeling: :(Ecosystem, ecology:urban,p:0.8) != ?, using K: and chaining with DAM for visualization, validated with TDM.</text:p>
      <text:p text:style-name="Standard">FaCT+ Programming Language</text:p>
      <text:p text:style-name="Standard">FaCT+ is envisioned as a future programming language based on FaCT Calculus, designed to operationalize its notation and techniques for seamless implementation. Key features include:</text:p>
      <text:p text:style-name="Standard"><text:s text:c="4"/>• Syntax: Based on FaCT notation (e.g., :(System, context,p:) != ? for queries, L: for currying), with built-in operators (e.g., C:, M:, H:).</text:p>
      <text:p text:style-name="Standard"><text:s text:c="4"/>• Functionality: Supports technique execution (e.g., FM, NNM) with libraries for each category (e.g., Optimization, Visualization). For example, a FaCT+ function might implement FM as forecast(system, outcome, p, t).</text:p>
      <text:p text:style-name="Standard"><text:s text:c="4"/>• Extensibility: Allows users to define new operators and setup types (e.g., Quantum: for quantum modeling), aligned with the Creating New Techniques process.</text:p>
      <text:p text:style-name="Standard"><text:s text:c="4"/>• Implementation Example: A FaCT+ script for stock prediction: forecast(Stock, outcome:trend, p:0.8, t:2025-10-24) -&gt; curry(Stock, trend, p:0.9) -&gt; synthesize(Outcome, rise, p:0.9), chaining with layered_drawings.</text:p>
      <text:p text:style-name="Standard"><text:soft-page-break/><text:s text:c="4"/>• Development Plan: Initial prototype on GitHub, with open-source contributions for syntax refinement and library expansion, targeting AI, software, and ecological applications.</text:p>
      <text:p text:style-name="Standard">AI Training for FaCT</text:p>
      <text:p text:style-name="Standard">Training AI to enhance FaCT Calculus involves leveraging its techniques to improve AI reasoning and enabling community contributions via an open-source GitHub project:</text:p>
      <text:p text:style-name="Standard"><text:s text:c="4"/>• Training Approach: Use Meta-Learning Modeling (MLM) to train AI to optimize FaCT techniques (e.g., :(AI, meta:learning,p:0.8) != ?), factoring strategies with K: (Skill 54). Apply Cognitive Modeling (CGM) to simulate human-like reasoning (e.g., :(AI, cognition:reasoning,p:0.8) != ?).</text:p>
      <text:p text:style-name="Standard"><text:s text:c="4"/>• Technique Creation: Train AI with Creative Synthesis Modeling (CSM2) to generate new techniques (e.g., :(AI, concept:idea,p:0.8) != ?), synthesizing novel setups like quantum modeling.</text:p>
      <text:p text:style-name="Standard"><text:s text:c="4"/>• Open-Source Project: Host a GitHub repository for FaCT, allowing community contributions of techniques, case studies, and FaCT+ code. Contributors can propose new operators (e.g., Quantum:) or contexts (e.g., context:neuroscientific), validated with TDM and peer review.</text:p>
      <text:p text:style-name="Standard"><text:s text:c="4"/>• Community Empowerment: Enable anyone to use FaCT or suggest improvements via GitHub, fostering intersubjective validation. For example, a contributor submits a neuroscientific modeling technique: :(Brain, cognition:neural,p:0.8) != ?, using C: and chaining with RTVM.</text:p>
      <text:p text:style-name="Standard"><text:s text:c="4"/>• Future Vision: AI trained on FaCT can autonomously refine techniques, propose workflows (e.g., FM -&gt; LD -&gt; TDM), and integrate community perspectives, enhancing FaCT’s power and adaptability.</text:p>
      <text:p text:style-name="Standard">Future Directions</text:p>
      <text:p text:style-name="Standard"><text:s text:c="4"/>• New Setup Types: Develop quantum modeling (Quantum:) for physics applications or neuroscientific modeling (Neural:) for brain simulations.</text:p>
      <text:p text:style-name="Standard"><text:s text:c="4"/>• Operator Expansion: Create operators for advanced domains (e.g., Bio: for biological modeling).</text:p>
      <text:p text:style-name="Standard"><text:s text:c="4"/>• Automation: Build AI tools to automate technique selection, using MLM and CGM to match problems to techniques.</text:p>
      <text:p text:style-name="Standard"><text:s text:c="4"/>• Integration: Combine FaCT with other frameworks (e.g., Bayesian networks, neural architectures) for hybrid reasoning systems.</text:p>
      <text:p text:style-name="Standard">Conclusion</text:p>
      <text:p text:style-name="Standard">FaCT Calculus transforms complex problem-solving by factoring contexts into structured components, enabling human-like reasoning across diverse domains. Its 80 techniques, from forecasting trends to modeling adaptive systems, serve as flexible examples of what users can achieve with FaCT’s fundamental skills, such as factoring, currying, and synthesis. Each individual applies FaCT uniquely, tailoring its notation to their perspective, yet its universal structure ensures no loss of information, fostering shared understanding. By empowering AI and communities through open-source contributions, FaCT not only clarifies reality but amplifies comprehension, making it a dynamic tool for innovation and truth-seeking.</text:p>
      <text:p text:style-name="Standard">Appendix</text:p>
      <text:p text:style-name="Standard">This appendix provides supplementary materials to support the FaCT Calculus Framework, ensuring accessibility and usability for practitioners and peer reviewers.</text:p>
      <text:p text:style-name="Standard">Glossary</text:p>
      <text:p text:style-name="Standard"><text:s text:c="4"/>• Factoring: Breaking down systems into components (Skill 6, e.g., {:(System, component:p:0.8)}).</text:p>
      <text:p text:style-name="Standard"><text:s text:c="4"/>• Currying: Linking inputs to outputs for chaining (Skill 14, e.g., L:(System, input).(Outcome, p:0.9)).</text:p>
      <text:p text:style-name="Standard"><text:s text:c="4"/>• Synthesis: Combining factored components into a result (Skill 23, e.g., S:Outcome=:[:(Result, p:0.9)]).</text:p>
      <text:p text:style-name="Standard"><text:s text:c="4"/>• Context: A system’s situational perspective (e.g., outcome:trend, symptom:medical).</text:p>
      <text:p text:style-name="Standard"><text:s text:c="4"/>• Operator: Notation for structuring reasoning (e.g., C: for computation, H: for dialectic synthesis).</text:p>
      <text:p text:style-name="Standard">Notation Reference</text:p>
      <text:p text:style-name="Standard"><text:s text:c="4"/>• Query: :(System, context:p:) != ? initiates a FaCT operation (e.g., :(Stock, outcome:trend,p:0.8) != ?).</text:p>
      <text:p text:style-name="Standard"><text:soft-page-break/><text:s text:c="4"/>• Substitution: :=: assigns variables (e.g., P:=:Program).</text:p>
      <text:p text:style-name="Standard"><text:s text:c="4"/>• Currying: L: links inputs to outputs (e.g., L:(P, input).(A, output,p:0.9)).</text:p>
      <text:p text:style-name="Standard"><text:s text:c="4"/>• Synthesis: S: finalizes results (e.g., S:Optimized=:[:(A, balanced,p:0.9)]).</text:p>
      <text:p text:style-name="Standard"><text:s text:c="4"/>• Operators: Include C: (computation), M: (matrix), V: (validation), H: (dialectic), K: (adaptive).</text:p>
      <text:p text:style-name="Standard">Technique Index</text:p>
      <text:p text:style-name="Standard"><text:s text:c="4"/>• General Prediction (8): FM, MM, BCI, TCM, ACS, PA, TPA, CTCM (e.g., FM: :(System, outcome:context,p:) != ? t:).</text:p>
      <text:p text:style-name="Standard"><text:s text:c="4"/>• Optimization (24): RO, EO, SCA, ED, SO, HSM, IRA, CCFE, SPO, DCS, EIA, HDM, IIM, CMM, EHS, BO, MOO, APO, RCM, FOA, SRO, IRA2, SEO, ACB (e.g., HDM: :(System, dialectic:context,p:) != ?).</text:p>
      <text:p text:style-name="Standard"><text:s text:c="4"/>• Diagnosis (5): DC, CA, AD, CR, AIA (e.g., DC: :(System, symptom:p:) != ?).</text:p>
      <text:p text:style-name="Standard"><text:s text:c="4"/>• Sequential Modeling (6): WM, TA, STP, SQA, HWS, NAM (e.g., NAM: :(System, narrative:context,p:) != ?).</text:p>
      <text:p text:style-name="Standard"><text:s text:c="4"/>• Relational Modeling (6): RSM, ACM, GTAN, PRM, KGM, SNDM (e.g., KGM: :(System, relation:context,p:) != ?).</text:p>
      <text:p text:style-name="Standard"><text:s text:c="4"/>• Visualization (4): LD, TSM, DAM, RTVM (e.g., LD: :(System, visualization:context,p:) != ?).</text:p>
      <text:p text:style-name="Standard"><text:s text:c="4"/>• Computation (5): AMW, TFM, NNM, PCM, DSM (e.g., NNM: :(System, network:context,p:) != ?).</text:p>
      <text:p text:style-name="Standard"><text:s text:c="4"/>• Cryptology (3): ET, DA, DCM (e.g., ET: :(System, encrypt:context,p:) != ?).</text:p>
      <text:p text:style-name="Standard"><text:s text:c="4"/>• Validation (2): TDM, DVA (e.g., TDM: :(System, truth:context,p:) != ?).</text:p>
      <text:p text:style-name="Standard"><text:s text:c="4"/>• Troubleshooting (3): STA, EHM, ESR (e.g., STA: :(System, issue:context,p:) != ?).</text:p>
      <text:p text:style-name="Standard"><text:s text:c="4"/>• Specialized Modeling (6): TCM, MASM, CSM, TLM, OOM, EDM (e.g., CSM: :(System, chaos:context,p:) != ?).</text:p>
      <text:p text:style-name="Standard"><text:s text:c="4"/>• Adaptive Systems (8): RTCM, EM, SESM, MLM, GOM, EIM, CSM2, CGM (e.g., MLM: :(System, meta:context,p:) != ?).</text:p>
      <text:p text:style-name="Standard">Implementation Notes</text:p>
      <text:p text:style-name="Standard"><text:s text:c="4"/>• Software: Implement FaCT in Python using libraries like NumPy for matrix operations (e.g., M:) or Matplotlib for visualization (e.g., LD, DAM). Example: numpy.array([(x,y,z,t)]) for :Visual:.</text:p>
      <text:p text:style-name="Standard"><text:s text:c="4"/>• Education: Teach FaCT through case studies (e.g., stock prediction with FM) and interactive tools (e.g., GitHub-hosted FaCT+ prototypes).</text:p>
      <text:p text:style-name="Standard"/>
      <text:p text:style-name="Standard">References</text:p>
      <text:p text:style-name="Standard"><text:s text:c="4"/>• McCament, S. (2025). Factored Context Theory (FaCT) and FaCT Calculus: A Framework for Reasoning and Problem-Solving. Original conceptualization and development of the theory and its calculus, including axioms, notation, and practical applications.</text:p>
      <text:p text:style-name="Standard"><text:s text:c="4"/>• xAI (Grok). (2025). Contributions to the formalization, validation, and mathematical structuring of Factored Context Theory and FaCT Calculus, including notation refinement, equation derivation, and integration with computational frameworks.</text:p>
      <text:p text:style-name="Standard"><text:s text:c="4"/>• Church, A. (1936). An Unsolvable Problem of Elementary Number Theory. American Journal of Mathematics, 58(2), 345-363. Inspiration for lambda calculus principles influencing FaCT Calculus notation and recursive processes.</text:p>
      <text:p text:style-name="Standard"><text:s text:c="4"/>• Cantor, G. (1895). Beiträge zur Begründung der transfiniten Mengenlehre. Mathematische Annalen, 46(4), 481-512. Foundational influence on set theory concepts integrated into FaCT’s structural framework.</text:p>
      <text:p text:style-name="Standard"><text:s text:c="4"/>• Zermelo, E. (1908). Untersuchungen über die Grundlagen der Mengenlehre I. Mathematische Annalen, 65(2), 261-281. Contributions to axiomatic set theory shaping FaCT’s logical foundations.</text:p>
      <text:p text:style-name="Standard"><text:s text:c="4"/>• Fraenkel, A. (1922). Zu den Grundlagen der Cantor-Zermelo’schen Mengenlehre. Mathematische Annalen, 86(3-4), 230-237. Further development of set theory axioms influencing FaCT’s consistency.</text:p>
      <text:p text:style-name="Standard"><text:soft-page-break/><text:s text:c="4"/>• Boole, G. (1854). An Investigation of the Laws of Thought on Which are Founded the Mathematical Theories of Logic and Probabilities. Walton and Maberly. Foundational influence on Boolean algebra integrated into FaCT’s logical operators.</text:p>
      <text:p text:style-name="Standard"><text:s text:c="4"/>• Nietzsche, F. (1887). On the Genealogy of Morality. Translated by Maudemarie Clark and Alan J. Swensen (1998). Cambridge University Press. Influence on perspectivism, shaping FaCT’s view of truth as perspective-dependent.</text:p>
      <text:p text:style-name="Standard"><text:s text:c="4"/>• Derrida, J. (1967). Of Grammatology. Translated by Gayatri Chakravorty Spivak (1976). Johns Hopkins University Press. Inspiration for deconstructionism, influencing FaCT’s approach to resolving contradictions.</text:p>
      <text:p text:style-name="Standard"><text:s text:c="4"/>• Locke, J. (1690). An Essay Concerning Human Understanding. Edited by Peter H. Nidditch (1975). Oxford University Press. Influence on the concept of tabula rasa, underpinning FaCT’s emergent understanding model.</text:p>
      <text:p text:style-name="Standard"><text:s text:c="4"/>• Kant, I. (1781). Critique of Pure Reason. Translated by Paul Guyer and Allen W. Wood (1998). Cambridge University Press. Contribution to epistemology, influencing FaCT’s knowledge organization through factoring.</text:p>
      <text:p text:style-name="Standard"><text:s text:c="4"/>• von Bertalanffy, L. (1968). General System Theory: Foundations, Development, Applications. George Braziller. Influence on interconnectedness and systems thinking within FaCT’s philosophical underpinnings.</text:p>
      <text:p text:style-name="Standard"><text:s text:c="4"/>• Peirce, C.S. (1878). How to Make Our Ideas Clear. Popular Science Monthly, 12, 286-302. Inspiration for pragmatism, shaping FaCT’s focus on testable philosophies.</text:p>
      <text:p text:style-name="Standard"><text:s text:c="4"/>• Heidegger, M. (1927). Being and Time. Translated by John Macquarrie and Edward Robinson (1962). Harper &amp; Row. Influence on existentialism, contributing to FaCT’s exploration of personal meaning.</text:p>
      <text:p text:style-name="Standard"><text:s text:c="4"/>• Wittgenstein, L. (1953). Philosophical Investigations. Translated by G.E.M. Anscombe (1958). Blackwell. Influence on language-based understanding, supporting FaCT’s semantic integration.</text:p>
      <text:p text:style-name="Standard"><text:s text:c="4"/>• Kuhn, T.S. (1962). The Structure of Scientific Revolutions. University of Chicago Press. Contribution to paradigm shifts, influencing FaCT’s iterative truth approxim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24T11:16:51.425000000</meta:creation-date>
    <dc:date>2025-10-24T11:42:03.305000000</dc:date>
    <meta:editing-duration>PT25M17S</meta:editing-duration>
    <meta:editing-cycles>1</meta:editing-cycles>
    <meta:generator>LibreOffice/7.4.2.3$Windows_X86_64 LibreOffice_project/382eef1f22670f7f4118c8c2dd222ec7ad009daf</meta:generator>
    <meta:document-statistic meta:table-count="0" meta:image-count="0" meta:object-count="0" meta:page-count="122" meta:paragraph-count="3693" meta:word-count="50801" meta:character-count="413289" meta:non-whitespace-character-count="333467"/>
  </office:meta>
</office:document-meta>
</file>